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0563C1" style:text-underline-style="solid" style:text-underline-type="single"/>
    </style:style>
    <style:style style:name="ce3" style:family="table-cell" style:parent-style-name="Default" style:data-style-name="N0"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Hyperlink" style:data-style-name="N0">
      <style:table-cell-properties style:vertical-align="middle" fo:wrap-option="wrap" fo:background-color="transparent" style:repeat-content="false"/>
      <style:paragraph-properties fo:text-align="start" fo:margin-left="0.353cm"/>
      <style:text-properties fo:color="#000000" style:text-underline-style="none" style:text-underline-type="none"/>
    </style:style>
    <style:style style:name="ce6" style:family="table-cell" style:parent-style-name="Default" style:data-style-name="N0">
      <style:table-cell-properties fo:background-color="transparent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transparent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1.64041666666667cm"/>
    </style:style>
    <style:style style:name="co2" style:family="table-column">
      <style:table-column-properties fo:break-before="auto" style:column-width="10.715625cm" style:use-optimal-column-width="true"/>
    </style:style>
    <style:style style:name="co3" style:family="table-column">
      <style:table-column-properties fo:break-before="auto" style:column-width="9.36625cm" style:use-optimal-column-width="true"/>
    </style:style>
    <style:style style:name="co4" style:family="table-column">
      <style:table-column-properties fo:break-before="auto" style:column-width="10.5833333333333cm" style:use-optimal-column-width="true"/>
    </style:style>
    <style:style style:name="co5" style:family="table-column">
      <style:table-column-properties fo:break-before="auto" style:column-width="7.01145833333333cm" style:use-optimal-column-width="true"/>
    </style:style>
    <style:style style:name="co6" style:family="table-column">
      <style:table-column-properties fo:break-before="auto" style:column-width="47.3604166666667cm" style:use-optimal-column-width="true"/>
    </style:style>
    <style:style style:name="co7" style:family="table-column">
      <style:table-column-properties fo:break-before="auto" style:column-width="19.605625cm" style:use-optimal-column-width="true"/>
    </style:style>
    <style:style style:name="co8" style:family="table-column">
      <style:table-column-properties fo:break-before="auto" style:column-width="9.26041666666667cm" style:use-optimal-column-width="true"/>
    </style:style>
    <style:style style:name="co9" style:family="table-column">
      <style:table-column-properties fo:break-before="auto" style:column-width="18.7325cm" style:use-optimal-column-width="true"/>
    </style:style>
    <style:style style:name="co10" style:family="table-column">
      <style:table-column-properties fo:break-before="auto" style:column-width="1.61395833333333cm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office:value-type="string" table:style-name="ce4">
            <text:p>Gene</text:p>
          </table:table-cell>
          <table:table-cell office:value-type="string" table:style-name="ce4">
            <text:p>Gene Name</text:p>
          </table:table-cell>
          <table:table-cell office:value-type="string" table:style-name="ce4">
            <text:p>HGMD</text:p>
          </table:table-cell>
          <table:table-cell office:value-type="string" table:style-name="ce5">
            <text:p>SNP</text:p>
          </table:table-cell>
          <table:table-cell office:value-type="string" table:style-name="ce6">
            <text:p>Protein sequence</text:p>
          </table:table-cell>
          <table:table-cell office:value-type="string" table:style-name="ce6">
            <text:p>Homologous genes</text:p>
          </table:table-cell>
          <table:table-cell office:value-type="string" table:style-name="ce7">
            <text:p>Pathways</text:p>
          </table:table-cell>
          <table:table-cell office:value-type="string" table:style-name="ce8">
            <text:p>Human Protein Atlas (HPA)</text:p>
          </table:table-cell>
          <table:table-cell office:value-type="string" table:style-name="ce4">
            <text:p>PubMed</text:p>
          </table:table-cell>
          <table:table-cell table:number-columns-repeated="16375" table:style-name="ce4"/>
        </table:table-row>
        <table:table-row table:style-name="ro1">
          <table:table-cell office:value-type="string" table:style-name="ce1">
            <text:p>ABCB4</text:p>
          </table:table-cell>
          <table:table-cell office:value-type="string" table:style-name="ce1">
            <text:p>P-glycoprotein 3 / Multidrug resistance</text:p>
          </table:table-cell>
          <table:table-cell office:value-type="string" table:style-name="ce1">
            <text:p>http://www.hgmd.cf.ac.uk/ac/gene.php?gene=ABCB4<text:s/></text:p>
          </table:table-cell>
          <table:table-cell office:value-type="string" table:style-name="ce1">
            <text:p>https://www.ncbi.nlm.nih.gov/SNP/snp_ref.cgi?locusId=5244</text:p>
          </table:table-cell>
          <table:table-cell office:value-type="string" table:style-name="ce1">
            <text:p>https://www.uniprot.org/uniprot/P21439</text:p>
          </table:table-cell>
          <table:table-cell office:value-type="string" table:style-name="ce1">
            <text:p>https://www.ncbi.nlm.nih.gov/homologene?cmd=Retrieve&amp;dopt=HomoloGene&amp;list_uids=714</text:p>
          </table:table-cell>
          <table:table-cell office:value-type="string" table:style-name="ce1">
            <text:p>https://www.blogger.com/blogin.g?blogspotURL=http://www.biocarta.com/pathfiles/h_mrpPathway.asp&amp;type=blog</text:p>
          </table:table-cell>
          <table:table-cell office:value-type="string" table:style-name="ce1">
            <text:p>http://www.proteinatlas.org/ENSG00000085563-ABCB1</text:p>
          </table:table-cell>
          <table:table-cell office:value-type="string" table:style-name="ce1">
            <text:p>https://pubmed.ncbi.nlm.nih.gov/?term=p-glycoprotein+Head+and+Neck+cancer+early+detection&amp;cmd=Search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ABCB1</text:p>
          </table:table-cell>
          <table:table-cell office:value-type="string" table:style-name="ce1">
            <text:p>ATP-binding cassete, subfamily B, member 1</text:p>
          </table:table-cell>
          <table:table-cell office:value-type="string" table:style-name="ce1">
            <text:p>http://www.hgmd.cf.ac.uk/ac/gene.php?gene=ABCB1</text:p>
          </table:table-cell>
          <table:table-cell office:value-type="string" table:style-name="ce1">
            <text:p>http://www.ncbi.nlm.nih.gov/SNP/snp_ref.cgi?chooseRs=all&amp;go=Go&amp;locusId=5243</text:p>
          </table:table-cell>
          <table:table-cell office:value-type="string" table:style-name="ce1">
            <text:p>http://www.uniprot.org/uniprot/P08183</text:p>
          </table:table-cell>
          <table:table-cell office:value-type="string" table:style-name="ce1">
            <text:p>http://www.ncbi.nlm.nih.gov/sites/entrez?itool=gene_full_report&amp;DbFrom=gene&amp;Cmd=Link&amp;LinkName=gene_homologene&amp;IdsFromResult=5243</text:p>
          </table:table-cell>
          <table:table-cell office:value-type="string" table:style-name="ce1">
            <text:p>http://www.genome.jp/dbget-bin/show_pathway?hsa02010+5243</text:p>
          </table:table-cell>
          <table:table-cell office:value-type="string" table:style-name="ce1">
            <text:p>http://www.proteinatlas.org/tissue_profile.php?antibody_id=HPA002199</text:p>
          </table:table-cell>
          <table:table-cell office:value-type="string" table:style-name="ce1">
            <text:p>http://www.ncbi.nlm.nih.gov/entrez/query.fcgi?CMD=Search&amp;DB=PubMed&amp;term=ABCB1+Head%20and%20Neck%20cancer+expressio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ABL1</text:p>
          </table:table-cell>
          <table:table-cell office:value-type="string" table:style-name="ce1">
            <text:p>Abelson murine leukemia</text:p>
          </table:table-cell>
          <table:table-cell table:style-name="ce1"/>
          <table:table-cell office:value-type="string" table:style-name="ce1">
            <text:p>http://www.ncbi.nlm.nih.gov/SNP/snp_ref.cgi?locusId=25</text:p>
          </table:table-cell>
          <table:table-cell office:value-type="string" table:style-name="ce1">
            <text:p>http://www.expasy.org/cgi-bin/niceprot.pl?P00519</text:p>
          </table:table-cell>
          <table:table-cell office:value-type="string" table:style-name="ce1">
            <text:p>http://www.ncbi.nlm.nih.gov/entrez/query.fcgi?cmd=Retrieve&amp;db=homologene&amp;dopt=HomoloGene&amp;list_uids=3783</text:p>
          </table:table-cell>
          <table:table-cell office:value-type="string" table:style-name="ce1">
            <text:p>http://www.biocarta.com/pathfiles/h_atmPathway.asp</text:p>
          </table:table-cell>
          <table:table-cell office:value-type="string" table:style-name="ce1">
            <text:p>http://www.proteinatlas.org/tissue_profile.php?antibody_id=2686</text:p>
          </table:table-cell>
          <table:table-cell office:value-type="string" table:style-name="ce1">
            <text:p>http://www.ncbi.nlm.nih.gov/entrez/query.fcgi?CMD=Search&amp;DB=PubMed&amp;term=ABL+Head%20and%20Neck%20cancer+expressio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ACTB</text:p>
          </table:table-cell>
          <table:table-cell office:value-type="string" table:style-name="ce1">
            <text:p>Actin beta</text:p>
          </table:table-cell>
          <table:table-cell table:style-name="ce1"/>
          <table:table-cell office:value-type="string" table:style-name="ce1">
            <text:p>http://www.ncbi.nlm.nih.gov/SNP/snp_ref.cgi?locusId=60</text:p>
          </table:table-cell>
          <table:table-cell office:value-type="string" table:style-name="ce1">
            <text:p>http://us.expasy.org/cgi-bin/niceprot.pl?P60709</text:p>
          </table:table-cell>
          <table:table-cell office:value-type="string" table:style-name="ce1">
            <text:p>http://www.ncbi.nlm.nih.gov/entrez/query.fcgi?db=homologene&amp;cmd=search&amp;term=ACTB</text:p>
          </table:table-cell>
          <table:table-cell office:value-type="string" table:style-name="ce1">
            <text:p>http://www.biocarta.com/pathfiles/h_actinYPathway.asp</text:p>
          </table:table-cell>
          <table:table-cell office:value-type="string" table:style-name="ce1">
            <text:p>http://www.proteinatlas.org/tissue_profile.php?antibody_id=2621</text:p>
          </table:table-cell>
          <table:table-cell office:value-type="string" table:style-name="ce1">
            <text:p>http://www.ncbi.nlm.nih.gov/entrez/query.fcgi?CMD=Search&amp;DB=PubMed&amp;term=actin%20beta+Head%20and%20Neck%20cancer+expressio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ACTG1</text:p>
          </table:table-cell>
          <table:table-cell office:value-type="string" table:style-name="ce1">
            <text:p>Actin, gamma 1</text:p>
          </table:table-cell>
          <table:table-cell office:value-type="string" table:style-name="ce1">
            <text:p>http://uwcmml1s.uwcm.ac.uk/uwcm/mg/search/120536.html</text:p>
          </table:table-cell>
          <table:table-cell office:value-type="string" table:style-name="ce1">
            <text:p>http://www.ncbi.nlm.nih.gov/SNP/snp_ref.cgi?locusId=71</text:p>
          </table:table-cell>
          <table:table-cell office:value-type="string" table:style-name="ce1">
            <text:p>http://au.expasy.org/cgi-bin/niceprot.pl?P63261</text:p>
          </table:table-cell>
          <table:table-cell office:value-type="string" table:style-name="ce1">
            <text:p>http://www.ncbi.nlm.nih.gov/entrez/query.fcgi?db=homologene&amp;cmd=search&amp;term=ACTG1</text:p>
          </table:table-cell>
          <table:table-cell office:value-type="string" table:style-name="ce1">
            <text:p>http://www.biocarta.com/pathfiles/h_HivnefPathway.asp</text:p>
          </table:table-cell>
          <table:table-cell office:value-type="string" table:style-name="ce1">
            <text:p>http://www.proteinatlas.org/ENSG00000184009</text:p>
          </table:table-cell>
          <table:table-cell office:value-type="string" table:style-name="ce1">
            <text:p>http://www.ncbi.nlm.nih.gov/entrez/query.fcgi?CMD=Search&amp;DB=PubMed&amp;term=actin%20gamma+Head%20and%20Neck%20cancer+expressio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AKR1C1</text:p>
          </table:table-cell>
          <table:table-cell office:value-type="string" table:style-name="ce1">
            <text:p>Aldo-keto reductase 1</text:p>
          </table:table-cell>
          <table:table-cell table:style-name="ce1"/>
          <table:table-cell office:value-type="string" table:style-name="ce1">
            <text:p>http://www.ncbi.nlm.nih.gov/SNP/snp_ref.cgi?chooseRs=coding&amp;go=Go&amp;locusId=1645</text:p>
          </table:table-cell>
          <table:table-cell office:value-type="string" table:style-name="ce1">
            <text:p>http://www.expasy.org/uniprot/Q04828</text:p>
          </table:table-cell>
          <table:table-cell office:value-type="string" table:style-name="ce1">
            <text:p>http://www.ncbi.nlm.nih.gov/sites/entrez?itool=gene_full_report&amp;DbFrom=gene&amp;Cmd=Link&amp;LinkName=gene_homologene&amp;IdsFromResult=1645</text:p>
          </table:table-cell>
          <table:table-cell office:value-type="string" table:style-name="ce1">
            <text:p>http://www.genome.jp/dbget-bin/show_pathway?hsa00980+1645</text:p>
          </table:table-cell>
          <table:table-cell table:style-name="ce1"/>
          <table:table-cell office:value-type="string" table:style-name="ce1">
            <text:p>http://www.ncbi.nlm.nih.gov/entrez/query.fcgi?CMD=Search&amp;DB=PubMed&amp;term=AKR1C1+Head%20and%20Neck%20cancer+expressio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AKT3</text:p>
          </table:table-cell>
          <table:table-cell office:value-type="string" table:style-name="ce1">
            <text:p>v-akt murine thymoma viral oncogene homolog</text:p>
          </table:table-cell>
          <table:table-cell table:style-name="ce1"/>
          <table:table-cell office:value-type="string" table:style-name="ce1">
            <text:p>http://www.ncbi.nlm.nih.gov/SNP/snp_ref.cgi?locusId=10000</text:p>
          </table:table-cell>
          <table:table-cell office:value-type="string" table:style-name="ce1">
            <text:p>http://ca.expasy.org/cgi-bin/get-sprot-entry?Q9Y243</text:p>
          </table:table-cell>
          <table:table-cell office:value-type="string" table:style-name="ce1">
            <text:p>http://www.ncbi.nlm.nih.gov/entrez/query.fcgi?cmd=Retrieve&amp;db=homologene&amp;dopt=HomoloGene&amp;list_uids=1228</text:p>
          </table:table-cell>
          <table:table-cell office:value-type="string" table:style-name="ce1">
            <text:p>http://www.genome.ad.jp/dbget-bin/get_pathway?org_name=hsa&amp;mapno=04210</text:p>
          </table:table-cell>
          <table:table-cell office:value-type="string" table:style-name="ce1">
            <text:p>http://www.proteinatlas.org/ENSG00000117020</text:p>
          </table:table-cell>
          <table:table-cell office:value-type="string" table:style-name="ce1">
            <text:p>http://www.ncbi.nlm.nih.gov/entrez/query.fcgi?CMD=Search&amp;DB=PubMed&amp;term=AKT3+Head%20and%20Neck%20cancer+expressio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ALB </text:p>
          </table:table-cell>
          <table:table-cell office:value-type="string" table:style-name="ce1">
            <text:p>Serum albumin</text:p>
          </table:table-cell>
          <table:table-cell office:value-type="string" table:style-name="ce1">
            <text:p>http://uwcmml1s.uwcm.ac.uk/uwcm/mg/search/118990.html</text:p>
          </table:table-cell>
          <table:table-cell office:value-type="string" table:style-name="ce1">
            <text:p>http://www.ncbi.nlm.nih.gov/SNP/snp_ref.cgi?locusId=213</text:p>
          </table:table-cell>
          <table:table-cell office:value-type="string" table:style-name="ce1">
            <text:p>http://www.expasy.ch/cgi-bin/niceprot.pl?P02768</text:p>
          </table:table-cell>
          <table:table-cell office:value-type="string" table:style-name="ce1">
            <text:p>http://www.ncbi.nlm.nih.gov/entrez/query.fcgi?db=gene&amp;cmd=Display&amp;dopt=gene_homologene&amp;from_uid=213</text:p>
          </table:table-cell>
          <table:table-cell office:value-type="string" table:style-name="ce1">
            <text:p>http://www.biocarta.com/pathfiles/h_wntPathway.asp</text:p>
          </table:table-cell>
          <table:table-cell office:value-type="string" table:style-name="ce1">
            <text:p>http://www.proteinatlas.org/ENSG00000163631</text:p>
          </table:table-cell>
          <table:table-cell office:value-type="string" table:style-name="ce1">
            <text:p>http://www.ncbi.nlm.nih.gov/entrez/query.fcgi?CMD=Search&amp;DB=PubMed&amp;term=albumin+Head%20and%20Neck%20cancer+expressio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ALDH10</text:p>
          </table:table-cell>
          <table:table-cell office:value-type="string" table:style-name="ce1">
            <text:p>Aldehyde dehydrogenase</text:p>
          </table:table-cell>
          <table:table-cell office:value-type="string" table:style-name="ce1">
            <text:p>http://archive.uwcm.ac.uk/uwcm/mg/search/1316855.html</text:p>
          </table:table-cell>
          <table:table-cell office:value-type="string" table:style-name="ce1">
            <text:p>http://www.ncbi.nlm.nih.gov/SNP/snp_ref.cgi?locusId=224</text:p>
          </table:table-cell>
          <table:table-cell office:value-type="string" table:style-name="ce1">
            <text:p>http://www.expasy.org/cgi-bin/niceprot.pl?P51648</text:p>
          </table:table-cell>
          <table:table-cell office:value-type="string" table:style-name="ce1">
            <text:p>http://www.ncbi.nlm.nih.gov/entrez/query.fcgi?cmd=Retrieve&amp;db=homologene&amp;dopt=HomoloGene&amp;list_uids=20116</text:p>
          </table:table-cell>
          <table:table-cell office:value-type="string" table:style-name="ce1">
            <text:p>http://www.genome.ad.jp/dbget-bin/get_pathway?org_name=hsa&amp;mapno=00310</text:p>
          </table:table-cell>
          <table:table-cell office:value-type="string" table:style-name="ce1">
            <text:p>http://www.proteinatlas.org/ENSG00000072210</text:p>
          </table:table-cell>
          <table:table-cell office:value-type="string" table:style-name="ce1">
            <text:p>http://www.ncbi.nlm.nih.gov/entrez/query.fcgi?CMD=Search&amp;DB=PubMed&amp;term=ALDH10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ALDH5A1</text:p>
          </table:table-cell>
          <table:table-cell office:value-type="string" table:style-name="ce1">
            <text:p>Aldehyde dehydrogenase 5 family, member A1</text:p>
          </table:table-cell>
          <table:table-cell office:value-type="string" table:style-name="ce1">
            <text:p>http://archive.uwcm.ac.uk/uwcm/mg/search/454767.html</text:p>
          </table:table-cell>
          <table:table-cell office:value-type="string" table:style-name="ce1">
            <text:p>http://www.ncbi.nlm.nih.gov/SNP/snp_ref.cgi?locusId=7915</text:p>
          </table:table-cell>
          <table:table-cell office:value-type="string" table:style-name="ce1">
            <text:p>http://au.expasy.org/cgi-bin/niceprot.pl?P51649</text:p>
          </table:table-cell>
          <table:table-cell office:value-type="string" table:style-name="ce1">
            <text:p>http://www.ncbi.nlm.nih.gov/entrez/query.fcgi?db=homologene&amp;cmd=search&amp;term=ALDH5A1</text:p>
          </table:table-cell>
          <table:table-cell office:value-type="string" table:style-name="ce1">
            <text:p>http://www.biocarta.com/pathfiles/omegaoxidationPathway.asp</text:p>
          </table:table-cell>
          <table:table-cell office:value-type="string" table:style-name="ce1">
            <text:p>http://www.proteinatlas.org/ENSG00000112294</text:p>
          </table:table-cell>
          <table:table-cell office:value-type="string" table:style-name="ce1">
            <text:p>http://www.ncbi.nlm.nih.gov/entrez/query.fcgi?CMD=Search&amp;DB=PubMed&amp;term=Aldehyde%20dehydrogenase%205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ALDH8</text:p>
          </table:table-cell>
          <table:table-cell office:value-type="string" table:style-name="ce1">
            <text:p>Aldehyde dehydrogenase</text:p>
          </table:table-cell>
          <table:table-cell table:style-name="ce1"/>
          <table:table-cell office:value-type="string" table:style-name="ce1">
            <text:p>http://www.ncbi.nlm.nih.gov/SNP/snp_ref.cgi?locusId=222</text:p>
          </table:table-cell>
          <table:table-cell office:value-type="string" table:style-name="ce1">
            <text:p>http://www.expasy.org/cgi-bin/niceprot.pl?P48448</text:p>
          </table:table-cell>
          <table:table-cell office:value-type="string" table:style-name="ce1">
            <text:p>http://www.ncbi.nlm.nih.gov/entrez/query.fcgi?cmd=Retrieve&amp;db=homologene&amp;dopt=HomoloGene&amp;list_uids=20178</text:p>
          </table:table-cell>
          <table:table-cell office:value-type="string" table:style-name="ce1">
            <text:p>http://www.biocarta.com/pathfiles/omegaoxidationPathway.asp</text:p>
          </table:table-cell>
          <table:table-cell office:value-type="string" table:style-name="ce1">
            <text:p>http://www.proteinatlas.org/ENSG00000132746</text:p>
          </table:table-cell>
          <table:table-cell office:value-type="string" table:style-name="ce1">
            <text:p>http://www.ncbi.nlm.nih.gov/entrez/query.fcgi?CMD=Search&amp;DB=PubMed&amp;term=Aldehyde%20dehydrogenase%208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ANXA1</text:p>
          </table:table-cell>
          <table:table-cell office:value-type="string" table:style-name="ce1">
            <text:p>Annexins</text:p>
          </table:table-cell>
          <table:table-cell table:style-name="ce1"/>
          <table:table-cell office:value-type="string" table:style-name="ce1">
            <text:p>http://www.ncbi.nlm.nih.gov/SNP/snp_ref.cgi?locusId=301</text:p>
          </table:table-cell>
          <table:table-cell office:value-type="string" table:style-name="ce1">
            <text:p>http://us.expasy.org/cgi-bin/get-sprot-entry?P04083</text:p>
          </table:table-cell>
          <table:table-cell office:value-type="string" table:style-name="ce1">
            <text:p>http://www.ncbi.nlm.nih.gov/entrez/query.fcgi?cmd=Retrieve&amp;db=homologene&amp;dopt=HomoloGene&amp;list_uids=563</text:p>
          </table:table-cell>
          <table:table-cell office:value-type="string" table:style-name="ce1">
            <text:p>http://www.biocarta.com/pathfiles/h_gcrPathway.asp</text:p>
          </table:table-cell>
          <table:table-cell office:value-type="string" table:style-name="ce1">
            <text:p>http://www.proteinatlas.org/ENSG00000135046</text:p>
          </table:table-cell>
          <table:table-cell office:value-type="string" table:style-name="ce1">
            <text:p>http://www.ncbi.nlm.nih.gov/entrez/query.fcgi?CMD=Search&amp;DB=PubMed&amp;term=ANXA1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ANXA2</text:p>
          </table:table-cell>
          <table:table-cell office:value-type="string" table:style-name="ce1">
            <text:p>Annexins</text:p>
          </table:table-cell>
          <table:table-cell table:style-name="ce1"/>
          <table:table-cell office:value-type="string" table:style-name="ce1">
            <text:p>http://www.ncbi.nlm.nih.gov/SNP/snp_ref.cgi?locusId=302</text:p>
          </table:table-cell>
          <table:table-cell office:value-type="string" table:style-name="ce1">
            <text:p>http://us.expasy.org/cgi-bin/get-sprot-entry?P07355</text:p>
          </table:table-cell>
          <table:table-cell office:value-type="string" table:style-name="ce1">
            <text:p>http://www.ncbi.nlm.nih.gov/entrez/query.fcgi?cmd=Retrieve&amp;db=homologene&amp;dopt=HomoloGene&amp;list_uids=20857</text:p>
          </table:table-cell>
          <table:table-cell office:value-type="string" table:style-name="ce1">
            <text:p>http://www.biocarta.com/pathfiles/h_gcrPathway.asp</text:p>
          </table:table-cell>
          <table:table-cell office:value-type="string" table:style-name="ce1">
            <text:p>http://www.proteinatlas.org/ENSG00000182718</text:p>
          </table:table-cell>
          <table:table-cell office:value-type="string" table:style-name="ce1">
            <text:p>http://www.ncbi.nlm.nih.gov/entrez/query.fcgi?CMD=Search&amp;DB=PubMed&amp;term=ANXA2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ANXA5 </text:p>
          </table:table-cell>
          <table:table-cell office:value-type="string" table:style-name="ce1">
            <text:p>Annexins</text:p>
          </table:table-cell>
          <table:table-cell office:value-type="string" table:style-name="ce1">
            <text:p>http://archive.uwcm.ac.uk/uwcm/mg/search/120555.html</text:p>
          </table:table-cell>
          <table:table-cell office:value-type="string" table:style-name="ce1">
            <text:p>http://www.ncbi.nlm.nih.gov/SNP/snp_ref.cgi?locusId=308</text:p>
          </table:table-cell>
          <table:table-cell office:value-type="string" table:style-name="ce1">
            <text:p>http://us.expasy.org/cgi-bin/get-sprot-entry?P08758</text:p>
          </table:table-cell>
          <table:table-cell office:value-type="string" table:style-name="ce1">
            <text:p>http://www.ncbi.nlm.nih.gov/entrez/query.fcgi?cmd=Retrieve&amp;db=homologene&amp;dopt=HomoloGene&amp;list_uids=20312</text:p>
          </table:table-cell>
          <table:table-cell office:value-type="string" table:style-name="ce1">
            <text:p>http://www.biocarta.com/pathfiles/h_gcrPathway.asp</text:p>
          </table:table-cell>
          <table:table-cell office:value-type="string" table:style-name="ce1">
            <text:p>http://www.proteinatlas.org/ENSG00000164111</text:p>
          </table:table-cell>
          <table:table-cell office:value-type="string" table:style-name="ce1">
            <text:p>http://www.ncbi.nlm.nih.gov/entrez/query.fcgi?CMD=Search&amp;DB=PubMed&amp;term=ANXA5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APBA1</text:p>
          </table:table-cell>
          <table:table-cell office:value-type="string" table:style-name="ce1">
            <text:p>Amyloid beta(A4)precusor protein binding,family A,member 1</text:p>
          </table:table-cell>
          <table:table-cell table:style-name="ce1"/>
          <table:table-cell office:value-type="string" table:style-name="ce1">
            <text:p>http://www.ncbi.nlm.nih.gov/SNP/snp_ref.cgi?chooseRs=coding&amp;go=Go&amp;locusId=320</text:p>
          </table:table-cell>
          <table:table-cell office:value-type="string" table:style-name="ce1">
            <text:p>http://beta.uniprot.org/uniprot/Q02410</text:p>
          </table:table-cell>
          <table:table-cell office:value-type="string" table:style-name="ce1">
            <text:p>http://www.ncbi.nlm.nih.gov/sites/entrez?itool=gene_full_report&amp;DbFrom=gene&amp;Cmd=Link&amp;LinkName=gene_homologene&amp;IdsFromResult=320</text:p>
          </table:table-cell>
          <table:table-cell office:value-type="string" table:style-name="ce1">
            <text:p>http://www.genome.jp/dbget-bin/show_pathway?hsa01510+320</text:p>
          </table:table-cell>
          <table:table-cell office:value-type="string" table:style-name="ce1">
            <text:p>http://www.proteinatlas.org/ENSG00000107282</text:p>
          </table:table-cell>
          <table:table-cell office:value-type="string" table:style-name="ce1">
            <text:p>http://www.ncbi.nlm.nih.gov/entrez/query.fcgi?CMD=Search&amp;DB=PubMed&amp;term=MINT1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APC</text:p>
          </table:table-cell>
          <table:table-cell office:value-type="string" table:style-name="ce1">
            <text:p>Adenomatous polyposis coli</text:p>
          </table:table-cell>
          <table:table-cell office:value-type="string" table:style-name="ce1">
            <text:p>http://archive.uwcm.ac.uk/uwcm/mg/search/119682.html</text:p>
          </table:table-cell>
          <table:table-cell office:value-type="string" table:style-name="ce1">
            <text:p>http://www.ncbi.nlm.nih.gov/SNP/snp_ref.cgi?locusId=324</text:p>
          </table:table-cell>
          <table:table-cell office:value-type="string" table:style-name="ce1">
            <text:p>http://www.expasy.org/cgi-bin/niceprot.pl?P25054</text:p>
          </table:table-cell>
          <table:table-cell office:value-type="string" table:style-name="ce1">
            <text:p>http://www.ncbi.nlm.nih.gov/entrez/query.fcgi?cmd=Retrieve&amp;db=homologene&amp;dopt=HomoloGene&amp;list_uids=30950</text:p>
          </table:table-cell>
          <table:table-cell office:value-type="string" table:style-name="ce1">
            <text:p>http://www.biocarta.com/pathfiles/h_alkPathway.asp</text:p>
          </table:table-cell>
          <table:table-cell office:value-type="string" table:style-name="ce1">
            <text:p>http://www.hpr.se/tissue_profile.php?antibody_id=2211</text:p>
          </table:table-cell>
          <table:table-cell office:value-type="string" table:style-name="ce1">
            <text:p>http://www.ncbi.nlm.nih.gov/entrez/query.fcgi?CMD=Search&amp;DB=PubMed&amp;term=APC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APOL1</text:p>
          </table:table-cell>
          <table:table-cell office:value-type="string" table:style-name="ce1">
            <text:p>Apolipoprotein L, 1</text:p>
          </table:table-cell>
          <table:table-cell table:style-name="ce1"/>
          <table:table-cell office:value-type="string" table:style-name="ce1">
            <text:p>http://www.ncbi.nlm.nih.gov/SNP/snp_ref.cgi?locusId=8542</text:p>
          </table:table-cell>
          <table:table-cell office:value-type="string" table:style-name="ce1">
            <text:p>http://us.expasy.org/cgi-bin/niceprot.pl?O14791</text:p>
          </table:table-cell>
          <table:table-cell office:value-type="string" table:style-name="ce1">
            <text:p>http://www.ncbi.nlm.nih.gov/entrez/query.fcgi?db=homologene&amp;cmd=search&amp;term=APOL1</text:p>
          </table:table-cell>
          <table:table-cell table:style-name="ce1"/>
          <table:table-cell office:value-type="string" table:style-name="ce1">
            <text:p>http://www.proteinatlas.org/ENSG00000100342</text:p>
          </table:table-cell>
          <table:table-cell office:value-type="string" table:style-name="ce1">
            <text:p>http://www.ncbi.nlm.nih.gov/entrez/query.fcgi?CMD=Search&amp;DB=PubMed&amp;term=Apolipoprotein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AREG</text:p>
          </table:table-cell>
          <table:table-cell office:value-type="string" table:style-name="ce1">
            <text:p>Amphiregulin</text:p>
          </table:table-cell>
          <table:table-cell table:style-name="ce1"/>
          <table:table-cell office:value-type="string" table:style-name="ce1">
            <text:p>http://www.ncbi.nlm.nih.gov/SNP/snp_ref.cgi?chooseRs=coding&amp;go=Go&amp;locusId=374</text:p>
          </table:table-cell>
          <table:table-cell office:value-type="string" table:style-name="ce1">
            <text:p>http://www.expasy.org/uniprot/Q5U026</text:p>
          </table:table-cell>
          <table:table-cell office:value-type="string" table:style-name="ce1">
            <text:p>http://www.ncbi.nlm.nih.gov/sites/entrez?itool=gene_full_report&amp;DbFrom=gene&amp;Cmd=Link&amp;LinkName=gene_homologene&amp;IdsFromResult=374</text:p>
          </table:table-cell>
          <table:table-cell office:value-type="string" table:style-name="ce1">
            <text:p>http://www.genome.jp/dbget-bin/show_pathway?hsa04012+374</text:p>
          </table:table-cell>
          <table:table-cell office:value-type="string" table:style-name="ce1">
            <text:p>http://www.proteinatlas.org/ENSG00000109321</text:p>
          </table:table-cell>
          <table:table-cell office:value-type="string" table:style-name="ce1">
            <text:p>http://www.ncbi.nlm.nih.gov/entrez/query.fcgi?CMD=Search&amp;DB=PubMed&amp;term=Amphiregulin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ARHGDIB</text:p>
          </table:table-cell>
          <table:table-cell office:value-type="string" table:style-name="ce1">
            <text:p>RHO GDP dissociation inhibitor beta</text:p>
          </table:table-cell>
          <table:table-cell table:number-columns-repeated="2" table:style-name="ce1"/>
          <table:table-cell office:value-type="string" table:style-name="ce1">
            <text:p>http://www.uniprot.org/uniprot/P52566</text:p>
          </table:table-cell>
          <table:table-cell office:value-type="string" table:style-name="ce1">
            <text:p>http://www.ncbi.nlm.nih.gov/sites/entrez?itool=gene_full_report&amp;DbFrom=gene&amp;Cmd=Link&amp;LinkName=gene_homologene&amp;IdsFromResult=397</text:p>
          </table:table-cell>
          <table:table-cell table:style-name="ce1"/>
          <table:table-cell office:value-type="string" table:style-name="ce1">
            <text:p>http://www.proteinatlas.org/ENSG00000111348</text:p>
          </table:table-cell>
          <table:table-cell office:value-type="string" table:style-name="ce1">
            <text:p>http://www.ncbi.nlm.nih.gov/entrez/query.fcgi?CMD=Search&amp;DB=PubMed&amp;term=Rho%20GDP%20dissociation%20inhibitor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APOL2</text:p>
          </table:table-cell>
          <table:table-cell office:value-type="string" table:style-name="ce1">
            <text:p>Apolipoprotein L, 2</text:p>
          </table:table-cell>
          <table:table-cell table:style-name="ce1"/>
          <table:table-cell office:value-type="string" table:style-name="ce1">
            <text:p>http://www.ncbi.nlm.nih.gov/SNP//snp_ref.cgi?locusId=23780</text:p>
          </table:table-cell>
          <table:table-cell office:value-type="string" table:style-name="ce1">
            <text:p>http://au.expasy.org/cgi-bin/niceprot.pl?Q9BQE5</text:p>
          </table:table-cell>
          <table:table-cell office:value-type="string" table:style-name="ce1">
            <text:p>http://www.ncbi.nlm.nih.gov/entrez/query.fcgi?db=gene&amp;cmd=Display&amp;dopt=gene_homologene&amp;from_uid=23780</text:p>
          </table:table-cell>
          <table:table-cell table:style-name="ce1"/>
          <table:table-cell office:value-type="string" table:style-name="ce1">
            <text:p>http://www.proteinatlas.org/ENSG00000128335</text:p>
          </table:table-cell>
          <table:table-cell office:value-type="string" table:style-name="ce1">
            <text:p>http://www.ncbi.nlm.nih.gov/entrez/query.fcgi?CMD=Search&amp;DB=PubMed&amp;term=Apolipoprotein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ATP2A2</text:p>
          </table:table-cell>
          <table:table-cell office:value-type="string" table:style-name="ce1">
            <text:p>ATPase type 2</text:p>
          </table:table-cell>
          <table:table-cell office:value-type="string" table:style-name="ce1">
            <text:p>http://uwcmml1s.uwcm.ac.uk/uwcm/mg/search/119717.html</text:p>
          </table:table-cell>
          <table:table-cell office:value-type="string" table:style-name="ce1">
            <text:p>http://archive.uwcm.ac.uk/uwcm/mg/search/119717.html</text:p>
          </table:table-cell>
          <table:table-cell office:value-type="string" table:style-name="ce1">
            <text:p>http://ca.expasy.org/cgi-bin/get-sprot-entry?P16615</text:p>
          </table:table-cell>
          <table:table-cell office:value-type="string" table:style-name="ce1">
            <text:p>http://www.ncbi.nlm.nih.gov/entrez/query.fcgi?cmd=Retrieve&amp;db=homologene&amp;dopt=HomoloGene&amp;list_uids=7635</text:p>
          </table:table-cell>
          <table:table-cell table:number-columns-repeated="2" table:style-name="ce1"/>
          <table:table-cell office:value-type="string" table:style-name="ce1">
            <text:p>http://www.ncbi.nlm.nih.gov/entrez/query.fcgi?CMD=Search&amp;DB=PubMed&amp;term=ATPase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ATP5B</text:p>
          </table:table-cell>
          <table:table-cell office:value-type="string" table:style-name="ce1">
            <text:p>ATP Synthase beta chain</text:p>
          </table:table-cell>
          <table:table-cell table:style-name="ce1"/>
          <table:table-cell office:value-type="string" table:style-name="ce1">
            <text:p>http://www.ncbi.nlm.nih.gov/SNP/snp_ref.cgi?locusId=506</text:p>
          </table:table-cell>
          <table:table-cell office:value-type="string" table:style-name="ce1">
            <text:p>http://au.expasy.org/cgi-bin/niceprot.pl?P06576</text:p>
          </table:table-cell>
          <table:table-cell office:value-type="string" table:style-name="ce1">
            <text:p>http://www.ncbi.nlm.nih.gov/entrez/query.fcgi?db=homologene&amp;cmd=search&amp;term=atp5b</text:p>
          </table:table-cell>
          <table:table-cell office:value-type="string" table:style-name="ce1">
            <text:p>http://www.biocarta.com/pathfiles/h_etcPathway.asp</text:p>
          </table:table-cell>
          <table:table-cell office:value-type="string" table:style-name="ce1">
            <text:p>http://www.proteinatlas.org/tissue_profile.php?antibody_id=1528</text:p>
          </table:table-cell>
          <table:table-cell office:value-type="string" table:style-name="ce1">
            <text:p>http://www.ncbi.nlm.nih.gov/entrez/query.fcgi?CMD=Search&amp;DB=PubMed&amp;term=ATP%20synthase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AURKA</text:p>
          </table:table-cell>
          <table:table-cell office:value-type="string" table:style-name="ce1">
            <text:p>Aurora Kinase A</text:p>
          </table:table-cell>
          <table:table-cell office:value-type="string" table:style-name="ce1">
            <text:p>http://www.hgmd.cf.ac.uk/ac/gene.php?gene=AURKA</text:p>
          </table:table-cell>
          <table:table-cell office:value-type="string" table:style-name="ce1">
            <text:p>http://www.ncbi.nlm.nih.gov/SNP/snp_ref.cgi?chooseRs=coding&amp;go=Go&amp;locusId=6790</text:p>
          </table:table-cell>
          <table:table-cell office:value-type="string" table:style-name="ce1">
            <text:p>http://www.expasy.org/uniprot/O14965</text:p>
          </table:table-cell>
          <table:table-cell office:value-type="string" table:style-name="ce1">
            <text:p>http://www.ncbi.nlm.nih.gov/sites/entrez?itool=gene_full_report&amp;DbFrom=gene&amp;Cmd=Link&amp;LinkName=gene_homologene&amp;IdsFromResult=6790</text:p>
          </table:table-cell>
          <table:table-cell office:value-type="string" table:style-name="ce1">
            <text:p>http://www.biocarta.com/pathfiles/h_ranMSpathway.asp</text:p>
          </table:table-cell>
          <table:table-cell office:value-type="string" table:style-name="ce1">
            <text:p>http://www.proteinatlas.org/tissue_profile.php?antibody_id=1454</text:p>
          </table:table-cell>
          <table:table-cell office:value-type="string" table:style-name="ce1">
            <text:p>http://www.ncbi.nlm.nih.gov/entrez/query.fcgi?CMD=Search&amp;DB=PubMed&amp;term=%22aurora-a%22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AURKB</text:p>
          </table:table-cell>
          <table:table-cell office:value-type="string" table:style-name="ce1">
            <text:p>Auroara Kinase B</text:p>
          </table:table-cell>
          <table:table-cell table:style-name="ce1"/>
          <table:table-cell office:value-type="string" table:style-name="ce1">
            <text:p>http://www.ncbi.nlm.nih.gov/SNP/snp_ref.cgi?chooseRs=coding&amp;go=Go&amp;locusId=9212</text:p>
          </table:table-cell>
          <table:table-cell office:value-type="string" table:style-name="ce1">
            <text:p>http://www.expasy.org/uniprot/Q96GD4</text:p>
          </table:table-cell>
          <table:table-cell office:value-type="string" table:style-name="ce1">
            <text:p>http://www.ncbi.nlm.nih.gov/sites/entrez?itool=gene_full_report&amp;DbFrom=gene&amp;Cmd=Link&amp;LinkName=gene_homologene&amp;IdsFromResult=9212</text:p>
          </table:table-cell>
          <table:table-cell office:value-type="string" table:style-name="ce1">
            <text:p>http://www.ebi.ac.uk/intact/binary-search/faces/search.xhtml?query=Q96GD4</text:p>
          </table:table-cell>
          <table:table-cell office:value-type="string" table:style-name="ce1">
            <text:p>http://www.proteinatlas.org/tissue_profile.php?antibody_id=CAB005862</text:p>
          </table:table-cell>
          <table:table-cell office:value-type="string" table:style-name="ce1">
            <text:p>http://www.ncbi.nlm.nih.gov/entrez/query.fcgi?CMD=Search&amp;DB=PubMed&amp;term=AURKB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AXIN1</text:p>
          </table:table-cell>
          <table:table-cell office:value-type="string" table:style-name="ce1">
            <text:p>Axis inhibitor 1</text:p>
          </table:table-cell>
          <table:table-cell office:value-type="string" table:style-name="ce1">
            <text:p>http://www.hgmd.cf.ac.uk/ac/gene.php?gene=AXIN1</text:p>
          </table:table-cell>
          <table:table-cell office:value-type="string" table:style-name="ce1">
            <text:p>http://www.ncbi.nlm.nih.gov/SNP/snp_ref.cgi?chooseRs=coding&amp;go=Go&amp;locusId=8312</text:p>
          </table:table-cell>
          <table:table-cell office:value-type="string" table:style-name="ce1">
            <text:p>http://beta.uniprot.org/uniprot/O15169</text:p>
          </table:table-cell>
          <table:table-cell office:value-type="string" table:style-name="ce1">
            <text:p>http://www.ncbi.nlm.nih.gov/sites/entrez?itool=gene_full_report&amp;DbFrom=gene&amp;Cmd=Link&amp;LinkName=gene_homologene&amp;IdsFromResult=8312</text:p>
          </table:table-cell>
          <table:table-cell office:value-type="string" table:style-name="ce1">
            <text:p>http://www.genome.jp/dbget-bin/show_pathway?hsa04310+8312</text:p>
          </table:table-cell>
          <table:table-cell office:value-type="string" table:style-name="ce1">
            <text:p>http://www.proteinatlas.org/ENSG00000103126</text:p>
          </table:table-cell>
          <table:table-cell office:value-type="string" table:style-name="ce1">
            <text:p>http://www.ncbi.nlm.nih.gov/entrez/query.fcgi?CMD=Search&amp;DB=PubMed&amp;term=Axin1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BAG1</text:p>
          </table:table-cell>
          <table:table-cell office:value-type="string" table:style-name="ce1">
            <text:p>Bcl-2 associated athanogene</text:p>
          </table:table-cell>
          <table:table-cell table:style-name="ce1"/>
          <table:table-cell office:value-type="string" table:style-name="ce1">
            <text:p>http://www.ncbi.nlm.nih.gov/SNP/snp_ref.cgi?locusId=573</text:p>
          </table:table-cell>
          <table:table-cell office:value-type="string" table:style-name="ce1">
            <text:p>http://ca.expasy.org/cgi-bin/get-sprot-entry?Q99933</text:p>
          </table:table-cell>
          <table:table-cell office:value-type="string" table:style-name="ce1">
            <text:p>http://www.ncbi.nlm.nih.gov/entrez/query.fcgi?cmd=Retrieve&amp;db=homologene&amp;dopt=HomoloGene&amp;list_uids=3190</text:p>
          </table:table-cell>
          <table:table-cell office:value-type="string" table:style-name="ce1">
            <text:p>http://www.biocarta.com/pathfiles/h_tnfr1Pathway.asp</text:p>
          </table:table-cell>
          <table:table-cell office:value-type="string" table:style-name="ce1">
            <text:p>http://www.hpr.se/tissue_profile.php?antibody_id=2486</text:p>
          </table:table-cell>
          <table:table-cell office:value-type="string" table:style-name="ce1">
            <text:p>http://www.ncbi.nlm.nih.gov/entrez/query.fcgi?CMD=Search&amp;DB=PubMed&amp;term=BAG-1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BAT1 </text:p>
          </table:table-cell>
          <table:table-cell office:value-type="string" table:style-name="ce1">
            <text:p>HLA-B associated transcript 1</text:p>
          </table:table-cell>
          <table:table-cell table:style-name="ce1"/>
          <table:table-cell office:value-type="string" table:style-name="ce1">
            <text:p>http://www.ncbi.nlm.nih.gov/SNP/snp_ref.cgi?locusId=7919</text:p>
          </table:table-cell>
          <table:table-cell office:value-type="string" table:style-name="ce1">
            <text:p>http://au.expasy.org/cgi-bin/niceprot.pl?Q13838</text:p>
          </table:table-cell>
          <table:table-cell office:value-type="string" table:style-name="ce1">
            <text:p>http://www.ncbi.nlm.nih.gov/entrez/query.fcgi?db=homologene&amp;cmd=search&amp;term=BAT1</text:p>
          </table:table-cell>
          <table:table-cell table:style-name="ce1"/>
          <table:table-cell office:value-type="string" table:style-name="ce1">
            <text:p>http://www.proteinatlas.org/ENSG00000198563</text:p>
          </table:table-cell>
          <table:table-cell office:value-type="string" table:style-name="ce1">
            <text:p>http://www.ncbi.nlm.nih.gov/entrez/query.fcgi?CMD=Search&amp;DB=PubMed&amp;term=HLA-B%20associated%20transcript%20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Bax</text:p>
          </table:table-cell>
          <table:table-cell office:value-type="string" table:style-name="ce1">
            <text:p>BCL2-associated X protein</text:p>
          </table:table-cell>
          <table:table-cell table:number-columns-repeated="3" table:style-name="ce1"/>
          <table:table-cell office:value-type="string" table:style-name="ce1">
            <text:p>http://www.ncbi.nlm.nih.gov/entrez/query.fcgi?cmd=Retrieve&amp;db=homologene&amp;dopt=HomoloGene&amp;list_uids=7242</text:p>
          </table:table-cell>
          <table:table-cell office:value-type="string" table:style-name="ce1">
            <text:p>http://www.biocarta.com/pathfiles/h_chemicalPathway.asp</text:p>
          </table:table-cell>
          <table:table-cell office:value-type="string" table:style-name="ce1">
            <text:p>http://www.proteinatlas.org/tissue_profile.php?antibody_id=4206</text:p>
          </table:table-cell>
          <table:table-cell office:value-type="string" table:style-name="ce1">
            <text:p>http://www.ncbi.nlm.nih.gov/entrez/query.fcgi?CMD=Search&amp;DB=PubMed&amp;term=BAX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BCL2</text:p>
          </table:table-cell>
          <table:table-cell office:value-type="string" table:style-name="ce1">
            <text:p>B-cell CLL/lymphoma 2</text:p>
          </table:table-cell>
          <table:table-cell office:value-type="string" table:style-name="ce1">
            <text:p>http://uwcmml1s.uwcm.ac.uk/uwcm/mg/search/119031.html</text:p>
          </table:table-cell>
          <table:table-cell office:value-type="string" table:style-name="ce1">
            <text:p>http://www.ncbi.nlm.nih.gov/SNP/snp_ref.cgi?locusId=596</text:p>
          </table:table-cell>
          <table:table-cell office:value-type="string" table:style-name="ce1">
            <text:p>http://www.expasy.org/cgi-bin/niceprot.pl?P10415</text:p>
          </table:table-cell>
          <table:table-cell office:value-type="string" table:style-name="ce1">
            <text:p>http://www.ncbi.nlm.nih.gov/entrez/query.fcgi?cmd=Retrieve&amp;db=homologene&amp;dopt=HomoloGene&amp;list_uids=527</text:p>
          </table:table-cell>
          <table:table-cell office:value-type="string" table:style-name="ce1">
            <text:p>http://www.biocarta.com/pathfiles/h_chemicalPathway.asp</text:p>
          </table:table-cell>
          <table:table-cell office:value-type="string" table:style-name="ce1">
            <text:p>http://www.proteinatlas.org/tissue_profile.php?antibody_id=3</text:p>
          </table:table-cell>
          <table:table-cell office:value-type="string" table:style-name="ce1">
            <text:p>http://www.ncbi.nlm.nih.gov/entrez/query.fcgi?CMD=Search&amp;DB=PubMed&amp;term=BCL2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BCL2L1</text:p>
          </table:table-cell>
          <table:table-cell office:value-type="string" table:style-name="ce1">
            <text:p>BCLX</text:p>
          </table:table-cell>
          <table:table-cell table:style-name="ce1"/>
          <table:table-cell office:value-type="string" table:style-name="ce1">
            <text:p>http://www.ncbi.nlm.nih.gov/SNP/snp_ref.cgi?locusId=598</text:p>
          </table:table-cell>
          <table:table-cell office:value-type="string" table:style-name="ce1">
            <text:p>http://www.expasy.org/cgi-bin/niceprot.pl?Q07817</text:p>
          </table:table-cell>
          <table:table-cell office:value-type="string" table:style-name="ce1">
            <text:p>http://www.ncbi.nlm.nih.gov/entrez/query.fcgi?cmd=Retrieve&amp;db=homologene&amp;dopt=HomoloGene&amp;list_uids=7639</text:p>
          </table:table-cell>
          <table:table-cell office:value-type="string" table:style-name="ce1">
            <text:p>http://www.biocarta.com/pathfiles/h_chemicalPathway.asp</text:p>
          </table:table-cell>
          <table:table-cell office:value-type="string" table:style-name="ce1">
            <text:p>http://www.proteinatlas.org/tissue_profile.php?antibody_id=105</text:p>
          </table:table-cell>
          <table:table-cell office:value-type="string" table:style-name="ce1">
            <text:p>http://www.ncbi.nlm.nih.gov/entrez/query.fcgi?CMD=Search&amp;DB=PubMed&amp;term=BCL2L1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BF</text:p>
          </table:table-cell>
          <table:table-cell office:value-type="string" table:style-name="ce1">
            <text:p>B-factor, properdin</text:p>
          </table:table-cell>
          <table:table-cell table:style-name="ce1"/>
          <table:table-cell office:value-type="string" table:style-name="ce1">
            <text:p>http://www.ncbi.nlm.nih.gov/SNP/snp_ref.cgi?locusId=629</text:p>
          </table:table-cell>
          <table:table-cell office:value-type="string" table:style-name="ce1">
            <text:p>http://au.expasy.org/cgi-bin/niceprot.pl?P00751</text:p>
          </table:table-cell>
          <table:table-cell office:value-type="string" table:style-name="ce1">
            <text:p>http://www.ncbi.nlm.nih.gov/entrez/query.fcgi?db=homologene&amp;cmd=search&amp;term=BF</text:p>
          </table:table-cell>
          <table:table-cell office:value-type="string" table:style-name="ce1">
            <text:p>http://cgap.nci.nih.gov/Pathways/BioCarta/h_alternativePathway</text:p>
          </table:table-cell>
          <table:table-cell office:value-type="string" table:style-name="ce1">
            <text:p>http://www.proteinatlas.org/tissue_profile.php?antibody_id=1817</text:p>
          </table:table-cell>
          <table:table-cell office:value-type="string" table:style-name="ce1">
            <text:p>http://www.ncbi.nlm.nih.gov/entrez/query.fcgi?CMD=Search&amp;DB=PubMed&amp;term=properdin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BIRC5</text:p>
          </table:table-cell>
          <table:table-cell office:value-type="string" table:style-name="ce1">
            <text:p>Survivin</text:p>
          </table:table-cell>
          <table:table-cell table:style-name="ce1"/>
          <table:table-cell office:value-type="string" table:style-name="ce1">
            <text:p>http://www.ncbi.nlm.nih.gov/SNP/snp_ref.cgi?locusId=332</text:p>
          </table:table-cell>
          <table:table-cell office:value-type="string" table:style-name="ce1">
            <text:p>http://www.expasy.org/cgi-bin/niceprot.pl?O15392</text:p>
          </table:table-cell>
          <table:table-cell office:value-type="string" table:style-name="ce1">
            <text:p>http://www.ncbi.nlm.nih.gov/entrez/query.fcgi?cmd=Retrieve&amp;db=homologene&amp;dopt=HomoloGene&amp;list_uids=31019</text:p>
          </table:table-cell>
          <table:table-cell table:style-name="ce1"/>
          <table:table-cell office:value-type="string" table:style-name="ce1">
            <text:p>http://www.proteinatlas.org/tissue_profile.php?antibody_id=4270</text:p>
          </table:table-cell>
          <table:table-cell office:value-type="string" table:style-name="ce1">
            <text:p>http://www.ncbi.nlm.nih.gov/entrez/query.fcgi?CMD=Search&amp;DB=PubMed&amp;term=survivin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BLVRB</text:p>
          </table:table-cell>
          <table:table-cell office:value-type="string" table:style-name="ce1">
            <text:p>Biliverdin reductase B/ Flavin reductase</text:p>
          </table:table-cell>
          <table:table-cell table:style-name="ce1"/>
          <table:table-cell office:value-type="string" table:style-name="ce1">
            <text:p>http://www.ncbi.nlm.nih.gov/SNP/snp_ref.cgi?chooseRs=coding&amp;go=Go&amp;locusId=645</text:p>
          </table:table-cell>
          <table:table-cell office:value-type="string" table:style-name="ce1">
            <text:p>http://www.uniprot.org/uniprot/P30043</text:p>
          </table:table-cell>
          <table:table-cell office:value-type="string" table:style-name="ce1">
            <text:p>http://www.ncbi.nlm.nih.gov/sites/entrez?itool=gene_full_report&amp;DbFrom=gene&amp;Cmd=Link&amp;LinkName=gene_homologene&amp;IdsFromResult=645</text:p>
          </table:table-cell>
          <table:table-cell office:value-type="string" table:style-name="ce1">
            <text:p>http://www.genome.jp/dbget-bin/show_pathway?hsa00860+645</text:p>
          </table:table-cell>
          <table:table-cell table:style-name="ce1"/>
          <table:table-cell office:value-type="string" table:style-name="ce1">
            <text:p>http://www.ncbi.nlm.nih.gov/entrez/query.fcgi?CMD=Search&amp;DB=PubMed&amp;term=%22Flavin%20reductase%22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BMI1</text:p>
          </table:table-cell>
          <table:table-cell office:value-type="string" table:style-name="ce1">
            <text:p>BMI-1 polycomb ring-finger oncogne</text:p>
          </table:table-cell>
          <table:table-cell table:style-name="ce1"/>
          <table:table-cell office:value-type="string" table:style-name="ce1">
            <text:p>http://www.ncbi.nlm.nih.gov/SNP/snp_ref.cgi?chooseRs=coding&amp;go=Go&amp;locusId=648</text:p>
          </table:table-cell>
          <table:table-cell office:value-type="string" table:style-name="ce1">
            <text:p>http://beta.uniprot.org/uniprot/P35226</text:p>
          </table:table-cell>
          <table:table-cell office:value-type="string" table:style-name="ce1">
            <text:p>http://www.ncbi.nlm.nih.gov/sites/entrez?itool=gene_full_report&amp;DbFrom=gene&amp;Cmd=Link&amp;LinkName=gene_homologene&amp;IdsFromResult=648</text:p>
          </table:table-cell>
          <table:table-cell office:value-type="string" table:style-name="ce1">
            <text:p>http://www.ebi.ac.uk/intact/binary-search/faces/search.xhtml?query=BMI1</text:p>
          </table:table-cell>
          <table:table-cell office:value-type="string" table:style-name="ce1">
            <text:p>http://www.proteinatlas.org/ENSG00000168283</text:p>
          </table:table-cell>
          <table:table-cell office:value-type="string" table:style-name="ce1">
            <text:p>http://www.ncbi.nlm.nih.gov/entrez/query.fcgi?CMD=Search&amp;DB=PubMed&amp;term=BMI1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BSG</text:p>
          </table:table-cell>
          <table:table-cell office:value-type="string" table:style-name="ce1">
            <text:p>Basigin</text:p>
          </table:table-cell>
          <table:table-cell office:value-type="string" table:style-name="ce1">
            <text:p>http://www.hgmd.cf.ac.uk/ac/gene.php?gene=BSG</text:p>
          </table:table-cell>
          <table:table-cell office:value-type="string" table:style-name="ce1">
            <text:p>http://www.ncbi.nlm.nih.gov/SNP/snp_ref.cgi?chooseRs=coding&amp;go=Go&amp;locusId=682</text:p>
          </table:table-cell>
          <table:table-cell office:value-type="string" table:style-name="ce1">
            <text:p>http://www.expasy.org/uniprot/P35613</text:p>
          </table:table-cell>
          <table:table-cell office:value-type="string" table:style-name="ce1">
            <text:p>http://www.ncbi.nlm.nih.gov/sites/entrez?itool=gene_full_report&amp;DbFrom=gene&amp;Cmd=Link&amp;LinkName=gene_homologene&amp;IdsFromResult=682</text:p>
          </table:table-cell>
          <table:table-cell office:value-type="string" table:style-name="ce1">
            <text:p>http://pir.georgetown.edu/cgi-bin/ipcEntry?id=A46506</text:p>
          </table:table-cell>
          <table:table-cell office:value-type="string" table:style-name="ce1">
            <text:p>http://www.proteinatlas.org/tissue_profile.php?antibody_id=2427</text:p>
          </table:table-cell>
          <table:table-cell office:value-type="string" table:style-name="ce1">
            <text:p>http://www.ncbi.nlm.nih.gov/entrez/query.fcgi?CMD=Search&amp;DB=PubMed&amp;term=BSG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BRAF</text:p>
          </table:table-cell>
          <table:table-cell office:value-type="string" table:style-name="ce1">
            <text:p>Murine sarcoma viral oncogene homolog B1</text:p>
          </table:table-cell>
          <table:table-cell table:style-name="ce1"/>
          <table:table-cell office:value-type="string" table:style-name="ce1">
            <text:p>http://www.ncbi.nlm.nih.gov/SNP/snp_ref.cgi?chooseRs=coding&amp;go=Go&amp;locusId=673</text:p>
          </table:table-cell>
          <table:table-cell office:value-type="string" table:style-name="ce1">
            <text:p>http://beta.uniprot.org/uniprot/P15056</text:p>
          </table:table-cell>
          <table:table-cell office:value-type="string" table:style-name="ce1">
            <text:p>http://www.ncbi.nlm.nih.gov/sites/entrez?itool=gene_full_report&amp;DbFrom=gene&amp;Cmd=Link&amp;LinkName=gene_homologene&amp;IdsFromResult=673</text:p>
          </table:table-cell>
          <table:table-cell office:value-type="string" table:style-name="ce1">
            <text:p>http://www.genome.jp/dbget-bin/show_pathway?hsa04010+673</text:p>
          </table:table-cell>
          <table:table-cell office:value-type="string" table:style-name="ce1">
            <text:p>http://www.proteinatlas.org/tissue_profile.php?antibody_id=HPA001328</text:p>
          </table:table-cell>
          <table:table-cell office:value-type="string" table:style-name="ce1">
            <text:p>http://www.ncbi.nlm.nih.gov/entrez/query.fcgi?CMD=Search&amp;DB=PubMed&amp;term=BRAF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3</text:p>
          </table:table-cell>
          <table:table-cell office:value-type="string" table:style-name="ce1">
            <text:p>Complement component 3</text:p>
          </table:table-cell>
          <table:table-cell office:value-type="string" table:style-name="ce1">
            <text:p>http://uwcmml1s.uwcm.ac.uk/uwcm/mg/search/119044.html</text:p>
          </table:table-cell>
          <table:table-cell office:value-type="string" table:style-name="ce1">
            <text:p>http://www.ncbi.nlm.nih.gov/SNP/snp_ref.cgi?locusId=718</text:p>
          </table:table-cell>
          <table:table-cell office:value-type="string" table:style-name="ce1">
            <text:p>http://au.expasy.org/cgi-bin/niceprot.pl?P01024</text:p>
          </table:table-cell>
          <table:table-cell office:value-type="string" table:style-name="ce1">
            <text:p>http://www.ncbi.nlm.nih.gov/entrez/query.fcgi?db=homologene&amp;cmd=search&amp;term=c3</text:p>
          </table:table-cell>
          <table:table-cell office:value-type="string" table:style-name="ce1">
            <text:p>http://www.biocarta.com/pathfiles/h_alternativePathway.asp</text:p>
          </table:table-cell>
          <table:table-cell office:value-type="string" table:style-name="ce1">
            <text:p>http://www.proteinatlas.org/tissue_profile.php?antibody_id=4209</text:p>
          </table:table-cell>
          <table:table-cell office:value-type="string" table:style-name="ce1">
            <text:p>http://www.ncbi.nlm.nih.gov/entrez/query.fcgi?CMD=Search&amp;DB=PubMed&amp;term=complement%203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A2</text:p>
          </table:table-cell>
          <table:table-cell office:value-type="string" table:style-name="ce1">
            <text:p>Carbonic anhydrase 2</text:p>
          </table:table-cell>
          <table:table-cell office:value-type="string" table:style-name="ce1">
            <text:p>http://uwcmml1s.uwcm.ac.uk/uwcm/mg/search/119739.html</text:p>
          </table:table-cell>
          <table:table-cell office:value-type="string" table:style-name="ce1">
            <text:p>http://www.ncbi.nlm.nih.gov/SNP/snp_ref.cgi?locusId=760</text:p>
          </table:table-cell>
          <table:table-cell office:value-type="string" table:style-name="ce1">
            <text:p>http://au.expasy.org/cgi-bin/niceprot.pl?P00918</text:p>
          </table:table-cell>
          <table:table-cell office:value-type="string" table:style-name="ce1">
            <text:p>http://www.ncbi.nlm.nih.gov/entrez/query.fcgi?db=homologene&amp;cmd=search&amp;term=CA2</text:p>
          </table:table-cell>
          <table:table-cell table:style-name="ce1"/>
          <table:table-cell office:value-type="string" table:style-name="ce1">
            <text:p>http://www.proteinatlas.org/tissue_profile.php?antibody_id=1550</text:p>
          </table:table-cell>
          <table:table-cell office:value-type="string" table:style-name="ce1">
            <text:p>http://www.ncbi.nlm.nih.gov/entrez/query.fcgi?CMD=Search&amp;DB=PubMed&amp;term=carbonic%20anhydrase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AV1</text:p>
          </table:table-cell>
          <table:table-cell office:value-type="string" table:style-name="ce1">
            <text:p>Caveolin 1</text:p>
          </table:table-cell>
          <table:table-cell table:style-name="ce1"/>
          <table:table-cell office:value-type="string" table:style-name="ce1">
            <text:p>http://www.ncbi.nlm.nih.gov/SNP/snp_ref.cgi?locusId=857</text:p>
          </table:table-cell>
          <table:table-cell office:value-type="string" table:style-name="ce1">
            <text:p>http://www.expasy.org/cgi-bin/niceprot.pl?Q03135</text:p>
          </table:table-cell>
          <table:table-cell office:value-type="string" table:style-name="ce1">
            <text:p>http://www.ncbi.nlm.nih.gov/entrez/query.fcgi?cmd=Retrieve&amp;db=homologene&amp;dopt=HomoloGene&amp;list_uids=1330</text:p>
          </table:table-cell>
          <table:table-cell office:value-type="string" table:style-name="ce1">
            <text:p>http://www.biocarta.com/pathfiles/h_no1Pathway.asp</text:p>
          </table:table-cell>
          <table:table-cell office:value-type="string" table:style-name="ce1">
            <text:p>http://www.proteinatlas.org/tissue_profile.php?antibody_id=3791</text:p>
          </table:table-cell>
          <table:table-cell office:value-type="string" table:style-name="ce1">
            <text:p>http://www.ncbi.nlm.nih.gov/entrez/query.fcgi?CMD=Search&amp;DB=PubMed&amp;term=caveolin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CND1</text:p>
          </table:table-cell>
          <table:table-cell office:value-type="string" table:style-name="ce1">
            <text:p>Cyclin D1 (PRAD1: parathyroid adenomatosis 1)</text:p>
          </table:table-cell>
          <table:table-cell office:value-type="string" table:style-name="ce1">
            <text:p>http://www.hgmd.cf.ac.uk/ac/gene.php?gene=CCND1</text:p>
          </table:table-cell>
          <table:table-cell office:value-type="string" table:style-name="ce1">
            <text:p>http://www.ncbi.nlm.nih.gov/SNP/snp_ref.cgi?locusId=595</text:p>
          </table:table-cell>
          <table:table-cell office:value-type="string" table:style-name="ce1">
            <text:p>http://www.expasy.org/cgi-bin/niceprot.pl?P24385%20%20</text:p>
          </table:table-cell>
          <table:table-cell office:value-type="string" table:style-name="ce1">
            <text:p>http://www.ncbi.nlm.nih.gov/entrez/query.fcgi?cmd=Retrieve&amp;db=homologene&amp;dopt=HomoloGene&amp;list_uids=1334</text:p>
          </table:table-cell>
          <table:table-cell office:value-type="string" table:style-name="ce1">
            <text:p>http://www.biocarta.com/pathfiles/h_carm-erPathway.asp</text:p>
          </table:table-cell>
          <table:table-cell office:value-type="string" table:style-name="ce1">
            <text:p>http://www.proteinatlas.org/tissue_profile.php?antibody_id=24</text:p>
          </table:table-cell>
          <table:table-cell office:value-type="string" table:style-name="ce1">
            <text:p>http://www.ncbi.nlm.nih.gov/entrez/query.fcgi?CMD=Search&amp;DB=PubMed&amp;term=cyclin%20D1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CNL1 </text:p>
          </table:table-cell>
          <table:table-cell office:value-type="string" table:style-name="ce1">
            <text:p>Cyclin L</text:p>
          </table:table-cell>
          <table:table-cell table:style-name="ce1"/>
          <table:table-cell office:value-type="string" table:style-name="ce1">
            <text:p>http://www.ncbi.nlm.nih.gov/SNP/snp_ref.cgi?locusId=57018</text:p>
          </table:table-cell>
          <table:table-cell office:value-type="string" table:style-name="ce1">
            <text:p>http://srs.sanger.ac.uk/srsbin/cgi-bin/wgetz?-e+[REFSEQ-ID:NM_020307]</text:p>
          </table:table-cell>
          <table:table-cell office:value-type="string" table:style-name="ce1">
            <text:p>http://www.ncbi.nlm.nih.gov/entrez/query.fcgi?cmd=Retrieve&amp;db=homologene&amp;dopt=HomoloGene&amp;list_uids=10541</text:p>
          </table:table-cell>
          <table:table-cell table:style-name="ce1"/>
          <table:table-cell office:value-type="string" table:style-name="ce1">
            <text:p>http://www.proteinatlas.org/ENSG00000163660</text:p>
          </table:table-cell>
          <table:table-cell office:value-type="string" table:style-name="ce1">
            <text:p>http://www.ncbi.nlm.nih.gov/entrez/query.fcgi?CMD=Search&amp;DB=PubMed&amp;term=cyclin%20L1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D1A </text:p>
          </table:table-cell>
          <table:table-cell office:value-type="string" table:style-name="ce1">
            <text:p>CD1A antigen, a polypeptide</text:p>
          </table:table-cell>
          <table:table-cell table:style-name="ce1"/>
          <table:table-cell office:value-type="string" table:style-name="ce1">
            <text:p>http://www.ncbi.nlm.nih.gov/SNP/snp_ref.cgi?locusId=909</text:p>
          </table:table-cell>
          <table:table-cell office:value-type="string" table:style-name="ce1">
            <text:p>http://au.expasy.org/cgi-bin/niceprot.pl?P06126</text:p>
          </table:table-cell>
          <table:table-cell office:value-type="string" table:style-name="ce1">
            <text:p>http://www.ncbi.nlm.nih.gov/entrez/query.fcgi?db=homologene&amp;cmd=search&amp;term=CD1A</text:p>
          </table:table-cell>
          <table:table-cell table:style-name="ce1"/>
          <table:table-cell office:value-type="string" table:style-name="ce1">
            <text:p>http://www.proteinatlas.org/tissue_profile.php?antibody_id=9</text:p>
          </table:table-cell>
          <table:table-cell office:value-type="string" table:style-name="ce1">
            <text:p>http://www.ncbi.nlm.nih.gov/entrez/query.fcgi?CMD=Search&amp;DB=PubMed&amp;term=CD1A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D44</text:p>
          </table:table-cell>
          <table:table-cell office:value-type="string" table:style-name="ce1">
            <text:p>CD44 antigen (Indian blood group)</text:p>
          </table:table-cell>
          <table:table-cell office:value-type="string" table:style-name="ce1">
            <text:p>http://www.hgmd.cf.ac.uk/ac/gene.php?gene=CD44</text:p>
          </table:table-cell>
          <table:table-cell office:value-type="string" table:style-name="ce1">
            <text:p>http://www.ncbi.nlm.nih.gov/SNP/snp_ref.cgi?chooseRs=coding&amp;go=Go&amp;locusId=960</text:p>
          </table:table-cell>
          <table:table-cell office:value-type="string" table:style-name="ce1">
            <text:p>http://beta.uniprot.org/uniprot/P16070</text:p>
          </table:table-cell>
          <table:table-cell office:value-type="string" table:style-name="ce1">
            <text:p>http://www.ncbi.nlm.nih.gov/sites/entrez?itool=gene_full_report&amp;DbFrom=gene&amp;Cmd=Link&amp;LinkName=gene_homologene&amp;IdsFromResult=960</text:p>
          </table:table-cell>
          <table:table-cell office:value-type="string" table:style-name="ce1">
            <text:p>http://www.biocarta.com/pathfiles/h_lymphocytePathway.asp</text:p>
          </table:table-cell>
          <table:table-cell office:value-type="string" table:style-name="ce1">
            <text:p>http://www.proteinatlas.org/tissue_profile.php?antibody_id=5785</text:p>
          </table:table-cell>
          <table:table-cell office:value-type="string" table:style-name="ce1">
            <text:p>http://www.ncbi.nlm.nih.gov/entrez/query.fcgi?CMD=Search&amp;DB=PubMed&amp;term=CD44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DC2</text:p>
          </table:table-cell>
          <table:table-cell office:value-type="string" table:style-name="ce1">
            <text:p>Cell division control protein 2</text:p>
          </table:table-cell>
          <table:table-cell table:number-columns-repeated="2" table:style-name="ce1"/>
          <table:table-cell office:value-type="string" table:style-name="ce1">
            <text:p>http://ca.expasy.org/cgi-bin/get-sprot-entry?P06493</text:p>
          </table:table-cell>
          <table:table-cell office:value-type="string" table:style-name="ce1">
            <text:p>http://www.ncbi.nlm.nih.gov/entrez/query.fcgi?cmd=Retrieve&amp;db=homologene&amp;dopt=HomoloGene&amp;list_uids=1353</text:p>
          </table:table-cell>
          <table:table-cell office:value-type="string" table:style-name="ce1">
            <text:p>http://www.biocarta.com/pathfiles/h_srcRPTPPathway.asp</text:p>
          </table:table-cell>
          <table:table-cell table:style-name="ce2"/>
          <table:table-cell office:value-type="string" table:style-name="ce1">
            <text:p>http://www.ncbi.nlm.nih.gov/entrez/query.fcgi?CMD=Search&amp;DB=PubMed&amp;term=CDC2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DH1 </text:p>
          </table:table-cell>
          <table:table-cell office:value-type="string" table:style-name="ce1">
            <text:p>E-Cadherin</text:p>
          </table:table-cell>
          <table:table-cell office:value-type="string" table:style-name="ce1">
            <text:p>http://www.hgmd.cf.ac.uk/ac/gene.php?gene=CDH1</text:p>
          </table:table-cell>
          <table:table-cell office:value-type="string" table:style-name="ce1">
            <text:p>http://www.ncbi.nlm.nih.gov/SNP/snp_ref.cgi?locusId=999</text:p>
          </table:table-cell>
          <table:table-cell office:value-type="string" table:style-name="ce1">
            <text:p>http://www.expasy.org/uniprot/P12830</text:p>
          </table:table-cell>
          <table:table-cell office:value-type="string" table:style-name="ce1">
            <text:p>http://www.ncbi.nlm.nih.gov/sites/entrez?itool=gene_full_report&amp;DbFrom=gene&amp;Cmd=Link&amp;LinkName=gene_homologene&amp;IdsFromResult=999</text:p>
          </table:table-cell>
          <table:table-cell office:value-type="string" table:style-name="ce1">
            <text:p>http://www.biocarta.com/pathfiles/h_ctbp1Pathway.asp</text:p>
          </table:table-cell>
          <table:table-cell office:value-type="string" table:style-name="ce1">
            <text:p>http://www.proteinatlas.org/tissue_profile.php?antibody_id=4812</text:p>
          </table:table-cell>
          <table:table-cell office:value-type="string" table:style-name="ce1">
            <text:p>http://www.ncbi.nlm.nih.gov/entrez/query.fcgi?CMD=Search&amp;DB=PubMed&amp;term=E-cadherin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DH17 </text:p>
          </table:table-cell>
          <table:table-cell office:value-type="string" table:style-name="ce1">
            <text:p>Cadherin 17</text:p>
          </table:table-cell>
          <table:table-cell table:style-name="ce1"/>
          <table:table-cell office:value-type="string" table:style-name="ce1">
            <text:p>http://www.ncbi.nlm.nih.gov/SNP//snp_ref.cgi?locusId=1015</text:p>
          </table:table-cell>
          <table:table-cell office:value-type="string" table:style-name="ce1">
            <text:p>http://us.expasy.org/cgi-bin/niceprot.pl?Q12864</text:p>
          </table:table-cell>
          <table:table-cell office:value-type="string" table:style-name="ce1">
            <text:p>http://www.ncbi.nlm.nih.gov/entrez/query.fcgi?db=gene&amp;cmd=Display&amp;dopt=gene_homologene&amp;from_uid=1015</text:p>
          </table:table-cell>
          <table:table-cell table:style-name="ce1"/>
          <table:table-cell office:value-type="string" table:style-name="ce1">
            <text:p>http://www.proteinatlas.org/ENSG00000079112</text:p>
          </table:table-cell>
          <table:table-cell office:value-type="string" table:style-name="ce1">
            <text:p>http://www.ncbi.nlm.nih.gov/entrez/query.fcgi?CMD=Search&amp;DB=PubMed&amp;term=cadherin%2017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DH2</text:p>
          </table:table-cell>
          <table:table-cell office:value-type="string" table:style-name="ce1">
            <text:p>Cadherin 2, type 1, N-Cadherin{neuronal}</text:p>
          </table:table-cell>
          <table:table-cell table:style-name="ce1"/>
          <table:table-cell office:value-type="string" table:style-name="ce1">
            <text:p>http://www.ncbi.nlm.nih.gov/SNP/snp_ref.cgi?chooseRs=coding&amp;go=Go&amp;locusId=1000</text:p>
          </table:table-cell>
          <table:table-cell office:value-type="string" table:style-name="ce1">
            <text:p>http://www.expasy.org/uniprot/P19022</text:p>
          </table:table-cell>
          <table:table-cell office:value-type="string" table:style-name="ce1">
            <text:p>http://www.ncbi.nlm.nih.gov/sites/entrez?itool=gene_full_report&amp;DbFrom=gene&amp;Cmd=Link&amp;LinkName=gene_homologene&amp;IdsFromResult=1000</text:p>
          </table:table-cell>
          <table:table-cell office:value-type="string" table:style-name="ce1">
            <text:p>http://www.genome.jp/dbget-bin/show_pathway?hsa04514+1000</text:p>
          </table:table-cell>
          <table:table-cell office:value-type="string" table:style-name="ce1">
            <text:p>http://www.proteinatlas.org/tissue_profile.php?antibody_id=141</text:p>
          </table:table-cell>
          <table:table-cell office:value-type="string" table:style-name="ce1">
            <text:p>http://www.ncbi.nlm.nih.gov/entrez/query.fcgi?CMD=Search&amp;DB=PubMed&amp;term=%22N-CADHERIN%22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DH3</text:p>
          </table:table-cell>
          <table:table-cell office:value-type="string" table:style-name="ce1">
            <text:p>cadherin 3, type 1, P-cadherin {placental</text:p>
          </table:table-cell>
          <table:table-cell office:value-type="string" table:style-name="ce1">
            <text:p>http://www.hgmd.cf.ac.uk/ac/gene.php?gene=CDH3</text:p>
          </table:table-cell>
          <table:table-cell office:value-type="string" table:style-name="ce1">
            <text:p>http://www.ncbi.nlm.nih.gov/SNP/snp_ref.cgi?chooseRs=coding&amp;go=Go&amp;locusId=1001</text:p>
          </table:table-cell>
          <table:table-cell office:value-type="string" table:style-name="ce1">
            <text:p>http://beta.uniprot.org/uniprot/P22223</text:p>
          </table:table-cell>
          <table:table-cell office:value-type="string" table:style-name="ce1">
            <text:p>https://www.ncbi.nlm.nih.gov/homologene?cmd=Retrieve&amp;dopt=HomoloGene&amp;list_uids=1001</text:p>
          </table:table-cell>
          <table:table-cell office:value-type="string" table:style-name="ce1">
            <text:p>http://www.genome.jp/dbget-bin/show_pathway?hsa04514+1001</text:p>
          </table:table-cell>
          <table:table-cell office:value-type="string" table:style-name="ce1">
            <text:p>http://www.proteinatlas.org/tissue_profile.php?antibody_id=1767</text:p>
          </table:table-cell>
          <table:table-cell office:value-type="string" table:style-name="ce1">
            <text:p>http://www.ncbi.nlm.nih.gov/entrez/query.fcgi?CMD=Search&amp;DB=PubMed&amp;term=%22P-CADHERIN%22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DK4 </text:p>
          </table:table-cell>
          <table:table-cell office:value-type="string" table:style-name="ce1">
            <text:p>Cyclin-dependent kinase 4</text:p>
          </table:table-cell>
          <table:table-cell office:value-type="string" table:style-name="ce1">
            <text:p>http://www.hgmd.cf.ac.uk/ac/gene.php?gene=CDK4</text:p>
          </table:table-cell>
          <table:table-cell office:value-type="string" table:style-name="ce1">
            <text:p>http://www.ncbi.nlm.nih.gov/SNP/snp_ref.cgi?locusId=12567</text:p>
          </table:table-cell>
          <table:table-cell office:value-type="string" table:style-name="ce1">
            <text:p>http://ca.expasy.org/cgi-bin/get-sprot-entry?P11802</text:p>
          </table:table-cell>
          <table:table-cell office:value-type="string" table:style-name="ce2">
            <text:p><text:a xlink:href="http://www.ncbi.nlm.nih.gov/entrez/query.fcgi?cmd=Retrieve&amp;db=homologene&amp;dopt=HomoloGene&amp;list_uids=57">http://www.ncbi.nlm.nih.gov/entrez/query.fcgi?cmd=Retrieve&amp;db=homologene&amp;dopt=HomoloGene&amp;list_uids=57</text:a></text:p>
          </table:table-cell>
          <table:table-cell office:value-type="string" table:style-name="ce1">
            <text:p>http://www.biocarta.com/pathfiles/h_g1Pathway.asp</text:p>
          </table:table-cell>
          <table:table-cell office:value-type="string" table:style-name="ce1">
            <text:p>http://www.proteinatlas.org/ENSG00000135446</text:p>
          </table:table-cell>
          <table:table-cell office:value-type="string" table:style-name="ce1">
            <text:p>http://www.ncbi.nlm.nih.gov/entrez/query.fcgi?CMD=Search&amp;DB=PubMed&amp;term=CDK4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DK6</text:p>
          </table:table-cell>
          <table:table-cell office:value-type="string" table:style-name="ce1">
            <text:p>Cyclin-dependent kinase 6</text:p>
          </table:table-cell>
          <table:table-cell table:style-name="ce1"/>
          <table:table-cell office:value-type="string" table:style-name="ce1">
            <text:p>http://www.ncbi.nlm.nih.gov/SNP/snp_ref.cgi?locusId=1021</text:p>
          </table:table-cell>
          <table:table-cell office:value-type="string" table:style-name="ce1">
            <text:p>http://ca.expasy.org/cgi-bin/get-sprot-entry?Q00534</text:p>
          </table:table-cell>
          <table:table-cell office:value-type="string" table:style-name="ce1">
            <text:p>http://www.ncbi.nlm.nih.gov/entrez/query.fcgi?cmd=Retrieve&amp;db=homologene&amp;dopt=HomoloGene&amp;list_uids=963</text:p>
          </table:table-cell>
          <table:table-cell office:value-type="string" table:style-name="ce1">
            <text:p>http://www.biocarta.com/pathfiles/h_g1Pathway.asp</text:p>
          </table:table-cell>
          <table:table-cell office:value-type="string" table:style-name="ce1">
            <text:p>http://www.proteinatlas.org/tissue_profile.php?antibody_id=4363</text:p>
          </table:table-cell>
          <table:table-cell office:value-type="string" table:style-name="ce1">
            <text:p>http://www.ncbi.nlm.nih.gov/entrez/query.fcgi?CMD=Search&amp;DB=PubMed&amp;term=CDK6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DKN1C </text:p>
          </table:table-cell>
          <table:table-cell office:value-type="string" table:style-name="ce1">
            <text:p>Cyclin-dependent kinase inhibitor 1C</text:p>
          </table:table-cell>
          <table:table-cell office:value-type="string" table:style-name="ce1">
            <text:p>http://www.hgmd.cf.ac.uk/ac/gene.php?gene=CDKN1C</text:p>
          </table:table-cell>
          <table:table-cell office:value-type="string" table:style-name="ce1">
            <text:p>http://www.ncbi.nlm.nih.gov/SNP/snp_ref.cgi?chooseRs=coding&amp;go=Go&amp;locusId=1028</text:p>
          </table:table-cell>
          <table:table-cell office:value-type="string" table:style-name="ce1">
            <text:p>http://beta.uniprot.org/uniprot/P49918</text:p>
          </table:table-cell>
          <table:table-cell office:value-type="string" table:style-name="ce1">
            <text:p>http://www.ncbi.nlm.nih.gov/sites/entrez?itool=gene_full_report&amp;DbFrom=gene&amp;Cmd=Link&amp;LinkName=gene_homologene&amp;IdsFromResult=1028</text:p>
          </table:table-cell>
          <table:table-cell office:value-type="string" table:style-name="ce1">
            <text:p>http://www.genome.jp/dbget-bin/show_pathway?hsa04110+1028</text:p>
          </table:table-cell>
          <table:table-cell office:value-type="string" table:style-name="ce1">
            <text:p>http://www.proteinatlas.org/tissue_profile.php?antibody_id=2924</text:p>
          </table:table-cell>
          <table:table-cell office:value-type="string" table:style-name="ce1">
            <text:p>http://www.ncbi.nlm.nih.gov/entrez/query.fcgi?CMD=Search&amp;DB=PubMed&amp;term=CDKN1C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DKN2C </text:p>
          </table:table-cell>
          <table:table-cell office:value-type="string" table:style-name="ce1">
            <text:p>Cyclin-dependent kinase inhibitor 2C</text:p>
          </table:table-cell>
          <table:table-cell table:style-name="ce1"/>
          <table:table-cell office:value-type="string" table:style-name="ce1">
            <text:p>http://www.ncbi.nlm.nih.gov/SNP/snp_ref.cgi?chooseRs=coding&amp;go=Go&amp;locusId=1031</text:p>
          </table:table-cell>
          <table:table-cell office:value-type="string" table:style-name="ce1">
            <text:p>http://beta.uniprot.org/uniprot/P42773</text:p>
          </table:table-cell>
          <table:table-cell office:value-type="string" table:style-name="ce1">
            <text:p>http://www.ncbi.nlm.nih.gov/sites/entrez?itool=gene_full_report&amp;DbFrom=gene&amp;Cmd=Link&amp;LinkName=gene_homologene&amp;IdsFromResult=1031</text:p>
          </table:table-cell>
          <table:table-cell office:value-type="string" table:style-name="ce1">
            <text:p>http://www.biocarta.com/pathfiles/h_cellcyclePathway.asp</text:p>
          </table:table-cell>
          <table:table-cell office:value-type="string" table:style-name="ce1">
            <text:p>http://www.proteinatlas.org/tissue_profile.php?antibody_id=CAB005303</text:p>
          </table:table-cell>
          <table:table-cell office:value-type="string" table:style-name="ce1">
            <text:p>http://www.ncbi.nlm.nih.gov/entrez/query.fcgi?CMD=Search&amp;DB=PubMed&amp;term=CDKN2C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EACAM6</text:p>
          </table:table-cell>
          <table:table-cell office:value-type="string" table:style-name="ce1">
            <text:p>Carcinoembryonic antigen-related cell adhesion molecule 6</text:p>
          </table:table-cell>
          <table:table-cell table:style-name="ce1"/>
          <table:table-cell office:value-type="string" table:style-name="ce1">
            <text:p>http://www.ncbi.nlm.nih.gov/SNP//snp_ref.cgi?locusId=4680</text:p>
          </table:table-cell>
          <table:table-cell office:value-type="string" table:style-name="ce1">
            <text:p>http://au.expasy.org/cgi-bin/niceprot.pl?P40199</text:p>
          </table:table-cell>
          <table:table-cell office:value-type="string" table:style-name="ce1">
            <text:p>http://www.ncbi.nlm.nih.gov/entrez/query.fcgi?db=homologene&amp;cmd=search&amp;term=CEACAM6</text:p>
          </table:table-cell>
          <table:table-cell table:style-name="ce1"/>
          <table:table-cell office:value-type="string" table:style-name="ce1">
            <text:p>http://www.proteinatlas.org/ENSG00000105810</text:p>
          </table:table-cell>
          <table:table-cell office:value-type="string" table:style-name="ce1">
            <text:p>http://www.ncbi.nlm.nih.gov/entrez/query.fcgi?CMD=Search&amp;DB=PubMed&amp;term=carcinoembryonic%20antigen-related%20cell%20adhesion%20molecule%20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ES2</text:p>
          </table:table-cell>
          <table:table-cell office:value-type="string" table:style-name="ce1">
            <text:p>Carboxylesterase 2</text:p>
          </table:table-cell>
          <table:table-cell table:style-name="ce1"/>
          <table:table-cell office:value-type="string" table:style-name="ce1">
            <text:p>http://www.ncbi.nlm.nih.gov/SNP//snp_ref.cgi?locusId=8824</text:p>
          </table:table-cell>
          <table:table-cell office:value-type="string" table:style-name="ce1">
            <text:p>http://au.expasy.org/cgi-bin/niceprot.pl?O00748</text:p>
          </table:table-cell>
          <table:table-cell office:value-type="string" table:style-name="ce1">
            <text:p>http://www.ncbi.nlm.nih.gov/entrez/query.fcgi?db=gene&amp;cmd=Display&amp;dopt=gene_homologene&amp;from_uid=8824</text:p>
          </table:table-cell>
          <table:table-cell table:style-name="ce1"/>
          <table:table-cell office:value-type="string" table:style-name="ce1">
            <text:p>http://www.proteinatlas.org/ENSG00000172831</text:p>
          </table:table-cell>
          <table:table-cell office:value-type="string" table:style-name="ce1">
            <text:p>http://www.ncbi.nlm.nih.gov/entrez/query.fcgi?CMD=Search&amp;DB=PubMed&amp;term=carboxylesterase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FL1</text:p>
          </table:table-cell>
          <table:table-cell office:value-type="string" table:style-name="ce1">
            <text:p>Cofilin 1</text:p>
          </table:table-cell>
          <table:table-cell table:style-name="ce1"/>
          <table:table-cell office:value-type="string" table:style-name="ce1">
            <text:p>http://www.ncbi.nlm.nih.gov/SNP/snp_ref.cgi?chooseRs=coding&amp;go=Go&amp;locusId=1072</text:p>
          </table:table-cell>
          <table:table-cell office:value-type="string" table:style-name="ce1">
            <text:p>http://www.expasy.org/uniprot/P23528</text:p>
          </table:table-cell>
          <table:table-cell office:value-type="string" table:style-name="ce1">
            <text:p>http://www.ncbi.nlm.nih.gov/sites/entrez?itool=gene_full_report&amp;DbFrom=gene&amp;Cmd=Link&amp;LinkName=gene_homologene&amp;IdsFromResult=1072</text:p>
          </table:table-cell>
          <table:table-cell office:value-type="string" table:style-name="ce1">
            <text:p>http://www.biocarta.com/pathfiles/h_CCR3Pathway.asp</text:p>
          </table:table-cell>
          <table:table-cell office:value-type="string" table:style-name="ce1">
            <text:p>http://www.proteinatlas.org/ENSG00000172831</text:p>
          </table:table-cell>
          <table:table-cell office:value-type="string" table:style-name="ce1">
            <text:p>http://www.ncbi.nlm.nih.gov/entrez/query.fcgi?CMD=Search&amp;DB=PubMed&amp;term=Cofilin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HES1</text:p>
          </table:table-cell>
          <table:table-cell office:value-type="string" table:style-name="ce1">
            <text:p>Checkpoint suppressor 1</text:p>
          </table:table-cell>
          <table:table-cell table:style-name="ce1"/>
          <table:table-cell office:value-type="string" table:style-name="ce1">
            <text:p>http://www.ncbi.nlm.nih.gov/SNP//snp_ref.cgi?locusId=1112</text:p>
          </table:table-cell>
          <table:table-cell office:value-type="string" table:style-name="ce1">
            <text:p>http://au.expasy.org/cgi-bin/niceprot.pl?O00409</text:p>
          </table:table-cell>
          <table:table-cell office:value-type="string" table:style-name="ce1">
            <text:p>http://www.ncbi.nlm.nih.gov/entrez/query.fcgi?db=homologene&amp;cmd=search&amp;term=ches1</text:p>
          </table:table-cell>
          <table:table-cell table:number-columns-repeated="2" table:style-name="ce1"/>
          <table:table-cell office:value-type="string" table:style-name="ce1">
            <text:p>http://www.ncbi.nlm.nih.gov/entrez/query.fcgi?CMD=Search&amp;DB=PubMed&amp;term=CHES1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HKA </text:p>
          </table:table-cell>
          <table:table-cell office:value-type="string" table:style-name="ce1">
            <text:p>Choline kinase alpha</text:p>
          </table:table-cell>
          <table:table-cell table:style-name="ce1"/>
          <table:table-cell office:value-type="string" table:style-name="ce1">
            <text:p>http://www.ncbi.nlm.nih.gov/SNP/snp_ref.cgi?locusId=1119</text:p>
          </table:table-cell>
          <table:table-cell office:value-type="string" table:style-name="ce1">
            <text:p>http://us.expasy.org/cgi-bin/niceprot.pl?P35790</text:p>
          </table:table-cell>
          <table:table-cell office:value-type="string" table:style-name="ce1">
            <text:p>http://www.ncbi.nlm.nih.gov/entrez/query.fcgi?db=homologene&amp;cmd=search&amp;term=CHKA</text:p>
          </table:table-cell>
          <table:table-cell table:style-name="ce1"/>
          <table:table-cell office:value-type="string" table:style-name="ce1">
            <text:p>http://www.proteinatlas.org/ENSG00000110721</text:p>
          </table:table-cell>
          <table:table-cell office:value-type="string" table:style-name="ce1">
            <text:p>http://www.ncbi.nlm.nih.gov/entrez/query.fcgi?cmd=Retrieve&amp;db=pubmed&amp;dopt=Abstract&amp;list_uids=15381369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KM</text:p>
          </table:table-cell>
          <table:table-cell office:value-type="string" table:style-name="ce1">
            <text:p>Creatin kinase m-chain</text:p>
          </table:table-cell>
          <table:table-cell office:value-type="string" table:style-name="ce1">
            <text:p>http://www.hgmd.cf.ac.uk/ac/gene.php?gene=CKM</text:p>
          </table:table-cell>
          <table:table-cell office:value-type="string" table:style-name="ce1">
            <text:p>http://www.ncbi.nlm.nih.gov/SNP/snp_ref.cgi?chooseRs=coding&amp;go=Go&amp;locusId=1158</text:p>
          </table:table-cell>
          <table:table-cell office:value-type="string" table:style-name="ce1">
            <text:p>http://www.expasy.org/uniprot/P06732</text:p>
          </table:table-cell>
          <table:table-cell office:value-type="string" table:style-name="ce1">
            <text:p>http://www.ncbi.nlm.nih.gov/sites/entrez?itool=gene_full_report&amp;DbFrom=gene&amp;Cmd=Link&amp;LinkName=gene_homologene&amp;IdsFromResult=1158</text:p>
          </table:table-cell>
          <table:table-cell office:value-type="string" table:style-name="ce1">
            <text:p>http://www.biocarta.com/pathfiles/h_SARSpathway.asp</text:p>
          </table:table-cell>
          <table:table-cell table:style-name="ce1"/>
          <table:table-cell office:value-type="string" table:style-name="ce1">
            <text:p>http://www.ncbi.nlm.nih.gov/entrez/query.fcgi?CMD=Search&amp;DB=PubMed&amp;term=%22creatine%20kinase%20m-chain%22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LD17</text:p>
          </table:table-cell>
          <table:table-cell office:value-type="string" table:style-name="ce1">
            <text:p>Claudin 17</text:p>
          </table:table-cell>
          <table:table-cell table:style-name="ce1"/>
          <table:table-cell office:value-type="string" table:style-name="ce1">
            <text:p>http://www.ncbi.nlm.nih.gov/SNP//snp_ref.cgi?locusId=26285</text:p>
          </table:table-cell>
          <table:table-cell office:value-type="string" table:style-name="ce1">
            <text:p>http://au.expasy.org/cgi-bin/niceprot.pl?P56750</text:p>
          </table:table-cell>
          <table:table-cell office:value-type="string" table:style-name="ce1">
            <text:p>http://www.ncbi.nlm.nih.gov/entrez/query.fcgi?db=homologene&amp;cmd=search&amp;term=CLDN17</text:p>
          </table:table-cell>
          <table:table-cell office:value-type="string" table:style-name="ce1">
            <text:p>http://www.genome.jp/dbget-bin/show_pathway?hsa04514+26285</text:p>
          </table:table-cell>
          <table:table-cell table:style-name="ce1"/>
          <table:table-cell office:value-type="string" table:style-name="ce1">
            <text:p>http://www.ncbi.nlm.nih.gov/entrez/query.fcgi?CMD=Search&amp;DB=PubMed&amp;term=claudin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LU</text:p>
          </table:table-cell>
          <table:table-cell office:value-type="string" table:style-name="ce1">
            <text:p>Clusterin</text:p>
          </table:table-cell>
          <table:table-cell office:value-type="string" table:style-name="ce1">
            <text:p>http://www.hgmd.cf.ac.uk/ac/gene.php?gene=CLU</text:p>
          </table:table-cell>
          <table:table-cell office:value-type="string" table:style-name="ce1">
            <text:p>http://www.ncbi.nlm.nih.gov/SNP/snp_ref.cgi?chooseRs=coding&amp;go=Go&amp;locusId=1191</text:p>
          </table:table-cell>
          <table:table-cell office:value-type="string" table:style-name="ce1">
            <text:p>http://beta.uniprot.org/uniprot/P10909</text:p>
          </table:table-cell>
          <table:table-cell office:value-type="string" table:style-name="ce1">
            <text:p>http://www.ncbi.nlm.nih.gov/sites/entrez?itool=gene_full_report&amp;DbFrom=gene&amp;Cmd=Link&amp;LinkName=gene_homologene&amp;IdsFromResult=1191</text:p>
          </table:table-cell>
          <table:table-cell office:value-type="string" table:style-name="ce1">
            <text:p>http://www.ebi.ac.uk/intact/binary-search/faces/search.xhtml?query=P10909</text:p>
          </table:table-cell>
          <table:table-cell office:value-type="string" table:style-name="ce1">
            <text:p>http://www.proteinatlas.org/tissue_profile.php?antibody_id=572</text:p>
          </table:table-cell>
          <table:table-cell office:value-type="string" table:style-name="ce1">
            <text:p>http://www.ncbi.nlm.nih.gov/entrez/query.fcgi?CMD=Search&amp;DB=PubMed&amp;term=Clusterin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OL1A2</text:p>
          </table:table-cell>
          <table:table-cell office:value-type="string" table:style-name="ce1">
            <text:p>Collagen type 1 alpha 2</text:p>
          </table:table-cell>
          <table:table-cell office:value-type="string" table:style-name="ce1">
            <text:p>http://www.hgmd.cf.ac.uk/ac/gene.php?gene=COL1A2</text:p>
          </table:table-cell>
          <table:table-cell office:value-type="string" table:style-name="ce1">
            <text:p>http://www.ncbi.nlm.nih.gov/SNP/snp_ref.cgi?locusId=1278</text:p>
          </table:table-cell>
          <table:table-cell office:value-type="string" table:style-name="ce1">
            <text:p>http://ca.expasy.org/uniprot/P08123</text:p>
          </table:table-cell>
          <table:table-cell office:value-type="string" table:style-name="ce1">
            <text:p>http://www.ncbi.nlm.nih.gov/entrez/query.fcgi?cmd=Retrieve&amp;db=homologene&amp;dopt=HomoloGene&amp;list_uids=69</text:p>
          </table:table-cell>
          <table:table-cell table:number-columns-repeated="2" table:style-name="ce1"/>
          <table:table-cell office:value-type="string" table:style-name="ce1">
            <text:p>http://www.ncbi.nlm.nih.gov/entrez/query.fcgi?CMD=Search&amp;DB=PubMed&amp;term=COL1A2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OPS5</text:p>
          </table:table-cell>
          <table:table-cell office:value-type="string" table:style-name="ce1">
            <text:p>COP9 constitutive photomorphogenic homolog subunit 5</text:p>
          </table:table-cell>
          <table:table-cell office:value-type="string" table:style-name="ce1">
            <text:p>http://www.hgmd.cf.ac.uk/ac/gene.php?gene=COPS5</text:p>
          </table:table-cell>
          <table:table-cell office:value-type="string" table:style-name="ce1">
            <text:p>http://www.ncbi.nlm.nih.gov/SNP/snp_ref.cgi?chooseRs=coding&amp;go=Go&amp;locusId=10987</text:p>
          </table:table-cell>
          <table:table-cell office:value-type="string" table:style-name="ce1">
            <text:p>http://www.expasy.org/uniprot/Q92905</text:p>
          </table:table-cell>
          <table:table-cell office:value-type="string" table:style-name="ce1">
            <text:p>http://www.ncbi.nlm.nih.gov/sites/entrez?itool=gene_full_report&amp;DbFrom=gene&amp;Cmd=Link&amp;LinkName=gene_homologene&amp;IdsFromResult=10987</text:p>
          </table:table-cell>
          <table:table-cell office:value-type="string" table:style-name="ce1">
            <text:p>http://www.biocarta.com/pathfiles/h_hifPathway.asp</text:p>
          </table:table-cell>
          <table:table-cell office:value-type="string" table:style-name="ce1">
            <text:p>http://www.proteinatlas.org/tissue_profile.php?antibody_id=HPA004845</text:p>
          </table:table-cell>
          <table:table-cell office:value-type="string" table:style-name="ce1">
            <text:p>http://www.ncbi.nlm.nih.gov/entrez/query.fcgi?CMD=Search&amp;DB=PubMed&amp;term=jab1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OX1</text:p>
          </table:table-cell>
          <table:table-cell office:value-type="string" table:style-name="ce1">
            <text:p>Cyclooxygenase 1</text:p>
          </table:table-cell>
          <table:table-cell table:style-name="ce1"/>
          <table:table-cell office:value-type="string" table:style-name="ce1">
            <text:p>http://www.ncbi.nlm.nih.gov/SNP/snp_ref.cgi?locusId=5742</text:p>
          </table:table-cell>
          <table:table-cell office:value-type="string" table:style-name="ce1">
            <text:p>http://www.expasy.org/cgi-bin/niceprot.pl?P23219</text:p>
          </table:table-cell>
          <table:table-cell office:value-type="string" table:style-name="ce1">
            <text:p>http://www.ncbi.nlm.nih.gov/entrez/query.fcgi?cmd=Retrieve&amp;db=homologene&amp;dopt=HomoloGene&amp;list_uids=743</text:p>
          </table:table-cell>
          <table:table-cell office:value-type="string" table:style-name="ce1">
            <text:p>http://www.biocarta.com/pathfiles/h_sppaPathway.asp</text:p>
          </table:table-cell>
          <table:table-cell table:style-name="ce1"/>
          <table:table-cell office:value-type="string" table:style-name="ce1">
            <text:p>http://www.ncbi.nlm.nih.gov/entrez/query.fcgi?CMD=Search&amp;DB=PubMed&amp;term=COX1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OX2 </text:p>
          </table:table-cell>
          <table:table-cell office:value-type="string" table:style-name="ce1">
            <text:p>Cyclooxygenase 2</text:p>
          </table:table-cell>
          <table:table-cell table:style-name="ce1"/>
          <table:table-cell office:value-type="string" table:style-name="ce1">
            <text:p>http://www.ncbi.nlm.nih.gov/SNP/snp_ref.cgi?locusId=5743</text:p>
          </table:table-cell>
          <table:table-cell office:value-type="string" table:style-name="ce1">
            <text:p>http://www.expasy.org/cgi-bin/niceprot.pl?P35354</text:p>
          </table:table-cell>
          <table:table-cell office:value-type="string" table:style-name="ce1">
            <text:p>http://www.ncbi.nlm.nih.gov/entrez/query.fcgi?cmd=Retrieve&amp;db=homologene&amp;dopt=HomoloGene&amp;list_uids=31000</text:p>
          </table:table-cell>
          <table:table-cell office:value-type="string" table:style-name="ce1">
            <text:p>http://www.biocarta.com/pathfiles/h_AcetaminophenPathway.asp</text:p>
          </table:table-cell>
          <table:table-cell table:style-name="ce1"/>
          <table:table-cell office:value-type="string" table:style-name="ce1">
            <text:p>http://www.ncbi.nlm.nih.gov/entrez/query.fcgi?CMD=Search&amp;DB=PubMed&amp;term=COX2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RABP2</text:p>
          </table:table-cell>
          <table:table-cell office:value-type="string" table:style-name="ce1">
            <text:p>Cellular Retinoic Acid Binding Protein 2</text:p>
          </table:table-cell>
          <table:table-cell table:style-name="ce1"/>
          <table:table-cell office:value-type="string" table:style-name="ce1">
            <text:p>http://www.ncbi.nlm.nih.gov/SNP/snp_ref.cgi?chooseRs=coding&amp;go=Go&amp;locusId=1382</text:p>
          </table:table-cell>
          <table:table-cell office:value-type="string" table:style-name="ce1">
            <text:p>http://www.expasy.org/uniprot/P29373</text:p>
          </table:table-cell>
          <table:table-cell office:value-type="string" table:style-name="ce1">
            <text:p>http://www.ncbi.nlm.nih.gov/sites/entrez?itool=gene_full_report&amp;DbFrom=gene&amp;Cmd=Link&amp;LinkName=gene_homologene&amp;IdsFromResult=1382</text:p>
          </table:table-cell>
          <table:table-cell office:value-type="string" table:style-name="ce1">
            <text:p>http://www.genome.jp/dbget-bin/show_pathway?hsa01430+3911</text:p>
          </table:table-cell>
          <table:table-cell office:value-type="string" table:style-name="ce1">
            <text:p>http://www.proteinatlas.org/ENSG00000143320</text:p>
          </table:table-cell>
          <table:table-cell office:value-type="string" table:style-name="ce1">
            <text:p>http://www.ncbi.nlm.nih.gov/entrez/query.fcgi?CMD=Search&amp;DB=PubMed&amp;term=CRABP2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RNN </text:p>
          </table:table-cell>
          <table:table-cell office:value-type="string" table:style-name="ce1">
            <text:p>Cornulin</text:p>
          </table:table-cell>
          <table:table-cell table:style-name="ce1"/>
          <table:table-cell office:value-type="string" table:style-name="ce1">
            <text:p>http://www.ncbi.nlm.nih.gov/SNP/snp_ref.cgi?locusId=49860</text:p>
          </table:table-cell>
          <table:table-cell office:value-type="string" table:style-name="ce1">
            <text:p>http://www.uniprot.org/uniprot/Q9UBG3</text:p>
          </table:table-cell>
          <table:table-cell table:number-columns-repeated="2" table:style-name="ce1"/>
          <table:table-cell office:value-type="string" table:style-name="ce1">
            <text:p>http://www.proteinatlas.org/tissue_profile.php?antibody_id=24343&amp;g_no=ENSG00000143536</text:p>
          </table:table-cell>
          <table:table-cell office:value-type="string" table:style-name="ce1">
            <text:p>http://www.ncbi.nlm.nih.gov/entrez/query.fcgi?CMD=Search&amp;DB=PubMed&amp;term=Cornulin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RYAB </text:p>
          </table:table-cell>
          <table:table-cell office:value-type="string" table:style-name="ce1">
            <text:p>Crystallin, alpha B</text:p>
          </table:table-cell>
          <table:table-cell office:value-type="string" table:style-name="ce1">
            <text:p>http://www.hgmd.cf.ac.uk/ac/gene.php?gene=CRYAB</text:p>
          </table:table-cell>
          <table:table-cell office:value-type="string" table:style-name="ce1">
            <text:p>http://www.ncbi.nlm.nih.gov/SNP/snp_ref.cgi?chooseRs=coding&amp;go=Go&amp;locusId=1410</text:p>
          </table:table-cell>
          <table:table-cell office:value-type="string" table:style-name="ce1">
            <text:p>http://www.uniprot.org/uniprot/P02511</text:p>
          </table:table-cell>
          <table:table-cell office:value-type="string" table:style-name="ce1">
            <text:p>http://www.ncbi.nlm.nih.gov/sites/entrez?itool=gene_full_report&amp;DbFrom=gene&amp;Cmd=Link&amp;LinkName=gene_homologene&amp;IdsFromResult=1410</text:p>
          </table:table-cell>
          <table:table-cell office:value-type="string" table:style-name="ce1">
            <text:p>http://www.ebi.ac.uk/intact/binary-search/faces/search.xhtml?query=P02511</text:p>
          </table:table-cell>
          <table:table-cell office:value-type="string" table:style-name="ce1">
            <text:p>http://www.proteinatlas.org/tissue_profile.php?antibody_id=CAB002053</text:p>
          </table:table-cell>
          <table:table-cell office:value-type="string" table:style-name="ce1">
            <text:p>http://www.ncbi.nlm.nih.gov/entrez/query.fcgi?CMD=Search&amp;DB=PubMed&amp;term=CRYAB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SF1R</text:p>
          </table:table-cell>
          <table:table-cell office:value-type="string" table:style-name="ce1">
            <text:p>Colony stimulating factor 1 receptor</text:p>
          </table:table-cell>
          <table:table-cell office:value-type="string" table:style-name="ce1">
            <text:p>http://www.hgmd.cf.ac.uk/ac/gene.php?gene=CSF1R</text:p>
          </table:table-cell>
          <table:table-cell office:value-type="string" table:style-name="ce1">
            <text:p>http://www.ncbi.nlm.nih.gov/SNP/snp_ref.cgi?chooseRs=coding&amp;go=Go&amp;locusId=1436</text:p>
          </table:table-cell>
          <table:table-cell office:value-type="string" table:style-name="ce1">
            <text:p>http://www.expasy.org/uniprot/P07333</text:p>
          </table:table-cell>
          <table:table-cell office:value-type="string" table:style-name="ce1">
            <text:p>http://www.ncbi.nlm.nih.gov/sites/entrez?itool=gene_full_report&amp;DbFrom=gene&amp;Cmd=Link&amp;LinkName=gene_homologene&amp;IdsFromResult=1436</text:p>
          </table:table-cell>
          <table:table-cell office:value-type="string" table:style-name="ce1">
            <text:p>http://www.genome.jp/dbget-bin/show_pathway?hsa04060+1436</text:p>
          </table:table-cell>
          <table:table-cell office:value-type="string" table:style-name="ce1">
            <text:p>http://www.proteinatlas.org/tissue_profile.php?antibody_id=8970</text:p>
          </table:table-cell>
          <table:table-cell office:value-type="string" table:style-name="ce1">
            <text:p>http://www.ncbi.nlm.nih.gov/entrez/query.fcgi?CMD=Search&amp;DB=PubMed&amp;term=CSF1R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SMD1</text:p>
          </table:table-cell>
          <table:table-cell office:value-type="string" table:style-name="ce1">
            <text:p>CUB and Sushi multiple domains 1</text:p>
          </table:table-cell>
          <table:table-cell table:style-name="ce1"/>
          <table:table-cell office:value-type="string" table:style-name="ce1">
            <text:p>http://www.ncbi.nlm.nih.gov/SNP/snp_ref.cgi?chooseRs=coding&amp;go=Go&amp;locusId=64478</text:p>
          </table:table-cell>
          <table:table-cell office:value-type="string" table:style-name="ce1">
            <text:p>http://beta.uniprot.org/uniprot/Q96PZ7</text:p>
          </table:table-cell>
          <table:table-cell office:value-type="string" table:style-name="ce1">
            <text:p>http://www.ncbi.nlm.nih.gov/sites/entrez?itool=gene_full_report&amp;DbFrom=gene&amp;Cmd=Link&amp;LinkName=gene_homologene&amp;IdsFromResult=64478</text:p>
          </table:table-cell>
          <table:table-cell office:value-type="string" table:style-name="ce1">
            <text:p>http://www.ebi.ac.uk/intact/binary-search/faces/search.xhtml?query=Q96PZ7</text:p>
          </table:table-cell>
          <table:table-cell table:style-name="ce1"/>
          <table:table-cell office:value-type="string" table:style-name="ce1">
            <text:p>http://www.ncbi.nlm.nih.gov/entrez/query.fcgi?CMD=Search&amp;DB=PubMed&amp;term=CSMD1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STA</text:p>
          </table:table-cell>
          <table:table-cell office:value-type="string" table:style-name="ce1">
            <text:p>Cystatin A (stefin A)</text:p>
          </table:table-cell>
          <table:table-cell table:style-name="ce1"/>
          <table:table-cell office:value-type="string" table:style-name="ce1">
            <text:p>http://www.ncbi.nlm.nih.gov/SNP/snp_ref.cgi?chooseRs=coding&amp;go=Go&amp;locusId=1475</text:p>
          </table:table-cell>
          <table:table-cell office:value-type="string" table:style-name="ce1">
            <text:p>http://beta.uniprot.org/uniprot/P01040</text:p>
          </table:table-cell>
          <table:table-cell office:value-type="string" table:style-name="ce1">
            <text:p>http://www.ncbi.nlm.nih.gov/sites/entrez?itool=gene_full_report&amp;DbFrom=gene&amp;Cmd=Link&amp;LinkName=gene_homologene&amp;IdsFromResult=1475</text:p>
          </table:table-cell>
          <table:table-cell office:value-type="string" table:style-name="ce1">
            <text:p>http://www.ebi.ac.uk/intact/binary-search/faces/search.xhtml?query=P31949</text:p>
          </table:table-cell>
          <table:table-cell office:value-type="string" table:style-name="ce1">
            <text:p>http://www.proteinatlas.org/tissue_profile.php?antibody_id=HPA001031</text:p>
          </table:table-cell>
          <table:table-cell office:value-type="string" table:style-name="ce1">
            <text:p>http://www.ncbi.nlm.nih.gov/entrez/query.fcgi?CMD=Search&amp;DB=PubMed&amp;term=cystatin%20A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STB</text:p>
          </table:table-cell>
          <table:table-cell office:value-type="string" table:style-name="ce1">
            <text:p>Cystatin B (stefin B)</text:p>
          </table:table-cell>
          <table:table-cell table:style-name="ce1"/>
          <table:table-cell office:value-type="string" table:style-name="ce1">
            <text:p>http://www.ncbi.nlm.nih.gov/SNP//snp_ref.cgi?locusId=1476</text:p>
          </table:table-cell>
          <table:table-cell office:value-type="string" table:style-name="ce1">
            <text:p>http://au.expasy.org/cgi-bin/niceprot.pl?P04080</text:p>
          </table:table-cell>
          <table:table-cell office:value-type="string" table:style-name="ce1">
            <text:p>http://www.ncbi.nlm.nih.gov/entrez/query.fcgi?db=gene&amp;cmd=Display&amp;dopt=gene_homologene&amp;from_uid=1476</text:p>
          </table:table-cell>
          <table:table-cell table:style-name="ce1"/>
          <table:table-cell office:value-type="string" table:style-name="ce1">
            <text:p>http://www.proteinatlas.org/tissue_profile.php?antibody_id=470</text:p>
          </table:table-cell>
          <table:table-cell office:value-type="string" table:style-name="ce1">
            <text:p>http://www.ncbi.nlm.nih.gov/entrez/query.fcgi?CMD=Search&amp;DB=PubMed&amp;term=Cystatin%20B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TLA4</text:p>
          </table:table-cell>
          <table:table-cell office:value-type="string" table:style-name="ce1">
            <text:p>cytotoxic T-lymphocyte-associated protein 4</text:p>
          </table:table-cell>
          <table:table-cell table:style-name="ce1"/>
          <table:table-cell office:value-type="string" table:style-name="ce1">
            <text:p>http://www.ncbi.nlm.nih.gov/SNP/snp_ref.cgi?chooseRs=coding&amp;go=Go&amp;locusId=1493</text:p>
          </table:table-cell>
          <table:table-cell office:value-type="string" table:style-name="ce1">
            <text:p>http://beta.uniprot.org/uniprot/P16410</text:p>
          </table:table-cell>
          <table:table-cell office:value-type="string" table:style-name="ce1">
            <text:p>http://www.ncbi.nlm.nih.gov/sites/entrez?itool=gene_full_report&amp;DbFrom=gene&amp;Cmd=Link&amp;LinkName=gene_homologene&amp;IdsFromResult=1493</text:p>
          </table:table-cell>
          <table:table-cell office:value-type="string" table:style-name="ce1">
            <text:p>http://www.genome.jp/dbget-bin/show_pathway?hsa04514+1493</text:p>
          </table:table-cell>
          <table:table-cell table:style-name="ce1"/>
          <table:table-cell office:value-type="string" table:style-name="ce1">
            <text:p>http://www.ncbi.nlm.nih.gov/entrez/query.fcgi?CMD=Search&amp;DB=PubMed&amp;term=%22CTLA-4%22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TNNBIP1</text:p>
          </table:table-cell>
          <table:table-cell office:value-type="string" table:style-name="ce1">
            <text:p> Beta catenin</text:p>
          </table:table-cell>
          <table:table-cell table:style-name="ce1"/>
          <table:table-cell office:value-type="string" table:style-name="ce1">
            <text:p>http://www.ncbi.nlm.nih.gov/SNP/snp_ref.cgi?locusId=56998</text:p>
          </table:table-cell>
          <table:table-cell office:value-type="string" table:style-name="ce1">
            <text:p>http://ca.expasy.org/cgi-bin/get-sprot-entry?Q9NSA3</text:p>
          </table:table-cell>
          <table:table-cell office:value-type="string" table:style-name="ce1">
            <text:p>http://www.ncbi.nlm.nih.gov/entrez/query.fcgi?cmd=Retrieve&amp;db=homologene&amp;dopt=HomoloGene&amp;list_uids=10641</text:p>
          </table:table-cell>
          <table:table-cell office:value-type="string" table:style-name="ce1">
            <text:p>http://www.biocarta.com/pathfiles/h_p53hypoxiaPathway.asp</text:p>
          </table:table-cell>
          <table:table-cell office:value-type="string" table:style-name="ce1">
            <text:p>http://www.proteinatlas.org/ENSG00000178585</text:p>
          </table:table-cell>
          <table:table-cell office:value-type="string" table:style-name="ce1">
            <text:p>http://www.ncbi.nlm.nih.gov/entrez/query.fcgi?CMD=Search&amp;DB=PubMed&amp;term=Beta%20catenin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TNND1</text:p>
          </table:table-cell>
          <table:table-cell office:value-type="string" table:style-name="ce1">
            <text:p>Catenin, delta 1</text:p>
          </table:table-cell>
          <table:table-cell table:style-name="ce1"/>
          <table:table-cell office:value-type="string" table:style-name="ce1">
            <text:p>http://www.ncbi.nlm.nih.gov/SNP/snp_ref.cgi?chooseRs=coding&amp;go=Go&amp;locusId=1500</text:p>
          </table:table-cell>
          <table:table-cell office:value-type="string" table:style-name="ce1">
            <text:p>http://www.uniprot.org/uniprot/O60716</text:p>
          </table:table-cell>
          <table:table-cell office:value-type="string" table:style-name="ce1">
            <text:p>http://www.ncbi.nlm.nih.gov/sites/entrez?itool=gene_full_report&amp;DbFrom=gene&amp;Cmd=Link&amp;LinkName=gene_homologene&amp;IdsFromResult=1500</text:p>
          </table:table-cell>
          <table:table-cell office:value-type="string" table:style-name="ce1">
            <text:p>http://www.genome.jp/dbget-bin/show_pathway?hsa04520+1500</text:p>
          </table:table-cell>
          <table:table-cell office:value-type="string" table:style-name="ce1">
            <text:p>http://www.proteinatlas.org/tissue_profile.php?antibody_id=CAB003837</text:p>
          </table:table-cell>
          <table:table-cell office:value-type="string" table:style-name="ce1">
            <text:p>http://www.ncbi.nlm.nih.gov/entrez/query.fcgi?CMD=Search&amp;DB=PubMed&amp;term=P120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TSB</text:p>
          </table:table-cell>
          <table:table-cell office:value-type="string" table:style-name="ce1">
            <text:p>Cathepsin B</text:p>
          </table:table-cell>
          <table:table-cell table:style-name="ce1"/>
          <table:table-cell office:value-type="string" table:style-name="ce1">
            <text:p>http://www.ncbi.nlm.nih.gov/SNP/snp_ref.cgi?locusId=1508</text:p>
          </table:table-cell>
          <table:table-cell office:value-type="string" table:style-name="ce1">
            <text:p>http://ca.expasy.org/cgi-bin/get-sprot-entry?P07858</text:p>
          </table:table-cell>
          <table:table-cell office:value-type="string" table:style-name="ce1">
            <text:p>http://www.ncbi.nlm.nih.gov/entrez/query.fcgi?cmd=Retrieve&amp;db=homologene&amp;dopt=HomoloGene&amp;list_uids=7285</text:p>
          </table:table-cell>
          <table:table-cell table:style-name="ce1"/>
          <table:table-cell office:value-type="string" table:style-name="ce1">
            <text:p>http://www.proteinatlas.org/tissue_profile.php?antibody_id=457</text:p>
          </table:table-cell>
          <table:table-cell office:value-type="string" table:style-name="ce1">
            <text:p>http://www.ncbi.nlm.nih.gov/entrez/query.fcgi?CMD=Search&amp;DB=PubMed&amp;term=cathepsin%20B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TSD</text:p>
          </table:table-cell>
          <table:table-cell office:value-type="string" table:style-name="ce1">
            <text:p>Cathepsin D</text:p>
          </table:table-cell>
          <table:table-cell office:value-type="string" table:style-name="ce1">
            <text:p>http://www.hgmd.cf.ac.uk/ac/gene.php?gene=CTSD</text:p>
          </table:table-cell>
          <table:table-cell office:value-type="string" table:style-name="ce1">
            <text:p>http://www.ncbi.nlm.nih.gov/SNP/snp_ref.cgi?locusId=1509</text:p>
          </table:table-cell>
          <table:table-cell office:value-type="string" table:style-name="ce1">
            <text:p>http://ca.expasy.org/cgi-bin/get-sprot-entry?P07339</text:p>
          </table:table-cell>
          <table:table-cell office:value-type="string" table:style-name="ce1">
            <text:p>http://www.ncbi.nlm.nih.gov/entrez/query.fcgi?cmd=Retrieve&amp;db=homologene&amp;dopt=HomoloGene&amp;list_uids=20449</text:p>
          </table:table-cell>
          <table:table-cell office:value-type="string" table:style-name="ce1">
            <text:p>http://www.biocarta.com/pathfiles/h_mta3Pathway.asp</text:p>
          </table:table-cell>
          <table:table-cell office:value-type="string" table:style-name="ce1">
            <text:p>http://www.proteinatlas.org/tissue_profile.php?antibody_id=109</text:p>
          </table:table-cell>
          <table:table-cell office:value-type="string" table:style-name="ce1">
            <text:p>http://www.ncbi.nlm.nih.gov/entrez/query.fcgi?CMD=Search&amp;DB=PubMed&amp;term=cathepsin%20D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TTN</text:p>
          </table:table-cell>
          <table:table-cell office:value-type="string" table:style-name="ce1">
            <text:p>Cortactin</text:p>
          </table:table-cell>
          <table:table-cell table:style-name="ce1"/>
          <table:table-cell office:value-type="string" table:style-name="ce1">
            <text:p>http://www.ncbi.nlm.nih.gov/SNP/snp_ref.cgi?chooseRs=coding&amp;go=Go&amp;locusId=2017</text:p>
          </table:table-cell>
          <table:table-cell office:value-type="string" table:style-name="ce1">
            <text:p>http://www.expasy.org/uniprot/Q14247</text:p>
          </table:table-cell>
          <table:table-cell office:value-type="string" table:style-name="ce1">
            <text:p>http://www.ncbi.nlm.nih.gov/sites/entrez?itool=gene_full_report&amp;DbFrom=gene&amp;Cmd=Link&amp;LinkName=gene_homologene&amp;IdsFromResult=2017</text:p>
          </table:table-cell>
          <table:table-cell office:value-type="string" table:style-name="ce1">
            <text:p>http://www.biocarta.com/pathfiles/h_agrPathway.asp</text:p>
          </table:table-cell>
          <table:table-cell office:value-type="string" table:style-name="ce1">
            <text:p>http://www.proteinatlas.org/tissue_profile.php?antibody_id=11235</text:p>
          </table:table-cell>
          <table:table-cell office:value-type="string" table:style-name="ce1">
            <text:p>http://www.ncbi.nlm.nih.gov/entrez/query.fcgi?CMD=Search&amp;DB=PubMed&amp;term=Cortactin+Oral%20cancer+expressio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XCR4</text:p>
          </table:table-cell>
          <table:table-cell office:value-type="string" table:style-name="ce1">
            <text:p>Chemokine (C-X-C motif) receptor 4</text:p>
          </table:table-cell>
          <table:table-cell office:value-type="string" table:style-name="ce1">
            <text:p>http://www.hgmd.cf.ac.uk/ac/gene.php?gene=CXCR4</text:p>
          </table:table-cell>
          <table:table-cell office:value-type="string" table:style-name="ce1">
            <text:p>http://www.ncbi.nlm.nih.gov/SNP/snp_ref.cgi?locusId=7852</text:p>
          </table:table-cell>
          <table:table-cell office:value-type="string" table:style-name="ce1">
            <text:p>http://ca.expasy.org/cgi-bin/get-sprot-entry?P61073</text:p>
          </table:table-cell>
          <table:table-cell office:value-type="string" table:style-name="ce1">
            <text:p>http://www.ncbi.nlm.nih.gov/entrez/query.fcgi?cmd=Retrieve&amp;db=homologene&amp;dopt=HomoloGene&amp;list_uids=20739</text:p>
          </table:table-cell>
          <table:table-cell office:value-type="string" table:style-name="ce1">
            <text:p>http://www.biocarta.com/pathfiles/h_cxcr4Pathway.asp</text:p>
          </table:table-cell>
          <table:table-cell office:value-type="string" table:style-name="ce1">
            <text:p>http://www.proteinatlas.org/ENSG00000121966</text:p>
          </table:table-cell>
          <table:table-cell office:value-type="string" table:style-name="ce1">
            <text:p>http://www.ncbi.nlm.nih.gov/entrez/query.fcgi?CMD=Search&amp;DB=PubMed&amp;term=CXCR4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YLD</text:p>
          </table:table-cell>
          <table:table-cell office:value-type="string" table:style-name="ce1">
            <text:p>Cylindromatosis (tubban tumor syndrome)</text:p>
          </table:table-cell>
          <table:table-cell office:value-type="string" table:style-name="ce1">
            <text:p>http://www.hgmd.cf.ac.uk/ac/gene.php?gene=CYLD</text:p>
          </table:table-cell>
          <table:table-cell office:value-type="string" table:style-name="ce1">
            <text:p>http://www.ncbi.nlm.nih.gov/SNP/snp_ref.cgi?chooseRs=coding&amp;go=Go&amp;locusId=1540</text:p>
          </table:table-cell>
          <table:table-cell office:value-type="string" table:style-name="ce1">
            <text:p>http://beta.uniprot.org/uniprot/Q9NQC7</text:p>
          </table:table-cell>
          <table:table-cell office:value-type="string" table:style-name="ce1">
            <text:p>http://www.ncbi.nlm.nih.gov/sites/entrez?itool=gene_full_report&amp;DbFrom=gene&amp;Cmd=Link&amp;LinkName=gene_homologene&amp;IdsFromResult=1540</text:p>
          </table:table-cell>
          <table:table-cell office:value-type="string" table:style-name="ce1">
            <text:p>http://www.ebi.ac.uk/intact/binary-search/faces/search.xhtml?query=CYLD</text:p>
          </table:table-cell>
          <table:table-cell office:value-type="string" table:style-name="ce1">
            <text:p>http://www.proteinatlas.org/tissue_profile.php?antibody_id=11713</text:p>
          </table:table-cell>
          <table:table-cell office:value-type="string" table:style-name="ce1">
            <text:p>http://www.ncbi.nlm.nih.gov/entrez/query.fcgi?CMD=Search&amp;DB=PubMed&amp;term=CYLD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YP1A1</text:p>
          </table:table-cell>
          <table:table-cell office:value-type="string" table:style-name="ce1">
            <text:p>Cytochrome p450 1A1</text:p>
          </table:table-cell>
          <table:table-cell office:value-type="string" table:style-name="ce1">
            <text:p>http://www.hgmd.cf.ac.uk/ac/gene.php?gene=CYP1A1</text:p>
          </table:table-cell>
          <table:table-cell office:value-type="string" table:style-name="ce1">
            <text:p>http://www.ncbi.nlm.nih.gov/SNP/snp_ref.cgi?locusId=1543</text:p>
          </table:table-cell>
          <table:table-cell office:value-type="string" table:style-name="ce1">
            <text:p>http://www.expasy.org/cgi-bin/niceprot.pl?P04798</text:p>
          </table:table-cell>
          <table:table-cell office:value-type="string" table:style-name="ce1">
            <text:p>http://www.ncbi.nlm.nih.gov/entrez/query.fcgi?cmd=Retrieve&amp;db=homologene&amp;dopt=HomoloGene&amp;list_uids=20141</text:p>
          </table:table-cell>
          <table:table-cell office:value-type="string" table:style-name="ce1">
            <text:p>http://www.biocarta.com/pathfiles/h_AcetaminophenPathway.asp</text:p>
          </table:table-cell>
          <table:table-cell office:value-type="string" table:style-name="ce1">
            <text:p>http://www.proteinatlas.org/ENSG00000140465</text:p>
          </table:table-cell>
          <table:table-cell office:value-type="string" table:style-name="ce1">
            <text:p>http://www.ncbi.nlm.nih.gov/entrez/query.fcgi?CMD=Search&amp;DB=PubMed&amp;term=CYP1A1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YP2D6 </text:p>
          </table:table-cell>
          <table:table-cell office:value-type="string" table:style-name="ce1">
            <text:p>Cytochrome p450 2D6</text:p>
          </table:table-cell>
          <table:table-cell office:value-type="string" table:style-name="ce1">
            <text:p>http://www.hgmd.cf.ac.uk/ac/gene.php?gene=CYP2D6</text:p>
          </table:table-cell>
          <table:table-cell office:value-type="string" table:style-name="ce1">
            <text:p>http://www.ncbi.nlm.nih.gov/SNP/snp_ref.cgi?locusId=1565</text:p>
          </table:table-cell>
          <table:table-cell office:value-type="string" table:style-name="ce1">
            <text:p>http://ca.expasy.org/cgi-bin/get-sprot-entry?P10635</text:p>
          </table:table-cell>
          <table:table-cell table:style-name="ce1"/>
          <table:table-cell office:value-type="string" table:style-name="ce1">
            <text:p>http://www.genome.ad.jp/dbget-bin/get_pathway?org_name=hsa&amp;mapno=00071</text:p>
          </table:table-cell>
          <table:table-cell table:style-name="ce1"/>
          <table:table-cell office:value-type="string" table:style-name="ce1">
            <text:p>http://www.ncbi.nlm.nih.gov/entrez/query.fcgi?CMD=Search&amp;DB=PubMed&amp;term=CYP2D6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YP2E1</text:p>
          </table:table-cell>
          <table:table-cell office:value-type="string" table:style-name="ce1">
            <text:p>Cytochrome P450, family 2, subfamily E, polypeptide 1</text:p>
          </table:table-cell>
          <table:table-cell office:value-type="string" table:style-name="ce1">
            <text:p>http://www.hgmd.cf.ac.uk/ac/gene.php?gene=CYP2E1</text:p>
          </table:table-cell>
          <table:table-cell office:value-type="string" table:style-name="ce1">
            <text:p>http://www.ncbi.nlm.nih.gov/SNP/snp_ref.cgi?chooseRs=coding&amp;go=Go&amp;locusId=1571</text:p>
          </table:table-cell>
          <table:table-cell office:value-type="string" table:style-name="ce1">
            <text:p>http://www.expasy.org/uniprot/P05181</text:p>
          </table:table-cell>
          <table:table-cell office:value-type="string" table:style-name="ce1">
            <text:p>http://www.ncbi.nlm.nih.gov/sites/entrez?itool=gene_full_report&amp;DbFrom=gene&amp;Cmd=Link&amp;LinkName=gene_homologene&amp;IdsFromResult=1571</text:p>
          </table:table-cell>
          <table:table-cell office:value-type="string" table:style-name="ce1">
            <text:p>http://www.genome.jp/dbget-bin/show_pathway?hsa00590+1571</text:p>
          </table:table-cell>
          <table:table-cell office:value-type="string" table:style-name="ce1">
            <text:p>http://www.proteinatlas.org/tissue_profile.php?antibody_id=9128</text:p>
          </table:table-cell>
          <table:table-cell office:value-type="string" table:style-name="ce1">
            <text:p>http://www.ncbi.nlm.nih.gov/entrez/query.fcgi?CMD=Search&amp;DB=PubMed&amp;term=CYP2E1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YP3A5P2</text:p>
          </table:table-cell>
          <table:table-cell office:value-type="string" table:style-name="ce1">
            <text:p>Cytochrome P450, family 3, subfamily A, polypeptide 5</text:p>
          </table:table-cell>
          <table:table-cell table:style-name="ce1"/>
          <table:table-cell office:value-type="string" table:style-name="ce1">
            <text:p>http://www.ncbi.nlm.nih.gov/SNP//snp_ref.cgi?locusId=79424</text:p>
          </table:table-cell>
          <table:table-cell office:value-type="string" table:style-name="ce1">
            <text:p>http://www.uniprot.org/uniprot/P20815</text:p>
          </table:table-cell>
          <table:table-cell table:style-name="ce1"/>
          <table:table-cell office:value-type="string" table:style-name="ce1">
            <text:p>http://www.genome.jp/dbget-bin/show_pathway?hsa00361+1577</text:p>
          </table:table-cell>
          <table:table-cell table:style-name="ce1"/>
          <table:table-cell office:value-type="string" table:style-name="ce1">
            <text:p>http://www.ncbi.nlm.nih.gov/entrez/query.fcgi?CMD=Search&amp;DB=PubMed&amp;term=CYP3A5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YPA</text:p>
          </table:table-cell>
          <table:table-cell office:value-type="string" table:style-name="ce1">
            <text:p>(Cyclophilin A) Peptidylprolyl isomerase A</text:p>
          </table:table-cell>
          <table:table-cell table:style-name="ce1"/>
          <table:table-cell office:value-type="string" table:style-name="ce1">
            <text:p>http://www.ncbi.nlm.nih.gov/SNP/snp_ref.cgi?locusId=5478</text:p>
          </table:table-cell>
          <table:table-cell office:value-type="string" table:style-name="ce1">
            <text:p>http://us.expasy.org/cgi-bin/get-sprot-entry?P05092</text:p>
          </table:table-cell>
          <table:table-cell office:value-type="string" table:style-name="ce1">
            <text:p>http://www.ncbi.nlm.nih.gov/entrez/query.fcgi?cmd=Retrieve&amp;db=homologene&amp;dopt=HomoloGene&amp;list_uids=32060</text:p>
          </table:table-cell>
          <table:table-cell office:value-type="string" table:style-name="ce1">
            <text:p>http://www.biocarta.com/pathfiles/h_il2rbPathway.asp</text:p>
          </table:table-cell>
          <table:table-cell office:value-type="string" table:style-name="ce1">
            <text:p>http://www.proteinatlas.org/ENSG00000196262</text:p>
          </table:table-cell>
          <table:table-cell office:value-type="string" table:style-name="ce1">
            <text:p>http://www.ncbi.nlm.nih.gov/entrez/query.fcgi?CMD=Search&amp;DB=PubMed&amp;term=Cyclophilin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DBC1</text:p>
          </table:table-cell>
          <table:table-cell office:value-type="string" table:style-name="ce1">
            <text:p>Deleted in bladder cancer 1</text:p>
          </table:table-cell>
          <table:table-cell table:style-name="ce1"/>
          <table:table-cell office:value-type="string" table:style-name="ce1">
            <text:p>http://www.ncbi.nlm.nih.gov/SNP/snp_ref.cgi?chooseRs=coding&amp;go=Go&amp;locusId=1620</text:p>
          </table:table-cell>
          <table:table-cell office:value-type="string" table:style-name="ce1">
            <text:p>http://beta.uniprot.org/uniprot/O60477</text:p>
          </table:table-cell>
          <table:table-cell office:value-type="string" table:style-name="ce1">
            <text:p>http://www.ncbi.nlm.nih.gov/sites/entrez?itool=gene_full_report&amp;DbFrom=gene&amp;Cmd=Link&amp;LinkName=gene_homologene&amp;IdsFromResult=1620</text:p>
          </table:table-cell>
          <table:table-cell office:value-type="string" table:style-name="ce1">
            <text:p>http://www.ebi.ac.uk/intact/binary-search/faces/search.xhtml?query=DBC1</text:p>
          </table:table-cell>
          <table:table-cell office:value-type="string" table:style-name="ce1">
            <text:p>http://www.proteinatlas.org/ENSG00000078725</text:p>
          </table:table-cell>
          <table:table-cell office:value-type="string" table:style-name="ce1">
            <text:p>http://www.ncbi.nlm.nih.gov/entrez/query.fcgi?CMD=Search&amp;DB=PubMed&amp;term=DBC1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DBI</text:p>
          </table:table-cell>
          <table:table-cell office:value-type="string" table:style-name="ce1">
            <text:p>Diazepam binding inhibitor</text:p>
          </table:table-cell>
          <table:table-cell table:style-name="ce1"/>
          <table:table-cell office:value-type="string" table:style-name="ce1">
            <text:p>http://www.ncbi.nlm.nih.gov/SNP//snp_ref.cgi?locusId=1622</text:p>
          </table:table-cell>
          <table:table-cell office:value-type="string" table:style-name="ce1">
            <text:p>http://us.expasy.org/cgi-bin/niceprot.pl?P07108</text:p>
          </table:table-cell>
          <table:table-cell office:value-type="string" table:style-name="ce1">
            <text:p>http://www.ncbi.nlm.nih.gov/entrez/query.fcgi?db=gene&amp;cmd=Display&amp;dopt=gene_homologene&amp;from_uid=1622</text:p>
          </table:table-cell>
          <table:table-cell table:style-name="ce1"/>
          <table:table-cell office:value-type="string" table:style-name="ce1">
            <text:p>http://www.proteinatlas.org/ENSG00000155368</text:p>
          </table:table-cell>
          <table:table-cell office:value-type="string" table:style-name="ce1">
            <text:p>http://www.ncbi.nlm.nih.gov/entrez/query.fcgi?CMD=Search&amp;DB=PubMed&amp;term=Diazepam%20binding%20inhibitor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DCC</text:p>
          </table:table-cell>
          <table:table-cell office:value-type="string" table:style-name="ce1">
            <text:p>Deleted in colorectal carcinoma</text:p>
          </table:table-cell>
          <table:table-cell office:value-type="string" table:style-name="ce1">
            <text:p>http://www.hgmd.cf.ac.uk/ac/gene.php?gene=DCC</text:p>
          </table:table-cell>
          <table:table-cell office:value-type="string" table:style-name="ce1">
            <text:p>http://www.ncbi.nlm.nih.gov/SNP/snp_ref.cgi?chooseRs=coding&amp;go=Go&amp;locusId=1630</text:p>
          </table:table-cell>
          <table:table-cell office:value-type="string" table:style-name="ce1">
            <text:p>http://beta.uniprot.org/uniprot/P43146</text:p>
          </table:table-cell>
          <table:table-cell office:value-type="string" table:style-name="ce1">
            <text:p>http://www.ncbi.nlm.nih.gov/sites/entrez?itool=gene_full_report&amp;DbFrom=gene&amp;Cmd=Link&amp;LinkName=gene_homologene&amp;IdsFromResult=1630</text:p>
          </table:table-cell>
          <table:table-cell office:value-type="string" table:style-name="ce1">
            <text:p>http://www.genome.jp/dbget-bin/show_pathway?hsa04360+1630</text:p>
          </table:table-cell>
          <table:table-cell office:value-type="string" table:style-name="ce1">
            <text:p>http://www.proteinatlas.org/tissue_profile.php?antibody_id=CAB004505</text:p>
          </table:table-cell>
          <table:table-cell office:value-type="string" table:style-name="ce1">
            <text:p>http://www.ncbi.nlm.nih.gov/entrez/query.fcgi?CMD=Search&amp;DB=PubMed&amp;term=DCC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DCN</text:p>
          </table:table-cell>
          <table:table-cell office:value-type="string" table:style-name="ce1">
            <text:p>Decorin</text:p>
          </table:table-cell>
          <table:table-cell office:value-type="string" table:style-name="ce1">
            <text:p>http://www.hgmd.cf.ac.uk/ac/gene.php?gene=DCN</text:p>
          </table:table-cell>
          <table:table-cell office:value-type="string" table:style-name="ce1">
            <text:p>http://www.ncbi.nlm.nih.gov/SNP/snp_ref.cgi?locusId=1634</text:p>
          </table:table-cell>
          <table:table-cell office:value-type="string" table:style-name="ce1">
            <text:p>http://ca.expasy.org/cgi-bin/get-sprot-entry?P07585</text:p>
          </table:table-cell>
          <table:table-cell office:value-type="string" table:style-name="ce1">
            <text:p>http://www.ncbi.nlm.nih.gov/entrez/query.fcgi?cmd=Retrieve&amp;db=homologene&amp;dopt=HomoloGene&amp;list_uids=22430</text:p>
          </table:table-cell>
          <table:table-cell office:value-type="string" table:style-name="ce1">
            <text:p>http://www.biocarta.com/pathfiles/h_slrpPathway.asp</text:p>
          </table:table-cell>
          <table:table-cell office:value-type="string" table:style-name="ce1">
            <text:p>http://www.proteinatlas.org/ENSG00000011465</text:p>
          </table:table-cell>
          <table:table-cell office:value-type="string" table:style-name="ce1">
            <text:p>http://www.ncbi.nlm.nih.gov/entrez/query.fcgi?CMD=Search&amp;DB=PubMed&amp;term=DCN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DCUN1D1</text:p>
          </table:table-cell>
          <table:table-cell office:value-type="string" table:style-name="ce1">
            <text:p>Defective in cullin neddylation 1, domain 1</text:p>
          </table:table-cell>
          <table:table-cell table:style-name="ce1"/>
          <table:table-cell office:value-type="string" table:style-name="ce1">
            <text:p>http://www.ncbi.nlm.nih.gov/SNP/snp_ref.cgi?chooseRs=coding&amp;go=Go&amp;locusId=54165</text:p>
          </table:table-cell>
          <table:table-cell office:value-type="string" table:style-name="ce1">
            <text:p>http://beta.uniprot.org/uniprot/Q96GG9</text:p>
          </table:table-cell>
          <table:table-cell office:value-type="string" table:style-name="ce1">
            <text:p>http://www.ncbi.nlm.nih.gov/sites/entrez?itool=gene_full_report&amp;DbFrom=gene&amp;Cmd=Link&amp;LinkName=gene_homologene&amp;IdsFromResult=54165</text:p>
          </table:table-cell>
          <table:table-cell office:value-type="string" table:style-name="ce1">
            <text:p>http://www.ebi.ac.uk/intact/binary-search/faces/search.xhtml?query=dcun1d1</text:p>
          </table:table-cell>
          <table:table-cell office:value-type="string" table:style-name="ce1">
            <text:p>http://www.proteinatlas.org/ENSG00000043093</text:p>
          </table:table-cell>
          <table:table-cell office:value-type="string" table:style-name="ce1">
            <text:p>http://www.ncbi.nlm.nih.gov/entrez/query.fcgi?CMD=Search&amp;DB=PubMed&amp;term=DCUN1D1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DEFA1</text:p>
          </table:table-cell>
          <table:table-cell office:value-type="string" table:style-name="ce1">
            <text:p>Defensin, alpha1</text:p>
          </table:table-cell>
          <table:table-cell table:style-name="ce1"/>
          <table:table-cell office:value-type="string" table:style-name="ce1">
            <text:p>http://www.ncbi.nlm.nih.gov/SNP/snp_ref.cgi?chooseRs=all&amp;go=Go&amp;locusId=1667</text:p>
          </table:table-cell>
          <table:table-cell office:value-type="string" table:style-name="ce1">
            <text:p>http://www.uniprot.org/uniprot/P59665</text:p>
          </table:table-cell>
          <table:table-cell office:value-type="string" table:style-name="ce1">
            <text:p>http://www.ncbi.nlm.nih.gov/sites/entrez?itool=gene_full_report&amp;DbFrom=gene&amp;Cmd=Link&amp;LinkName=gene_homologene&amp;IdsFromResult=1667</text:p>
          </table:table-cell>
          <table:table-cell office:value-type="string" table:style-name="ce1">
            <text:p>http://www.ebi.ac.uk/intact/binary-search/faces/search.xhtml?query=P59665</text:p>
          </table:table-cell>
          <table:table-cell office:value-type="string" table:style-name="ce1">
            <text:p>http://www.proteinatlas.org/ENSG00000206047</text:p>
          </table:table-cell>
          <table:table-cell office:value-type="string" table:style-name="ce1">
            <text:p>http://www.ncbi.nlm.nih.gov/entrez/query.fcgi?CMD=Search&amp;DB=PubMed&amp;term=defensin,%20alpha%201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DEFA3</text:p>
          </table:table-cell>
          <table:table-cell office:value-type="string" table:style-name="ce1">
            <text:p>Defensin, alpha3</text:p>
          </table:table-cell>
          <table:table-cell table:style-name="ce1"/>
          <table:table-cell office:value-type="string" table:style-name="ce1">
            <text:p>http://www.ncbi.nlm.nih.gov/SNP/snp_ref.cgi?chooseRs=coding&amp;go=Go&amp;locusId=1668</text:p>
          </table:table-cell>
          <table:table-cell office:value-type="string" table:style-name="ce1">
            <text:p>http://www.uniprot.org/uniprot/P59666</text:p>
          </table:table-cell>
          <table:table-cell office:value-type="string" table:style-name="ce1">
            <text:p>http://www.ncbi.nlm.nih.gov/sites/entrez?itool=gene_full_report&amp;DbFrom=gene&amp;Cmd=Link&amp;LinkName=gene_homologene&amp;IdsFromResult=1668</text:p>
          </table:table-cell>
          <table:table-cell table:number-columns-repeated="2" table:style-name="ce1"/>
          <table:table-cell office:value-type="string" table:style-name="ce1">
            <text:p>http://www.ncbi.nlm.nih.gov/entrez/query.fcgi?CMD=Search&amp;DB=PubMed&amp;term=defensin,%20alpha%203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DNASE1L3 </text:p>
          </table:table-cell>
          <table:table-cell office:value-type="string" table:style-name="ce1">
            <text:p>Deoxyribonuclease I-like 3</text:p>
          </table:table-cell>
          <table:table-cell table:style-name="ce1"/>
          <table:table-cell office:value-type="string" table:style-name="ce1">
            <text:p>http://www.ncbi.nlm.nih.gov/SNP/snp_ref.cgi?locusId=1776</text:p>
          </table:table-cell>
          <table:table-cell office:value-type="string" table:style-name="ce1">
            <text:p>http://us.expasy.org/cgi-bin/niceprot.pl?Q13609</text:p>
          </table:table-cell>
          <table:table-cell office:value-type="string" table:style-name="ce1">
            <text:p>http://www.ncbi.nlm.nih.gov/entrez/query.fcgi?db=homologene&amp;cmd=search&amp;term=DNASE1L3</text:p>
          </table:table-cell>
          <table:table-cell table:number-columns-repeated="2" table:style-name="ce1"/>
          <table:table-cell office:value-type="string" table:style-name="ce1">
            <text:p>http://www.ncbi.nlm.nih.gov/entrez/query.fcgi?cmd=Retrieve&amp;db=pubmed&amp;dopt=Abstract&amp;list_uids=12618198&amp;query_hl=61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DOC1</text:p>
          </table:table-cell>
          <table:table-cell office:value-type="string" table:style-name="ce1">
            <text:p>CDK2-associated protein 1</text:p>
          </table:table-cell>
          <table:table-cell table:style-name="ce1"/>
          <table:table-cell office:value-type="string" table:style-name="ce1">
            <text:p>http://www.ncbi.nlm.nih.gov/SNP/snp_ref.cgi?locusId=8099</text:p>
          </table:table-cell>
          <table:table-cell office:value-type="string" table:style-name="ce1">
            <text:p>http://ca.expasy.org/cgi-bin/get-sprot-entry?Q13597</text:p>
          </table:table-cell>
          <table:table-cell office:value-type="string" table:style-name="ce1">
            <text:p>http://www.ncbi.nlm.nih.gov/entrez/query.fcgi?cmd=Retrieve&amp;db=homologene&amp;dopt=HomoloGene&amp;list_uids=3411</text:p>
          </table:table-cell>
          <table:table-cell table:style-name="ce1"/>
          <table:table-cell office:value-type="string" table:style-name="ce1">
            <text:p>http://www.proteinatlas.org/ENSG00000111328</text:p>
          </table:table-cell>
          <table:table-cell office:value-type="string" table:style-name="ce1">
            <text:p>http://www.ncbi.nlm.nih.gov/entrez/query.fcgi?CMD=Search&amp;DB=PubMed&amp;term=CDK2AP1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DSG1</text:p>
          </table:table-cell>
          <table:table-cell office:value-type="string" table:style-name="ce1">
            <text:p>Desmoglein 1</text:p>
          </table:table-cell>
          <table:table-cell office:value-type="string" table:style-name="ce1">
            <text:p>http://www.hgmd.cf.ac.uk/ac/gene.php?gene=DSG1</text:p>
          </table:table-cell>
          <table:table-cell office:value-type="string" table:style-name="ce1">
            <text:p>http://www.ncbi.nlm.nih.gov/SNP//snp_ref.cgi?locusId=1828</text:p>
          </table:table-cell>
          <table:table-cell office:value-type="string" table:style-name="ce1">
            <text:p>http://au.expasy.org/cgi-bin/niceprot.pl?Q02413</text:p>
          </table:table-cell>
          <table:table-cell office:value-type="string" table:style-name="ce1">
            <text:p>http://www.ncbi.nlm.nih.gov/entrez/query.fcgi?db=homologene&amp;cmd=search&amp;term=DSG1</text:p>
          </table:table-cell>
          <table:table-cell table:style-name="ce1"/>
          <table:table-cell office:value-type="string" table:style-name="ce1">
            <text:p>http://www.proteinatlas.org/ENSG00000134760</text:p>
          </table:table-cell>
          <table:table-cell office:value-type="string" table:style-name="ce1">
            <text:p>http://www.ncbi.nlm.nih.gov/entrez/query.fcgi?CMD=Search&amp;DB=PubMed&amp;term=Desmoglein%201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DSG3 </text:p>
          </table:table-cell>
          <table:table-cell office:value-type="string" table:style-name="ce1">
            <text:p>Desmoglein 3 (pemphigus vulgaris antigen)</text:p>
          </table:table-cell>
          <table:table-cell table:style-name="ce1"/>
          <table:table-cell office:value-type="string" table:style-name="ce1">
            <text:p>http://www.ncbi.nlm.nih.gov/SNP/snp_ref.cgi?chooseRs=coding&amp;go=Go&amp;locusId=1830</text:p>
          </table:table-cell>
          <table:table-cell office:value-type="string" table:style-name="ce1">
            <text:p>http://beta.uniprot.org/uniprot/P32926</text:p>
          </table:table-cell>
          <table:table-cell office:value-type="string" table:style-name="ce1">
            <text:p>http://www.ncbi.nlm.nih.gov/sites/entrez?itool=gene_full_report&amp;DbFrom=gene&amp;Cmd=Link&amp;LinkName=gene_homologene&amp;IdsFromResult=1830</text:p>
          </table:table-cell>
          <table:table-cell office:value-type="string" table:style-name="ce1">
            <text:p>http://www.genome.jp/dbget-bin/show_pathway?hsa01430+1830</text:p>
          </table:table-cell>
          <table:table-cell office:value-type="string" table:style-name="ce1">
            <text:p>http://www.proteinatlas.org/tissue_profile.php?antibody_id=2792</text:p>
          </table:table-cell>
          <table:table-cell office:value-type="string" table:style-name="ce1">
            <text:p>http://www.ncbi.nlm.nih.gov/entrez/query.fcgi?CMD=Search&amp;DB=PubMed&amp;term=DSG3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DSP</text:p>
          </table:table-cell>
          <table:table-cell office:value-type="string" table:style-name="ce1">
            <text:p>Desmoplakin</text:p>
          </table:table-cell>
          <table:table-cell office:value-type="string" table:style-name="ce1">
            <text:p>http://www.hgmd.cf.ac.uk/ac/gene.php?gene=DSP</text:p>
          </table:table-cell>
          <table:table-cell office:value-type="string" table:style-name="ce1">
            <text:p>http://www.ncbi.nlm.nih.gov/SNP//snp_ref.cgi?locusId=1832</text:p>
          </table:table-cell>
          <table:table-cell office:value-type="string" table:style-name="ce1">
            <text:p>http://us.expasy.org/cgi-bin/niceprot.pl?P15924</text:p>
          </table:table-cell>
          <table:table-cell office:value-type="string" table:style-name="ce1">
            <text:p>http://www.ncbi.nlm.nih.gov/entrez/query.fcgi?db=gene&amp;cmd=Display&amp;dopt=gene_homologene&amp;from_uid=1832</text:p>
          </table:table-cell>
          <table:table-cell table:style-name="ce1"/>
          <table:table-cell office:value-type="string" table:style-name="ce1">
            <text:p>http://www.proteinatlas.org/tissue_profile.php?antibody_id=2139</text:p>
          </table:table-cell>
          <table:table-cell office:value-type="string" table:style-name="ce1">
            <text:p>http://www.ncbi.nlm.nih.gov/entrez/query.fcgi?CMD=Search&amp;DB=PubMed&amp;term=Desmoplakin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DZIP1  </text:p>
          </table:table-cell>
          <table:table-cell office:value-type="string" table:style-name="ce1">
            <text:p>DAZ interacting protein 1</text:p>
          </table:table-cell>
          <table:table-cell table:style-name="ce1"/>
          <table:table-cell office:value-type="string" table:style-name="ce1">
            <text:p>http://www.ncbi.nlm.nih.gov/SNP/snp_ref.cgi?locusId=22873</text:p>
          </table:table-cell>
          <table:table-cell office:value-type="string" table:style-name="ce1">
            <text:p>http://au.expasy.org/cgi-bin/niceprot.pl?Q86YF9</text:p>
          </table:table-cell>
          <table:table-cell office:value-type="string" table:style-name="ce1">
            <text:p>http://www.ncbi.nlm.nih.gov/entrez/query.fcgi?db=homologene&amp;cmd=search&amp;term=dzip1</text:p>
          </table:table-cell>
          <table:table-cell table:number-columns-repeated="2" table:style-name="ce1"/>
          <table:table-cell office:value-type="string" table:style-name="ce1">
            <text:p>http://www.ncbi.nlm.nih.gov/entrez/query.fcgi?cmd=Retrieve&amp;db=pubmed&amp;dopt=Abstract&amp;list_uids=15381369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E2F1</text:p>
          </table:table-cell>
          <table:table-cell office:value-type="string" table:style-name="ce1">
            <text:p> Regulator of p16-cyclin D-Rb pathway</text:p>
          </table:table-cell>
          <table:table-cell table:style-name="ce1"/>
          <table:table-cell office:value-type="string" table:style-name="ce1">
            <text:p>http://www.ncbi.nlm.nih.gov/SNP/snp_ref.cgi?locusId=1869</text:p>
          </table:table-cell>
          <table:table-cell office:value-type="string" table:style-name="ce1">
            <text:p>http://ca.expasy.org/cgi-bin/get-sprot-entry?Q01094</text:p>
          </table:table-cell>
          <table:table-cell office:value-type="string" table:style-name="ce1">
            <text:p>http://www.ncbi.nlm.nih.gov/entrez/query.fcgi?cmd=Retrieve&amp;db=homologene&amp;dopt=HomoloGene&amp;list_uids=3828</text:p>
          </table:table-cell>
          <table:table-cell office:value-type="string" table:style-name="ce1">
            <text:p>http://www.biocarta.com/pathfiles/h_g1Pathway.asp</text:p>
          </table:table-cell>
          <table:table-cell office:value-type="string" table:style-name="ce1">
            <text:p>http://www.proteinatlas.org/ENSG00000101412</text:p>
          </table:table-cell>
          <table:table-cell office:value-type="string" table:style-name="ce1">
            <text:p>http://www.ncbi.nlm.nih.gov/entrez/query.fcgi?CMD=Search&amp;DB=PubMed&amp;term=E2F1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EGFR</text:p>
          </table:table-cell>
          <table:table-cell office:value-type="string" table:style-name="ce1">
            <text:p> Epidermal growth factor receptor</text:p>
          </table:table-cell>
          <table:table-cell office:value-type="string" table:style-name="ce1">
            <text:p>http://www.hgmd.cf.ac.uk/ac/search.php</text:p>
          </table:table-cell>
          <table:table-cell office:value-type="string" table:style-name="ce1">
            <text:p>http://www.ncbi.nlm.nih.gov/SNP/snp_ref.cgi?locusId=1956</text:p>
          </table:table-cell>
          <table:table-cell office:value-type="string" table:style-name="ce1">
            <text:p>http://us.expasy.org/cgi-bin/niceprot.pl?P00533</text:p>
          </table:table-cell>
          <table:table-cell office:value-type="string" table:style-name="ce1">
            <text:p>http://www.ncbi.nlm.nih.gov/entrez/query.fcgi?cmd=Retrieve&amp;db=homologene&amp;dopt=HomoloGene&amp;list_uids=21082</text:p>
          </table:table-cell>
          <table:table-cell office:value-type="string" table:style-name="ce1">
            <text:p>http://www.biocarta.com/pathfiles/h_no1Pathway.asp</text:p>
          </table:table-cell>
          <table:table-cell office:value-type="string" table:style-name="ce1">
            <text:p>http://www.proteinatlas.org/tissue_profile.php?antibody_id=35</text:p>
          </table:table-cell>
          <table:table-cell office:value-type="string" table:style-name="ce1">
            <text:p>http://www.ncbi.nlm.nih.gov/entrez/query.fcgi?CMD=Search&amp;DB=PubMed&amp;term=EGFR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EEF1A1</text:p>
          </table:table-cell>
          <table:table-cell office:value-type="string" table:style-name="ce1">
            <text:p>Eukaryotic translation elongation factor 1 alpha 1</text:p>
          </table:table-cell>
          <table:table-cell table:style-name="ce1"/>
          <table:table-cell office:value-type="string" table:style-name="ce1">
            <text:p>http://www.ncbi.nlm.nih.gov/SNP//snp_ref.cgi?locusId=1915</text:p>
          </table:table-cell>
          <table:table-cell office:value-type="string" table:style-name="ce1">
            <text:p>http://au.expasy.org/cgi-bin/niceprot.pl?P68104</text:p>
          </table:table-cell>
          <table:table-cell office:value-type="string" table:style-name="ce1">
            <text:p>http://www.ncbi.nlm.nih.gov/entrez/query.fcgi?db=homologene&amp;cmd=search&amp;term=EEF1A1</text:p>
          </table:table-cell>
          <table:table-cell table:number-columns-repeated="2" table:style-name="ce1"/>
          <table:table-cell office:value-type="string" table:style-name="ce1">
            <text:p>http://www.ncbi.nlm.nih.gov/entrez/query.fcgi?CMD=Search&amp;DB=PubMed&amp;term=EEF1A1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EIF4E</text:p>
          </table:table-cell>
          <table:table-cell office:value-type="string" table:style-name="ce1">
            <text:p>Eukaryotic translation initiation factor 4E</text:p>
          </table:table-cell>
          <table:table-cell table:style-name="ce1"/>
          <table:table-cell office:value-type="string" table:style-name="ce1">
            <text:p>http://www.ncbi.nlm.nih.gov/SNP/snp_ref.cgi?locusId=1977</text:p>
          </table:table-cell>
          <table:table-cell office:value-type="string" table:style-name="ce1">
            <text:p>http://ca.expasy.org/cgi-bin/get-sprot-entry?P06730</text:p>
          </table:table-cell>
          <table:table-cell office:value-type="string" table:style-name="ce1">
            <text:p>http://www.ncbi.nlm.nih.gov/entrez/query.fcgi?cmd=Retrieve&amp;db=homologene&amp;dopt=HomoloGene&amp;list_uids=1488</text:p>
          </table:table-cell>
          <table:table-cell office:value-type="string" table:style-name="ce1">
            <text:p>http://www.biocarta.com/pathfiles/h_mTORPathway.asp</text:p>
          </table:table-cell>
          <table:table-cell office:value-type="string" table:style-name="ce1">
            <text:p>http://www.proteinatlas.org/tissue_profile.php?antibody_id=4077</text:p>
          </table:table-cell>
          <table:table-cell office:value-type="string" table:style-name="ce1">
            <text:p>http://www.ncbi.nlm.nih.gov/entrez/query.fcgi?CMD=Search&amp;DB=PubMed&amp;term=EIF4E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ENO1</text:p>
          </table:table-cell>
          <table:table-cell office:value-type="string" table:style-name="ce1">
            <text:p>Enolase 1</text:p>
          </table:table-cell>
          <table:table-cell table:style-name="ce1"/>
          <table:table-cell office:value-type="string" table:style-name="ce1">
            <text:p>http://www.ncbi.nlm.nih.gov/SNP/snp_ref.cgi?chooseRs=coding&amp;go=Go&amp;locusId=2023</text:p>
          </table:table-cell>
          <table:table-cell office:value-type="string" table:style-name="ce1">
            <text:p>http://www.expasy.org/uniprot/P06733</text:p>
          </table:table-cell>
          <table:table-cell office:value-type="string" table:style-name="ce1">
            <text:p>http://www.ncbi.nlm.nih.gov/sites/entrez?itool=gene_full_report&amp;DbFrom=gene&amp;Cmd=Link&amp;LinkName=gene_homologene&amp;IdsFromResult=2023</text:p>
          </table:table-cell>
          <table:table-cell office:value-type="string" table:style-name="ce1">
            <text:p>http://www.biocarta.com/pathfiles/h_glycolysisPathway.asp</text:p>
          </table:table-cell>
          <table:table-cell office:value-type="string" table:style-name="ce1">
            <text:p>http://www.proteinatlas.org/ENSG00000074800</text:p>
          </table:table-cell>
          <table:table-cell office:value-type="string" table:style-name="ce1">
            <text:p>http://www.ncbi.nlm.nih.gov/entrez/query.fcgi?CMD=Search&amp;DB=PubMed&amp;term=alpha-enolase+Oral%20cancer+expressio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EPHB4</text:p>
          </table:table-cell>
          <table:table-cell office:value-type="string" table:style-name="ce1">
            <text:p>Epoxide hydroxylase 1</text:p>
          </table:table-cell>
          <table:table-cell table:style-name="ce1"/>
          <table:table-cell office:value-type="string" table:style-name="ce1">
            <text:p>http://www.ncbi.nlm.nih.gov/SNP/snp_ref.cgi?locusId=2050</text:p>
          </table:table-cell>
          <table:table-cell office:value-type="string" table:style-name="ce1">
            <text:p>http://ca.expasy.org/cgi-bin/get-sprot-entry?P54760</text:p>
          </table:table-cell>
          <table:table-cell office:value-type="string" table:style-name="ce1">
            <text:p>http://www.ncbi.nlm.nih.gov/entrez/query.fcgi?cmd=Retrieve&amp;db=homologene&amp;dopt=HomoloGene&amp;list_uids=20939</text:p>
          </table:table-cell>
          <table:table-cell table:style-name="ce1"/>
          <table:table-cell office:value-type="string" table:style-name="ce1">
            <text:p>http://www.proteinatlas.org/ENSG00000196411</text:p>
          </table:table-cell>
          <table:table-cell office:value-type="string" table:style-name="ce1">
            <text:p>http://www.ncbi.nlm.nih.gov/entrez/query.fcgi?CMD=Search&amp;DB=PubMed&amp;term=EPHB4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EPHX1</text:p>
          </table:table-cell>
          <table:table-cell office:value-type="string" table:style-name="ce1">
            <text:p>Human microsomal expoxide hydrolase</text:p>
          </table:table-cell>
          <table:table-cell office:value-type="string" table:style-name="ce1">
            <text:p>http://www.hgmd.cf.ac.uk/ac/gene.php?gene=EPHX1</text:p>
          </table:table-cell>
          <table:table-cell office:value-type="string" table:style-name="ce1">
            <text:p>http://www.ncbi.nlm.nih.gov/SNP/snp_ref.cgi?locusId=2052</text:p>
          </table:table-cell>
          <table:table-cell office:value-type="string" table:style-name="ce1">
            <text:p>http://www.expasy.org/cgi-bin/niceprot.pl?P07099</text:p>
          </table:table-cell>
          <table:table-cell office:value-type="string" table:style-name="ce1">
            <text:p>http://www.ncbi.nlm.nih.gov/entrez/query.fcgi?cmd=Retrieve&amp;db=homologene&amp;dopt=HomoloGene&amp;list_uids=94</text:p>
          </table:table-cell>
          <table:table-cell office:value-type="string" table:style-name="ce1">
            <text:p>http://www.genome.ad.jp/dbget-bin/get_pathway?org_name=hsa&amp;mapno=00625</text:p>
          </table:table-cell>
          <table:table-cell office:value-type="string" table:style-name="ce1">
            <text:p>http://www.proteinatlas.org/ENSG00000143819</text:p>
          </table:table-cell>
          <table:table-cell office:value-type="string" table:style-name="ce1">
            <text:p>http://www.ncbi.nlm.nih.gov/entrez/query.fcgi?CMD=Search&amp;DB=PubMed&amp;term=EPHX1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 EPLIN</text:p>
          </table:table-cell>
          <table:table-cell office:value-type="string" table:style-name="ce1">
            <text:p>Epithelial protein lost in neoplasm</text:p>
          </table:table-cell>
          <table:table-cell table:style-name="ce1"/>
          <table:table-cell office:value-type="string" table:style-name="ce1">
            <text:p>http://www.ncbi.nlm.nih.gov/SNP/snp_ref.cgi?locusId=51474</text:p>
          </table:table-cell>
          <table:table-cell office:value-type="string" table:style-name="ce1">
            <text:p>http://www.infobiogen.fr/srs7bin/cgi-bin/wgetz?-e+[{SWall}-acc:Q9UHB6]+-newId</text:p>
          </table:table-cell>
          <table:table-cell office:value-type="string" table:style-name="ce1">
            <text:p>http://www.ncbi.nlm.nih.gov/entrez/query.fcgi?cmd=Retrieve&amp;db=homologene&amp;dopt=HomoloGene&amp;list_uids=9484</text:p>
          </table:table-cell>
          <table:table-cell office:value-type="string" table:style-name="ce1">
            <text:p>http://www.biocarta.com/pathfiles/m_s1pPathway.asp</text:p>
          </table:table-cell>
          <table:table-cell office:value-type="string" table:style-name="ce1">
            <text:p>http://www.proteinatlas.org/ENSG00000050405</text:p>
          </table:table-cell>
          <table:table-cell office:value-type="string" table:style-name="ce1">
            <text:p>http://www.ncbi.nlm.nih.gov/entrez/query.fcgi?CMD=Search&amp;DB=PubMed&amp;term=EPLIN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ErbB2</text:p>
          </table:table-cell>
          <table:table-cell office:value-type="string" table:style-name="ce1">
            <text:p>Erythroblastic leukemia viral oncogene homolog 2</text:p>
          </table:table-cell>
          <table:table-cell office:value-type="string" table:style-name="ce1">
            <text:p>http://www.hgmd.cf.ac.uk/ac/gene.php?gene=ERBB2</text:p>
          </table:table-cell>
          <table:table-cell office:value-type="string" table:style-name="ce1">
            <text:p>http://www.ncbi.nlm.nih.gov/SNP/snp_ref.cgi?chooseRs=coding&amp;go=Go&amp;locusId=2064</text:p>
          </table:table-cell>
          <table:table-cell office:value-type="string" table:style-name="ce1">
            <text:p>http://beta.uniprot.org/uniprot/P04626</text:p>
          </table:table-cell>
          <table:table-cell office:value-type="string" table:style-name="ce1">
            <text:p>http://www.ncbi.nlm.nih.gov/sites/entrez?itool=gene_full_report&amp;DbFrom=gene&amp;Cmd=Link&amp;LinkName=gene_homologene&amp;IdsFromResult=2064</text:p>
          </table:table-cell>
          <table:table-cell office:value-type="string" table:style-name="ce1">
            <text:p>http://www.genome.jp/dbget-bin/show_pathway?hsa04012+2064</text:p>
          </table:table-cell>
          <table:table-cell office:value-type="string" table:style-name="ce1">
            <text:p>http://www.proteinatlas.org/tissue_profile.php?antibody_id=HPA007983</text:p>
          </table:table-cell>
          <table:table-cell office:value-type="string" table:style-name="ce1">
            <text:p>http://www.ncbi.nlm.nih.gov/entrez/query.fcgi?CMD=Search&amp;DB=PubMed&amp;term=ErbB2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ERBB4</text:p>
          </table:table-cell>
          <table:table-cell office:value-type="string" table:style-name="ce1">
            <text:p>v-erb-a erythroblastic leukemia viral oncogene homolog 4</text:p>
          </table:table-cell>
          <table:table-cell office:value-type="string" table:style-name="ce1">
            <text:p>http://www.hgmd.cf.ac.uk/ac/gene.php?gene=ERBB4</text:p>
          </table:table-cell>
          <table:table-cell office:value-type="string" table:style-name="ce1">
            <text:p>http://www.ncbi.nlm.nih.gov/SNP/snp_ref.cgi?chooseRs=coding&amp;go=Go&amp;locusId=2066</text:p>
          </table:table-cell>
          <table:table-cell office:value-type="string" table:style-name="ce1">
            <text:p>http://beta.uniprot.org/uniprot/Q15303</text:p>
          </table:table-cell>
          <table:table-cell office:value-type="string" table:style-name="ce1">
            <text:p>http://www.ncbi.nlm.nih.gov/sites/entrez?itool=gene_full_report&amp;DbFrom=gene&amp;Cmd=Link&amp;LinkName=gene_homologene&amp;IdsFromResult=2066</text:p>
          </table:table-cell>
          <table:table-cell office:value-type="string" table:style-name="ce1">
            <text:p>http://www.genome.jp/dbget-bin/show_pathway?hsa04012+2066</text:p>
          </table:table-cell>
          <table:table-cell office:value-type="string" table:style-name="ce1">
            <text:p>http://www.proteinatlas.org/tissue_profile.php?antibody_id=CAB000276</text:p>
          </table:table-cell>
          <table:table-cell office:value-type="string" table:style-name="ce1">
            <text:p>http://www.ncbi.nlm.nih.gov/entrez/query.fcgi?CMD=Search&amp;DB=PubMed&amp;term=erbb4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ETS1 </text:p>
          </table:table-cell>
          <table:table-cell office:value-type="string" table:style-name="ce1">
            <text:p>Erythroblastosis virus E26 oncogene homolog</text:p>
          </table:table-cell>
          <table:table-cell table:style-name="ce1"/>
          <table:table-cell office:value-type="string" table:style-name="ce1">
            <text:p>http://www.ncbi.nlm.nih.gov/SNP/snp_ref.cgi?locusId=2113</text:p>
          </table:table-cell>
          <table:table-cell office:value-type="string" table:style-name="ce1">
            <text:p>http://www.expasy.org/cgi-bin/niceprot.pl?P14921</text:p>
          </table:table-cell>
          <table:table-cell office:value-type="string" table:style-name="ce1">
            <text:p>http://www.ncbi.nlm.nih.gov/entrez/query.fcgi?cmd=Retrieve&amp;db=homologene&amp;dopt=HomoloGene&amp;list_uids=3837</text:p>
          </table:table-cell>
          <table:table-cell office:value-type="string" table:style-name="ce1">
            <text:p>http://www.biocarta.com/pathfiles/h_keratinocytePathway.asp</text:p>
          </table:table-cell>
          <table:table-cell office:value-type="string" table:style-name="ce1">
            <text:p>http://www.proteinatlas.org/ENSG00000134954</text:p>
          </table:table-cell>
          <table:table-cell office:value-type="string" table:style-name="ce1">
            <text:p>http://www.ncbi.nlm.nih.gov/entrez/query.fcgi?CMD=Search&amp;DB=PubMed&amp;term=ETS1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 ETV4</text:p>
          </table:table-cell>
          <table:table-cell office:value-type="string" table:style-name="ce1">
            <text:p>ets variant gene 4 (E1A enhancer binding protein, E1AF)</text:p>
          </table:table-cell>
          <table:table-cell table:style-name="ce1"/>
          <table:table-cell office:value-type="string" table:style-name="ce1">
            <text:p>http://www.ncbi.nlm.nih.gov/SNP/snp_ref.cgi?chooseRs=coding&amp;go=Go&amp;locusId=2118</text:p>
          </table:table-cell>
          <table:table-cell office:value-type="string" table:style-name="ce1">
            <text:p>http://beta.uniprot.org/uniprot/P43268</text:p>
          </table:table-cell>
          <table:table-cell office:value-type="string" table:style-name="ce1">
            <text:p>http://www.ncbi.nlm.nih.gov/sites/entrez?itool=gene_full_report&amp;DbFrom=gene&amp;Cmd=Link&amp;LinkName=gene_homologene&amp;IdsFromResult=2118</text:p>
          </table:table-cell>
          <table:table-cell office:value-type="string" table:style-name="ce1">
            <text:p>http://dip.doe-mbi.ucla.edu/dip/Browse.cgi?PK=748&amp;D=1</text:p>
          </table:table-cell>
          <table:table-cell office:value-type="string" table:style-name="ce1">
            <text:p>http://www.proteinatlas.org/ENSG00000175832</text:p>
          </table:table-cell>
          <table:table-cell office:value-type="string" table:style-name="ce1">
            <text:p>http://www.ncbi.nlm.nih.gov/entrez/query.fcgi?CMD=Search&amp;DB=PubMed&amp;term=E1AF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FABP5 </text:p>
          </table:table-cell>
          <table:table-cell office:value-type="string" table:style-name="ce1">
            <text:p>Fatty acid binding prtein-5</text:p>
          </table:table-cell>
          <table:table-cell office:value-type="string" table:style-name="ce1">
            <text:p>http://www.hgmd.cf.ac.uk/ac/gene.php?gene=FABP5</text:p>
          </table:table-cell>
          <table:table-cell office:value-type="string" table:style-name="ce1">
            <text:p>http://www.ncbi.nlm.nih.gov/SNP/snp_ref.cgi?chooseRs=coding&amp;go=Go&amp;locusId=2171</text:p>
          </table:table-cell>
          <table:table-cell office:value-type="string" table:style-name="ce1">
            <text:p>http://www.expasy.org/uniprot/Q01469</text:p>
          </table:table-cell>
          <table:table-cell office:value-type="string" table:style-name="ce1">
            <text:p>http://www.ncbi.nlm.nih.gov/sites/entrez?itool=gene_full_report&amp;DbFrom=gene&amp;Cmd=Link&amp;LinkName=gene_homologene&amp;IdsFromResult=2171</text:p>
          </table:table-cell>
          <table:table-cell office:value-type="string" table:style-name="ce1">
            <text:p>http://www.genome.ad.jp/dbget-bin/show_pathway?hsa03320+2171</text:p>
          </table:table-cell>
          <table:table-cell office:value-type="string" table:style-name="ce1">
            <text:p>http://www.proteinatlas.org/search_advanced.php</text:p>
          </table:table-cell>
          <table:table-cell office:value-type="string" table:style-name="ce1">
            <text:p>http://www.ncbi.nlm.nih.gov/entrez/query.fcgi?CMD=Search&amp;DB=PubMed&amp;term=%22fabp5%22%20AND%20%22e-FABP%22%20AND%20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FAT</text:p>
          </table:table-cell>
          <table:table-cell office:value-type="string" table:style-name="ce1">
            <text:p>FAT tumor suppressor homolog (Cadherin 7)</text:p>
          </table:table-cell>
          <table:table-cell table:style-name="ce1"/>
          <table:table-cell office:value-type="string" table:style-name="ce1">
            <text:p>http://www.ncbi.nlm.nih.gov/SNP/snp_ref.cgi?locusId=2195</text:p>
          </table:table-cell>
          <table:table-cell office:value-type="string" table:style-name="ce1">
            <text:p>http://au.expasy.org/cgi-bin/niceprot.pl?Q14517</text:p>
          </table:table-cell>
          <table:table-cell office:value-type="string" table:style-name="ce1">
            <text:p>http://www.ncbi.nlm.nih.gov/entrez/query.fcgi?db=homologene&amp;cmd=search&amp;term=FAT</text:p>
          </table:table-cell>
          <table:table-cell table:number-columns-repeated="2" table:style-name="ce1"/>
          <table:table-cell office:value-type="string" table:style-name="ce1">
            <text:p>http://www.ncbi.nlm.nih.gov/entrez/query.fcgi?CMD=Search&amp;DB=PubMed&amp;term=cadherin%207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FGF3</text:p>
          </table:table-cell>
          <table:table-cell office:value-type="string" table:style-name="ce1">
            <text:p>Fibroblast growth factor 3</text:p>
          </table:table-cell>
          <table:table-cell office:value-type="string" table:style-name="ce1">
            <text:p>http://www.hgmd.cf.ac.uk/ac/gene.php?gene=FGF3</text:p>
          </table:table-cell>
          <table:table-cell office:value-type="string" table:style-name="ce1">
            <text:p>http://www.ncbi.nlm.nih.gov/SNP/snp_ref.cgi?chooseRs=coding&amp;go=Go&amp;locusId=2248</text:p>
          </table:table-cell>
          <table:table-cell office:value-type="string" table:style-name="ce1">
            <text:p>http://beta.uniprot.org/uniprot/P11487</text:p>
          </table:table-cell>
          <table:table-cell office:value-type="string" table:style-name="ce1">
            <text:p>http://www.ncbi.nlm.nih.gov/sites/entrez?itool=gene_full_report&amp;DbFrom=gene&amp;Cmd=Link&amp;LinkName=gene_homologene&amp;IdsFromResult=2248</text:p>
          </table:table-cell>
          <table:table-cell office:value-type="string" table:style-name="ce1">
            <text:p>http://www.genome.jp/dbget-bin/show_pathway?hsa04010+2248</text:p>
          </table:table-cell>
          <table:table-cell office:value-type="string" table:style-name="ce1">
            <text:p>http://www.proteinatlas.org/ENSG00000186895</text:p>
          </table:table-cell>
          <table:table-cell office:value-type="string" table:style-name="ce1">
            <text:p>http://www.ncbi.nlm.nih.gov/entrez/query.fcgi?CMD=Search&amp;DB=PubMed&amp;term=FGF3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FGF4</text:p>
          </table:table-cell>
          <table:table-cell office:value-type="string" table:style-name="ce1">
            <text:p>Fibroblast growth factor 4</text:p>
          </table:table-cell>
          <table:table-cell table:style-name="ce1"/>
          <table:table-cell office:value-type="string" table:style-name="ce1">
            <text:p>http://www.ncbi.nlm.nih.gov/SNP/snp_ref.cgi?chooseRs=coding&amp;go=Go&amp;locusId=2249</text:p>
          </table:table-cell>
          <table:table-cell office:value-type="string" table:style-name="ce1">
            <text:p>http://beta.uniprot.org/uniprot/P08620</text:p>
          </table:table-cell>
          <table:table-cell office:value-type="string" table:style-name="ce1">
            <text:p>http://www.ncbi.nlm.nih.gov/sites/entrez?itool=gene_full_report&amp;DbFrom=gene&amp;Cmd=Link&amp;LinkName=gene_homologene&amp;IdsFromResult=2249http://www.ncbi.nlm.nih.gov/sites/entrez?itool=gene_full_report&amp;DbFrom=gene&amp;Cmd=Link&amp;LinkName=gene_homologene&amp;IdsFromResult=999</text:p>
          </table:table-cell>
          <table:table-cell office:value-type="string" table:style-name="ce1">
            <text:p>http://www.genome.jp/dbget-bin/show_pathway?hsa04010+2249</text:p>
          </table:table-cell>
          <table:table-cell office:value-type="string" table:style-name="ce1">
            <text:p>http://www.proteinatlas.org/ENSG00000075388</text:p>
          </table:table-cell>
          <table:table-cell office:value-type="string" table:style-name="ce1">
            <text:p>http://www.ncbi.nlm.nih.gov/entrez/query.fcgi?CMD=Search&amp;DB=PubMed&amp;term=FGF4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FGG</text:p>
          </table:table-cell>
          <table:table-cell office:value-type="string" table:style-name="ce1">
            <text:p>Fibrinogen, gamma polypeptide</text:p>
          </table:table-cell>
          <table:table-cell office:value-type="string" table:style-name="ce1">
            <text:p>http://www.hgmd.cf.ac.uk/ac/gene.php?gene=FGG</text:p>
          </table:table-cell>
          <table:table-cell office:value-type="string" table:style-name="ce1">
            <text:p>http://www.ncbi.nlm.nih.gov/SNP//snp_ref.cgi?locusId=2266</text:p>
          </table:table-cell>
          <table:table-cell office:value-type="string" table:style-name="ce1">
            <text:p>http://au.expasy.org/cgi-bin/niceprot.pl?P02679</text:p>
          </table:table-cell>
          <table:table-cell office:value-type="string" table:style-name="ce1">
            <text:p>http://www.ncbi.nlm.nih.gov/entrez/query.fcgi?db=homologene&amp;cmd=search&amp;term=FGG</text:p>
          </table:table-cell>
          <table:table-cell office:value-type="string" table:style-name="ce1">
            <text:p>http://www.biocarta.com/pathfiles/h_amiPathway.asp</text:p>
          </table:table-cell>
          <table:table-cell office:value-type="string" table:style-name="ce1">
            <text:p>http://www.proteinatlas.org/ENSG00000171557</text:p>
          </table:table-cell>
          <table:table-cell office:value-type="string" table:style-name="ce1">
            <text:p>http://www.ncbi.nlm.nih.gov/entrez/query.fcgi?CMD=Search&amp;DB=PubMed&amp;term=gamma%20fibrinogen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FHIT </text:p>
          </table:table-cell>
          <table:table-cell office:value-type="string" table:style-name="ce1">
            <text:p>Fragile histidine triad gene</text:p>
          </table:table-cell>
          <table:table-cell table:style-name="ce1"/>
          <table:table-cell office:value-type="string" table:style-name="ce1">
            <text:p>http://www.ncbi.nlm.nih.gov/SNP/snp_ref.cgi?locusId=2272</text:p>
          </table:table-cell>
          <table:table-cell office:value-type="string" table:style-name="ce1">
            <text:p>http://ca.expasy.org/cgi-bin/get-sprot-entry?P49789</text:p>
          </table:table-cell>
          <table:table-cell table:style-name="ce1"/>
          <table:table-cell office:value-type="string" table:style-name="ce1">
            <text:p>http://www.genome.ad.jp/dbget-bin/get_pathway?org_name=hsa&amp;mapno=00230</text:p>
          </table:table-cell>
          <table:table-cell office:value-type="string" table:style-name="ce1">
            <text:p>http://www.proteinatlas.org/tissue_profile.php?antibody_id=2684</text:p>
          </table:table-cell>
          <table:table-cell office:value-type="string" table:style-name="ce1">
            <text:p>http://www.ncbi.nlm.nih.gov/entrez/query.fcgi?CMD=Search&amp;DB=PubMed&amp;term=FHIT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 FN1   </text:p>
          </table:table-cell>
          <table:table-cell office:value-type="string" table:style-name="ce1">
            <text:p>Fibronectin</text:p>
          </table:table-cell>
          <table:table-cell table:style-name="ce1"/>
          <table:table-cell office:value-type="string" table:style-name="ce1">
            <text:p>http://www.ncbi.nlm.nih.gov/SNP/snp_ref.cgi?locusId=2335</text:p>
          </table:table-cell>
          <table:table-cell office:value-type="string" table:style-name="ce1">
            <text:p>http://www.uniprot.org/uniprot/P02751</text:p>
          </table:table-cell>
          <table:table-cell table:style-name="ce1"/>
          <table:table-cell office:value-type="string" table:style-name="ce1">
            <text:p>http://www.ebi.ac.uk/intact/pages/interactions/interactions.xhtml?query=P02751*</text:p>
          </table:table-cell>
          <table:table-cell office:value-type="string" table:style-name="ce1">
            <text:p>http://www.proteinatlas.org/tissue_profile.php?antibody_id=27066&amp;g_no=ENSG00000115414</text:p>
          </table:table-cell>
          <table:table-cell office:value-type="string" table:style-name="ce1">
            <text:p>http://www.ncbi.nlm.nih.gov/entrez/query.fcgi?CMD=Search&amp;DB=PubMed&amp;term=fibronectin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FOS   </text:p>
          </table:table-cell>
          <table:table-cell office:value-type="string" table:style-name="ce1">
            <text:p>v-fos FBJ murine osteosarcoma viral oncogene homolog</text:p>
          </table:table-cell>
          <table:table-cell table:style-name="ce1"/>
          <table:table-cell office:value-type="string" table:style-name="ce1">
            <text:p>http://www.ncbi.nlm.nih.gov/SNP/snp_ref.cgi?chooseRs=coding&amp;go=Go&amp;locusId=2353</text:p>
          </table:table-cell>
          <table:table-cell office:value-type="string" table:style-name="ce1">
            <text:p>http://www.expasy.org/uniprot/P01100</text:p>
          </table:table-cell>
          <table:table-cell office:value-type="string" table:style-name="ce1">
            <text:p>http://www.ncbi.nlm.nih.gov/sites/entrez?itool=gene_full_report&amp;DbFrom=gene&amp;Cmd=Link&amp;LinkName=gene_homologene&amp;IdsFromResult=2353</text:p>
          </table:table-cell>
          <table:table-cell office:value-type="string" table:style-name="ce1">
            <text:p>http://www.genome.jp/dbget-bin/show_pathway?hsa04010+2353</text:p>
          </table:table-cell>
          <table:table-cell office:value-type="string" table:style-name="ce1">
            <text:p>http://www.proteinatlas.org/tissue_profile.php?antibody_id=461</text:p>
          </table:table-cell>
          <table:table-cell office:value-type="string" table:style-name="ce1">
            <text:p>http://www.ncbi.nlm.nih.gov/entrez/query.fcgi?CMD=Search&amp;DB=PubMed&amp;term=FOS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FSCN1 </text:p>
          </table:table-cell>
          <table:table-cell office:value-type="string" table:style-name="ce1">
            <text:p>fascin homolog 1, actin-bundling protein</text:p>
          </table:table-cell>
          <table:table-cell table:style-name="ce1"/>
          <table:table-cell office:value-type="string" table:style-name="ce1">
            <text:p>http://www.ncbi.nlm.nih.gov/SNP/snp_ref.cgi?chooseRs=coding&amp;go=Go&amp;locusId=6624</text:p>
          </table:table-cell>
          <table:table-cell office:value-type="string" table:style-name="ce1">
            <text:p>http://www.expasy.org/uniprot/Q16658</text:p>
          </table:table-cell>
          <table:table-cell office:value-type="string" table:style-name="ce1">
            <text:p>http://www.ncbi.nlm.nih.gov/sites/entrez?itool=gene_full_report&amp;DbFrom=gene&amp;Cmd=Link&amp;LinkName=gene_homologene&amp;IdsFromResult=6624</text:p>
          </table:table-cell>
          <table:table-cell office:value-type="string" table:style-name="ce1">
            <text:p>http://www.ebi.ac.uk/intact/binary-search/faces/search.xhtml?query=Q16658</text:p>
          </table:table-cell>
          <table:table-cell office:value-type="string" table:style-name="ce1">
            <text:p>http://www.proteinatlas.org/tissue_profile.php?antibody_id=121</text:p>
          </table:table-cell>
          <table:table-cell office:value-type="string" table:style-name="ce1">
            <text:p>http://www.ncbi.nlm.nih.gov/entrez/query.fcgi?CMD=Search&amp;DB=PubMed&amp;term=P55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FXYD3  </text:p>
          </table:table-cell>
          <table:table-cell office:value-type="string" table:style-name="ce1">
            <text:p>FXDY domain-containing ion transport regulator 3</text:p>
          </table:table-cell>
          <table:table-cell table:style-name="ce1"/>
          <table:table-cell office:value-type="string" table:style-name="ce1">
            <text:p>http://www.ncbi.nlm.nih.gov/SNP/snp_ref.cgi?locusId=5349</text:p>
          </table:table-cell>
          <table:table-cell office:value-type="string" table:style-name="ce1">
            <text:p>http://au.expasy.org/cgi-bin/niceprot.pl?Q14802</text:p>
          </table:table-cell>
          <table:table-cell office:value-type="string" table:style-name="ce1">
            <text:p>http://www.ncbi.nlm.nih.gov/entrez/query.fcgi?db=homologene&amp;cmd=search&amp;term=FXYD3</text:p>
          </table:table-cell>
          <table:table-cell table:style-name="ce1"/>
          <table:table-cell office:value-type="string" table:style-name="ce1">
            <text:p>http://www.proteinatlas.org/ENSG00000089356</text:p>
          </table:table-cell>
          <table:table-cell office:value-type="string" table:style-name="ce1">
            <text:p>http://www.ncbi.nlm.nih.gov/entrez/query.fcgi?cmd=Retrieve&amp;db=pubmed&amp;dopt=Abstract&amp;list_uids=15381369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 FYB </text:p>
          </table:table-cell>
          <table:table-cell office:value-type="string" table:style-name="ce1">
            <text:p>FYN binding protein</text:p>
          </table:table-cell>
          <table:table-cell table:style-name="ce1"/>
          <table:table-cell office:value-type="string" table:style-name="ce1">
            <text:p>http://www.ncbi.nlm.nih.gov/SNP/snp_ref.cgi?locusId=2533</text:p>
          </table:table-cell>
          <table:table-cell office:value-type="string" table:style-name="ce1">
            <text:p>http://au.expasy.org/cgi-bin/niceprot.pl?O15117</text:p>
          </table:table-cell>
          <table:table-cell office:value-type="string" table:style-name="ce1">
            <text:p>http://www.ncbi.nlm.nih.gov/entrez/query.fcgi?db=homologene&amp;cmd=search&amp;term=fyb</text:p>
          </table:table-cell>
          <table:table-cell table:number-columns-repeated="2" table:style-name="ce1"/>
          <table:table-cell office:value-type="string" table:style-name="ce1">
            <text:p>http://www.ncbi.nlm.nih.gov/entrez/query.fcgi?CMD=Search&amp;DB=PubMed&amp;term=FYN%20binding%20protein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FYN </text:p>
          </table:table-cell>
          <table:table-cell office:value-type="string" table:style-name="ce1">
            <text:p>FYN Oncogene related to SRC, FGR, YES</text:p>
          </table:table-cell>
          <table:table-cell table:style-name="ce1"/>
          <table:table-cell office:value-type="string" table:style-name="ce1">
            <text:p>http://www.ncbi.nlm.nih.gov/SNP/snp_ref.cgi?chooseRs=coding&amp;go=Go&amp;locusId=2534</text:p>
          </table:table-cell>
          <table:table-cell office:value-type="string" table:style-name="ce1">
            <text:p>http://beta.uniprot.org/uniprot/P06241</text:p>
          </table:table-cell>
          <table:table-cell office:value-type="string" table:style-name="ce1">
            <text:p>http://www.ncbi.nlm.nih.gov/sites/entrez?itool=gene_full_report&amp;DbFrom=gene&amp;Cmd=Link&amp;LinkName=gene_homologene&amp;IdsFromResult=2534</text:p>
          </table:table-cell>
          <table:table-cell office:value-type="string" table:style-name="ce1">
            <text:p>http://www.genome.jp/dbget-bin/show_pathway?hsa04360+2534</text:p>
          </table:table-cell>
          <table:table-cell office:value-type="string" table:style-name="ce1">
            <text:p>http://www.proteinatlas.org/tissue_profile.php?antibody_id=CAB005034</text:p>
          </table:table-cell>
          <table:table-cell office:value-type="string" table:style-name="ce1">
            <text:p>http://www.ncbi.nlm.nih.gov/entrez/query.fcgi?CMD=Search&amp;DB=PubMed&amp;term=fyn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GAL7</text:p>
          </table:table-cell>
          <table:table-cell office:value-type="string" table:style-name="ce1">
            <text:p>Galectin 7</text:p>
          </table:table-cell>
          <table:table-cell table:style-name="ce1"/>
          <table:table-cell office:value-type="string" table:style-name="ce1">
            <text:p>http://www.ncbi.nlm.nih.gov/SNP/snp_ref.cgi?locusId=3963</text:p>
          </table:table-cell>
          <table:table-cell office:value-type="string" table:style-name="ce1">
            <text:p>http://us.expasy.org/cgi-bin/get-sprot-entry?P47929</text:p>
          </table:table-cell>
          <table:table-cell office:value-type="string" table:style-name="ce1">
            <text:p>http://www.ncbi.nlm.nih.gov/entrez/query.fcgi?cmd=Retrieve&amp;db=homologene&amp;dopt=HomoloGene&amp;list_uids=1733</text:p>
          </table:table-cell>
          <table:table-cell table:style-name="ce1"/>
          <table:table-cell office:value-type="string" table:style-name="ce1">
            <text:p>http://www.proteinatlas.org/tissue_profile.php?antibody_id=1549</text:p>
          </table:table-cell>
          <table:table-cell office:value-type="string" table:style-name="ce1">
            <text:p>http://www.ncbi.nlm.nih.gov/entrez/query.fcgi?CMD=Search&amp;DB=PubMed&amp;term=Galectin%207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GAPD</text:p>
          </table:table-cell>
          <table:table-cell office:value-type="string" table:style-name="ce1">
            <text:p>Glyceraldehyde-3-phosphate dehydrogenase</text:p>
          </table:table-cell>
          <table:table-cell table:style-name="ce1"/>
          <table:table-cell office:value-type="string" table:style-name="ce1">
            <text:p>http://www.ncbi.nlm.nih.gov/SNP/snp_ref.cgi?locusId=2597</text:p>
          </table:table-cell>
          <table:table-cell office:value-type="string" table:style-name="ce1">
            <text:p>http://au.expasy.org/uniprot/P00354</text:p>
          </table:table-cell>
          <table:table-cell office:value-type="string" table:style-name="ce1">
            <text:p>http://www.ncbi.nlm.nih.gov/entrez/query.fcgi?db=homologene&amp;cmd=search&amp;term=GAPD</text:p>
          </table:table-cell>
          <table:table-cell office:value-type="string" table:style-name="ce1">
            <text:p>http://www.biocarta.com/pathfiles/h_mta3Pathway.asp</text:p>
          </table:table-cell>
          <table:table-cell table:style-name="ce1"/>
          <table:table-cell office:value-type="string" table:style-name="ce1">
            <text:p>http://www.ncbi.nlm.nih.gov/entrez/query.fcgi?CMD=Search&amp;DB=PubMed&amp;term=Glyceraldehyde-3-phosphate%20dehydrogenase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GJB2</text:p>
          </table:table-cell>
          <table:table-cell office:value-type="string" table:style-name="ce1">
            <text:p>Gap junction protein (connexin)</text:p>
          </table:table-cell>
          <table:table-cell office:value-type="string" table:style-name="ce1">
            <text:p>http://www.hgmd.cf.ac.uk/ac/gene.php?gene=GJB2</text:p>
          </table:table-cell>
          <table:table-cell office:value-type="string" table:style-name="ce1">
            <text:p>http://www.ncbi.nlm.nih.gov/SNP/snp_ref.cgi?locusId=2706</text:p>
          </table:table-cell>
          <table:table-cell office:value-type="string" table:style-name="ce1">
            <text:p>http://www.expasy.org/cgi-bin/niceprot.pl?P29033</text:p>
          </table:table-cell>
          <table:table-cell office:value-type="string" table:style-name="ce1">
            <text:p>http://www.ncbi.nlm.nih.gov/entrez/query.fcgi?cmd=Retrieve&amp;db=homologene&amp;dopt=HomoloGene&amp;list_uids=2975</text:p>
          </table:table-cell>
          <table:table-cell table:style-name="ce1"/>
          <table:table-cell office:value-type="string" table:style-name="ce1">
            <text:p>http://www.proteinatlas.org/ENSG00000089356</text:p>
          </table:table-cell>
          <table:table-cell office:value-type="string" table:style-name="ce1">
            <text:p>http://www.ncbi.nlm.nih.gov/entrez/query.fcgi?CMD=Search&amp;DB=PubMed&amp;term=connexin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GNLY</text:p>
          </table:table-cell>
          <table:table-cell office:value-type="string" table:style-name="ce1">
            <text:p>Granulysin </text:p>
          </table:table-cell>
          <table:table-cell table:style-name="ce1"/>
          <table:table-cell office:value-type="string" table:style-name="ce1">
            <text:p>http://www.ncbi.nlm.nih.gov/SNP/snp_ref.cgi?chooseRs=coding&amp;go=Go&amp;locusId=10578</text:p>
          </table:table-cell>
          <table:table-cell office:value-type="string" table:style-name="ce1">
            <text:p>http://beta.uniprot.org/uniprot/P22749</text:p>
          </table:table-cell>
          <table:table-cell office:value-type="string" table:style-name="ce1">
            <text:p>http://www.ncbi.nlm.nih.gov/sites/entrez?itool=gene_full_report&amp;DbFrom=gene&amp;Cmd=Link&amp;LinkName=gene_homologene&amp;IdsFromResult=10578</text:p>
          </table:table-cell>
          <table:table-cell table:style-name="ce1"/>
          <table:table-cell office:value-type="string" table:style-name="ce1">
            <text:p>http://www.proteinatlas.org/ENSG00000115523</text:p>
          </table:table-cell>
          <table:table-cell office:value-type="string" table:style-name="ce1">
            <text:p>http://www.ncbi.nlm.nih.gov/entrez/query.fcgi?CMD=Search&amp;DB=PubMed&amp;term=granulysin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GPX3</text:p>
          </table:table-cell>
          <table:table-cell office:value-type="string" table:style-name="ce1">
            <text:p>Glutathione peroxidase 3 (plasma)</text:p>
          </table:table-cell>
          <table:table-cell table:style-name="ce1"/>
          <table:table-cell office:value-type="string" table:style-name="ce1">
            <text:p>http://www.ncbi.nlm.nih.gov/SNP//snp_ref.cgi?locusId=2878</text:p>
          </table:table-cell>
          <table:table-cell office:value-type="string" table:style-name="ce1">
            <text:p>http://us.expasy.org/cgi-bin/niceprot.pl?P22352</text:p>
          </table:table-cell>
          <table:table-cell office:value-type="string" table:style-name="ce1">
            <text:p>http://www.ncbi.nlm.nih.gov/entrez/query.fcgi?db=homologene&amp;cmd=search&amp;term=GPX3</text:p>
          </table:table-cell>
          <table:table-cell office:value-type="string" table:style-name="ce1">
            <text:p>http://www.biocarta.com/pathfiles/h_freePathway.asp</text:p>
          </table:table-cell>
          <table:table-cell table:style-name="ce1"/>
          <table:table-cell office:value-type="string" table:style-name="ce1">
            <text:p>http://www.ncbi.nlm.nih.gov/entrez/query.fcgi?CMD=Search&amp;DB=PubMed&amp;term=GPX3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 GSK3B  </text:p>
          </table:table-cell>
          <table:table-cell office:value-type="string" table:style-name="ce1">
            <text:p>Glycogen synthase kinase-3 beta</text:p>
          </table:table-cell>
          <table:table-cell table:style-name="ce1"/>
          <table:table-cell office:value-type="string" table:style-name="ce1">
            <text:p>http://www.ncbi.nlm.nih.gov/SNP/snp_ref.cgi?locusId=2932</text:p>
          </table:table-cell>
          <table:table-cell office:value-type="string" table:style-name="ce1">
            <text:p>http://us.expasy.org/cgi-bin/get-sprot-entry?P49841</text:p>
          </table:table-cell>
          <table:table-cell office:value-type="string" table:style-name="ce1">
            <text:p>http://www.ncbi.nlm.nih.gov/entrez/query.fcgi?cmd=Retrieve&amp;db=homologene&amp;dopt=HomoloGene&amp;list_uids=1582</text:p>
          </table:table-cell>
          <table:table-cell office:value-type="string" table:style-name="ce1">
            <text:p>http://www.biocarta.com/pathfiles/h_alkPathway.asp</text:p>
          </table:table-cell>
          <table:table-cell office:value-type="string" table:style-name="ce1">
            <text:p>http://www.proteinatlas.org/ENSG00000082701</text:p>
          </table:table-cell>
          <table:table-cell office:value-type="string" table:style-name="ce1">
            <text:p>http://www.ncbi.nlm.nih.gov/entrez/query.fcgi?CMD=Search&amp;DB=PubMed&amp;term=GSK-3Beta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GSTM1</text:p>
          </table:table-cell>
          <table:table-cell office:value-type="string" table:style-name="ce1">
            <text:p> Glutathione S-transferase</text:p>
          </table:table-cell>
          <table:table-cell office:value-type="string" table:style-name="ce1">
            <text:p>http://www.hgmd.cf.ac.uk/ac/gene.php?gene=GSTM1</text:p>
          </table:table-cell>
          <table:table-cell office:value-type="string" table:style-name="ce1">
            <text:p>http://www.ncbi.nlm.nih.gov/SNP/snp_ref.cgi?locusId=2944</text:p>
          </table:table-cell>
          <table:table-cell office:value-type="string" table:style-name="ce1">
            <text:p>http://au.expasy.org/cgi-bin/get-sprot-entry?P09488</text:p>
          </table:table-cell>
          <table:table-cell office:value-type="string" table:style-name="ce3">
            <text:p>:</text:p>
          </table:table-cell>
          <table:table-cell office:value-type="string" table:style-name="ce1">
            <text:p>http://www.biocarta.com/pathfiles/h_mrpPathway.asp</text:p>
          </table:table-cell>
          <table:table-cell table:style-name="ce1"/>
          <table:table-cell office:value-type="string" table:style-name="ce1">
            <text:p>http://www.ncbi.nlm.nih.gov/entrez/query.fcgi?CMD=Search&amp;DB=PubMed&amp;term=GSTM1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GSTM3</text:p>
          </table:table-cell>
          <table:table-cell office:value-type="string" table:style-name="ce1">
            <text:p>Glutathione S-transferase M3</text:p>
          </table:table-cell>
          <table:table-cell office:value-type="string" table:style-name="ce1">
            <text:p>http://www.hgmd.cf.ac.uk/ac/gene.php?gene=GSTM3</text:p>
          </table:table-cell>
          <table:table-cell office:value-type="string" table:style-name="ce1">
            <text:p>http://www.ncbi.nlm.nih.gov/SNP/snp_ref.cgi?locusId=2947</text:p>
          </table:table-cell>
          <table:table-cell office:value-type="string" table:style-name="ce1">
            <text:p>http://ca.expasy.org/cgi-bin/get-sprot-entry?P21266</text:p>
          </table:table-cell>
          <table:table-cell office:value-type="string" table:style-name="ce1">
            <text:p>http://www.ncbi.nlm.nih.gov/entrez/query.fcgi?cmd=Retrieve&amp;db=homologene&amp;dopt=HomoloGene&amp;list_uids=658</text:p>
          </table:table-cell>
          <table:table-cell table:style-name="ce1"/>
          <table:table-cell office:value-type="string" table:style-name="ce1">
            <text:p>http://www.proteinatlas.org/ENSG00000134202</text:p>
          </table:table-cell>
          <table:table-cell office:value-type="string" table:style-name="ce1">
            <text:p>http://www.ncbi.nlm.nih.gov/entrez/query.fcgi?CMD=Search&amp;DB=PubMed&amp;term=GSTM3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GSTP1</text:p>
          </table:table-cell>
          <table:table-cell office:value-type="string" table:style-name="ce1">
            <text:p>Glutathione S-transferase pi</text:p>
          </table:table-cell>
          <table:table-cell office:value-type="string" table:style-name="ce1">
            <text:p>http://www.hgmd.cf.ac.uk/ac/gene.php?gene=GSTM3</text:p>
          </table:table-cell>
          <table:table-cell office:value-type="string" table:style-name="ce1">
            <text:p>http://www.ncbi.nlm.nih.gov/SNP/snp_ref.cgi?locusId=2950</text:p>
          </table:table-cell>
          <table:table-cell office:value-type="string" table:style-name="ce1">
            <text:p>http://au.expasy.org/cgi-bin/niceprot.pl?P09211</text:p>
          </table:table-cell>
          <table:table-cell office:value-type="string" table:style-name="ce1">
            <text:p>http://www.ncbi.nlm.nih.gov/entrez/query.fcgi?db=gene&amp;cmd=Display&amp;dopt=gene_homologene&amp;from_uid=2950</text:p>
          </table:table-cell>
          <table:table-cell office:value-type="string" table:style-name="ce1">
            <text:p>http://www.biocarta.com/pathfiles/h_mrpPathway.asp</text:p>
          </table:table-cell>
          <table:table-cell office:value-type="string" table:style-name="ce1">
            <text:p>http://www.proteinatlas.org/ENSG00000084207</text:p>
          </table:table-cell>
          <table:table-cell office:value-type="string" table:style-name="ce1">
            <text:p>http://www.ncbi.nlm.nih.gov/entrez/query.fcgi?CMD=Search&amp;DB=PubMed&amp;term=GSTP1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GSTT1   </text:p>
          </table:table-cell>
          <table:table-cell office:value-type="string" table:style-name="ce1">
            <text:p>Glutathione S-transferase</text:p>
          </table:table-cell>
          <table:table-cell office:value-type="string" table:style-name="ce1">
            <text:p>http://www.hgmd.cf.ac.uk/ac/gene.php?gene=GSTT1</text:p>
          </table:table-cell>
          <table:table-cell office:value-type="string" table:style-name="ce1">
            <text:p>http://www.ncbi.nlm.nih.gov/SNP/snp_ref.cgi?locusId=2952</text:p>
          </table:table-cell>
          <table:table-cell office:value-type="string" table:style-name="ce1">
            <text:p>http://au.expasy.org/cgi-bin/get-sprot-entry?P30711</text:p>
          </table:table-cell>
          <table:table-cell office:value-type="string" table:style-name="ce1">
            <text:p>http://www.ncbi.nlm.nih.gov/entrez/query.fcgi?cmd=Retrieve&amp;db=homologene&amp;dopt=HomoloGene&amp;list_uids=661</text:p>
          </table:table-cell>
          <table:table-cell office:value-type="string" table:style-name="ce1">
            <text:p>http://www.biocarta.com/pathfiles/h_mrpPathway.asp</text:p>
          </table:table-cell>
          <table:table-cell office:value-type="string" table:style-name="ce1">
            <text:p>http://www.proteinatlas.org/ENSG00000184674</text:p>
          </table:table-cell>
          <table:table-cell office:value-type="string" table:style-name="ce1">
            <text:p>http://www.ncbi.nlm.nih.gov/entrez/query.fcgi?CMD=Search&amp;DB=PubMed&amp;term=GSTT1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H3F3A</text:p>
          </table:table-cell>
          <table:table-cell office:value-type="string" table:style-name="ce1">
            <text:p> H3 histone, family 3A</text:p>
          </table:table-cell>
          <table:table-cell table:style-name="ce1"/>
          <table:table-cell office:value-type="string" table:style-name="ce1">
            <text:p>http://www.ncbi.nlm.nih.gov/SNP/snp_ref.cgi?locusId=3020</text:p>
          </table:table-cell>
          <table:table-cell office:value-type="string" table:style-name="ce1">
            <text:p>http://au.expasy.org/cgi-bin/niceprot.pl?P84243</text:p>
          </table:table-cell>
          <table:table-cell office:value-type="string" table:style-name="ce1">
            <text:p>http://www.ncbi.nlm.nih.gov/entrez/query.fcgi?db=homologene&amp;cmd=search&amp;term=H3F3A</text:p>
          </table:table-cell>
          <table:table-cell office:value-type="string" table:style-name="ce1">
            <text:p>http://www.biocarta.com/pathfiles/h_carm-erPathway.asp</text:p>
          </table:table-cell>
          <table:table-cell office:value-type="string" table:style-name="ce1">
            <text:p>http://www.proteinatlas.org/tissue_profile.php?antibody_id=1386</text:p>
          </table:table-cell>
          <table:table-cell office:value-type="string" table:style-name="ce1">
            <text:p>http://www.ncbi.nlm.nih.gov/entrez/query.fcgi?CMD=Search&amp;DB=PubMed&amp;term=H3%20histone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HBA1</text:p>
          </table:table-cell>
          <table:table-cell office:value-type="string" table:style-name="ce1">
            <text:p>Hemoglobin, alpha 1</text:p>
          </table:table-cell>
          <table:table-cell office:value-type="string" table:style-name="ce1">
            <text:p>http://www.hgmd.cf.ac.uk/ac/gene.php?gene=HBA1</text:p>
          </table:table-cell>
          <table:table-cell office:value-type="string" table:style-name="ce1">
            <text:p>http://www.ncbi.nlm.nih.gov/SNP/snp_ref.cgi?chooseRs=coding&amp;go=Go&amp;locusId=3039</text:p>
          </table:table-cell>
          <table:table-cell office:value-type="string" table:style-name="ce1">
            <text:p>http://beta.uniprot.org/uniprot/P69905</text:p>
          </table:table-cell>
          <table:table-cell office:value-type="string" table:style-name="ce1">
            <text:p>http://www.ncbi.nlm.nih.gov/sites/entrez?itool=gene_full_report&amp;DbFrom=gene&amp;Cmd=Link&amp;LinkName=gene_homologene&amp;IdsFromResult=3039</text:p>
          </table:table-cell>
          <table:table-cell office:value-type="string" table:style-name="ce1">
            <text:p>http://www.biocarta.com/pathfiles/h_ahspPathway.asp</text:p>
          </table:table-cell>
          <table:table-cell table:style-name="ce1"/>
          <table:table-cell office:value-type="string" table:style-name="ce1">
            <text:p>http://www.ncbi.nlm.nih.gov/entrez/query.fcgi?CMD=Search&amp;DB=PubMed&amp;term=hemoglobin%20alpha%201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HBB</text:p>
          </table:table-cell>
          <table:table-cell office:value-type="string" table:style-name="ce1">
            <text:p>Hemoglobin, beta</text:p>
          </table:table-cell>
          <table:table-cell office:value-type="string" table:style-name="ce1">
            <text:p>http://www.hgmd.cf.ac.uk/ac/gene.php?gene=HBB</text:p>
          </table:table-cell>
          <table:table-cell office:value-type="string" table:style-name="ce1">
            <text:p>http://www.ncbi.nlm.nih.gov/SNP/snp_ref.cgi?locusId=3043</text:p>
          </table:table-cell>
          <table:table-cell office:value-type="string" table:style-name="ce1">
            <text:p>http://us.expasy.org/cgi-bin/niceprot.pl?P68871</text:p>
          </table:table-cell>
          <table:table-cell office:value-type="string" table:style-name="ce1">
            <text:p>http://www.ncbi.nlm.nih.gov/entrez/query.fcgi?db=homologene&amp;cmd=search&amp;term=hbb</text:p>
          </table:table-cell>
          <table:table-cell office:value-type="string" table:style-name="ce1">
            <text:p>http://www.biocarta.com/pathfiles/h_ahspPathway.asp</text:p>
          </table:table-cell>
          <table:table-cell office:value-type="string" table:style-name="ce1">
            <text:p>http://www.proteinatlas.org/ENSG00000244734</text:p>
          </table:table-cell>
          <table:table-cell office:value-type="string" table:style-name="ce1">
            <text:p>http://www.ncbi.nlm.nih.gov/entrez/query.fcgi?CMD=Search&amp;DB=PubMed&amp;term=hemoglobin%20beta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HCAM </text:p>
          </table:table-cell>
          <table:table-cell office:value-type="string" table:style-name="ce1">
            <text:p>CD44 cell adhesion molecule</text:p>
          </table:table-cell>
          <table:table-cell office:value-type="string" table:style-name="ce1">
            <text:p>http://uwcmml1s.uwcm.ac.uk/uwcm/mg/search/120739.html</text:p>
          </table:table-cell>
          <table:table-cell office:value-type="string" table:style-name="ce1">
            <text:p>http://www.ncbi.nlm.nih.gov/SNP//snp_ref.cgi?locusId=960</text:p>
          </table:table-cell>
          <table:table-cell office:value-type="string" table:style-name="ce1">
            <text:p>http://au.expasy.org/cgi-bin/niceprot.pl?P16070</text:p>
          </table:table-cell>
          <table:table-cell office:value-type="string" table:style-name="ce1">
            <text:p>http://www.ncbi.nlm.nih.gov/entrez/query.fcgi?db=gene&amp;cmd=Display&amp;dopt=gene_homologene&amp;from_uid=960</text:p>
          </table:table-cell>
          <table:table-cell office:value-type="string" table:style-name="ce1">
            <text:p>http://www.biocarta.com/pathfiles/h_lymphocytePathway.asp</text:p>
          </table:table-cell>
          <table:table-cell table:style-name="ce1"/>
          <table:table-cell office:value-type="string" table:style-name="ce1">
            <text:p>http://www.ncbi.nlm.nih.gov/entrez/query.fcgi?CMD=Search&amp;DB=PubMed&amp;term=HCAM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HEC</text:p>
          </table:table-cell>
          <table:table-cell office:value-type="string" table:style-name="ce1">
            <text:p>NDC 80 homolog, Kinetocore complex component(S.cerevisiae)</text:p>
          </table:table-cell>
          <table:table-cell table:style-name="ce1"/>
          <table:table-cell office:value-type="string" table:style-name="ce1">
            <text:p>http://www.ncbi.nlm.nih.gov/SNP/snp_ref.cgi?chooseRs=coding&amp;go=Go&amp;locusId=10403</text:p>
          </table:table-cell>
          <table:table-cell office:value-type="string" table:style-name="ce1">
            <text:p>http://beta.uniprot.org/uniprot/O14777</text:p>
          </table:table-cell>
          <table:table-cell office:value-type="string" table:style-name="ce1">
            <text:p>http://www.ncbi.nlm.nih.gov/sites/entrez?itool=gene_full_report&amp;DbFrom=gene&amp;Cmd=Link&amp;LinkName=gene_homologene&amp;IdsFromResult=10403</text:p>
          </table:table-cell>
          <table:table-cell office:value-type="string" table:style-name="ce1">
            <text:p>http://www.ebi.ac.uk/intact/binary-search/faces/search.xhtml?query=O14777</text:p>
          </table:table-cell>
          <table:table-cell table:style-name="ce1"/>
          <table:table-cell office:value-type="string" table:style-name="ce1">
            <text:p>http://www.ncbi.nlm.nih.gov/entrez/query.fcgi?CMD=Search&amp;DB=PubMed&amp;term=hec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HEXA</text:p>
          </table:table-cell>
          <table:table-cell office:value-type="string" table:style-name="ce1">
            <text:p>Hexosaminidase A (alpha polypeptide)</text:p>
          </table:table-cell>
          <table:table-cell office:value-type="string" table:style-name="ce1">
            <text:p>http://www.hgmd.cf.ac.uk/ac/gene.php?gene=HEXA</text:p>
          </table:table-cell>
          <table:table-cell office:value-type="string" table:style-name="ce1">
            <text:p>http://www.ncbi.nlm.nih.gov/SNP/snp_ref.cgi?locusId=3073</text:p>
          </table:table-cell>
          <table:table-cell office:value-type="string" table:style-name="ce1">
            <text:p>http://au.expasy.org/cgi-bin/niceprot.pl?P06865</text:p>
          </table:table-cell>
          <table:table-cell office:value-type="string" table:style-name="ce1">
            <text:p>http://www.ncbi.nlm.nih.gov/entrez/query.fcgi?db=homologene&amp;cmd=search&amp;term=HEXA</text:p>
          </table:table-cell>
          <table:table-cell table:style-name="ce1"/>
          <table:table-cell office:value-type="string" table:style-name="ce1">
            <text:p>http://www.proteinatlas.org/ENSG00000213614</text:p>
          </table:table-cell>
          <table:table-cell office:value-type="string" table:style-name="ce1">
            <text:p>http://www.ncbi.nlm.nih.gov/entrez/query.fcgi?CMD=Search&amp;DB=PubMed&amp;term=Hexosaminidase%20A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HGF</text:p>
          </table:table-cell>
          <table:table-cell office:value-type="string" table:style-name="ce1">
            <text:p> Hepatocyte growth factor</text:p>
          </table:table-cell>
          <table:table-cell table:style-name="ce1"/>
          <table:table-cell office:value-type="string" table:style-name="ce1">
            <text:p>http://www.ncbi.nlm.nih.gov/SNP/snp_ref.cgi?locusId=3082</text:p>
          </table:table-cell>
          <table:table-cell office:value-type="string" table:style-name="ce1">
            <text:p>http://au.expasy.org/cgi-bin/get-sprot-entry?P14210</text:p>
          </table:table-cell>
          <table:table-cell office:value-type="string" table:style-name="ce1">
            <text:p>http://www.ncbi.nlm.nih.gov/entrez/query.fcgi?cmd=Retrieve&amp;db=homologene&amp;dopt=HomoloGene&amp;list_uids=503</text:p>
          </table:table-cell>
          <table:table-cell office:value-type="string" table:style-name="ce1">
            <text:p>http://www.biocarta.com/pathfiles/h_cblPathway.asp</text:p>
          </table:table-cell>
          <table:table-cell office:value-type="string" table:style-name="ce1">
            <text:p>http://www.proteinatlas.org/ENSG00000019991</text:p>
          </table:table-cell>
          <table:table-cell office:value-type="string" table:style-name="ce1">
            <text:p>http://www.ncbi.nlm.nih.gov/entrez/query.fcgi?CMD=Search&amp;DB=PubMed&amp;term=HGF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HIF1A</text:p>
          </table:table-cell>
          <table:table-cell office:value-type="string" table:style-name="ce1">
            <text:p>Hypoxia-inducible factor-1 alpha</text:p>
          </table:table-cell>
          <table:table-cell table:style-name="ce1"/>
          <table:table-cell office:value-type="string" table:style-name="ce1">
            <text:p>http://www.ncbi.nlm.nih.gov/SNP/snp_ref.cgi?locusId=3091</text:p>
          </table:table-cell>
          <table:table-cell office:value-type="string" table:style-name="ce1">
            <text:p>http://ca.expasy.org/cgi-bin/get-sprot-entry?Q16665</text:p>
          </table:table-cell>
          <table:table-cell office:value-type="string" table:style-name="ce1">
            <text:p>http://www.ncbi.nlm.nih.gov/entrez/query.fcgi?cmd=Retrieve&amp;db=homologene&amp;dopt=HomoloGene&amp;list_uids=1171</text:p>
          </table:table-cell>
          <table:table-cell office:value-type="string" table:style-name="ce1">
            <text:p>http://www.biocarta.com/pathfiles/h_eponfkbPathway.asp</text:p>
          </table:table-cell>
          <table:table-cell office:value-type="string" table:style-name="ce1">
            <text:p>http://www.proteinatlas.org/ENSG00000100644</text:p>
          </table:table-cell>
          <table:table-cell office:value-type="string" table:style-name="ce1">
            <text:p>http://www.ncbi.nlm.nih.gov/entrez/query.fcgi?CMD=Search&amp;DB=PubMed&amp;term=HIF1A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HINT1</text:p>
          </table:table-cell>
          <table:table-cell office:value-type="string" table:style-name="ce1">
            <text:p>Histidine triad nucleotide-binding protein 1</text:p>
          </table:table-cell>
          <table:table-cell table:style-name="ce1"/>
          <table:table-cell office:value-type="string" table:style-name="ce1">
            <text:p>http://www.ncbi.nlm.nih.gov/SNP/snp_ref.cgi?locusId=3094</text:p>
          </table:table-cell>
          <table:table-cell office:value-type="string" table:style-name="ce1">
            <text:p>http://www.uniprot.org/uniprot/P49773</text:p>
          </table:table-cell>
          <table:table-cell table:style-name="ce1"/>
          <table:table-cell office:value-type="string" table:style-name="ce1">
            <text:p>http://www.ebi.ac.uk/intact/pages/interactions/interactions.xhtml?query=P49773*</text:p>
          </table:table-cell>
          <table:table-cell office:value-type="string" table:style-name="ce1">
            <text:p>http://www.proteinatlas.org/ENSG00000169567</text:p>
          </table:table-cell>
          <table:table-cell office:value-type="string" table:style-name="ce1">
            <text:p>http://www.ncbi.nlm.nih.gov/pubmed/19691830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HIST4H4</text:p>
          </table:table-cell>
          <table:table-cell office:value-type="string" table:style-name="ce1">
            <text:p>Histone cluster 4, H4</text:p>
          </table:table-cell>
          <table:table-cell table:style-name="ce1"/>
          <table:table-cell office:value-type="string" table:style-name="ce1">
            <text:p>http://www.ncbi.nlm.nih.gov/SNP/snp_ref.cgi?chooseRs=coding&amp;go=Go&amp;locusId=121504</text:p>
          </table:table-cell>
          <table:table-cell office:value-type="string" table:style-name="ce1">
            <text:p>http://beta.uniprot.org/uniprot/P62805</text:p>
          </table:table-cell>
          <table:table-cell office:value-type="string" table:style-name="ce1">
            <text:p>http://www.ncbi.nlm.nih.gov/sites/entrez?itool=gene_full_report&amp;DbFrom=gene&amp;Cmd=Link&amp;LinkName=gene_homologene&amp;IdsFromResult=121504</text:p>
          </table:table-cell>
          <table:table-cell office:value-type="string" table:style-name="ce1">
            <text:p>http://www.ebi.ac.uk/intact/binary-search/faces/search.xhtml?query=P62805</text:p>
          </table:table-cell>
          <table:table-cell office:value-type="string" table:style-name="ce1">
            <text:p>http://www.proteinatlas.org/ENSG00000197837</text:p>
          </table:table-cell>
          <table:table-cell office:value-type="string" table:style-name="ce1">
            <text:p>http://www.ncbi.nlm.nih.gov/entrez/query.fcgi?CMD=Search&amp;DB=PubMed&amp;term=%22Histone%20H4%22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HMG2</text:p>
          </table:table-cell>
          <table:table-cell office:value-type="string" table:style-name="ce1">
            <text:p>High mobility group AT-hook 2</text:p>
          </table:table-cell>
          <table:table-cell office:value-type="string" table:style-name="ce1">
            <text:p>http://www.hgmd.cf.ac.uk/ac/gene.php?gene=HMGA2</text:p>
          </table:table-cell>
          <table:table-cell office:value-type="string" table:style-name="ce1">
            <text:p>http://www.ncbi.nlm.nih.gov/SNP/snp_ref.cgi?chooseRs=coding&amp;go=Go&amp;locusId=8091</text:p>
          </table:table-cell>
          <table:table-cell office:value-type="string" table:style-name="ce1">
            <text:p>http://beta.uniprot.org/uniprot/P52926</text:p>
          </table:table-cell>
          <table:table-cell office:value-type="string" table:style-name="ce1">
            <text:p>http://www.ncbi.nlm.nih.gov/sites/entrez?itool=gene_full_report&amp;DbFrom=gene&amp;Cmd=Link&amp;LinkName=gene_homologene&amp;IdsFromResult=8091</text:p>
          </table:table-cell>
          <table:table-cell office:value-type="string" table:style-name="ce1">
            <text:p>http://www.ebi.ac.uk/intact/binary-search/faces/search.xhtml?query=P52926</text:p>
          </table:table-cell>
          <table:table-cell office:value-type="string" table:style-name="ce1">
            <text:p>http://www.proteinatlas.org/ENSG00000149948</text:p>
          </table:table-cell>
          <table:table-cell office:value-type="string" table:style-name="ce1">
            <text:p>http://www.ncbi.nlm.nih.gov/entrez/query.fcgi?CMD=Search&amp;DB=PubMed&amp;term=HMGA2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HMMR</text:p>
          </table:table-cell>
          <table:table-cell office:value-type="string" table:style-name="ce1">
            <text:p>Hyaluronan-mediated motility receptor</text:p>
          </table:table-cell>
          <table:table-cell table:style-name="ce1"/>
          <table:table-cell office:value-type="string" table:style-name="ce1">
            <text:p>http://www.ncbi.nlm.nih.gov/SNP/snp_ref.cgi?locusId=3161</text:p>
          </table:table-cell>
          <table:table-cell office:value-type="string" table:style-name="ce1">
            <text:p>http://www.uniprot.org/uniprot/O75330</text:p>
          </table:table-cell>
          <table:table-cell table:number-columns-repeated="2" table:style-name="ce1"/>
          <table:table-cell office:value-type="string" table:style-name="ce1">
            <text:p>http://www.proteinatlas.org/tissue_profile.php?antibody_id=2433&amp;g_no=ENSG00000072571</text:p>
          </table:table-cell>
          <table:table-cell office:value-type="string" table:style-name="ce1">
            <text:p>http://www.ncbi.nlm.nih.gov/entrez/query.fcgi?CMD=Search&amp;DB=PubMed&amp;term=RHAMM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HOP</text:p>
          </table:table-cell>
          <table:table-cell office:value-type="string" table:style-name="ce1">
            <text:p> Homeodomain-only protein</text:p>
          </table:table-cell>
          <table:table-cell table:style-name="ce1"/>
          <table:table-cell office:value-type="string" table:style-name="ce1">
            <text:p>http://www.ncbi.nlm.nih.gov/SNP//snp_ref.cgi?locusId=84525</text:p>
          </table:table-cell>
          <table:table-cell office:value-type="string" table:style-name="ce1">
            <text:p>http://au.expasy.org/cgi-bin/niceprot.pl?Q96CI1</text:p>
          </table:table-cell>
          <table:table-cell office:value-type="string" table:style-name="ce1">
            <text:p>http://www.ncbi.nlm.nih.gov/entrez/query.fcgi?db=gene&amp;cmd=Display&amp;dopt=gene_homologene&amp;from_uid=84525</text:p>
          </table:table-cell>
          <table:table-cell office:value-type="string" table:style-name="ce1">
            <text:p>http://www.biocarta.com/pathfiles/h_hopPathway.asp</text:p>
          </table:table-cell>
          <table:table-cell office:value-type="string" table:style-name="ce1">
            <text:p>http://www.proteinatlas.org/ENSG00000171476</text:p>
          </table:table-cell>
          <table:table-cell office:value-type="string" table:style-name="ce1">
            <text:p>http://www.ncbi.nlm.nih.gov/entrez/query.fcgi?CMD=Search&amp;DB=PubMed&amp;term=Homeodomain-only%20protein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HOXA1</text:p>
          </table:table-cell>
          <table:table-cell office:value-type="string" table:style-name="ce1">
            <text:p>homeobox A1</text:p>
          </table:table-cell>
          <table:table-cell office:value-type="string" table:style-name="ce1">
            <text:p>http://www.hgmd.cf.ac.uk/ac/gene.php?gene=HOXA1</text:p>
          </table:table-cell>
          <table:table-cell office:value-type="string" table:style-name="ce1">
            <text:p>http://www.ncbi.nlm.nih.gov/SNP/snp_ref.cgi?chooseRs=coding&amp;go=Go&amp;locusId=3198</text:p>
          </table:table-cell>
          <table:table-cell office:value-type="string" table:style-name="ce1">
            <text:p>http://www.expasy.org/uniprot/P49639</text:p>
          </table:table-cell>
          <table:table-cell office:value-type="string" table:style-name="ce1">
            <text:p>http://www.ncbi.nlm.nih.gov/sites/entrez?itool=gene_full_report&amp;DbFrom=gene&amp;Cmd=Link&amp;LinkName=gene_homologene&amp;IdsFromResult=3198</text:p>
          </table:table-cell>
          <table:table-cell office:value-type="string" table:style-name="ce1">
            <text:p>http://www.ebi.ac.uk/intact/binary-search/faces/search.xhtml?query=P49639</text:p>
          </table:table-cell>
          <table:table-cell office:value-type="string" table:style-name="ce1">
            <text:p>http://www.proteinatlas.org/tissue_profile.php?antibody_id=4933</text:p>
          </table:table-cell>
          <table:table-cell office:value-type="string" table:style-name="ce1">
            <text:p>http://www.ncbi.nlm.nih.gov/entrez/query.fcgi?CMD=Search&amp;DB=PubMed&amp;term=HOXA1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 HPGD</text:p>
          </table:table-cell>
          <table:table-cell office:value-type="string" table:style-name="ce1">
            <text:p>Hydroxyprostaglandin dehydrogenase 15-(NAD)</text:p>
          </table:table-cell>
          <table:table-cell table:style-name="ce1"/>
          <table:table-cell office:value-type="string" table:style-name="ce1">
            <text:p>http://www.ncbi.nlm.nih.gov/SNP//snp_ref.cgi?locusId=3248</text:p>
          </table:table-cell>
          <table:table-cell office:value-type="string" table:style-name="ce1">
            <text:p>http://au.expasy.org/cgi-bin/niceprot.pl?P15428</text:p>
          </table:table-cell>
          <table:table-cell office:value-type="string" table:style-name="ce1">
            <text:p>http://www.ncbi.nlm.nih.gov/entrez/query.fcgi?db=homologene&amp;cmd=search&amp;term=HPGD</text:p>
          </table:table-cell>
          <table:table-cell table:style-name="ce1"/>
          <table:table-cell office:value-type="string" table:style-name="ce1">
            <text:p>http://www.proteinatlas.org/ENSG00000164120</text:p>
          </table:table-cell>
          <table:table-cell office:value-type="string" table:style-name="ce1">
            <text:p>http://www.ncbi.nlm.nih.gov/entrez/query.fcgi?CMD=Search&amp;DB=PubMed&amp;term=Hydroxyprostaglandin%20dehydrogenase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HRAS</text:p>
          </table:table-cell>
          <table:table-cell office:value-type="string" table:style-name="ce1">
            <text:p>v-Ha-ras Harvey rat sarcoma viral oncogene homolog</text:p>
          </table:table-cell>
          <table:table-cell office:value-type="string" table:style-name="ce1">
            <text:p>http://www.hgmd.cf.ac.uk/ac/gene.php?gene=HRAS</text:p>
          </table:table-cell>
          <table:table-cell office:value-type="string" table:style-name="ce1">
            <text:p>http://www.ncbi.nlm.nih.gov/SNP/snp_ref.cgi?chooseRs=coding&amp;go=Go&amp;locusId=3265</text:p>
          </table:table-cell>
          <table:table-cell office:value-type="string" table:style-name="ce1">
            <text:p>http://beta.uniprot.org/uniprot/P01112</text:p>
          </table:table-cell>
          <table:table-cell office:value-type="string" table:style-name="ce1">
            <text:p>http://www.ncbi.nlm.nih.gov/sites/entrez?itool=gene_full_report&amp;DbFrom=gene&amp;Cmd=Link&amp;LinkName=gene_homologene&amp;IdsFromResult=3265</text:p>
          </table:table-cell>
          <table:table-cell office:value-type="string" table:style-name="ce1">
            <text:p>http://www.genome.jp/dbget-bin/show_pathway?hsa04010+3265</text:p>
          </table:table-cell>
          <table:table-cell office:value-type="string" table:style-name="ce1">
            <text:p>http://www.proteinatlas.org/tissue_profile.php?antibody_id=CAB002015</text:p>
          </table:table-cell>
          <table:table-cell office:value-type="string" table:style-name="ce1">
            <text:p>http://www.ncbi.nlm.nih.gov/entrez/query.fcgi?CMD=Search&amp;DB=PubMed&amp;term=HRAS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HSPA1A</text:p>
          </table:table-cell>
          <table:table-cell office:value-type="string" table:style-name="ce1">
            <text:p>Heat shock protein 70kD</text:p>
          </table:table-cell>
          <table:table-cell table:style-name="ce1"/>
          <table:table-cell office:value-type="string" table:style-name="ce1">
            <text:p>http://www.ncbi.nlm.nih.gov/SNP/snp_ref.cgi?locusId=3303</text:p>
          </table:table-cell>
          <table:table-cell office:value-type="string" table:style-name="ce1">
            <text:p>http://ca.expasy.org/cgi-bin/get-sprot-entry?P08107</text:p>
          </table:table-cell>
          <table:table-cell office:value-type="string" table:style-name="ce1">
            <text:p>http://www.ncbi.nlm.nih.gov/entrez/query.fcgi?cmd=Retrieve&amp;db=homologene&amp;dopt=HomoloGene&amp;list_uids=1625</text:p>
          </table:table-cell>
          <table:table-cell office:value-type="string" table:style-name="ce1">
            <text:p>http://www.biocarta.com/pathfiles/h_tidPathway.asp</text:p>
          </table:table-cell>
          <table:table-cell office:value-type="string" table:style-name="ce1">
            <text:p>http://www.proteinatlas.org/ENSG00000204389</text:p>
          </table:table-cell>
          <table:table-cell office:value-type="string" table:style-name="ce1">
            <text:p>http://www.ncbi.nlm.nih.gov/entrez/query.fcgi?CMD=Search&amp;DB=PubMed&amp;term=HSP70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HINT1 </text:p>
          </table:table-cell>
          <table:table-cell office:value-type="string" table:style-name="ce1">
            <text:p>Histidine triad nucleotide-binding protein 1</text:p>
          </table:table-cell>
          <table:table-cell table:style-name="ce1"/>
          <table:table-cell office:value-type="string" table:style-name="ce1">
            <text:p>http://www.ncbi.nlm.nih.gov/SNP/snp_ref.cgi?locusId=3094</text:p>
          </table:table-cell>
          <table:table-cell office:value-type="string" table:style-name="ce1">
            <text:p>http://www.uniprot.org/uniprot/P49773</text:p>
          </table:table-cell>
          <table:table-cell table:style-name="ce1"/>
          <table:table-cell office:value-type="string" table:style-name="ce1">
            <text:p>http://www.ebi.ac.uk/intact/pages/interactions/interactions.xhtml?query=P49773*</text:p>
          </table:table-cell>
          <table:table-cell office:value-type="string" table:style-name="ce1">
            <text:p>http://www.proteinatlas.org/ENSG00000169567</text:p>
          </table:table-cell>
          <table:table-cell office:value-type="string" table:style-name="ce1">
            <text:p>http://www.ncbi.nlm.nih.gov/pubmed/19691830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HIST4H4</text:p>
          </table:table-cell>
          <table:table-cell office:value-type="string" table:style-name="ce1">
            <text:p>Histone cluster 4, H4</text:p>
          </table:table-cell>
          <table:table-cell table:style-name="ce1"/>
          <table:table-cell office:value-type="string" table:style-name="ce1">
            <text:p>http://www.ncbi.nlm.nih.gov/SNP/snp_ref.cgi?chooseRs=coding&amp;go=Go&amp;locusId=121504</text:p>
          </table:table-cell>
          <table:table-cell office:value-type="string" table:style-name="ce1">
            <text:p>http://beta.uniprot.org/uniprot/P62805</text:p>
          </table:table-cell>
          <table:table-cell office:value-type="string" table:style-name="ce1">
            <text:p>http://www.ncbi.nlm.nih.gov/sites/entrez?itool=gene_full_report&amp;DbFrom=gene&amp;Cmd=Link&amp;LinkName=gene_homologene&amp;IdsFromResult=121504</text:p>
          </table:table-cell>
          <table:table-cell office:value-type="string" table:style-name="ce1">
            <text:p>http://www.ebi.ac.uk/intact/binary-search/faces/search.xhtml?query=P62805</text:p>
          </table:table-cell>
          <table:table-cell office:value-type="string" table:style-name="ce1">
            <text:p>http://www.proteinatlas.org/ENSG00000197837</text:p>
          </table:table-cell>
          <table:table-cell office:value-type="string" table:style-name="ce1">
            <text:p>http://www.ncbi.nlm.nih.gov/entrez/query.fcgi?CMD=Search&amp;DB=PubMed&amp;term=%22Histone%20H4%22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HMG2</text:p>
          </table:table-cell>
          <table:table-cell office:value-type="string" table:style-name="ce1">
            <text:p>High mobility group AT-hook 2</text:p>
          </table:table-cell>
          <table:table-cell office:value-type="string" table:style-name="ce1">
            <text:p>http://www.hgmd.cf.ac.uk/ac/gene.php?gene=HMGA2</text:p>
          </table:table-cell>
          <table:table-cell office:value-type="string" table:style-name="ce1">
            <text:p>http://www.ncbi.nlm.nih.gov/SNP/snp_ref.cgi?chooseRs=coding&amp;go=Go&amp;locusId=8091</text:p>
          </table:table-cell>
          <table:table-cell office:value-type="string" table:style-name="ce1">
            <text:p>http://beta.uniprot.org/uniprot/P52926</text:p>
          </table:table-cell>
          <table:table-cell office:value-type="string" table:style-name="ce1">
            <text:p>http://www.ncbi.nlm.nih.gov/sites/entrez?itool=gene_full_report&amp;DbFrom=gene&amp;Cmd=Link&amp;LinkName=gene_homologene&amp;IdsFromResult=8091</text:p>
          </table:table-cell>
          <table:table-cell office:value-type="string" table:style-name="ce1">
            <text:p>http://www.ebi.ac.uk/intact/binary-search/faces/search.xhtml?query=P52926</text:p>
          </table:table-cell>
          <table:table-cell office:value-type="string" table:style-name="ce1">
            <text:p>http://www.proteinatlas.org/ENSG00000149948</text:p>
          </table:table-cell>
          <table:table-cell office:value-type="string" table:style-name="ce1">
            <text:p>http://www.ncbi.nlm.nih.gov/entrez/query.fcgi?CMD=Search&amp;DB=PubMed&amp;term=HMGA2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HMMR</text:p>
          </table:table-cell>
          <table:table-cell office:value-type="string" table:style-name="ce1">
            <text:p>Hyaluronan-mediated motility receptor</text:p>
          </table:table-cell>
          <table:table-cell table:style-name="ce1"/>
          <table:table-cell office:value-type="string" table:style-name="ce1">
            <text:p>http://www.ncbi.nlm.nih.gov/SNP/snp_ref.cgi?locusId=3161</text:p>
          </table:table-cell>
          <table:table-cell office:value-type="string" table:style-name="ce1">
            <text:p>http://www.uniprot.org/uniprot/O75330</text:p>
          </table:table-cell>
          <table:table-cell table:number-columns-repeated="2" table:style-name="ce1"/>
          <table:table-cell office:value-type="string" table:style-name="ce1">
            <text:p>http://www.proteinatlas.org/tissue_profile.php?antibody_id=2433&amp;g_no=ENSG00000072571</text:p>
          </table:table-cell>
          <table:table-cell office:value-type="string" table:style-name="ce1">
            <text:p>http://www.ncbi.nlm.nih.gov/entrez/query.fcgi?CMD=Search&amp;DB=PubMed&amp;term=RHAMM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HSPB1</text:p>
          </table:table-cell>
          <table:table-cell office:value-type="string" table:style-name="ce1">
            <text:p> Heat shock 27kDa protein 1</text:p>
          </table:table-cell>
          <table:table-cell table:style-name="ce1"/>
          <table:table-cell office:value-type="string" table:style-name="ce1">
            <text:p>http://www.ncbi.nlm.nih.gov/SNP/snp_ref.cgi?locusId=3315</text:p>
          </table:table-cell>
          <table:table-cell office:value-type="string" table:style-name="ce1">
            <text:p>http://us.expasy.org/cgi-bin/get-sprot-entry?P04792</text:p>
          </table:table-cell>
          <table:table-cell office:value-type="string" table:style-name="ce1">
            <text:p>http://www.ncbi.nlm.nih.gov/entrez/query.fcgi?cmd=Retrieve&amp;db=homologene&amp;dopt=HomoloGene&amp;list_uids=1180</text:p>
          </table:table-cell>
          <table:table-cell office:value-type="string" table:style-name="ce1">
            <text:p>http://www.biocarta.com/pathfiles/h_mta3Pathway.asp</text:p>
          </table:table-cell>
          <table:table-cell office:value-type="string" table:style-name="ce1">
            <text:p>http://www.proteinatlas.org/tissue_profile.php?antibody_id=2061</text:p>
          </table:table-cell>
          <table:table-cell office:value-type="string" table:style-name="ce1">
            <text:p>http://www.ncbi.nlm.nih.gov/entrez/query.fcgi?CMD=Search&amp;DB=PubMed&amp;term=HSP27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 HSPCB </text:p>
          </table:table-cell>
          <table:table-cell office:value-type="string" table:style-name="ce1">
            <text:p>Heat shock 90kDa protein 1, beta</text:p>
          </table:table-cell>
          <table:table-cell table:style-name="ce1"/>
          <table:table-cell office:value-type="string" table:style-name="ce1">
            <text:p>http://www.ncbi.nlm.nih.gov/SNP//snp_ref.cgi?locusId=3326</text:p>
          </table:table-cell>
          <table:table-cell office:value-type="string" table:style-name="ce1">
            <text:p>http://au.expasy.org/cgi-bin/niceprot.pl?P08238</text:p>
          </table:table-cell>
          <table:table-cell office:value-type="string" table:style-name="ce1">
            <text:p>http://www.ncbi.nlm.nih.gov/entrez/query.fcgi?db=gene&amp;cmd=Display&amp;dopt=gene_homologene&amp;from_uid=3326</text:p>
          </table:table-cell>
          <table:table-cell office:value-type="string" table:style-name="ce1">
            <text:p>http://www.biocarta.com/pathfiles/h_aktPathway.asp</text:p>
          </table:table-cell>
          <table:table-cell office:value-type="string" table:style-name="ce1">
            <text:p>http://www.proteinatlas.org/tissue_profile.php?antibody_id=903</text:p>
          </table:table-cell>
          <table:table-cell office:value-type="string" table:style-name="ce1">
            <text:p>http://www.ncbi.nlm.nih.gov/entrez/query.fcgi?CMD=Search&amp;DB=PubMed&amp;term=HSP90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HSPD1</text:p>
          </table:table-cell>
          <table:table-cell office:value-type="string" table:style-name="ce1">
            <text:p>Heat shock 60kDa protein 1 (chaperonin)</text:p>
          </table:table-cell>
          <table:table-cell office:value-type="string" table:style-name="ce1">
            <text:p>http://uwcmml1s.uwcm.ac.uk/uwcm/mg/search/126727.html</text:p>
          </table:table-cell>
          <table:table-cell office:value-type="string" table:style-name="ce1">
            <text:p>http://www.ncbi.nlm.nih.gov/SNP/snp_ref.cgi?locusId=3329</text:p>
          </table:table-cell>
          <table:table-cell office:value-type="string" table:style-name="ce1">
            <text:p>http://au.expasy.org/cgi-bin/niceprot.pl?P10809</text:p>
          </table:table-cell>
          <table:table-cell office:value-type="string" table:style-name="ce1">
            <text:p>http://www.ncbi.nlm.nih.gov/entrez/query.fcgi?db=homologene&amp;cmd=search&amp;term=HSPD1</text:p>
          </table:table-cell>
          <table:table-cell table:style-name="ce1"/>
          <table:table-cell office:value-type="string" table:style-name="ce1">
            <text:p>http://www.proteinatlas.org/tissue_profile.php?antibody_id=1523</text:p>
          </table:table-cell>
          <table:table-cell office:value-type="string" table:style-name="ce1">
            <text:p>http://www.ncbi.nlm.nih.gov/entrez/query.fcgi?CMD=Search&amp;DB=PubMed&amp;term=HSP60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ICAM1</text:p>
          </table:table-cell>
          <table:table-cell office:value-type="string" table:style-name="ce1">
            <text:p>Intercellular cell adhesion molecule 1</text:p>
          </table:table-cell>
          <table:table-cell office:value-type="string" table:style-name="ce1">
            <text:p>http://www.hgmd.cf.ac.uk/ac/gene.php?gene=ICAM1</text:p>
          </table:table-cell>
          <table:table-cell office:value-type="string" table:style-name="ce1">
            <text:p>http://www.ncbi.nlm.nih.gov/SNP/snp_ref.cgi?locusId=3383</text:p>
          </table:table-cell>
          <table:table-cell office:value-type="string" table:style-name="ce1">
            <text:p>http://ca.expasy.org/cgi-bin/get-sprot-entry?P05362</text:p>
          </table:table-cell>
          <table:table-cell office:value-type="string" table:style-name="ce1">
            <text:p>http://www.ncbi.nlm.nih.gov/entrez/query.fcgi?cmd=Retrieve&amp;db=homologene&amp;dopt=HomoloGene&amp;list_uids=168</text:p>
          </table:table-cell>
          <table:table-cell office:value-type="string" table:style-name="ce1">
            <text:p>http://www.biocarta.com/pathfiles/h_lymphocytePathway.asp</text:p>
          </table:table-cell>
          <table:table-cell office:value-type="string" table:style-name="ce1">
            <text:p>http://www.proteinatlas.org/tissue_profile.php?antibody_id=2126</text:p>
          </table:table-cell>
          <table:table-cell office:value-type="string" table:style-name="ce1">
            <text:p>http://www.ncbi.nlm.nih.gov/entrez/query.fcgi?CMD=Search&amp;DB=PubMed&amp;term=ICAM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ID1</text:p>
          </table:table-cell>
          <table:table-cell office:value-type="string" table:style-name="ce1">
            <text:p>Id protein 1</text:p>
          </table:table-cell>
          <table:table-cell table:style-name="ce1"/>
          <table:table-cell office:value-type="string" table:style-name="ce1">
            <text:p>http://www.ncbi.nlm.nih.gov/SNP/snp_ref.cgi?locusId=3397</text:p>
          </table:table-cell>
          <table:table-cell office:value-type="string" table:style-name="ce1">
            <text:p>http://ca.expasy.org/cgi-bin/get-sprot-entry?P41134</text:p>
          </table:table-cell>
          <table:table-cell office:value-type="string" table:style-name="ce1">
            <text:p>http://www.ncbi.nlm.nih.gov/entrez/query.fcgi?cmd=Retrieve&amp;db=homologene&amp;dopt=HomoloGene&amp;list_uids=1631</text:p>
          </table:table-cell>
          <table:table-cell office:value-type="string" table:style-name="ce1">
            <text:p>http://www.biocarta.com/pathfiles/h_tidPathway.asp</text:p>
          </table:table-cell>
          <table:table-cell office:value-type="string" table:style-name="ce1">
            <text:p>http://www.proteinatlas.org/ENSG00000125968</text:p>
          </table:table-cell>
          <table:table-cell office:value-type="string" table:style-name="ce1">
            <text:p>http://www.ncbi.nlm.nih.gov/entrez/query.fcgi?CMD=Search&amp;DB=PubMed&amp;term=ID1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ID2 </text:p>
          </table:table-cell>
          <table:table-cell office:value-type="string" table:style-name="ce1">
            <text:p>Id protein 2</text:p>
          </table:table-cell>
          <table:table-cell table:style-name="ce1"/>
          <table:table-cell office:value-type="string" table:style-name="ce1">
            <text:p>http://www.ncbi.nlm.nih.gov/SNP/snp_ref.cgi?locusId=3398</text:p>
          </table:table-cell>
          <table:table-cell office:value-type="string" table:style-name="ce1">
            <text:p>http://ca.expasy.org/cgi-bin/get-sprot-entry?Q02363</text:p>
          </table:table-cell>
          <table:table-cell office:value-type="string" table:style-name="ce1">
            <text:p>http://www.ncbi.nlm.nih.gov/entrez/query.fcgi?cmd=Retrieve&amp;db=homologene&amp;dopt=HomoloGene&amp;list_uids=1632</text:p>
          </table:table-cell>
          <table:table-cell office:value-type="string" table:style-name="ce1">
            <text:p>http://www.genome.ad.jp/dbget-bin/get_pathway?org_name=hsa&amp;mapno=04350</text:p>
          </table:table-cell>
          <table:table-cell office:value-type="string" table:style-name="ce1">
            <text:p>http://www.proteinatlas.org/ENSG00000115738</text:p>
          </table:table-cell>
          <table:table-cell office:value-type="string" table:style-name="ce1">
            <text:p>http://www.ncbi.nlm.nih.gov/entrez/query.fcgi?CMD=Search&amp;DB=PubMed&amp;term=ID2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ID3</text:p>
          </table:table-cell>
          <table:table-cell office:value-type="string" table:style-name="ce1">
            <text:p>Id protein 3</text:p>
          </table:table-cell>
          <table:table-cell table:style-name="ce1"/>
          <table:table-cell office:value-type="string" table:style-name="ce1">
            <text:p>http://www.ncbi.nlm.nih.gov/SNP/snp_ref.cgi?locusId=3399</text:p>
          </table:table-cell>
          <table:table-cell office:value-type="string" table:style-name="ce1">
            <text:p>http://ca.expasy.org/cgi-bin/get-sprot-entry?Q02535</text:p>
          </table:table-cell>
          <table:table-cell office:value-type="string" table:style-name="ce1">
            <text:p>http://www.ncbi.nlm.nih.gov/entrez/query.fcgi?cmd=Retrieve&amp;db=homologene&amp;dopt=HomoloGene&amp;list_uids=1632</text:p>
          </table:table-cell>
          <table:table-cell office:value-type="string" table:style-name="ce1">
            <text:p>http://www.genome.ad.jp/dbget-bin/get_pathway?org_name=hsa&amp;mapno=04350</text:p>
          </table:table-cell>
          <table:table-cell office:value-type="string" table:style-name="ce1">
            <text:p>http://www.proteinatlas.org/ENSG00000117318</text:p>
          </table:table-cell>
          <table:table-cell office:value-type="string" table:style-name="ce1">
            <text:p>http://www.ncbi.nlm.nih.gov/entrez/query.fcgi?CMD=Search&amp;DB=PubMed&amp;term=ID3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ID4</text:p>
          </table:table-cell>
          <table:table-cell office:value-type="string" table:style-name="ce1">
            <text:p>Inhibitor of DNA binding 4</text:p>
          </table:table-cell>
          <table:table-cell table:style-name="ce1"/>
          <table:table-cell office:value-type="string" table:style-name="ce1">
            <text:p>http://www.ncbi.nlm.nih.gov/SNP//snp_ref.cgi?locusId=3400</text:p>
          </table:table-cell>
          <table:table-cell office:value-type="string" table:style-name="ce1">
            <text:p>http://au.expasy.org/cgi-bin/niceprot.pl?P47928</text:p>
          </table:table-cell>
          <table:table-cell office:value-type="string" table:style-name="ce1">
            <text:p>http://www.ncbi.nlm.nih.gov/entrez/query.fcgi?db=homologene&amp;cmd=search&amp;term=ID4</text:p>
          </table:table-cell>
          <table:table-cell table:style-name="ce1"/>
          <table:table-cell office:value-type="string" table:style-name="ce1">
            <text:p>http://www.proteinatlas.org/ENSG00000172201</text:p>
          </table:table-cell>
          <table:table-cell office:value-type="string" table:style-name="ce1">
            <text:p>http://www.ncbi.nlm.nih.gov/entrez/query.fcgi?CMD=Search&amp;DB=PubMed&amp;term=ID4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IFI44</text:p>
          </table:table-cell>
          <table:table-cell office:value-type="string" table:style-name="ce1">
            <text:p>Interferon-induced protein 44</text:p>
          </table:table-cell>
          <table:table-cell table:style-name="ce1"/>
          <table:table-cell office:value-type="string" table:style-name="ce1">
            <text:p>http://www.ncbi.nlm.nih.gov/SNP/snp_ref.cgi?locusId=10561</text:p>
          </table:table-cell>
          <table:table-cell office:value-type="string" table:style-name="ce1">
            <text:p>http://au.expasy.org/cgi-bin/niceprot.pl?Q8TCB0</text:p>
          </table:table-cell>
          <table:table-cell office:value-type="string" table:style-name="ce1">
            <text:p>http://www.ncbi.nlm.nih.gov/entrez/query.fcgi?db=homologene&amp;cmd=search&amp;term=IFI44</text:p>
          </table:table-cell>
          <table:table-cell table:style-name="ce1"/>
          <table:table-cell office:value-type="string" table:style-name="ce1">
            <text:p>http://www.proteinatlas.org/ENSG00000137965</text:p>
          </table:table-cell>
          <table:table-cell office:value-type="string" table:style-name="ce1">
            <text:p>http://www.ncbi.nlm.nih.gov/entrez/query.fcgi?cmd=Retrieve&amp;db=pubmed&amp;dopt=Abstract&amp;list_uids=15381369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IFITM1</text:p>
          </table:table-cell>
          <table:table-cell office:value-type="string" table:style-name="ce1">
            <text:p>Interferon induced transmembrane protein 1</text:p>
          </table:table-cell>
          <table:table-cell table:style-name="ce1"/>
          <table:table-cell office:value-type="string" table:style-name="ce1">
            <text:p>http://www.ncbi.nlm.nih.gov/SNP/snp_ref.cgi?locusId=8519</text:p>
          </table:table-cell>
          <table:table-cell office:value-type="string" table:style-name="ce1">
            <text:p>http://us.expasy.org/cgi-bin/niceprot.pl?P13164</text:p>
          </table:table-cell>
          <table:table-cell office:value-type="string" table:style-name="ce1">
            <text:p>http://www.ncbi.nlm.nih.gov/entrez/query.fcgi?db=homologene&amp;cmd=search&amp;term=IFITM1</text:p>
          </table:table-cell>
          <table:table-cell table:style-name="ce1"/>
          <table:table-cell office:value-type="string" table:style-name="ce1">
            <text:p>http://www.proteinatlas.org/ENSG00000185885</text:p>
          </table:table-cell>
          <table:table-cell office:value-type="string" table:style-name="ce1">
            <text:p>http://www.ncbi.nlm.nih.gov/entrez/query.fcgi?cmd=Retrieve&amp;db=pubmed&amp;dopt=Abstract&amp;list_uids=15381369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IGF2R</text:p>
          </table:table-cell>
          <table:table-cell office:value-type="string" table:style-name="ce1">
            <text:p>Insulin-like growth factor receptor</text:p>
          </table:table-cell>
          <table:table-cell table:style-name="ce1"/>
          <table:table-cell office:value-type="string" table:style-name="ce1">
            <text:p>http://www.ncbi.nlm.nih.gov/SNP/snp_ref.cgi?locusId=3482</text:p>
          </table:table-cell>
          <table:table-cell office:value-type="string" table:style-name="ce1">
            <text:p>http://ca.expasy.org/cgi-bin/get-sprot-entry?P11717</text:p>
          </table:table-cell>
          <table:table-cell office:value-type="string" table:style-name="ce1">
            <text:p>http://www.ncbi.nlm.nih.gov/entrez/query.fcgi?cmd=Retrieve&amp;db=homologene&amp;dopt=HomoloGene&amp;list_uids=676</text:p>
          </table:table-cell>
          <table:table-cell office:value-type="string" table:style-name="ce1">
            <text:p>http://dip.doe-mbi.ucla.edu/dip/Search.cgi?SM=3&amp;AC=P11717&amp;Search2=Query+DIP&amp;GE=&amp;DS=&amp;PIR=&amp;GB=&amp;TX=&amp;SF=&amp;FN=&amp;LO=&amp;KW=</text:p>
          </table:table-cell>
          <table:table-cell office:value-type="string" table:style-name="ce1">
            <text:p>http://www.proteinatlas.org/ENSG00000197081</text:p>
          </table:table-cell>
          <table:table-cell office:value-type="string" table:style-name="ce1">
            <text:p>http://www.ncbi.nlm.nih.gov/entrez/query.fcgi?CMD=Search&amp;DB=PubMed&amp;term=IGF2R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IGFBP7</text:p>
          </table:table-cell>
          <table:table-cell office:value-type="string" table:style-name="ce1">
            <text:p>Insulin-like growth factor binding protein 7</text:p>
          </table:table-cell>
          <table:table-cell table:style-name="ce1"/>
          <table:table-cell office:value-type="string" table:style-name="ce1">
            <text:p>http://www.ncbi.nlm.nih.gov/SNP/snp_ref.cgi?locusId=3490</text:p>
          </table:table-cell>
          <table:table-cell office:value-type="string" table:style-name="ce1">
            <text:p>http://au.expasy.org/cgi-bin/niceprot.pl?Q16270</text:p>
          </table:table-cell>
          <table:table-cell office:value-type="string" table:style-name="ce1">
            <text:p>http://www.ncbi.nlm.nih.gov/entrez/query.fcgi?db=homologene&amp;cmd=search&amp;term=IGFBP7</text:p>
          </table:table-cell>
          <table:table-cell table:style-name="ce1"/>
          <table:table-cell office:value-type="string" table:style-name="ce1">
            <text:p>http://www.proteinatlas.org/ENSG00000163453</text:p>
          </table:table-cell>
          <table:table-cell office:value-type="string" table:style-name="ce1">
            <text:p>http://www.ncbi.nlm.nih.gov/entrez/query.fcgi?CMD=Search&amp;DB=PubMed&amp;term=IGFBP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IGKC</text:p>
          </table:table-cell>
          <table:table-cell office:value-type="string" table:style-name="ce1">
            <text:p>Immunoglobulin kappa constant</text:p>
          </table:table-cell>
          <table:table-cell table:style-name="ce1"/>
          <table:table-cell office:value-type="string" table:style-name="ce1">
            <text:p>http://www.ncbi.nlm.nih.gov/SNP/snp_ref.cgi?locusId=3514</text:p>
          </table:table-cell>
          <table:table-cell office:value-type="string" table:style-name="ce1">
            <text:p>http://us.expasy.org/cgi-bin/niceprot.pl?P01834</text:p>
          </table:table-cell>
          <table:table-cell office:value-type="string" table:style-name="ce1">
            <text:p>http://www.ncbi.nlm.nih.gov/entrez/query.fcgi?db=gene&amp;cmd=Display&amp;dopt=gene_homologene&amp;from_uid=3514</text:p>
          </table:table-cell>
          <table:table-cell table:number-columns-repeated="2" table:style-name="ce1"/>
          <table:table-cell office:value-type="string" table:style-name="ce1">
            <text:p>http://www.ncbi.nlm.nih.gov/entrez/query.fcgi?CMD=Search&amp;DB=PubMed&amp;term=IGKC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IGLJ3</text:p>
          </table:table-cell>
          <table:table-cell office:value-type="string" table:style-name="ce1">
            <text:p>Immunoglobulin lambda joining 3</text:p>
          </table:table-cell>
          <table:table-cell table:style-name="ce1"/>
          <table:table-cell office:value-type="string" table:style-name="ce1">
            <text:p>http://www.ncbi.nlm.nih.gov/SNP/snp_ref.cgi?locusId=28831</text:p>
          </table:table-cell>
          <table:table-cell table:style-name="ce1"/>
          <table:table-cell office:value-type="string" table:style-name="ce1">
            <text:p>http://www.ncbi.nlm.nih.gov/entrez/query.fcgi?db=homologene&amp;cmd=search&amp;term=Immunoglobulin+Lambda+Joining+3</text:p>
          </table:table-cell>
          <table:table-cell table:number-columns-repeated="2" table:style-name="ce1"/>
          <table:table-cell office:value-type="string" table:style-name="ce1">
            <text:p>http://www.ncbi.nlm.nih.gov/entrez/query.fcgi?CMD=Search&amp;DB=PubMed&amp;term=immunoglobulin%20lambda%20joining%203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IK </text:p>
          </table:table-cell>
          <table:table-cell office:value-type="string" table:style-name="ce1">
            <text:p>IK cytokine, down-regulator of HLAII</text:p>
          </table:table-cell>
          <table:table-cell table:style-name="ce1"/>
          <table:table-cell office:value-type="string" table:style-name="ce1">
            <text:p>http://www.ncbi.nlm.nih.gov/SNP//snp_ref.cgi?locusId=3550</text:p>
          </table:table-cell>
          <table:table-cell office:value-type="string" table:style-name="ce1">
            <text:p>http://au.expasy.org/cgi-bin/niceprot.pl?Q13123</text:p>
          </table:table-cell>
          <table:table-cell office:value-type="string" table:style-name="ce1">
            <text:p>http://www.ncbi.nlm.nih.gov/entrez/query.fcgi?db=gene&amp;cmd=Display&amp;dopt=gene_homologene&amp;from_uid=3550</text:p>
          </table:table-cell>
          <table:table-cell table:number-columns-repeated="2" table:style-name="ce1"/>
          <table:table-cell office:value-type="string" table:style-name="ce1">
            <text:p>http://www.ncbi.nlm.nih.gov/entrez/query.fcgi?cmd=Retrieve&amp;db=pubmed&amp;dopt=Abstract&amp;list_uids=12618197&amp;query_hl=8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IL4R</text:p>
          </table:table-cell>
          <table:table-cell office:value-type="string" table:style-name="ce1">
            <text:p>Interleukin 4 receptor</text:p>
          </table:table-cell>
          <table:table-cell office:value-type="string" table:style-name="ce1">
            <text:p>http://www.hgmd.cf.ac.uk/ac/gene.php?gene=IL4R</text:p>
          </table:table-cell>
          <table:table-cell office:value-type="string" table:style-name="ce1">
            <text:p>http://www.ncbi.nlm.nih.gov/SNP/snp_ref.cgi?locusId=3566</text:p>
          </table:table-cell>
          <table:table-cell office:value-type="string" table:style-name="ce1">
            <text:p>http://au.expasy.org/cgi-bin/niceprot.pl?P24394</text:p>
          </table:table-cell>
          <table:table-cell office:value-type="string" table:style-name="ce1">
            <text:p>http://www.ncbi.nlm.nih.gov/entrez/query.fcgi?db=homologene&amp;cmd=search&amp;term=IL4R</text:p>
          </table:table-cell>
          <table:table-cell office:value-type="string" table:style-name="ce1">
            <text:p>http://www.biocarta.com/pathfiles/h_il4Pathway.asp</text:p>
          </table:table-cell>
          <table:table-cell office:value-type="string" table:style-name="ce1">
            <text:p>http://www.proteinatlas.org/tissue_profile.php?antibody_id=4451</text:p>
          </table:table-cell>
          <table:table-cell office:value-type="string" table:style-name="ce1">
            <text:p>http://www.ncbi.nlm.nih.gov/entrez/query.fcgi?CMD=Search&amp;DB=PubMed&amp;term=IL4R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IL8</text:p>
          </table:table-cell>
          <table:table-cell office:value-type="string" table:style-name="ce1">
            <text:p>InterLeukine-8</text:p>
          </table:table-cell>
          <table:table-cell office:value-type="string" table:style-name="ce1">
            <text:p>http://www.hgmd.cf.ac.uk/ac/gene.php?gene=IL8</text:p>
          </table:table-cell>
          <table:table-cell office:value-type="string" table:style-name="ce1">
            <text:p>http://www.ncbi.nlm.nih.gov/SNP/snp_ref.cgi?chooseRs=coding&amp;go=Go&amp;locusId=3576</text:p>
          </table:table-cell>
          <table:table-cell office:value-type="string" table:style-name="ce1">
            <text:p>http://www.expasy.org/uniprot/P10145</text:p>
          </table:table-cell>
          <table:table-cell office:value-type="string" table:style-name="ce1">
            <text:p>http://www.ncbi.nlm.nih.gov/sites/entrez?itool=gene_full_report&amp;DbFrom=gene&amp;Cmd=Link&amp;LinkName=gene_homologene&amp;IdsFromResult=3576</text:p>
          </table:table-cell>
          <table:table-cell office:value-type="string" table:style-name="ce1">
            <text:p>http://www.genome.jp/dbget-bin/show_pathway?hsa04060+3576</text:p>
          </table:table-cell>
          <table:table-cell office:value-type="string" table:style-name="ce1">
            <text:p>http://www.proteinatlas.org/ENSG00000169429</text:p>
          </table:table-cell>
          <table:table-cell office:value-type="string" table:style-name="ce1">
            <text:p>http://www.ncbi.nlm.nih.gov/entrez/query.fcgi?CMD=Search&amp;DB=PubMed&amp;term=IL8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IL8RB</text:p>
          </table:table-cell>
          <table:table-cell office:value-type="string" table:style-name="ce1">
            <text:p>Interleukin 8 receptor, beta</text:p>
          </table:table-cell>
          <table:table-cell table:style-name="ce1"/>
          <table:table-cell office:value-type="string" table:style-name="ce1">
            <text:p>http://www.ncbi.nlm.nih.gov/SNP/snp_ref.cgi?locusId=3579</text:p>
          </table:table-cell>
          <table:table-cell office:value-type="string" table:style-name="ce1">
            <text:p>http://au.expasy.org/cgi-bin/niceprot.pl?P25025</text:p>
          </table:table-cell>
          <table:table-cell office:value-type="string" table:style-name="ce1">
            <text:p>http://www.ncbi.nlm.nih.gov/entrez/query.fcgi?db=homologene&amp;cmd=search&amp;term=IL8RB</text:p>
          </table:table-cell>
          <table:table-cell office:value-type="string" table:style-name="ce1">
            <text:p>http://dip.doe-mbi.ucla.edu/dip/Browse.cgi?PK=3782&amp;D=1</text:p>
          </table:table-cell>
          <table:table-cell office:value-type="string" table:style-name="ce1">
            <text:p>http://www.proteinatlas.org/ENSG00000180871</text:p>
          </table:table-cell>
          <table:table-cell office:value-type="string" table:style-name="ce1">
            <text:p>http://www.ncbi.nlm.nih.gov/entrez/query.fcgi?CMD=Search&amp;DB=PubMed&amp;term=IL8RB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IL13RA2</text:p>
          </table:table-cell>
          <table:table-cell office:value-type="string" table:style-name="ce1">
            <text:p>Interleukin 13 receptor, alpha 2</text:p>
          </table:table-cell>
          <table:table-cell table:style-name="ce1"/>
          <table:table-cell office:value-type="string" table:style-name="ce1">
            <text:p>http://www.ncbi.nlm.nih.gov/SNP/snp_ref.cgi?chooseRs=coding&amp;go=Go&amp;locusId=3598</text:p>
          </table:table-cell>
          <table:table-cell office:value-type="string" table:style-name="ce1">
            <text:p>http://beta.uniprot.org/uniprot/Q14627</text:p>
          </table:table-cell>
          <table:table-cell office:value-type="string" table:style-name="ce1">
            <text:p>http://www.ncbi.nlm.nih.gov/sites/entrez?itool=gene_full_report&amp;DbFrom=gene&amp;Cmd=Link&amp;LinkName=gene_homologene&amp;IdsFromResult=3598</text:p>
          </table:table-cell>
          <table:table-cell office:value-type="string" table:style-name="ce1">
            <text:p>http://www.genome.jp/dbget-bin/show_pathway?hsa04630+3598</text:p>
          </table:table-cell>
          <table:table-cell office:value-type="string" table:style-name="ce1">
            <text:p>http://www.proteinatlas.org/ENSG00000123496</text:p>
          </table:table-cell>
          <table:table-cell office:value-type="string" table:style-name="ce1">
            <text:p>http://www.ncbi.nlm.nih.gov/entrez/query.fcgi?CMD=Search&amp;DB=PubMed&amp;term=%22interleukin%2013%20receptor%22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ING1</text:p>
          </table:table-cell>
          <table:table-cell office:value-type="string" table:style-name="ce1">
            <text:p>Inhibitor of growth family</text:p>
          </table:table-cell>
          <table:table-cell table:style-name="ce1"/>
          <table:table-cell office:value-type="string" table:style-name="ce1">
            <text:p>http://www.ncbi.nlm.nih.gov/SNP/snp_ref.cgi?locusId=3621</text:p>
          </table:table-cell>
          <table:table-cell office:value-type="string" table:style-name="ce1">
            <text:p>http://ca.expasy.org/cgi-bin/get-sprot-entry?Q9UK53</text:p>
          </table:table-cell>
          <table:table-cell office:value-type="string" table:style-name="ce1">
            <text:p>http://www.ncbi.nlm.nih.gov/entrez/query.fcgi?cmd=Retrieve&amp;db=homologene&amp;dopt=HomoloGene&amp;list_uids=22243</text:p>
          </table:table-cell>
          <table:table-cell office:value-type="string" table:style-name="ce1">
            <text:p>http://www.biocarta.com/pathfiles/h_mta3Pathway.asp</text:p>
          </table:table-cell>
          <table:table-cell office:value-type="string" table:style-name="ce1">
            <text:p>http://www.proteinatlas.org/ENSG00000153487</text:p>
          </table:table-cell>
          <table:table-cell office:value-type="string" table:style-name="ce1">
            <text:p>http://www.ncbi.nlm.nih.gov/entrez/query.fcgi?CMD=Search&amp;DB=PubMed&amp;term=ING1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INHBA</text:p>
          </table:table-cell>
          <table:table-cell office:value-type="string" table:style-name="ce1">
            <text:p>Inhibitin, beta A/Activin A</text:p>
          </table:table-cell>
          <table:table-cell office:value-type="string" table:style-name="ce1">
            <text:p>http://www.hgmd.cf.ac.uk/ac/gene.php?gene=INHA</text:p>
          </table:table-cell>
          <table:table-cell office:value-type="string" table:style-name="ce1">
            <text:p>http://www.ncbi.nlm.nih.gov/SNP/snp_ref.cgi?chooseRs=coding&amp;go=Go&amp;locusId=3624</text:p>
          </table:table-cell>
          <table:table-cell office:value-type="string" table:style-name="ce1">
            <text:p>http://beta.uniprot.org/uniprot/P08476</text:p>
          </table:table-cell>
          <table:table-cell office:value-type="string" table:style-name="ce1">
            <text:p>http://www.ncbi.nlm.nih.gov/sites/entrez?itool=gene_full_report&amp;DbFrom=gene&amp;Cmd=Link&amp;LinkName=gene_homologene&amp;IdsFromResult=3624</text:p>
          </table:table-cell>
          <table:table-cell office:value-type="string" table:style-name="ce1">
            <text:p>http://www.genome.jp/dbget-bin/show_pathway?hsa04060+3624</text:p>
          </table:table-cell>
          <table:table-cell office:value-type="string" table:style-name="ce1">
            <text:p>http://www.proteinatlas.org/ENSG00000122641</text:p>
          </table:table-cell>
          <table:table-cell office:value-type="string" table:style-name="ce1">
            <text:p>http://www.ncbi.nlm.nih.gov/entrez/query.fcgi?CMD=Search&amp;DB=PubMed&amp;term=INHBA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ITGA5</text:p>
          </table:table-cell>
          <table:table-cell office:value-type="string" table:style-name="ce1">
            <text:p>Integrin alpha 5</text:p>
          </table:table-cell>
          <table:table-cell table:style-name="ce1"/>
          <table:table-cell office:value-type="string" table:style-name="ce1">
            <text:p>http://www.ncbi.nlm.nih.gov/SNP/snp_ref.cgi?locusId=3678</text:p>
          </table:table-cell>
          <table:table-cell office:value-type="string" table:style-name="ce1">
            <text:p>http://www.uniprot.org/uniprot/P08648</text:p>
          </table:table-cell>
          <table:table-cell table:style-name="ce1"/>
          <table:table-cell office:value-type="string" table:style-name="ce1">
            <text:p>http://dip.doe-mbi.ucla.edu/dip/Browse.cgi?ID=DIP-40037N</text:p>
          </table:table-cell>
          <table:table-cell office:value-type="string" table:style-name="ce1">
            <text:p>http://www.proteinatlas.org/tissue_profile.php?antibody_id=2642&amp;g_no=ENSG00000161638</text:p>
          </table:table-cell>
          <table:table-cell office:value-type="string" table:style-name="ce1">
            <text:p>http://www.ncbi.nlm.nih.gov/entrez/query.fcgi?CMD=Search&amp;DB=PubMed&amp;term=Integrin%20alpha%205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ITGB4</text:p>
          </table:table-cell>
          <table:table-cell office:value-type="string" table:style-name="ce1">
            <text:p>Integrin beta 4</text:p>
          </table:table-cell>
          <table:table-cell office:value-type="string" table:style-name="ce1">
            <text:p>http://www.hgmd.cf.ac.uk/ac/gene.php?gene=ITGB4</text:p>
          </table:table-cell>
          <table:table-cell office:value-type="string" table:style-name="ce1">
            <text:p>http://www.ncbi.nlm.nih.gov/SNP/snp_ref.cgi?locusId=3691</text:p>
          </table:table-cell>
          <table:table-cell office:value-type="string" table:style-name="ce1">
            <text:p>http://ca.expasy.org/cgi-bin/get-sprot-entry?P16144</text:p>
          </table:table-cell>
          <table:table-cell office:value-type="string" table:style-name="ce1">
            <text:p>http://www.ncbi.nlm.nih.gov/entrez/query.fcgi?cmd=Retrieve&amp;db=homologene&amp;dopt=HomoloGene&amp;list_uids=179</text:p>
          </table:table-cell>
          <table:table-cell table:style-name="ce1"/>
          <table:table-cell office:value-type="string" table:style-name="ce1">
            <text:p>http://www.proteinatlas.org/ENSG00000132470</text:p>
          </table:table-cell>
          <table:table-cell office:value-type="string" table:style-name="ce1">
            <text:p>http://www.ncbi.nlm.nih.gov/entrez/query.fcgi?CMD=Search&amp;DB=PubMed&amp;term=ITGB4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IVL</text:p>
          </table:table-cell>
          <table:table-cell office:value-type="string" table:style-name="ce1">
            <text:p>Involucrin</text:p>
          </table:table-cell>
          <table:table-cell table:style-name="ce1"/>
          <table:table-cell office:value-type="string" table:style-name="ce1">
            <text:p>http://www.ncbi.nlm.nih.gov/SNP//snp_ref.cgi?locusId=3713</text:p>
          </table:table-cell>
          <table:table-cell office:value-type="string" table:style-name="ce1">
            <text:p>http://us.expasy.org/cgi-bin/niceprot.pl?P07476</text:p>
          </table:table-cell>
          <table:table-cell office:value-type="string" table:style-name="ce1">
            <text:p>http://www.ncbi.nlm.nih.gov/entrez/query.fcgi?db=gene&amp;cmd=Display&amp;dopt=gene_homologene&amp;from_uid=3713</text:p>
          </table:table-cell>
          <table:table-cell table:style-name="ce1"/>
          <table:table-cell office:value-type="string" table:style-name="ce1">
            <text:p>http://www.proteinatlas.org/tissue_profile.php?antibody_id=2243</text:p>
          </table:table-cell>
          <table:table-cell office:value-type="string" table:style-name="ce1">
            <text:p>http://www.ncbi.nlm.nih.gov/entrez/query.fcgi?CMD=Search&amp;DB=PubMed&amp;term=Involucrin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JUN</text:p>
          </table:table-cell>
          <table:table-cell office:value-type="string" table:style-name="ce1">
            <text:p>Jun oncogene</text:p>
          </table:table-cell>
          <table:table-cell table:style-name="ce1"/>
          <table:table-cell office:value-type="string" table:style-name="ce1">
            <text:p>http://www.ncbi.nlm.nih.gov/SNP/snp_ref.cgi?chooseRs=coding&amp;go=Go&amp;locusId=3725</text:p>
          </table:table-cell>
          <table:table-cell office:value-type="string" table:style-name="ce1">
            <text:p>http://www.expasy.org/uniprot/P05412</text:p>
          </table:table-cell>
          <table:table-cell office:value-type="string" table:style-name="ce1">
            <text:p>http://www.ncbi.nlm.nih.gov/sites/entrez?itool=gene_full_report&amp;DbFrom=gene&amp;Cmd=Link&amp;LinkName=gene_homologene&amp;IdsFromResult=3725</text:p>
          </table:table-cell>
          <table:table-cell office:value-type="string" table:style-name="ce1">
            <text:p>http://www.biocarta.com/pathfiles/h_mapkPathway.asp</text:p>
          </table:table-cell>
          <table:table-cell office:value-type="string" table:style-name="ce1">
            <text:p>http://www.proteinatlas.org/tissue_profile.php?antibody_id=3801</text:p>
          </table:table-cell>
          <table:table-cell office:value-type="string" table:style-name="ce1">
            <text:p>http://www.ncbi.nlm.nih.gov/entrez/query.fcgi?CMD=Search&amp;DB=PubMed&amp;term=c-Jun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KAI1</text:p>
          </table:table-cell>
          <table:table-cell office:value-type="string" table:style-name="ce1">
            <text:p>Kangai 1</text:p>
          </table:table-cell>
          <table:table-cell table:style-name="ce1"/>
          <table:table-cell office:value-type="string" table:style-name="ce1">
            <text:p>http://www.ncbi.nlm.nih.gov/SNP/snp_ref.cgi?locusId=3732</text:p>
          </table:table-cell>
          <table:table-cell office:value-type="string" table:style-name="ce1">
            <text:p>http://ca.expasy.org/cgi-bin/get-sprot-entry?P27701</text:p>
          </table:table-cell>
          <table:table-cell office:value-type="string" table:style-name="ce1">
            <text:p>http://www.ncbi.nlm.nih.gov/entrez/query.fcgi?cmd=Retrieve&amp;db=homologene&amp;dopt=HomoloGene&amp;list_uids=20512</text:p>
          </table:table-cell>
          <table:table-cell table:style-name="ce1"/>
          <table:table-cell office:value-type="string" table:style-name="ce1">
            <text:p>http://www.proteinatlas.org/tissue_profile.php?antibody_id=2508</text:p>
          </table:table-cell>
          <table:table-cell office:value-type="string" table:style-name="ce1">
            <text:p>http://www.ncbi.nlm.nih.gov/entrez/query.fcgi?CMD=Search&amp;DB=PubMed&amp;term=KAI1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KIAA0746 </text:p>
          </table:table-cell>
          <table:table-cell office:value-type="string" table:style-name="ce1">
            <text:p>Hypothetical protein</text:p>
          </table:table-cell>
          <table:table-cell table:style-name="ce1"/>
          <table:table-cell office:value-type="string" table:style-name="ce1">
            <text:p>http://www.ncbi.nlm.nih.gov/SNP/snp_ref.cgi?locusId=23231</text:p>
          </table:table-cell>
          <table:table-cell office:value-type="string" table:style-name="ce1">
            <text:p>http://us.expasy.org/cgi-bin/niceprot.pl?Q6P999</text:p>
          </table:table-cell>
          <table:table-cell office:value-type="string" table:style-name="ce1">
            <text:p>http://www.ncbi.nlm.nih.gov/entrez/query.fcgi?db=homologene&amp;cmd=search&amp;term=KIAA0746</text:p>
          </table:table-cell>
          <table:table-cell table:number-columns-repeated="2" table:style-name="ce1"/>
          <table:table-cell office:value-type="string" table:style-name="ce1">
            <text:p>http://www.ncbi.nlm.nih.gov/entrez/query.fcgi?cmd=Retrieve&amp;db=pubmed&amp;dopt=Abstract&amp;list_uids=15381369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KIFAP3</text:p>
          </table:table-cell>
          <table:table-cell office:value-type="string" table:style-name="ce1">
            <text:p>kinesin-associated protein 3</text:p>
          </table:table-cell>
          <table:table-cell table:style-name="ce1"/>
          <table:table-cell office:value-type="string" table:style-name="ce1">
            <text:p>http://www.ncbi.nlm.nih.gov/SNP//snp_ref.cgi?locusId=22920</text:p>
          </table:table-cell>
          <table:table-cell office:value-type="string" table:style-name="ce1">
            <text:p>http://au.expasy.org/cgi-bin/niceprot.pl?Q92845</text:p>
          </table:table-cell>
          <table:table-cell office:value-type="string" table:style-name="ce1">
            <text:p>http://www.ncbi.nlm.nih.gov/entrez/query.fcgi?db=gene&amp;cmd=Display&amp;dopt=gene_homologene&amp;from_uid=22920</text:p>
          </table:table-cell>
          <table:table-cell table:style-name="ce1"/>
          <table:table-cell office:value-type="string" table:style-name="ce1">
            <text:p>http://www.proteinatlas.org/ENSG00000075945</text:p>
          </table:table-cell>
          <table:table-cell office:value-type="string" table:style-name="ce1">
            <text:p>http://www.ncbi.nlm.nih.gov/entrez/query.fcgi?cmd=Retrieve&amp;db=pubmed&amp;dopt=Abstract&amp;list_uids=12618198&amp;query_hl=61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KLK8</text:p>
          </table:table-cell>
          <table:table-cell office:value-type="string" table:style-name="ce1">
            <text:p>Kallikrein 8</text:p>
          </table:table-cell>
          <table:table-cell table:number-columns-repeated="2" table:style-name="ce1"/>
          <table:table-cell office:value-type="string" table:style-name="ce1">
            <text:p>http://ca.expasy.org/cgi-bin/get-sprot-entry?O60259</text:p>
          </table:table-cell>
          <table:table-cell office:value-type="string" table:style-name="ce1">
            <text:p>http://www.ncbi.nlm.nih.gov/entrez/query.fcgi?cmd=Retrieve&amp;db=homologene&amp;dopt=HomoloGene&amp;list_uids=21410</text:p>
          </table:table-cell>
          <table:table-cell table:style-name="ce1"/>
          <table:table-cell office:value-type="string" table:style-name="ce1">
            <text:p>http://www.proteinatlas.org/ENSG00000129455</text:p>
          </table:table-cell>
          <table:table-cell office:value-type="string" table:style-name="ce1">
            <text:p>http://www.ncbi.nlm.nih.gov/entrez/query.fcgi?CMD=Search&amp;DB=PubMed&amp;term=kallikrein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KRT1</text:p>
          </table:table-cell>
          <table:table-cell office:value-type="string" table:style-name="ce1">
            <text:p>Keratin 1</text:p>
          </table:table-cell>
          <table:table-cell office:value-type="string" table:style-name="ce1">
            <text:p>http://www.hgmd.cf.ac.uk/ac/gene.php?gene=KRT1</text:p>
          </table:table-cell>
          <table:table-cell office:value-type="string" table:style-name="ce1">
            <text:p>http://www.ncbi.nlm.nih.gov/SNP//snp_ref.cgi?locusId=3848</text:p>
          </table:table-cell>
          <table:table-cell office:value-type="string" table:style-name="ce1">
            <text:p>http://au.expasy.org/cgi-bin/niceprot.pl?P04264</text:p>
          </table:table-cell>
          <table:table-cell office:value-type="string" table:style-name="ce1">
            <text:p>http://www.ncbi.nlm.nih.gov/entrez/query.fcgi?db=gene&amp;cmd=Display&amp;dopt=gene_homologene&amp;from_uid=3848</text:p>
          </table:table-cell>
          <table:table-cell table:style-name="ce1"/>
          <table:table-cell office:value-type="string" table:style-name="ce1">
            <text:p>http://www.proteinatlas.org/tissue_profile.php?antibody_id=2153</text:p>
          </table:table-cell>
          <table:table-cell office:value-type="string" table:style-name="ce1">
            <text:p>http://www.ncbi.nlm.nih.gov/entrez/query.fcgi?CMD=Search&amp;DB=PubMed&amp;term=%22cytokeratin%201%22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KRT3</text:p>
          </table:table-cell>
          <table:table-cell office:value-type="string" table:style-name="ce1">
            <text:p>Keratin 3</text:p>
          </table:table-cell>
          <table:table-cell office:value-type="string" table:style-name="ce1">
            <text:p>http://www.hgmd.cf.ac.uk/ac/gene.php?gene=KRT3</text:p>
          </table:table-cell>
          <table:table-cell office:value-type="string" table:style-name="ce1">
            <text:p>http://www.ncbi.nlm.nih.gov/SNP/snp_ref.cgi?locusId=3850</text:p>
          </table:table-cell>
          <table:table-cell office:value-type="string" table:style-name="ce1">
            <text:p>http://us.expasy.org/cgi-bin/niceprot.pl?P00533</text:p>
          </table:table-cell>
          <table:table-cell office:value-type="string" table:style-name="ce1">
            <text:p>http://www.ncbi.nlm.nih.gov/entrez/query.fcgi?db=homologene&amp;cmd=search&amp;term=KRT3</text:p>
          </table:table-cell>
          <table:table-cell table:style-name="ce1"/>
          <table:table-cell office:value-type="string" table:style-name="ce1">
            <text:p>http://www.proteinatlas.org/ENSG00000186442</text:p>
          </table:table-cell>
          <table:table-cell office:value-type="string" table:style-name="ce1">
            <text:p>http://www.ncbi.nlm.nih.gov/entrez/query.fcgi?CMD=Search&amp;DB=PubMed&amp;term=%22cytokeratin%203%22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KRT4</text:p>
          </table:table-cell>
          <table:table-cell office:value-type="string" table:style-name="ce1">
            <text:p>Keratin 4</text:p>
          </table:table-cell>
          <table:table-cell office:value-type="string" table:style-name="ce1">
            <text:p>http://www.hgmd.cf.ac.uk/ac/gene.php?gene=KRT4</text:p>
          </table:table-cell>
          <table:table-cell office:value-type="string" table:style-name="ce1">
            <text:p>http://www.ncbi.nlm.nih.gov/SNP//snp_ref.cgi?locusId=3851</text:p>
          </table:table-cell>
          <table:table-cell office:value-type="string" table:style-name="ce1">
            <text:p>http://au.expasy.org/cgi-bin/niceprot.pl?P19013</text:p>
          </table:table-cell>
          <table:table-cell office:value-type="string" table:style-name="ce1">
            <text:p>http://www.ncbi.nlm.nih.gov/entrez/query.fcgi?db=homologene&amp;cmd=search&amp;term=KRT4</text:p>
          </table:table-cell>
          <table:table-cell table:style-name="ce1"/>
          <table:table-cell office:value-type="string" table:style-name="ce1">
            <text:p>http://www.proteinatlas.org/tissue_profile.php?antibody_id=2154</text:p>
          </table:table-cell>
          <table:table-cell office:value-type="string" table:style-name="ce1">
            <text:p>http://www.ncbi.nlm.nih.gov/entrez/query.fcgi?CMD=Search&amp;DB=PubMed&amp;term=%22Keratin%204%22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KRT5</text:p>
          </table:table-cell>
          <table:table-cell office:value-type="string" table:style-name="ce1">
            <text:p>Keratin 5</text:p>
          </table:table-cell>
          <table:table-cell office:value-type="string" table:style-name="ce1">
            <text:p>http://www.hgmd.cf.ac.uk/ac/gene.php?gene=KRT5</text:p>
          </table:table-cell>
          <table:table-cell office:value-type="string" table:style-name="ce1">
            <text:p>http://www.ncbi.nlm.nih.gov/SNP/snp_ref.cgi?locusId=3852</text:p>
          </table:table-cell>
          <table:table-cell office:value-type="string" table:style-name="ce1">
            <text:p>http://us.expasy.org/cgi-bin/niceprot.pl?P13647</text:p>
          </table:table-cell>
          <table:table-cell office:value-type="string" table:style-name="ce1">
            <text:p>http://www.ncbi.nlm.nih.gov/entrez/query.fcgi?db=homologene&amp;cmd=search&amp;term=KRT5</text:p>
          </table:table-cell>
          <table:table-cell office:value-type="string" table:style-name="ce1">
            <text:p>http://dip.doe-mbi.ucla.edu/dip/Browse.cgi?PK=39&amp;D=1</text:p>
          </table:table-cell>
          <table:table-cell office:value-type="string" table:style-name="ce1">
            <text:p>http://www.proteinatlas.org/tissue_profile.php?antibody_id=27</text:p>
          </table:table-cell>
          <table:table-cell office:value-type="string" table:style-name="ce1">
            <text:p>http://www.ncbi.nlm.nih.gov/entrez/query.fcgi?CMD=Search&amp;DB=PubMed&amp;term=%22cytoKeratin%205%22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KRT6A</text:p>
          </table:table-cell>
          <table:table-cell office:value-type="string" table:style-name="ce1">
            <text:p>Keratin 6A</text:p>
          </table:table-cell>
          <table:table-cell office:value-type="string" table:style-name="ce1">
            <text:p>http://www.hgmd.cf.ac.uk/ac/gene.php?gene=KRT6A</text:p>
          </table:table-cell>
          <table:table-cell office:value-type="string" table:style-name="ce1">
            <text:p>http://www.ncbi.nlm.nih.gov/SNP/snp_ref.cgi?locusId=3853</text:p>
          </table:table-cell>
          <table:table-cell office:value-type="string" table:style-name="ce1">
            <text:p>http://au.expasy.org/cgi-bin/niceprot.pl?P02538</text:p>
          </table:table-cell>
          <table:table-cell office:value-type="string" table:style-name="ce1">
            <text:p>http://www.ncbi.nlm.nih.gov/entrez/query.fcgi?db=homologene&amp;cmd=search&amp;term=+KRT6A</text:p>
          </table:table-cell>
          <table:table-cell office:value-type="string" table:style-name="ce1">
            <text:p>http://dip.doe-mbi.ucla.edu/dip/Browse.cgi?PK=533&amp;D=1</text:p>
          </table:table-cell>
          <table:table-cell office:value-type="string" table:style-name="ce1">
            <text:p>http://www.proteinatlas.org/ENSG00000205420</text:p>
          </table:table-cell>
          <table:table-cell office:value-type="string" table:style-name="ce1">
            <text:p>http://www.ncbi.nlm.nih.gov/entrez/query.fcgi?cmd=Retrieve&amp;db=pubmed&amp;dopt=Abstract&amp;list_uids=15695121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KRT6B</text:p>
          </table:table-cell>
          <table:table-cell office:value-type="string" table:style-name="ce1">
            <text:p>Keratin 6B</text:p>
          </table:table-cell>
          <table:table-cell office:value-type="string" table:style-name="ce1">
            <text:p>http://www.hgmd.cf.ac.uk/ac/gene.php?gene=KRT6B</text:p>
          </table:table-cell>
          <table:table-cell office:value-type="string" table:style-name="ce1">
            <text:p>http://www.ncbi.nlm.nih.gov/SNP/snp_ref.cgi?locusId=3854</text:p>
          </table:table-cell>
          <table:table-cell office:value-type="string" table:style-name="ce1">
            <text:p>http://au.expasy.org/cgi-bin/niceprot.pl?P04259</text:p>
          </table:table-cell>
          <table:table-cell office:value-type="string" table:style-name="ce1">
            <text:p>http://www.ncbi.nlm.nih.gov/entrez/query.fcgi?db=homologene&amp;cmd=search&amp;term=KRT6B</text:p>
          </table:table-cell>
          <table:table-cell table:style-name="ce1"/>
          <table:table-cell office:value-type="string" table:style-name="ce1">
            <text:p>http://www.proteinatlas.org/tissue_profile.php?antibody_id=130</text:p>
          </table:table-cell>
          <table:table-cell office:value-type="string" table:style-name="ce1">
            <text:p>http://www.ncbi.nlm.nih.gov/entrez/query.fcgi?cmd=Retrieve&amp;db=pubmed&amp;dopt=Abstract&amp;list_uids=15695121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KRT8</text:p>
          </table:table-cell>
          <table:table-cell office:value-type="string" table:style-name="ce1">
            <text:p>Keratin 8</text:p>
          </table:table-cell>
          <table:table-cell office:value-type="string" table:style-name="ce1">
            <text:p>http://www.hgmd.cf.ac.uk/ac/gene.php?gene=KRT8</text:p>
          </table:table-cell>
          <table:table-cell office:value-type="string" table:style-name="ce1">
            <text:p>http://www.ncbi.nlm.nih.gov/SNP//snp_ref.cgi?locusId=3856</text:p>
          </table:table-cell>
          <table:table-cell office:value-type="string" table:style-name="ce1">
            <text:p>http://au.expasy.org/cgi-bin/niceprot.pl?P05787</text:p>
          </table:table-cell>
          <table:table-cell office:value-type="string" table:style-name="ce1">
            <text:p>http://www.ncbi.nlm.nih.gov/entrez/query.fcgi?db=homologene&amp;cmd=search&amp;term=krt8</text:p>
          </table:table-cell>
          <table:table-cell table:style-name="ce1"/>
          <table:table-cell office:value-type="string" table:style-name="ce1">
            <text:p>http://www.proteinatlas.org/tissue_profile.php?antibody_id=131</text:p>
          </table:table-cell>
          <table:table-cell office:value-type="string" table:style-name="ce1">
            <text:p>http://www.ncbi.nlm.nih.gov/entrez/query.fcgi?CMD=Search&amp;DB=PubMed&amp;term=%22cytokeratin%208%22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KRT9</text:p>
          </table:table-cell>
          <table:table-cell office:value-type="string" table:style-name="ce1">
            <text:p>Keratin 9</text:p>
          </table:table-cell>
          <table:table-cell office:value-type="string" table:style-name="ce1">
            <text:p>http://www.proteinatlas.org/tissue_profile.php?antibody_id=131</text:p>
          </table:table-cell>
          <table:table-cell office:value-type="string" table:style-name="ce1">
            <text:p>http://www.ncbi.nlm.nih.gov/SNP/snp_ref.cgi?locusId=3857</text:p>
          </table:table-cell>
          <table:table-cell office:value-type="string" table:style-name="ce1">
            <text:p>http://au.expasy.org/cgi-bin/niceprot.pl?P35527</text:p>
          </table:table-cell>
          <table:table-cell office:value-type="string" table:style-name="ce1">
            <text:p>http://www.ncbi.nlm.nih.gov/entrez/query.fcgi?db=homologene&amp;cmd=search&amp;term=KRT9</text:p>
          </table:table-cell>
          <table:table-cell table:style-name="ce1"/>
          <table:table-cell office:value-type="string" table:style-name="ce1">
            <text:p>http://www.proteinatlas.org/ENSG00000171403</text:p>
          </table:table-cell>
          <table:table-cell office:value-type="string" table:style-name="ce1">
            <text:p>http://www.ncbi.nlm.nih.gov/entrez/query.fcgi?CMD=Search&amp;DB=PubMed&amp;term=%22Keratin%209%22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KRT10</text:p>
          </table:table-cell>
          <table:table-cell office:value-type="string" table:style-name="ce1">
            <text:p>Keratin 10</text:p>
          </table:table-cell>
          <table:table-cell office:value-type="string" table:style-name="ce1">
            <text:p>http://www.hgmd.cf.ac.uk/ac/gene.php?gene=KRT10</text:p>
          </table:table-cell>
          <table:table-cell office:value-type="string" table:style-name="ce1">
            <text:p>http://www.ncbi.nlm.nih.gov/entrez/query.fcgi?db=snp&amp;cmd=search&amp;term=KRT10</text:p>
          </table:table-cell>
          <table:table-cell office:value-type="string" table:style-name="ce1">
            <text:p>http://au.expasy.org/cgi-bin/niceprot.pl?P13645</text:p>
          </table:table-cell>
          <table:table-cell office:value-type="string" table:style-name="ce1">
            <text:p>http://www.ncbi.nlm.nih.gov/entrez/query.fcgi?db=homologene&amp;cmd=search&amp;term=KRT10</text:p>
          </table:table-cell>
          <table:table-cell table:style-name="ce1"/>
          <table:table-cell office:value-type="string" table:style-name="ce1">
            <text:p>http://www.proteinatlas.org/tissue_profile.php?antibody_id=132</text:p>
          </table:table-cell>
          <table:table-cell office:value-type="string" table:style-name="ce1">
            <text:p>http://www.ncbi.nlm.nih.gov/entrez/query.fcgi?CMD=Search&amp;DB=PubMed&amp;term=%22cytokeratin%2010%22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KRT13</text:p>
          </table:table-cell>
          <table:table-cell office:value-type="string" table:style-name="ce1">
            <text:p>Keratin 13</text:p>
          </table:table-cell>
          <table:table-cell office:value-type="string" table:style-name="ce1">
            <text:p>http://www.hgmd.cf.ac.uk/ac/gene.php?gene=KRT13</text:p>
          </table:table-cell>
          <table:table-cell office:value-type="string" table:style-name="ce1">
            <text:p>http://www.ncbi.nlm.nih.gov/SNP/snp_ref.cgi?locusId=3860</text:p>
          </table:table-cell>
          <table:table-cell office:value-type="string" table:style-name="ce1">
            <text:p>http://au.expasy.org/cgi-bin/niceprot.pl?P13646</text:p>
          </table:table-cell>
          <table:table-cell office:value-type="string" table:style-name="ce1">
            <text:p>http://www.ncbi.nlm.nih.gov/entrez/query.fcgi?db=homologene&amp;cmd=search&amp;term=KRT13</text:p>
          </table:table-cell>
          <table:table-cell table:style-name="ce1"/>
          <table:table-cell office:value-type="string" table:style-name="ce1">
            <text:p>http://www.proteinatlas.org/tissue_profile.php?antibody_id=133</text:p>
          </table:table-cell>
          <table:table-cell office:value-type="string" table:style-name="ce1">
            <text:p>http://www.ncbi.nlm.nih.gov/entrez/query.fcgi?CMD=Search&amp;DB=PubMed&amp;term=%22Keratin%2013%22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KRT14</text:p>
          </table:table-cell>
          <table:table-cell office:value-type="string" table:style-name="ce1">
            <text:p>Keratin 14</text:p>
          </table:table-cell>
          <table:table-cell office:value-type="string" table:style-name="ce1">
            <text:p>http://www.hgmd.cf.ac.uk/ac/gene.php?gene=KRT14</text:p>
          </table:table-cell>
          <table:table-cell office:value-type="string" table:style-name="ce1">
            <text:p>http://www.ncbi.nlm.nih.gov/SNP//snp_ref.cgi?locusId=3861</text:p>
          </table:table-cell>
          <table:table-cell office:value-type="string" table:style-name="ce1">
            <text:p>http://au.expasy.org/cgi-bin/niceprot.pl?P02533</text:p>
          </table:table-cell>
          <table:table-cell office:value-type="string" table:style-name="ce1">
            <text:p>http://www.ncbi.nlm.nih.gov/entrez/query.fcgi?db=gene&amp;cmd=Display&amp;dopt=gene_homologene&amp;from_uid=3861</text:p>
          </table:table-cell>
          <table:table-cell table:style-name="ce1"/>
          <table:table-cell office:value-type="string" table:style-name="ce1">
            <text:p>http://www.proteinatlas.org/tissue_profile.php?antibody_id=134</text:p>
          </table:table-cell>
          <table:table-cell office:value-type="string" table:style-name="ce1">
            <text:p>http://www.ncbi.nlm.nih.gov/entrez/query.fcgi?CMD=Search&amp;DB=PubMed&amp;term=Keratin%2014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KRT16</text:p>
          </table:table-cell>
          <table:table-cell office:value-type="string" table:style-name="ce1">
            <text:p>Keratin 16</text:p>
          </table:table-cell>
          <table:table-cell office:value-type="string" table:style-name="ce1">
            <text:p>http://www.proteinatlas.org/tissue_profile.php?antibody_id=134</text:p>
          </table:table-cell>
          <table:table-cell office:value-type="string" table:style-name="ce1">
            <text:p>http://www.ncbi.nlm.nih.gov/SNP/snp_ref.cgi?locusId=3868</text:p>
          </table:table-cell>
          <table:table-cell office:value-type="string" table:style-name="ce1">
            <text:p>http://au.expasy.org/cgi-bin/niceprot.pl?P08779</text:p>
          </table:table-cell>
          <table:table-cell office:value-type="string" table:style-name="ce1">
            <text:p>http://www.ncbi.nlm.nih.gov/entrez/query.fcgi?db=homologene&amp;cmd=search&amp;term=KRT16</text:p>
          </table:table-cell>
          <table:table-cell table:style-name="ce1"/>
          <table:table-cell office:value-type="string" table:style-name="ce1">
            <text:p>http://www.proteinatlas.org/tissue_profile.php?antibody_id=136</text:p>
          </table:table-cell>
          <table:table-cell office:value-type="string" table:style-name="ce1">
            <text:p>http://www.ncbi.nlm.nih.gov/entrez/query.fcgi?CMD=Search&amp;DB=PubMed&amp;term=%22cytokeratin%2016%22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KRT17</text:p>
          </table:table-cell>
          <table:table-cell office:value-type="string" table:style-name="ce1">
            <text:p>Keratin 17</text:p>
          </table:table-cell>
          <table:table-cell office:value-type="string" table:style-name="ce1">
            <text:p>http://www.hgmd.cf.ac.uk/ac/gene.php?gene=KRT17</text:p>
          </table:table-cell>
          <table:table-cell office:value-type="string" table:style-name="ce1">
            <text:p>http://www.ncbi.nlm.nih.gov/SNP/snp_ref.cgi?locusId=3872</text:p>
          </table:table-cell>
          <table:table-cell office:value-type="string" table:style-name="ce1">
            <text:p>http://au.expasy.org/cgi-bin/niceprot.pl?Q04695</text:p>
          </table:table-cell>
          <table:table-cell office:value-type="string" table:style-name="ce1">
            <text:p>http://www.ncbi.nlm.nih.gov/entrez/query.fcgi?db=homologene&amp;cmd=search&amp;term=KRT17</text:p>
          </table:table-cell>
          <table:table-cell table:style-name="ce1"/>
          <table:table-cell office:value-type="string" table:style-name="ce1">
            <text:p>http://www.proteinatlas.org/tissue_profile.php?antibody_id=539</text:p>
          </table:table-cell>
          <table:table-cell office:value-type="string" table:style-name="ce1">
            <text:p>http://www.ncbi.nlm.nih.gov/entrez/query.fcgi?CMD=Search&amp;DB=PubMed&amp;term=%22cytokeratin%2017%22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KRT18</text:p>
          </table:table-cell>
          <table:table-cell office:value-type="string" table:style-name="ce1">
            <text:p>Keratin 18</text:p>
          </table:table-cell>
          <table:table-cell table:style-name="ce1"/>
          <table:table-cell office:value-type="string" table:style-name="ce1">
            <text:p>http://www.ncbi.nlm.nih.gov/SNP/snp_ref.cgi?locusId=3875</text:p>
          </table:table-cell>
          <table:table-cell office:value-type="string" table:style-name="ce1">
            <text:p>http://www.uniprot.org/uniprot/P05783</text:p>
          </table:table-cell>
          <table:table-cell table:style-name="ce1"/>
          <table:table-cell office:value-type="string" table:style-name="ce1">
            <text:p>http://dip.doe-mbi.ucla.edu/dip/Browse.cgi?ID=DIP-633N</text:p>
          </table:table-cell>
          <table:table-cell office:value-type="string" table:style-name="ce1">
            <text:p>http://www.proteinatlas.org/tissue_profile.php?antibody_id=27066&amp;g_no=ENSG00000115414</text:p>
          </table:table-cell>
          <table:table-cell office:value-type="string" table:style-name="ce1">
            <text:p>http://www.ncbi.nlm.nih.gov/entrez/query.fcgi?CMD=Search&amp;DB=PubMed&amp;term=%22cytokeratin%2018%22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KRT19</text:p>
          </table:table-cell>
          <table:table-cell office:value-type="string" table:style-name="ce1">
            <text:p>Keratin 19</text:p>
          </table:table-cell>
          <table:table-cell table:style-name="ce1"/>
          <table:table-cell office:value-type="string" table:style-name="ce1">
            <text:p>http://www.ncbi.nlm.nih.gov/SNP/snp_ref.cgi?locusId=3880</text:p>
          </table:table-cell>
          <table:table-cell office:value-type="string" table:style-name="ce1">
            <text:p>http://au.expasy.org/cgi-bin/niceprot.pl?P08727</text:p>
          </table:table-cell>
          <table:table-cell office:value-type="string" table:style-name="ce1">
            <text:p>http://www.ncbi.nlm.nih.gov/entrez/query.fcgi?db=homologene&amp;cmd=search&amp;term=krt19</text:p>
          </table:table-cell>
          <table:table-cell table:style-name="ce1"/>
          <table:table-cell office:value-type="string" table:style-name="ce1">
            <text:p>http://www.proteinatlas.org/tissue_profile.php?antibody_id=2465</text:p>
          </table:table-cell>
          <table:table-cell office:value-type="string" table:style-name="ce1">
            <text:p>http://www.ncbi.nlm.nih.gov/entrez/query.fcgi?CMD=Search&amp;DB=PubMed&amp;term=%22Keratin%2019%22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LAMA5</text:p>
          </table:table-cell>
          <table:table-cell office:value-type="string" table:style-name="ce1">
            <text:p>Laminin, alpha 5</text:p>
          </table:table-cell>
          <table:table-cell table:style-name="ce1"/>
          <table:table-cell office:value-type="string" table:style-name="ce1">
            <text:p>http://www.ncbi.nlm.nih.gov/SNP/snp_ref.cgi?chooseRs=coding&amp;go=Go&amp;locusId=3911</text:p>
          </table:table-cell>
          <table:table-cell office:value-type="string" table:style-name="ce1">
            <text:p>http://www.expasy.org/uniprot/Q5JTP4</text:p>
          </table:table-cell>
          <table:table-cell office:value-type="string" table:style-name="ce1">
            <text:p>http://www.ncbi.nlm.nih.gov/sites/entrez?itool=gene_full_report&amp;DbFrom=gene&amp;Cmd=Link&amp;LinkName=gene_homologene&amp;IdsFromResult=3911</text:p>
          </table:table-cell>
          <table:table-cell office:value-type="string" table:style-name="ce1">
            <text:p>http://www.genome.jp/dbget-bin/show_pathway?hsa01430+3911</text:p>
          </table:table-cell>
          <table:table-cell office:value-type="string" table:style-name="ce1">
            <text:p>http://www.proteinatlas.org/ENSG00000130702</text:p>
          </table:table-cell>
          <table:table-cell office:value-type="string" table:style-name="ce1">
            <text:p>http://www.ncbi.nlm.nih.gov/entrez/query.fcgi?CMD=Search&amp;DB=PubMed&amp;term=laminin-5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<text:s/>LAMC2</text:p>
          </table:table-cell>
          <table:table-cell office:value-type="string" table:style-name="ce1">
            <text:p>Laminin, gamma 2</text:p>
          </table:table-cell>
          <table:table-cell office:value-type="string" table:style-name="ce1">
            <text:p>http://www.hgmd.cf.ac.uk/ac/gene.php?gene=LAMC2</text:p>
          </table:table-cell>
          <table:table-cell office:value-type="string" table:style-name="ce1">
            <text:p>http://www.ncbi.nlm.nih.gov/SNP/snp_ref.cgi?chooseRs=coding&amp;go=Go&amp;locusId=3918</text:p>
          </table:table-cell>
          <table:table-cell office:value-type="string" table:style-name="ce1">
            <text:p>http://www.expasy.org/uniprot/Q13753</text:p>
          </table:table-cell>
          <table:table-cell office:value-type="string" table:style-name="ce1">
            <text:p>http://www.ncbi.nlm.nih.gov/sites/entrez?itool=gene_full_report&amp;DbFrom=gene&amp;Cmd=Link&amp;LinkName=gene_homologene&amp;IdsFromResult=3918</text:p>
          </table:table-cell>
          <table:table-cell office:value-type="string" table:style-name="ce1">
            <text:p>http://www.genome.jp/dbget-bin/show_pathway?hsa01430+3911</text:p>
          </table:table-cell>
          <table:table-cell office:value-type="string" table:style-name="ce1">
            <text:p>http://www.proteinatlas.org/tissue_profile.php?antibody_id=4257</text:p>
          </table:table-cell>
          <table:table-cell office:value-type="string" table:style-name="ce1">
            <text:p>http://www.ncbi.nlm.nih.gov/entrez/query.fcgi?CMD=Search&amp;DB=PubMed&amp;term=Lamc2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LAMR1</text:p>
          </table:table-cell>
          <table:table-cell office:value-type="string" table:style-name="ce1">
            <text:p>Laminin receptor 1</text:p>
          </table:table-cell>
          <table:table-cell table:style-name="ce1"/>
          <table:table-cell office:value-type="string" table:style-name="ce1">
            <text:p>http://www.ncbi.nlm.nih.gov/SNP/snp_ref.cgi?locusId=3921</text:p>
          </table:table-cell>
          <table:table-cell office:value-type="string" table:style-name="ce1">
            <text:p>http://au.expasy.org/cgi-bin/niceprot.pl?P08865</text:p>
          </table:table-cell>
          <table:table-cell office:value-type="string" table:style-name="ce1">
            <text:p>http://www.ncbi.nlm.nih.gov/entrez/query.fcgi?db=homologene&amp;cmd=search&amp;term=LAMR1</text:p>
          </table:table-cell>
          <table:table-cell table:style-name="ce1"/>
          <table:table-cell office:value-type="string" table:style-name="ce1">
            <text:p>http://www.proteinatlas.org/tissue_profile.php?antibody_id=1895</text:p>
          </table:table-cell>
          <table:table-cell office:value-type="string" table:style-name="ce1">
            <text:p>http://www.ncbi.nlm.nih.gov/entrez/query.fcgi?CMD=Search&amp;DB=PubMed&amp;term=Laminin%20receptor%201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LDHA</text:p>
          </table:table-cell>
          <table:table-cell office:value-type="string" table:style-name="ce1">
            <text:p>Lactate dehydrogenase A</text:p>
          </table:table-cell>
          <table:table-cell office:value-type="string" table:style-name="ce1">
            <text:p>http://www.hgmd.cf.ac.uk/ac/gene.php?gene=LDHA</text:p>
          </table:table-cell>
          <table:table-cell office:value-type="string" table:style-name="ce1">
            <text:p>http://www.ncbi.nlm.nih.gov/SNP/snp_ref.cgi?chooseRs=coding&amp;go=Go&amp;locusId=3939</text:p>
          </table:table-cell>
          <table:table-cell office:value-type="string" table:style-name="ce1">
            <text:p>http://www.expasy.org/uniprot/P00338</text:p>
          </table:table-cell>
          <table:table-cell office:value-type="string" table:style-name="ce1">
            <text:p>http://www.ncbi.nlm.nih.gov/sites/entrez?itool=gene_full_report&amp;DbFrom=gene&amp;Cmd=Link&amp;LinkName=gene_homologene&amp;IdsFromResult=3939</text:p>
          </table:table-cell>
          <table:table-cell office:value-type="string" table:style-name="ce1">
            <text:p>http://www.genome.jp/dbget-bin/show_pathway?hsa00010+3939</text:p>
          </table:table-cell>
          <table:table-cell office:value-type="string" table:style-name="ce1">
            <text:p>http://www.proteinatlas.org/ENSG00000134333</text:p>
          </table:table-cell>
          <table:table-cell office:value-type="string" table:style-name="ce1">
            <text:p>http://www.ncbi.nlm.nih.gov/entrez/query.fcgi?CMD=Search&amp;DB=PubMed&amp;term=Lactate%20dehydrogenase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LDHB</text:p>
          </table:table-cell>
          <table:table-cell office:value-type="string" table:style-name="ce1">
            <text:p>Lactate dehydrogenase B</text:p>
          </table:table-cell>
          <table:table-cell table:style-name="ce1"/>
          <table:table-cell office:value-type="string" table:style-name="ce1">
            <text:p>http://www.ncbi.nlm.nih.gov/SNP/snp_ref.cgi?chooseRs=coding&amp;go=Go&amp;locusId=3945</text:p>
          </table:table-cell>
          <table:table-cell office:value-type="string" table:style-name="ce1">
            <text:p>http://www.expasy.org/uniprot/P07195</text:p>
          </table:table-cell>
          <table:table-cell office:value-type="string" table:style-name="ce1">
            <text:p>http://www.ncbi.nlm.nih.gov/sites/entrez?itool=gene_full_report&amp;DbFrom=gene&amp;Cmd=Link&amp;LinkName=gene_homologene&amp;IdsFromResult=3945</text:p>
          </table:table-cell>
          <table:table-cell office:value-type="string" table:style-name="ce1">
            <text:p>http://www.genome.jp/dbget-bin/show_pathway?hsa00010+3945</text:p>
          </table:table-cell>
          <table:table-cell office:value-type="string" table:style-name="ce1">
            <text:p>http://www.proteinatlas.org/tissue_profile.php?antibody_id=CAB004641</text:p>
          </table:table-cell>
          <table:table-cell office:value-type="string" table:style-name="ce1">
            <text:p>http://www.ncbi.nlm.nih.gov/entrez/query.fcgi?CMD=Search&amp;DB=PubMed&amp;term=lactate%20dehydrogenase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LEPR</text:p>
          </table:table-cell>
          <table:table-cell office:value-type="string" table:style-name="ce1">
            <text:p>Leptin receptor</text:p>
          </table:table-cell>
          <table:table-cell office:value-type="string" table:style-name="ce1">
            <text:p>http://www.hgmd.cf.ac.uk/ac/gene.php?gene=LEPR</text:p>
          </table:table-cell>
          <table:table-cell office:value-type="string" table:style-name="ce1">
            <text:p>http://www.ncbi.nlm.nih.gov/SNP//snp_ref.cgi?locusId=3953</text:p>
          </table:table-cell>
          <table:table-cell office:value-type="string" table:style-name="ce1">
            <text:p>http://us.expasy.org/cgi-bin/niceprot.pl?P48357</text:p>
          </table:table-cell>
          <table:table-cell office:value-type="string" table:style-name="ce1">
            <text:p>http://www.ncbi.nlm.nih.gov/entrez/query.fcgi?db=gene&amp;cmd=Display&amp;dopt=gene_homologene&amp;from_uid=3953</text:p>
          </table:table-cell>
          <table:table-cell office:value-type="string" table:style-name="ce1">
            <text:p>http://www.biocarta.com/pathfiles/h_leptinPathway.asp</text:p>
          </table:table-cell>
          <table:table-cell office:value-type="string" table:style-name="ce1">
            <text:p>http://www.proteinatlas.org/ENSG00000116678</text:p>
          </table:table-cell>
          <table:table-cell office:value-type="string" table:style-name="ce1">
            <text:p>http://www.ncbi.nlm.nih.gov/entrez/query.fcgi?CMD=Search&amp;DB=PubMed&amp;term=Leptin%20receptor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LGALS1 </text:p>
          </table:table-cell>
          <table:table-cell office:value-type="string" table:style-name="ce1">
            <text:p>Lectin, galactoside-binding 1 (galectin 1)</text:p>
          </table:table-cell>
          <table:table-cell table:style-name="ce1"/>
          <table:table-cell office:value-type="string" table:style-name="ce1">
            <text:p>http://www.ncbi.nlm.nih.gov/SNP/snp_ref.cgi?locusId=3956</text:p>
          </table:table-cell>
          <table:table-cell office:value-type="string" table:style-name="ce1">
            <text:p>http://www.actrec.gov.in/OCDB/genes/pepimg.2666a32fab36c2fcc3eb8b27d9c0c8f8.png</text:p>
          </table:table-cell>
          <table:table-cell office:value-type="string" table:style-name="ce1">
            <text:p>http://us.expasy.org/cgi-bin/niceprot.pl?P09382</text:p>
          </table:table-cell>
          <table:table-cell table:style-name="ce1"/>
          <table:table-cell office:value-type="string" table:style-name="ce1">
            <text:p>http://www.proteinatlas.org/tissue_profile.php?antibody_id=646</text:p>
          </table:table-cell>
          <table:table-cell office:value-type="string" table:style-name="ce1">
            <text:p>http://www.ncbi.nlm.nih.gov/entrez/query.fcgi?CMD=Search&amp;DB=PubMed&amp;term=LGALS1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LRP12</text:p>
          </table:table-cell>
          <table:table-cell office:value-type="string" table:style-name="ce1">
            <text:p>Low density lipoprotein related protein</text:p>
          </table:table-cell>
          <table:table-cell table:style-name="ce1"/>
          <table:table-cell office:value-type="string" table:style-name="ce1">
            <text:p>http://www.ncbi.nlm.nih.gov/SNP/snp_ref.cgi?chooseRs=coding&amp;go=Go&amp;locusId=29967</text:p>
          </table:table-cell>
          <table:table-cell office:value-type="string" table:style-name="ce1">
            <text:p>http://beta.uniprot.org/uniprot/Q9Y561</text:p>
          </table:table-cell>
          <table:table-cell office:value-type="string" table:style-name="ce1">
            <text:p>http://beta.uniprot.org/uniprot/Q9Y561</text:p>
          </table:table-cell>
          <table:table-cell office:value-type="string" table:style-name="ce1">
            <text:p>http://www.ebi.ac.uk/intact/binary-search/faces/search.xhtml?query=Q9Y561</text:p>
          </table:table-cell>
          <table:table-cell office:value-type="string" table:style-name="ce1">
            <text:p>http://www.proteinatlas.org/ENSG00000147650</text:p>
          </table:table-cell>
          <table:table-cell office:value-type="string" table:style-name="ce1">
            <text:p>http://www.ncbi.nlm.nih.gov/entrez/query.fcgi?CMD=Search&amp;DB=PubMed&amp;term=LRP12%20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LYN </text:p>
          </table:table-cell>
          <table:table-cell office:value-type="string" table:style-name="ce1">
            <text:p>v-yes-1 Yamagushi sarcoma viral related oncogene homolog</text:p>
          </table:table-cell>
          <table:table-cell office:value-type="string" table:style-name="ce1">
            <text:p>http://www.hgmd.cf.ac.uk/ac/gene.php?gene=LYN</text:p>
          </table:table-cell>
          <table:table-cell office:value-type="string" table:style-name="ce1">
            <text:p>http://www.ncbi.nlm.nih.gov/SNP/snp_ref.cgi?chooseRs=coding&amp;go=Go&amp;locusId=4067</text:p>
          </table:table-cell>
          <table:table-cell office:value-type="string" table:style-name="ce1">
            <text:p>http://beta.uniprot.org/uniprot/P07948</text:p>
          </table:table-cell>
          <table:table-cell office:value-type="string" table:style-name="ce1">
            <text:p>http://www.ncbi.nlm.nih.gov/sites/entrez?itool=gene_full_report&amp;DbFrom=gene&amp;Cmd=Link&amp;LinkName=gene_homologene&amp;IdsFromResult=4067</text:p>
          </table:table-cell>
          <table:table-cell office:value-type="string" table:style-name="ce1">
            <text:p>http://www.genome.jp/dbget-bin/show_pathway?hsa04662+4067</text:p>
          </table:table-cell>
          <table:table-cell office:value-type="string" table:style-name="ce1">
            <text:p>http://www.proteinatlas.org/tissue_profile.php?antibody_id=c</text:p>
          </table:table-cell>
          <table:table-cell office:value-type="string" table:style-name="ce1">
            <text:p>http://www.ncbi.nlm.nih.gov/entrez/query.fcgi?CMD=Search&amp;DB=PubMed&amp;term=LYN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MAL</text:p>
          </table:table-cell>
          <table:table-cell office:value-type="string" table:style-name="ce1">
            <text:p>Myelin and lymphocyte protein (T-cell differen protein)</text:p>
          </table:table-cell>
          <table:table-cell table:style-name="ce1"/>
          <table:table-cell office:value-type="string" table:style-name="ce1">
            <text:p>http://www.ncbi.nlm.nih.gov/SNP//snp_ref.cgi?locusId=4118</text:p>
          </table:table-cell>
          <table:table-cell office:value-type="string" table:style-name="ce1">
            <text:p>http://au.expasy.org/cgi-bin/niceprot.pl?P21145</text:p>
          </table:table-cell>
          <table:table-cell table:number-columns-repeated="3" table:style-name="ce1"/>
          <table:table-cell office:value-type="string" table:style-name="ce1">
            <text:p>http://www.ncbi.nlm.nih.gov/entrez/query.fcgi?CMD=Search&amp;DB=PubMed&amp;term=MAL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MAPRE1</text:p>
          </table:table-cell>
          <table:table-cell office:value-type="string" table:style-name="ce1">
            <text:p>Microtubule-associated protein, RP/EB family, member 1</text:p>
          </table:table-cell>
          <table:table-cell table:style-name="ce1"/>
          <table:table-cell office:value-type="string" table:style-name="ce1">
            <text:p>http://www.ncbi.nlm.nih.gov/SNP/snp_ref.cgi?chooseRs=all&amp;go=Go&amp;locusId=22919</text:p>
          </table:table-cell>
          <table:table-cell office:value-type="string" table:style-name="ce1">
            <text:p>http://www.uniprot.org/uniprot/Q15691</text:p>
          </table:table-cell>
          <table:table-cell office:value-type="string" table:style-name="ce1">
            <text:p>http://www.ncbi.nlm.nih.gov/sites/entrez?itool=gene_full_report&amp;DbFrom=gene&amp;Cmd=Link&amp;LinkName=gene_homologene&amp;IdsFromResult=22919</text:p>
          </table:table-cell>
          <table:table-cell office:value-type="string" table:style-name="ce1">
            <text:p>http://www.ebi.ac.uk/intact/binary-search/faces/search.xhtml?query=Q15691</text:p>
          </table:table-cell>
          <table:table-cell office:value-type="string" table:style-name="ce1">
            <text:p>http://www.proteinatlas.org/tissue_profile.php?antibody_id=HPA003600</text:p>
          </table:table-cell>
          <table:table-cell office:value-type="string" table:style-name="ce1">
            <text:p>http://www.ncbi.nlm.nih.gov/entrez/query.fcgi?CMD=Search&amp;DB=PubMed&amp;term=EB1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MAOB</text:p>
          </table:table-cell>
          <table:table-cell office:value-type="string" table:style-name="ce1">
            <text:p>Monoamine oxidase B</text:p>
          </table:table-cell>
          <table:table-cell office:value-type="string" table:style-name="ce1">
            <text:p>http://www.hgmd.cf.ac.uk/ac/gene.php?gene=MAOB</text:p>
          </table:table-cell>
          <table:table-cell office:value-type="string" table:style-name="ce1">
            <text:p>http://www.ncbi.nlm.nih.gov/SNP//snp_ref.cgi?locusId=4129</text:p>
          </table:table-cell>
          <table:table-cell office:value-type="string" table:style-name="ce1">
            <text:p>http://au.expasy.org/cgi-bin/niceprot.pl?P27338</text:p>
          </table:table-cell>
          <table:table-cell office:value-type="string" table:style-name="ce1">
            <text:p>http://www.ncbi.nlm.nih.gov/entrez/query.fcgi?db=gene&amp;cmd=Display&amp;dopt=gene_homologene&amp;from_uid=4129</text:p>
          </table:table-cell>
          <table:table-cell table:number-columns-repeated="2" table:style-name="ce1"/>
          <table:table-cell office:value-type="string" table:style-name="ce1">
            <text:p>http://www.ncbi.nlm.nih.gov/entrez/query.fcgi?CMD=Search&amp;DB=PubMed&amp;term=Monoamine%20oxidase%20B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MCM2</text:p>
          </table:table-cell>
          <table:table-cell office:value-type="string" table:style-name="ce1">
            <text:p> Minichromosome maintenacnce complex component 2</text:p>
          </table:table-cell>
          <table:table-cell table:style-name="ce1"/>
          <table:table-cell office:value-type="string" table:style-name="ce1">
            <text:p>http://www.ncbi.nlm.nih.gov/SNP/snp_ref.cgi?chooseRs=coding&amp;go=Go&amp;locusId=4171</text:p>
          </table:table-cell>
          <table:table-cell office:value-type="string" table:style-name="ce1">
            <text:p>http://www.expasy.org/uniprot/P49736</text:p>
          </table:table-cell>
          <table:table-cell office:value-type="string" table:style-name="ce1">
            <text:p>http://www.ncbi.nlm.nih.gov/sites/entrez?itool=gene_full_report&amp;DbFrom=gene&amp;Cmd=Link&amp;LinkName=gene_homologene&amp;IdsFromResult=4171</text:p>
          </table:table-cell>
          <table:table-cell office:value-type="string" table:style-name="ce1">
            <text:p>http://www.genome.jp/dbget-bin/show_pathway?hsa03030+4171</text:p>
          </table:table-cell>
          <table:table-cell office:value-type="string" table:style-name="ce1">
            <text:p>http://www.proteinatlas.org/tissue_profile.php?antibody_id=303</text:p>
          </table:table-cell>
          <table:table-cell office:value-type="string" table:style-name="ce1">
            <text:p>http://www.ncbi.nlm.nih.gov/entrez/query.fcgi?CMD=Search&amp;DB=PubMed&amp;term=MCM2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MCTP1</text:p>
          </table:table-cell>
          <table:table-cell office:value-type="string" table:style-name="ce1">
            <text:p>Multiple C2-domains with two transmembrane regions 1</text:p>
          </table:table-cell>
          <table:table-cell table:style-name="ce1"/>
          <table:table-cell office:value-type="string" table:style-name="ce1">
            <text:p>http://www.ncbi.nlm.nih.gov/SNP/snp_ref.cgi?locusId=79772</text:p>
          </table:table-cell>
          <table:table-cell office:value-type="string" table:style-name="ce1">
            <text:p>http://au.expasy.org/cgi-bin/niceprot.pl?Q8N2W1</text:p>
          </table:table-cell>
          <table:table-cell office:value-type="string" table:style-name="ce1">
            <text:p>http://www.ncbi.nlm.nih.gov/entrez/query.fcgi?db=homologene&amp;cmd=search&amp;term=MCTP1</text:p>
          </table:table-cell>
          <table:table-cell office:value-type="string" table:style-name="ce1">
            <text:p>http://www.proteinatlas.org/ENSG00000175471</text:p>
          </table:table-cell>
          <table:table-cell table:style-name="ce1"/>
          <table:table-cell office:value-type="string" table:style-name="ce1">
            <text:p>http://www.ncbi.nlm.nih.gov/entrez/query.fcgi?cmd=Retrieve&amp;db=pubmed&amp;dopt=Abstract&amp;list_uids=15381369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MDM2</text:p>
          </table:table-cell>
          <table:table-cell office:value-type="string" table:style-name="ce1">
            <text:p>Murine double minute gene 2</text:p>
          </table:table-cell>
          <table:table-cell office:value-type="string" table:style-name="ce1">
            <text:p>http://www.hgmd.cf.ac.uk/ac/gene.php?gene=MDM2</text:p>
          </table:table-cell>
          <table:table-cell office:value-type="string" table:style-name="ce1">
            <text:p>http://www.ncbi.nlm.nih.gov/SNP/snp_ref.cgi?locusId=4193</text:p>
          </table:table-cell>
          <table:table-cell office:value-type="string" table:style-name="ce1">
            <text:p>http://au.expasy.org/cgi-bin/niceprot.pl?Q00987</text:p>
          </table:table-cell>
          <table:table-cell office:value-type="string" table:style-name="ce1">
            <text:p>http://www.ncbi.nlm.nih.gov/entrez/query.fcgi?cmd=Retrieve&amp;db=homologene&amp;dopt=HomoloGene&amp;list_uids=18425</text:p>
          </table:table-cell>
          <table:table-cell office:value-type="string" table:style-name="ce1">
            <text:p>http://www.biocarta.com/pathfiles/h_atmPathway.asp</text:p>
          </table:table-cell>
          <table:table-cell office:value-type="string" table:style-name="ce1">
            <text:p>http://www.proteinatlas.org/ENSG00000135679</text:p>
          </table:table-cell>
          <table:table-cell office:value-type="string" table:style-name="ce1">
            <text:p>http://www.ncbi.nlm.nih.gov/entrez/query.fcgi?CMD=Search&amp;DB=PubMed&amp;term=MDM2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MECT1</text:p>
          </table:table-cell>
          <table:table-cell office:value-type="string" table:style-name="ce1">
            <text:p>Mucoepidermoid carcinoma translocated 1</text:p>
          </table:table-cell>
          <table:table-cell table:style-name="ce1"/>
          <table:table-cell office:value-type="string" table:style-name="ce1">
            <text:p>http://www.ncbi.nlm.nih.gov/SNP/snp_ref.cgi?chooseRs=coding&amp;go=Go&amp;locusId=23373</text:p>
          </table:table-cell>
          <table:table-cell office:value-type="string" table:style-name="ce1">
            <text:p>http://beta.uniprot.org/uniprot/Q6UUV9</text:p>
          </table:table-cell>
          <table:table-cell office:value-type="string" table:style-name="ce1">
            <text:p>http://www.ncbi.nlm.nih.gov/sites/entrez?itool=gene_full_report&amp;DbFrom=gene&amp;Cmd=Link&amp;LinkName=gene_homologene&amp;IdsFromResult=23373</text:p>
          </table:table-cell>
          <table:table-cell office:value-type="string" table:style-name="ce1">
            <text:p>http://www.ebi.ac.uk/intact/binary-search/faces/search.xhtml?query=Q6UUV9</text:p>
          </table:table-cell>
          <table:table-cell office:value-type="string" table:style-name="ce1">
            <text:p>http://www.proteinatlas.org/ENSG00000105662</text:p>
          </table:table-cell>
          <table:table-cell office:value-type="string" table:style-name="ce1">
            <text:p>http://www.ncbi.nlm.nih.gov/entrez/query.fcgi?CMD=Search&amp;DB=PubMed&amp;term=MECT1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MET</text:p>
          </table:table-cell>
          <table:table-cell office:value-type="string" table:style-name="ce1">
            <text:p>MET protponcogene</text:p>
          </table:table-cell>
          <table:table-cell office:value-type="string" table:style-name="ce1">
            <text:p>http://www.hgmd.cf.ac.uk/ac/gene.php?gene=MET</text:p>
          </table:table-cell>
          <table:table-cell office:value-type="string" table:style-name="ce1">
            <text:p>http://www.ncbi.nlm.nih.gov/SNP/snp_ref.cgi?chooseRs=coding&amp;go=Go&amp;locusId=4233</text:p>
          </table:table-cell>
          <table:table-cell office:value-type="string" table:style-name="ce1">
            <text:p>http://beta.uniprot.org/uniprot/P08581</text:p>
          </table:table-cell>
          <table:table-cell office:value-type="string" table:style-name="ce1">
            <text:p>http://www.ncbi.nlm.nih.gov/sites/entrez?itool=gene_full_report&amp;DbFrom=gene&amp;Cmd=Link&amp;LinkName=gene_homologene&amp;IdsFromResult=4233</text:p>
          </table:table-cell>
          <table:table-cell office:value-type="string" table:style-name="ce1">
            <text:p>http://www.genome.jp/dbget-bin/show_pathway?hsa04060+4233</text:p>
          </table:table-cell>
          <table:table-cell office:value-type="string" table:style-name="ce1">
            <text:p>http://www.proteinatlas.org/tissue_profile.php?antibody_id=CAB005282</text:p>
          </table:table-cell>
          <table:table-cell office:value-type="string" table:style-name="ce1">
            <text:p>http://www.ncbi.nlm.nih.gov/entrez/query.fcgi?CMD=Search&amp;DB=PubMed&amp;term=%22c-Met%22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MFAP4</text:p>
          </table:table-cell>
          <table:table-cell office:value-type="string" table:style-name="ce1">
            <text:p>Microfibril-associated glycoprotein 4</text:p>
          </table:table-cell>
          <table:table-cell table:style-name="ce1"/>
          <table:table-cell office:value-type="string" table:style-name="ce1">
            <text:p>http://www.ncbi.nlm.nih.gov/SNP/snp_ref.cgi?locusId=4239</text:p>
          </table:table-cell>
          <table:table-cell office:value-type="string" table:style-name="ce1">
            <text:p>http://www.uniprot.org/uniprot/P55083</text:p>
          </table:table-cell>
          <table:table-cell table:number-columns-repeated="2" table:style-name="ce1"/>
          <table:table-cell office:value-type="string" table:style-name="ce1">
            <text:p>http://www.proteinatlas.org/ENSG00000166482</text:p>
          </table:table-cell>
          <table:table-cell office:value-type="string" table:style-name="ce1">
            <text:p>http://www.ncbi.nlm.nih.gov/pubmed/19691830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MGMT</text:p>
          </table:table-cell>
          <table:table-cell office:value-type="string" table:style-name="ce1">
            <text:p>O-6-methylguanine-DNA methyltransferase</text:p>
          </table:table-cell>
          <table:table-cell office:value-type="string" table:style-name="ce1">
            <text:p>http://www.hgmd.cf.ac.uk/ac/gene.php?gene=MGMT</text:p>
          </table:table-cell>
          <table:table-cell office:value-type="string" table:style-name="ce1">
            <text:p>http://www.ncbi.nlm.nih.gov/SNP/snp_ref.cgi?locusId=4255</text:p>
          </table:table-cell>
          <table:table-cell office:value-type="string" table:style-name="ce1">
            <text:p>http://www.expasy.org/cgi-bin/niceprot.pl?P16455</text:p>
          </table:table-cell>
          <table:table-cell office:value-type="string" table:style-name="ce1">
            <text:p>http://www.expasy.org/cgi-bin/niceprot.pl?P16455</text:p>
          </table:table-cell>
          <table:table-cell table:style-name="ce1"/>
          <table:table-cell office:value-type="string" table:style-name="ce1">
            <text:p>http://www.proteinatlas.org/tissue_profile.php?antibody_id=2786</text:p>
          </table:table-cell>
          <table:table-cell office:value-type="string" table:style-name="ce1">
            <text:p>http://www.ncbi.nlm.nih.gov/entrez/query.fcgi?CMD=Search&amp;DB=PubMed&amp;term=MGMT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MICA </text:p>
          </table:table-cell>
          <table:table-cell office:value-type="string" table:style-name="ce1">
            <text:p>MHC class I polypeptide-related sequence A</text:p>
          </table:table-cell>
          <table:table-cell office:value-type="string" table:style-name="ce1">
            <text:p>http://www.hgmd.cf.ac.uk/ac/gene.php?gene=MICA</text:p>
          </table:table-cell>
          <table:table-cell office:value-type="string" table:style-name="ce1">
            <text:p>http://www.ncbi.nlm.nih.gov/SNP/snp_ref.cgi?chooseRs=coding&amp;go=Go&amp;locusId=4276</text:p>
          </table:table-cell>
          <table:table-cell office:value-type="string" table:style-name="ce1">
            <text:p>http://beta.uniprot.org/uniprot/P30460</text:p>
          </table:table-cell>
          <table:table-cell table:style-name="ce1"/>
          <table:table-cell office:value-type="string" table:style-name="ce1">
            <text:p>http://www.genome.jp/dbget-bin/show_pathway?hsa04650+4276</text:p>
          </table:table-cell>
          <table:table-cell office:value-type="string" table:style-name="ce1">
            <text:p>http://www.proteinatlas.org/ENSG00000204520</text:p>
          </table:table-cell>
          <table:table-cell office:value-type="string" table:style-name="ce1">
            <text:p>http://www.ncbi.nlm.nih.gov/entrez/query.fcgi?CMD=Search&amp;DB=PubMed&amp;term=MICA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MKI67</text:p>
          </table:table-cell>
          <table:table-cell office:value-type="string" table:style-name="ce1">
            <text:p>Antigen identified by monoclonal antibody Ki-67</text:p>
          </table:table-cell>
          <table:table-cell table:style-name="ce1"/>
          <table:table-cell office:value-type="string" table:style-name="ce1">
            <text:p>http://www.ncbi.nlm.nih.gov/SNP/snp_ref.cgi?locusId=4288</text:p>
          </table:table-cell>
          <table:table-cell office:value-type="string" table:style-name="ce1">
            <text:p>http://ca.expasy.org/cgi-bin/get-sprot-entry?P46013</text:p>
          </table:table-cell>
          <table:table-cell office:value-type="string" table:style-name="ce1">
            <text:p>http://www.ncbi.nlm.nih.gov/entrez/query.fcgi?cmd=Retrieve&amp;db=homologene&amp;dopt=HomoloGene&amp;list_uids=1814</text:p>
          </table:table-cell>
          <table:table-cell office:value-type="string" table:style-name="ce1">
            <text:p>http://dip.doe-mbi.ucla.edu/dip/Browse.cgi?PK=28132&amp;D=1</text:p>
          </table:table-cell>
          <table:table-cell office:value-type="string" table:style-name="ce1">
            <text:p>http://www.proteinatlas.org/tissue_profile.php?antibody_id=1164</text:p>
          </table:table-cell>
          <table:table-cell office:value-type="string" table:style-name="ce1">
            <text:p>http://www.ncbi.nlm.nih.gov/entrez/query.fcgi?CMD=Search&amp;DB=PubMed&amp;term=MKI67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MMP1</text:p>
          </table:table-cell>
          <table:table-cell office:value-type="string" table:style-name="ce1">
            <text:p>Matrix metallo peptidase 1</text:p>
          </table:table-cell>
          <table:table-cell office:value-type="string" table:style-name="ce1">
            <text:p>http://www.hgmd.cf.ac.uk/ac/gene.php?gene=MMP1</text:p>
          </table:table-cell>
          <table:table-cell office:value-type="string" table:style-name="ce1">
            <text:p>http://www.ncbi.nlm.nih.gov/SNP/snp_ref.cgi?chooseRs=coding&amp;go=Go&amp;locusId=4312</text:p>
          </table:table-cell>
          <table:table-cell office:value-type="string" table:style-name="ce1">
            <text:p>http://www.expasy.org/uniprot/P03956</text:p>
          </table:table-cell>
          <table:table-cell office:value-type="string" table:style-name="ce1">
            <text:p>http://www.ncbi.nlm.nih.gov/sites/entrez?itool=gene_full_report&amp;DbFrom=gene&amp;Cmd=Link&amp;LinkName=gene_homologene&amp;IdsFromResult=4312</text:p>
          </table:table-cell>
          <table:table-cell office:value-type="string" table:style-name="ce1">
            <text:p>http://www.biocarta.com/pathfiles/h_reckPathway.asp</text:p>
          </table:table-cell>
          <table:table-cell office:value-type="string" table:style-name="ce1">
            <text:p>http://www.proteinatlas.org/ENSG00000196611</text:p>
          </table:table-cell>
          <table:table-cell office:value-type="string" table:style-name="ce1">
            <text:p>http://www.ncbi.nlm.nih.gov/entrez/query.fcgi?CMD=Search&amp;DB=PubMed&amp;term=MMP1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MMP10</text:p>
          </table:table-cell>
          <table:table-cell office:value-type="string" table:style-name="ce1">
            <text:p>Stromelysin-2</text:p>
          </table:table-cell>
          <table:table-cell table:style-name="ce1"/>
          <table:table-cell office:value-type="string" table:style-name="ce1">
            <text:p>http://www.ncbi.nlm.nih.gov/SNP/snp_ref.cgi?locusId=4319</text:p>
          </table:table-cell>
          <table:table-cell office:value-type="string" table:style-name="ce1">
            <text:p>http://www.expasy.org/cgi-bin/niceprot.pl?P09238</text:p>
          </table:table-cell>
          <table:table-cell office:value-type="string" table:style-name="ce1">
            <text:p>http://www.ncbi.nlm.nih.gov/entrez/query.fcgi?cmd=Retrieve&amp;db=homologene&amp;dopt=HomoloGene&amp;list_uids=20546</text:p>
          </table:table-cell>
          <table:table-cell office:value-type="string" table:style-name="ce1">
            <text:p>http://www.biocarta.com/pathfiles/h_reckPathway.asp</text:p>
          </table:table-cell>
          <table:table-cell office:value-type="string" table:style-name="ce1">
            <text:p>http://www.proteinatlas.org/tissue_profile.php?antibody_id=2159</text:p>
          </table:table-cell>
          <table:table-cell office:value-type="string" table:style-name="ce1">
            <text:p>http://www.ncbi.nlm.nih.gov/entrez/query.fcgi?CMD=Search&amp;DB=PubMed&amp;term=Stromelysin%202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MMP11</text:p>
          </table:table-cell>
          <table:table-cell office:value-type="string" table:style-name="ce1">
            <text:p>Stromelysin-3</text:p>
          </table:table-cell>
          <table:table-cell table:style-name="ce1"/>
          <table:table-cell office:value-type="string" table:style-name="ce1">
            <text:p>http://www.ncbi.nlm.nih.gov/SNP/snp_ref.cgi?locusId=4320</text:p>
          </table:table-cell>
          <table:table-cell office:value-type="string" table:style-name="ce1">
            <text:p>http://ca.expasy.org/cgi-bin/get-sprot-entry?P24347</text:p>
          </table:table-cell>
          <table:table-cell office:value-type="string" table:style-name="ce1">
            <text:p>http://www.ncbi.nlm.nih.gov/entrez/query.fcgi?cmd=Retrieve&amp;db=homologene&amp;dopt=HomoloGene&amp;list_uids=36190</text:p>
          </table:table-cell>
          <table:table-cell office:value-type="string" table:style-name="ce1">
            <text:p>http://www.biocarta.com/pathfiles/h_reckPathway.asp</text:p>
          </table:table-cell>
          <table:table-cell office:value-type="string" table:style-name="ce1">
            <text:p>http://www.proteinatlas.org/tissue_profile.php?antibody_id=2593</text:p>
          </table:table-cell>
          <table:table-cell office:value-type="string" table:style-name="ce1">
            <text:p>http://www.ncbi.nlm.nih.gov/entrez/query.fcgi?CMD=Search&amp;DB=PubMed&amp;term=Stromelysin%203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MMP14</text:p>
          </table:table-cell>
          <table:table-cell office:value-type="string" table:style-name="ce1">
            <text:p>MTI-MMP</text:p>
          </table:table-cell>
          <table:table-cell table:style-name="ce1"/>
          <table:table-cell office:value-type="string" table:style-name="ce1">
            <text:p>http://www.ncbi.nlm.nih.gov/SNP/snp_ref.cgi?locusId=4323</text:p>
          </table:table-cell>
          <table:table-cell office:value-type="string" table:style-name="ce1">
            <text:p>http://www.expasy.org/cgi-bin/niceprot.pl?P50281</text:p>
          </table:table-cell>
          <table:table-cell office:value-type="string" table:style-name="ce1">
            <text:p>http://www.ncbi.nlm.nih.gov/entrez/query.fcgi?cmd=Retrieve&amp;db=homologene&amp;dopt=HomoloGene&amp;list_uids=21040</text:p>
          </table:table-cell>
          <table:table-cell office:value-type="string" table:style-name="ce1">
            <text:p>http://www.biocarta.com/pathfiles/h_reckPathway.asp</text:p>
          </table:table-cell>
          <table:table-cell office:value-type="string" table:style-name="ce1">
            <text:p>http://www.proteinatlas.org/ENSG00000157227</text:p>
          </table:table-cell>
          <table:table-cell office:value-type="string" table:style-name="ce1">
            <text:p>http://www.ncbi.nlm.nih.gov/entrez/query.fcgi?CMD=Search&amp;DB=PubMed&amp;term=MMP-14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MMP2</text:p>
          </table:table-cell>
          <table:table-cell office:value-type="string" table:style-name="ce1">
            <text:p>Matrix metallopeptidase 2</text:p>
          </table:table-cell>
          <table:table-cell office:value-type="string" table:style-name="ce1">
            <text:p>http://www.hgmd.cf.ac.uk/ac/gene.php?gene=MMP2</text:p>
          </table:table-cell>
          <table:table-cell office:value-type="string" table:style-name="ce1">
            <text:p>http://www.ncbi.nlm.nih.gov/SNP/snp_ref.cgi?chooseRs=coding&amp;go=Go&amp;locusId=4313</text:p>
          </table:table-cell>
          <table:table-cell office:value-type="string" table:style-name="ce1">
            <text:p>http://www.expasy.org/uniprot/P08253</text:p>
          </table:table-cell>
          <table:table-cell office:value-type="string" table:style-name="ce1">
            <text:p>http://www.ncbi.nlm.nih.gov/sites/entrez?itool=gene_full_report&amp;DbFrom=gene&amp;Cmd=Link&amp;LinkName=gene_homologene&amp;IdsFromResult=4313</text:p>
          </table:table-cell>
          <table:table-cell office:value-type="string" table:style-name="ce1">
            <text:p>http://www.genome.jp/dbget-bin/show_pathway?hsa04670+4313</text:p>
          </table:table-cell>
          <table:table-cell office:value-type="string" table:style-name="ce1">
            <text:p>http://www.proteinatlas.org/tissue_profile.php?antibody_id=1939</text:p>
          </table:table-cell>
          <table:table-cell office:value-type="string" table:style-name="ce1">
            <text:p>http://www.ncbi.nlm.nih.gov/entrez/query.fcgi?CMD=Search&amp;DB=PubMed&amp;term=MMP2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MMP3</text:p>
          </table:table-cell>
          <table:table-cell office:value-type="string" table:style-name="ce1">
            <text:p>Stromelysin-1</text:p>
          </table:table-cell>
          <table:table-cell office:value-type="string" table:style-name="ce1">
            <text:p>http://www.hgmd.cf.ac.uk/ac/gene.php?gene=MMP3</text:p>
          </table:table-cell>
          <table:table-cell office:value-type="string" table:style-name="ce1">
            <text:p>http://www.ncbi.nlm.nih.gov/SNP/snp_ref.cgi?locusId=4314</text:p>
          </table:table-cell>
          <table:table-cell office:value-type="string" table:style-name="ce1">
            <text:p>http://ca.expasy.org/cgi-bin/get-sprot-entry?P08254</text:p>
          </table:table-cell>
          <table:table-cell office:value-type="string" table:style-name="ce1">
            <text:p>http://www.ncbi.nlm.nih.gov/entrez/query.fcgi?cmd=Retrieve&amp;db=homologene&amp;dopt=HomoloGene&amp;list_uids=20545</text:p>
          </table:table-cell>
          <table:table-cell office:value-type="string" table:style-name="ce1">
            <text:p>http://www.biocarta.com/pathfiles/h_reckPathway.asp</text:p>
          </table:table-cell>
          <table:table-cell office:value-type="string" table:style-name="ce1">
            <text:p>http://www.proteinatlas.org/tissue_profile.php?antibody_id=2747</text:p>
          </table:table-cell>
          <table:table-cell office:value-type="string" table:style-name="ce1">
            <text:p>http://www.ncbi.nlm.nih.gov/entrez/query.fcgi?CMD=Search&amp;DB=PubMed&amp;term=Stromelysin%201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MMP7</text:p>
          </table:table-cell>
          <table:table-cell office:value-type="string" table:style-name="ce1">
            <text:p>Matrilysin</text:p>
          </table:table-cell>
          <table:table-cell office:value-type="string" table:style-name="ce1">
            <text:p>http://www.hgmd.cf.ac.uk/ac/gene.php?gene=MMP7</text:p>
          </table:table-cell>
          <table:table-cell office:value-type="string" table:style-name="ce1">
            <text:p>http://www.ncbi.nlm.nih.gov/SNP/snp_ref.cgi?locusId=4316</text:p>
          </table:table-cell>
          <table:table-cell office:value-type="string" table:style-name="ce1">
            <text:p>http://www.expasy.org/cgi-bin/niceprot.pl?P09237</text:p>
          </table:table-cell>
          <table:table-cell office:value-type="string" table:style-name="ce1">
            <text:p>http://www.ncbi.nlm.nih.gov/entrez/query.fcgi?cmd=Retrieve&amp;db=homologene&amp;dopt=HomoloGene&amp;list_uids=1818</text:p>
          </table:table-cell>
          <table:table-cell office:value-type="string" table:style-name="ce1">
            <text:p>http://www.genome.ad.jp/dbget-bin/get_pathway?org_name=hsa&amp;mapno=04310</text:p>
          </table:table-cell>
          <table:table-cell table:style-name="ce1"/>
          <table:table-cell office:value-type="string" table:style-name="ce1">
            <text:p>http://www.ncbi.nlm.nih.gov/entrez/query.fcgi?CMD=Search&amp;DB=PubMed&amp;term=Matrilysin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MMP9</text:p>
          </table:table-cell>
          <table:table-cell office:value-type="string" table:style-name="ce1">
            <text:p>Matrix metalloprotein 9</text:p>
          </table:table-cell>
          <table:table-cell office:value-type="string" table:style-name="ce1">
            <text:p>http://www.hgmd.cf.ac.uk/ac/gene.php?gene=MMP9</text:p>
          </table:table-cell>
          <table:table-cell office:value-type="string" table:style-name="ce1">
            <text:p>http://www.ncbi.nlm.nih.gov/SNP/snp_ref.cgi?chooseRs=coding&amp;go=Go&amp;locusId=4318</text:p>
          </table:table-cell>
          <table:table-cell office:value-type="string" table:style-name="ce1">
            <text:p>http://www.expasy.org/uniprot/P14780</text:p>
          </table:table-cell>
          <table:table-cell office:value-type="string" table:style-name="ce1">
            <text:p>http://www.ncbi.nlm.nih.gov/sites/entrez?itool=gene_full_report&amp;DbFrom=gene&amp;Cmd=Link&amp;LinkName=gene_homologene&amp;IdsFromResult=4318</text:p>
          </table:table-cell>
          <table:table-cell office:value-type="string" table:style-name="ce1">
            <text:p>http://www.biocarta.com/pathfiles/h_reckPathway.asp</text:p>
          </table:table-cell>
          <table:table-cell office:value-type="string" table:style-name="ce1">
            <text:p>http://www.proteinatlas.org/tissue_profile.php?antibody_id=1238</text:p>
          </table:table-cell>
          <table:table-cell office:value-type="string" table:style-name="ce1">
            <text:p>http://www.ncbi.nlm.nih.gov/entrez/query.fcgi?CMD=Search&amp;DB=PubMed&amp;term=MMP9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MPP11 </text:p>
          </table:table-cell>
          <table:table-cell office:value-type="string" table:style-name="ce1">
            <text:p>M-phase phosphoprotein 11</text:p>
          </table:table-cell>
          <table:table-cell table:style-name="ce1"/>
          <table:table-cell office:value-type="string" table:style-name="ce1">
            <text:p>http://www.ncbi.nlm.nih.gov/SNP/snp_ref.cgi?locusId=27000</text:p>
          </table:table-cell>
          <table:table-cell office:value-type="string" table:style-name="ce1">
            <text:p>http://ca.expasy.org/cgi-bin/get-sprot-entry?Q99543</text:p>
          </table:table-cell>
          <table:table-cell office:value-type="string" table:style-name="ce1">
            <text:p>http://www.ncbi.nlm.nih.gov/entrez/query.fcgi?cmd=Retrieve&amp;db=homologene&amp;dopt=HomoloGene&amp;list_uids=32077</text:p>
          </table:table-cell>
          <table:table-cell table:style-name="ce1"/>
          <table:table-cell office:value-type="string" table:style-name="ce1">
            <text:p>http://www.proteinatlas.org/ENSG00000105821</text:p>
          </table:table-cell>
          <table:table-cell office:value-type="string" table:style-name="ce1">
            <text:p>http://www.ncbi.nlm.nih.gov/entrez/query.fcgi?CMD=Search&amp;DB=PubMed&amp;term=MPP11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MRPL13</text:p>
          </table:table-cell>
          <table:table-cell office:value-type="string" table:style-name="ce1">
            <text:p>Mitochondrial ribosomal protein L13</text:p>
          </table:table-cell>
          <table:table-cell table:style-name="ce1"/>
          <table:table-cell office:value-type="string" table:style-name="ce1">
            <text:p>http://www.ncbi.nlm.nih.gov/SNP/snp_ref.cgi?locusId=28998</text:p>
          </table:table-cell>
          <table:table-cell office:value-type="string" table:style-name="ce1">
            <text:p>http://us.expasy.org/cgi-bin/get-sprot-entry?Q9BYD1</text:p>
          </table:table-cell>
          <table:table-cell office:value-type="string" table:style-name="ce1">
            <text:p>http://www.ncbi.nlm.nih.gov/entrez/query.fcgi?cmd=Retrieve&amp;db=homologene&amp;dopt=HomoloGene&amp;list_uids=6963</text:p>
          </table:table-cell>
          <table:table-cell table:style-name="ce1"/>
          <table:table-cell office:value-type="string" table:style-name="ce1">
            <text:p>http://www.proteinatlas.org/ENSG00000172172</text:p>
          </table:table-cell>
          <table:table-cell office:value-type="string" table:style-name="ce1">
            <text:p>http://www.ncbi.nlm.nih.gov/entrez/query.fcgi?cmd=Retrieve&amp;db=pubmed&amp;dopt=Abstract&amp;list_uids=15274141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MSH2</text:p>
          </table:table-cell>
          <table:table-cell office:value-type="string" table:style-name="ce1">
            <text:p> mutS homolog 2, colon cancer, nonpolyposis type 1</text:p>
          </table:table-cell>
          <table:table-cell office:value-type="string" table:style-name="ce1">
            <text:p>http://www.hgmd.cf.ac.uk/ac/gene.php?gene=MSH2</text:p>
          </table:table-cell>
          <table:table-cell office:value-type="string" table:style-name="ce1">
            <text:p>http://www.ncbi.nlm.nih.gov/SNP/snp_ref.cgi?chooseRs=coding&amp;go=Go&amp;locusId=4436</text:p>
          </table:table-cell>
          <table:table-cell office:value-type="string" table:style-name="ce1">
            <text:p>http://www.expasy.org/uniprot/P43246</text:p>
          </table:table-cell>
          <table:table-cell office:value-type="string" table:style-name="ce1">
            <text:p>http://www.ncbi.nlm.nih.gov/sites/entrez?itool=gene_full_report&amp;DbFrom=gene&amp;Cmd=Link&amp;LinkName=gene_homologene&amp;IdsFromResult=4436</text:p>
          </table:table-cell>
          <table:table-cell office:value-type="string" table:style-name="ce1">
            <text:p>http://www.genome.jp/dbget-bin/show_pathway?hsa05210+4436</text:p>
          </table:table-cell>
          <table:table-cell office:value-type="string" table:style-name="ce1">
            <text:p>http://www.proteinatlas.org/tissue_profile.php?antibody_id=CAB009572</text:p>
          </table:table-cell>
          <table:table-cell office:value-type="string" table:style-name="ce1">
            <text:p>http://www.ncbi.nlm.nih.gov/entrez/query.fcgi?CMD=Search&amp;DB=PubMed&amp;term=MSH2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MSN </text:p>
          </table:table-cell>
          <table:table-cell office:value-type="string" table:style-name="ce1">
            <text:p>Moesin</text:p>
          </table:table-cell>
          <table:table-cell table:style-name="ce1"/>
          <table:table-cell office:value-type="string" table:style-name="ce1">
            <text:p>http://www.ncbi.nlm.nih.gov/SNP/snp_ref.cgi?chooseRs=coding&amp;go=Go&amp;locusId=4478</text:p>
          </table:table-cell>
          <table:table-cell office:value-type="string" table:style-name="ce1">
            <text:p>http://beta.uniprot.org/uniprot/P26038</text:p>
          </table:table-cell>
          <table:table-cell office:value-type="string" table:style-name="ce1">
            <text:p>http://www.ncbi.nlm.nih.gov/sites/entrez?itool=gene_full_report&amp;DbFrom=gene&amp;Cmd=Link&amp;LinkName=gene_homologene&amp;IdsFromResult=4478</text:p>
          </table:table-cell>
          <table:table-cell office:value-type="string" table:style-name="ce1">
            <text:p>http://www.genome.jp/dbget-bin/show_pathway?hsa04670+4478</text:p>
          </table:table-cell>
          <table:table-cell office:value-type="string" table:style-name="ce1">
            <text:p>http://www.proteinatlas.org/tissue_profile.php?antibody_id=CAB004505</text:p>
          </table:table-cell>
          <table:table-cell office:value-type="string" table:style-name="ce1">
            <text:p>http://www.ncbi.nlm.nih.gov/entrez/query.fcgi?CMD=Search&amp;DB=PubMed&amp;term=MOESIN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MST1R</text:p>
          </table:table-cell>
          <table:table-cell office:value-type="string" table:style-name="ce1">
            <text:p>Macrophage stimulating 1 receptor</text:p>
          </table:table-cell>
          <table:table-cell table:style-name="ce1"/>
          <table:table-cell office:value-type="string" table:style-name="ce1">
            <text:p>http://www.ncbi.nlm.nih.gov/SNP/snp_ref.cgi?locusId=4486</text:p>
          </table:table-cell>
          <table:table-cell office:value-type="string" table:style-name="ce1">
            <text:p>http://ca.expasy.org/cgi-bin/get-sprot-entry?Q04912</text:p>
          </table:table-cell>
          <table:table-cell office:value-type="string" table:style-name="ce1">
            <text:p>http://www.ncbi.nlm.nih.gov/entrez/query.fcgi?cmd=Retrieve&amp;db=homologene&amp;dopt=HomoloGene&amp;list_uids=1835</text:p>
          </table:table-cell>
          <table:table-cell office:value-type="string" table:style-name="ce1">
            <text:p>http://www.biocarta.com/pathfiles/h_mspPathway.asp</text:p>
          </table:table-cell>
          <table:table-cell office:value-type="string" table:style-name="ce1">
            <text:p>http://www.proteinatlas.org/ENSG00000164078</text:p>
          </table:table-cell>
          <table:table-cell office:value-type="string" table:style-name="ce1">
            <text:p>http://www.ncbi.nlm.nih.gov/entrez/query.fcgi?CMD=Search&amp;DB=PubMed&amp;term=Macrophage%20stimulating%201%20receptor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MUC1</text:p>
          </table:table-cell>
          <table:table-cell office:value-type="string" table:style-name="ce1">
            <text:p>Mucin 1, transmembrane</text:p>
          </table:table-cell>
          <table:table-cell table:style-name="ce1"/>
          <table:table-cell office:value-type="string" table:style-name="ce1">
            <text:p>http://www.ncbi.nlm.nih.gov/SNP/snp_ref.cgi?locusId=4582</text:p>
          </table:table-cell>
          <table:table-cell office:value-type="string" table:style-name="ce1">
            <text:p>http://ca.expasy.org/cgi-bin/get-sprot-entry?P15941</text:p>
          </table:table-cell>
          <table:table-cell office:value-type="string" table:style-name="ce1">
            <text:p>http://www.ncbi.nlm.nih.gov/entrez/query.fcgi?cmd=Retrieve&amp;db=homologene&amp;dopt=HomoloGene&amp;list_uids=8416</text:p>
          </table:table-cell>
          <table:table-cell table:style-name="ce1"/>
          <table:table-cell office:value-type="string" table:style-name="ce1">
            <text:p>http://www.proteinatlas.org/tissue_profile.php?antibody_id=1986</text:p>
          </table:table-cell>
          <table:table-cell office:value-type="string" table:style-name="ce1">
            <text:p>http://www.ncbi.nlm.nih.gov/entrez/query.fcgi?CMD=Search&amp;DB=PubMed&amp;term=MUC1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MYC</text:p>
          </table:table-cell>
          <table:table-cell office:value-type="string" table:style-name="ce1">
            <text:p>Myelocytomatosis viral oncogene homolog</text:p>
          </table:table-cell>
          <table:table-cell office:value-type="string" table:style-name="ce1">
            <text:p>http://www.hgmd.cf.ac.uk/ac/gene.php?gene=MYC</text:p>
          </table:table-cell>
          <table:table-cell office:value-type="string" table:style-name="ce1">
            <text:p>http://www.ncbi.nlm.nih.gov/SNP/snp_ref.cgi?locusId=4609</text:p>
          </table:table-cell>
          <table:table-cell office:value-type="string" table:style-name="ce1">
            <text:p>http://www.expasy.org/cgi-bin/niceprot.pl?P01106%20%20</text:p>
          </table:table-cell>
          <table:table-cell office:value-type="string" table:style-name="ce1">
            <text:p>http://www.ncbi.nlm.nih.gov/entrez/query.fcgi?cmd=Retrieve&amp;db=homologene&amp;dopt=HomoloGene&amp;list_uids=31092</text:p>
          </table:table-cell>
          <table:table-cell table:style-name="ce1"/>
          <table:table-cell office:value-type="string" table:style-name="ce1">
            <text:p>http://www.proteinatlas.org/tissue_profile.php?antibody_id=1986</text:p>
          </table:table-cell>
          <table:table-cell office:value-type="string" table:style-name="ce1">
            <text:p>http://www.ncbi.nlm.nih.gov/entrez/query.fcgi?CMD=Search&amp;DB=PubMed&amp;term=MYC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MYH1</text:p>
          </table:table-cell>
          <table:table-cell office:value-type="string" table:style-name="ce1">
            <text:p>Myosin heavy chain 1, skeletal muscle</text:p>
          </table:table-cell>
          <table:table-cell table:style-name="ce1"/>
          <table:table-cell office:value-type="string" table:style-name="ce1">
            <text:p>http://www.ncbi.nlm.nih.gov/SNP/snp_ref.cgi?chooseRs=coding&amp;go=Go&amp;locusId=4619</text:p>
          </table:table-cell>
          <table:table-cell office:value-type="string" table:style-name="ce1">
            <text:p>http://beta.uniprot.org/uniprot/P12882</text:p>
          </table:table-cell>
          <table:table-cell office:value-type="string" table:style-name="ce1">
            <text:p>http://www.ncbi.nlm.nih.gov/sites/entrez?itool=gene_full_report&amp;DbFrom=gene&amp;Cmd=Link&amp;LinkName=gene_homologene&amp;IdsFromResult=4619</text:p>
          </table:table-cell>
          <table:table-cell office:value-type="string" table:style-name="ce1">
            <text:p>http://www.genome.jp/dbget-bin/show_pathway?hsa04530+4619</text:p>
          </table:table-cell>
          <table:table-cell office:value-type="string" table:style-name="ce1">
            <text:p>http://www.proteinatlas.org/tissue_profile.php?antibody_id=CAB010759</text:p>
          </table:table-cell>
          <table:table-cell office:value-type="string" table:style-name="ce1">
            <text:p>http://www.ncbi.nlm.nih.gov/entrez/query.fcgi?CMD=Search&amp;DB=PubMed&amp;term=%22myosin%20heavy%20chain%22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MYL1</text:p>
          </table:table-cell>
          <table:table-cell office:value-type="string" table:style-name="ce1">
            <text:p>Myosin light chain 1</text:p>
          </table:table-cell>
          <table:table-cell table:style-name="ce1"/>
          <table:table-cell office:value-type="string" table:style-name="ce1">
            <text:p>http://www.ncbi.nlm.nih.gov/SNP/snp_ref.cgi?locusId=4632</text:p>
          </table:table-cell>
          <table:table-cell office:value-type="string" table:style-name="ce1">
            <text:p>http://au.expasy.org/cgi-bin/niceprot.pl?P05976</text:p>
          </table:table-cell>
          <table:table-cell office:value-type="string" table:style-name="ce1">
            <text:p>http://www.ncbi.nlm.nih.gov/entrez/query.fcgi?db=homologene&amp;cmd=search&amp;term=MYL1</text:p>
          </table:table-cell>
          <table:table-cell table:style-name="ce1"/>
          <table:table-cell office:value-type="string" table:style-name="ce1">
            <text:p>http://www.proteinatlas.org/ENSG00000168530</text:p>
          </table:table-cell>
          <table:table-cell office:value-type="string" table:style-name="ce1">
            <text:p>http://www.ncbi.nlm.nih.gov/entrez/query.fcgi?CMD=Search&amp;DB=PubMed&amp;term=Myosin%20light%20chain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NCAM</text:p>
          </table:table-cell>
          <table:table-cell office:value-type="string" table:style-name="ce1">
            <text:p>Neural cell adhesion molecule</text:p>
          </table:table-cell>
          <table:table-cell table:style-name="ce1"/>
          <table:table-cell office:value-type="string" table:style-name="ce1">
            <text:p>http://www.ncbi.nlm.nih.gov/SNP/snp_ref.cgi?locusId=4684</text:p>
          </table:table-cell>
          <table:table-cell office:value-type="string" table:style-name="ce1">
            <text:p>http://ca.expasy.org/cgi-bin/get-sprot-entry?P13591</text:p>
          </table:table-cell>
          <table:table-cell office:value-type="string" table:style-name="ce1">
            <text:p>http://www.ncbi.nlm.nih.gov/entrez/query.fcgi?cmd=Retrieve&amp;db=homologene&amp;dopt=HomoloGene&amp;list_uids=512</text:p>
          </table:table-cell>
          <table:table-cell table:style-name="ce1"/>
          <table:table-cell office:value-type="string" table:style-name="ce1">
            <text:p>http://www.proteinatlas.org/tissue_profile.php?antibody_id=142</text:p>
          </table:table-cell>
          <table:table-cell office:value-type="string" table:style-name="ce1">
            <text:p>http://www.ncbi.nlm.nih.gov/entrez/query.fcgi?CMD=Search&amp;DB=PubMed&amp;term=NCAM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NDPK</text:p>
          </table:table-cell>
          <table:table-cell office:value-type="string" table:style-name="ce1">
            <text:p>Nucleoside diphosphate kinase</text:p>
          </table:table-cell>
          <table:table-cell office:value-type="string" table:style-name="ce1">
            <text:p>http://www.hgmd.cf.ac.uk/ac/gene.php?gene=NME1</text:p>
          </table:table-cell>
          <table:table-cell office:value-type="string" table:style-name="ce1">
            <text:p>http://www.ncbi.nlm.nih.gov/SNP/snp_ref.cgi?locusId=4830</text:p>
          </table:table-cell>
          <table:table-cell office:value-type="string" table:style-name="ce1">
            <text:p>http://au.expasy.org/cgi-bin/get-sprot-entry?P15531</text:p>
          </table:table-cell>
          <table:table-cell office:value-type="string" table:style-name="ce1">
            <text:p>http://www.ncbi.nlm.nih.gov/entrez/query.fcgi?db=homologene&amp;cmd=search&amp;term=NDPK</text:p>
          </table:table-cell>
          <table:table-cell office:value-type="string" table:style-name="ce1">
            <text:p>http://www.biocarta.com/pathfiles/h_ndkDynaminPathway.asp</text:p>
          </table:table-cell>
          <table:table-cell office:value-type="string" table:style-name="ce1">
            <text:p>http://www.proteinatlas.org/tissue_profile.php?antibody_id=2169</text:p>
          </table:table-cell>
          <table:table-cell office:value-type="string" table:style-name="ce1">
            <text:p>http://www.ncbi.nlm.nih.gov/entrez/query.fcgi?CMD=Search&amp;DB=PubMed&amp;term=NDPK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NDRG1</text:p>
          </table:table-cell>
          <table:table-cell office:value-type="string" table:style-name="ce1">
            <text:p>N-myc downstream regulated gene 1</text:p>
          </table:table-cell>
          <table:table-cell office:value-type="string" table:style-name="ce1">
            <text:p>http://www.hgmd.cf.ac.uk/ac/gene.php?gene=NDRG1</text:p>
          </table:table-cell>
          <table:table-cell office:value-type="string" table:style-name="ce1">
            <text:p>http://www.ncbi.nlm.nih.gov/SNP//snp_ref.cgi?locusId=10397</text:p>
          </table:table-cell>
          <table:table-cell office:value-type="string" table:style-name="ce1">
            <text:p>http://au.expasy.org/cgi-bin/niceprot.pl?Q92597</text:p>
          </table:table-cell>
          <table:table-cell office:value-type="string" table:style-name="ce1">
            <text:p>http://www.ncbi.nlm.nih.gov/entrez/query.fcgi?db=homologene&amp;cmd=search&amp;term=NDRG1</text:p>
          </table:table-cell>
          <table:table-cell table:style-name="ce1"/>
          <table:table-cell office:value-type="string" table:style-name="ce1">
            <text:p>http://www.proteinatlas.org/ENSG00000104419</text:p>
          </table:table-cell>
          <table:table-cell office:value-type="string" table:style-name="ce1">
            <text:p>http://www.ncbi.nlm.nih.gov/entrez/query.fcgi?CMD=Search&amp;DB=PubMed&amp;term=NDRG1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NFE2L2</text:p>
          </table:table-cell>
          <table:table-cell office:value-type="string" table:style-name="ce1">
            <text:p>Nuclear factor (erythroid derived 2)</text:p>
          </table:table-cell>
          <table:table-cell table:style-name="ce1"/>
          <table:table-cell office:value-type="string" table:style-name="ce1">
            <text:p>http://www.ncbi.nlm.nih.gov/SNP/snp_ref.cgi?locusId=4780</text:p>
          </table:table-cell>
          <table:table-cell office:value-type="string" table:style-name="ce1">
            <text:p>http://us.expasy.org/cgi-bin/niceprot.pl?Q16236</text:p>
          </table:table-cell>
          <table:table-cell office:value-type="string" table:style-name="ce1">
            <text:p>http://www.ncbi.nlm.nih.gov/entrez/query.fcgi?db=homologene&amp;cmd=search&amp;term=nfe2l2</text:p>
          </table:table-cell>
          <table:table-cell office:value-type="string" table:style-name="ce1">
            <text:p>http://www.biocarta.com/pathfiles/h_arenrf2Pathway.asp</text:p>
          </table:table-cell>
          <table:table-cell office:value-type="string" table:style-name="ce1">
            <text:p>http://www.proteinatlas.org/tissue_profile.php?antibody_id=2990</text:p>
          </table:table-cell>
          <table:table-cell office:value-type="string" table:style-name="ce1">
            <text:p>http://www.ncbi.nlm.nih.gov/entrez/query.fcgi?cmd=Retrieve&amp;db=pubmed&amp;dopt=Abstract&amp;list_uids=12618197&amp;query_hl=8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NMU</text:p>
          </table:table-cell>
          <table:table-cell office:value-type="string" table:style-name="ce1">
            <text:p>Neuromedin U</text:p>
          </table:table-cell>
          <table:table-cell table:style-name="ce1"/>
          <table:table-cell office:value-type="string" table:style-name="ce1">
            <text:p>http://www.ncbi.nlm.nih.gov/SNP//snp_ref.cgi?locusId=10874</text:p>
          </table:table-cell>
          <table:table-cell office:value-type="string" table:style-name="ce1">
            <text:p>http://au.expasy.org/cgi-bin/niceprot.pl?P48645</text:p>
          </table:table-cell>
          <table:table-cell office:value-type="string" table:style-name="ce1">
            <text:p>http://www.ncbi.nlm.nih.gov/entrez/query.fcgi?db=gene&amp;cmd=Display&amp;dopt=gene_homologene&amp;from_uid=10874</text:p>
          </table:table-cell>
          <table:table-cell table:style-name="ce1"/>
          <table:table-cell office:value-type="string" table:style-name="ce1">
            <text:p>http://www.proteinatlas.org/ENSG00000109255</text:p>
          </table:table-cell>
          <table:table-cell office:value-type="string" table:style-name="ce1">
            <text:p>http://www.ncbi.nlm.nih.gov/entrez/query.fcgi?CMD=Search&amp;DB=PubMed&amp;term=Neuromedin%20U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NOSII</text:p>
          </table:table-cell>
          <table:table-cell office:value-type="string" table:style-name="ce1">
            <text:p>Nitric oxide synthase type II</text:p>
          </table:table-cell>
          <table:table-cell office:value-type="string" table:style-name="ce1">
            <text:p>http://www.hgmd.cf.ac.uk/ac/gene.php?gene=NOS2A</text:p>
          </table:table-cell>
          <table:table-cell office:value-type="string" table:style-name="ce1">
            <text:p>http://www.ncbi.nlm.nih.gov/entrez/query.fcgi?db=snp&amp;cmd=search&amp;term=NOS2</text:p>
          </table:table-cell>
          <table:table-cell office:value-type="string" table:style-name="ce1">
            <text:p>http://us.expasy.org/cgi-bin/niceprot.pl?P35228</text:p>
          </table:table-cell>
          <table:table-cell office:value-type="string" table:style-name="ce1">
            <text:p>http://www.ncbi.nlm.nih.gov/entrez/query.fcgi?db=homologene&amp;cmd=search&amp;term=NOS2</text:p>
          </table:table-cell>
          <table:table-cell office:value-type="string" table:style-name="ce1">
            <text:p>http://www.biocarta.com/pathfiles/h_no2il12Pathway.asp</text:p>
          </table:table-cell>
          <table:table-cell office:value-type="string" table:style-name="ce1">
            <text:p>http://www.proteinatlas.org/tissue_profile.php?antibody_id=2014</text:p>
          </table:table-cell>
          <table:table-cell office:value-type="string" table:style-name="ce1">
            <text:p>http://www.ncbi.nlm.nih.gov/entrez/query.fcgi?CMD=Search&amp;DB=PubMed&amp;term=NOS2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NPM1</text:p>
          </table:table-cell>
          <table:table-cell office:value-type="string" table:style-name="ce1">
            <text:p>Nucleophosmin (nucleolar phosphoprotein B23, numatrin)</text:p>
          </table:table-cell>
          <table:table-cell table:style-name="ce1"/>
          <table:table-cell office:value-type="string" table:style-name="ce1">
            <text:p>http://www.ncbi.nlm.nih.gov/SNP//snp_ref.cgi?locusId=4869</text:p>
          </table:table-cell>
          <table:table-cell office:value-type="string" table:style-name="ce1">
            <text:p>http://au.expasy.org/cgi-bin/niceprot.pl?P06748</text:p>
          </table:table-cell>
          <table:table-cell table:number-columns-repeated="2" table:style-name="ce1"/>
          <table:table-cell office:value-type="string" table:style-name="ce1">
            <text:p>http://www.proteinatlas.org/ENSG00000181163</text:p>
          </table:table-cell>
          <table:table-cell office:value-type="string" table:style-name="ce1">
            <text:p>http://www.ncbi.nlm.nih.gov/entrez/query.fcgi?CMD=Search&amp;DB=PubMed&amp;term=Nucleophosmin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NPR3</text:p>
          </table:table-cell>
          <table:table-cell office:value-type="string" table:style-name="ce1">
            <text:p>Natriuretic peptide receptor C/guanylate cyclase C</text:p>
          </table:table-cell>
          <table:table-cell table:style-name="ce1"/>
          <table:table-cell office:value-type="string" table:style-name="ce1">
            <text:p>http://www.ncbi.nlm.nih.gov/SNP//snp_ref.cgi?locusId=4883</text:p>
          </table:table-cell>
          <table:table-cell office:value-type="string" table:style-name="ce1">
            <text:p>http://au.expasy.org/cgi-bin/niceprot.pl?P17342</text:p>
          </table:table-cell>
          <table:table-cell office:value-type="string" table:style-name="ce1">
            <text:p>http://www.ncbi.nlm.nih.gov/entrez/query.fcgi?db=homologene&amp;cmd=search&amp;term=NPR3</text:p>
          </table:table-cell>
          <table:table-cell table:style-name="ce1"/>
          <table:table-cell office:value-type="string" table:style-name="ce1">
            <text:p>http://www.proteinatlas.org/ENSG00000113389</text:p>
          </table:table-cell>
          <table:table-cell office:value-type="string" table:style-name="ce1">
            <text:p>http://www.ncbi.nlm.nih.gov/entrez/query.fcgi?CMD=Search&amp;DB=PubMed&amp;term=guanylate%20cyclase%20C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NRAS</text:p>
          </table:table-cell>
          <table:table-cell office:value-type="string" table:style-name="ce1">
            <text:p>Neuroblastoma RAS viral oncogene homolog</text:p>
          </table:table-cell>
          <table:table-cell office:value-type="string" table:style-name="ce1">
            <text:p>http://www.hgmd.cf.ac.uk/ac/gene.php?gene=NRAS</text:p>
          </table:table-cell>
          <table:table-cell office:value-type="string" table:style-name="ce1">
            <text:p>http://www.ncbi.nlm.nih.gov/SNP/snp_ref.cgi?chooseRs=coding&amp;go=Go&amp;locusId=4893</text:p>
          </table:table-cell>
          <table:table-cell office:value-type="string" table:style-name="ce1">
            <text:p>http://beta.uniprot.org/uniprot/P01111</text:p>
          </table:table-cell>
          <table:table-cell office:value-type="string" table:style-name="ce1">
            <text:p>http://www.ncbi.nlm.nih.gov/sites/entrez?itool=gene_full_report&amp;DbFrom=gene&amp;Cmd=Link&amp;LinkName=gene_homologene&amp;IdsFromResult=4893</text:p>
          </table:table-cell>
          <table:table-cell office:value-type="string" table:style-name="ce1">
            <text:p>http://www.genome.jp/dbget-bin/show_pathway?hsa04010+4893</text:p>
          </table:table-cell>
          <table:table-cell office:value-type="string" table:style-name="ce1">
            <text:p>http://www.proteinatlas.org/ENSG00000213281</text:p>
          </table:table-cell>
          <table:table-cell office:value-type="string" table:style-name="ce1">
            <text:p>http://www.ncbi.nlm.nih.gov/entrez/query.fcgi?CMD=Search&amp;DB=PubMed&amp;term=NRAS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NRG1</text:p>
          </table:table-cell>
          <table:table-cell office:value-type="string" table:style-name="ce1">
            <text:p>Neuregulin 1</text:p>
          </table:table-cell>
          <table:table-cell table:style-name="ce1"/>
          <table:table-cell office:value-type="string" table:style-name="ce1">
            <text:p>http://www.ncbi.nlm.nih.gov/SNP/snp_ref.cgi?locusId=3084</text:p>
          </table:table-cell>
          <table:table-cell office:value-type="string" table:style-name="ce1">
            <text:p>http://au.expasy.org/cgi-bin/niceprot.pl?Q15491</text:p>
          </table:table-cell>
          <table:table-cell office:value-type="string" table:style-name="ce1">
            <text:p>http://www.ncbi.nlm.nih.gov/entrez/query.fcgi?db=homologene&amp;cmd=search&amp;term=NRG1</text:p>
          </table:table-cell>
          <table:table-cell office:value-type="string" table:style-name="ce1">
            <text:p>http://www.biocarta.com/pathfiles/h_ErbB3Pathway.asp</text:p>
          </table:table-cell>
          <table:table-cell office:value-type="string" table:style-name="ce1">
            <text:p>http://www.proteinatlas.org/tissue_profile.php?antibody_id=2304</text:p>
          </table:table-cell>
          <table:table-cell office:value-type="string" table:style-name="ce1">
            <text:p>http://www.ncbi.nlm.nih.gov/entrez/query.fcgi?CMD=Search&amp;DB=PubMed&amp;term=Neuregulin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OGG1</text:p>
          </table:table-cell>
          <table:table-cell office:value-type="string" table:style-name="ce1">
            <text:p>8-Oxyguanine DNA glyosylase</text:p>
          </table:table-cell>
          <table:table-cell office:value-type="string" table:style-name="ce1">
            <text:p>http://www.hgmd.cf.ac.uk/ac/gene.php?gene=OGG1</text:p>
          </table:table-cell>
          <table:table-cell office:value-type="string" table:style-name="ce1">
            <text:p>http://www.ncbi.nlm.nih.gov/SNP/snp_ref.cgi?chooseRs=coding&amp;go=Go&amp;locusId=4968</text:p>
          </table:table-cell>
          <table:table-cell office:value-type="string" table:style-name="ce1">
            <text:p>http://www.expasy.org/uniprot/O15527</text:p>
          </table:table-cell>
          <table:table-cell office:value-type="string" table:style-name="ce1">
            <text:p>http://www.ncbi.nlm.nih.gov/sites/entrez?itool=gene_full_report&amp;DbFrom=gene&amp;Cmd=Link&amp;LinkName=gene_homologene&amp;IdsFromResult=4968</text:p>
          </table:table-cell>
          <table:table-cell office:value-type="string" table:style-name="ce1">
            <text:p>http://www.genome.jp/dbget-bin/show_pathway?hsa03410+4968</text:p>
          </table:table-cell>
          <table:table-cell office:value-type="string" table:style-name="ce1">
            <text:p>http://www.proteinatlas.org/ENSG00000114026</text:p>
          </table:table-cell>
          <table:table-cell office:value-type="string" table:style-name="ce1">
            <text:p>http://www.ncbi.nlm.nih.gov/entrez/query.fcgi?CMD=Search&amp;DB=PubMed&amp;term=HOGG1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ORAOV1</text:p>
          </table:table-cell>
          <table:table-cell office:value-type="string" table:style-name="ce1">
            <text:p>Oral cancer overexpressed 1</text:p>
          </table:table-cell>
          <table:table-cell table:style-name="ce1"/>
          <table:table-cell office:value-type="string" table:style-name="ce1">
            <text:p>http://www.ncbi.nlm.nih.gov/SNP/snp_ref.cgi?chooseRs=coding&amp;go=Go&amp;locusId=220064</text:p>
          </table:table-cell>
          <table:table-cell office:value-type="string" table:style-name="ce1">
            <text:p>http://www.expasy.org/uniprot/Q8WV07</text:p>
          </table:table-cell>
          <table:table-cell office:value-type="string" table:style-name="ce1">
            <text:p>http://www.ncbi.nlm.nih.gov/sites/entrez?itool=gene_full_report&amp;DbFrom=gene&amp;Cmd=Link&amp;LinkName=gene_homologene&amp;IdsFromResult=220064</text:p>
          </table:table-cell>
          <table:table-cell table:style-name="ce1"/>
          <table:table-cell office:value-type="string" table:style-name="ce1">
            <text:p>http://www.proteinatlas.org/ENSG00000149716</text:p>
          </table:table-cell>
          <table:table-cell office:value-type="string" table:style-name="ce1">
            <text:p>http://www.ncbi.nlm.nih.gov/entrez/query.fcgi?CMD=Search&amp;DB=PubMed&amp;term=TaoS1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11</text:p>
          </table:table-cell>
          <table:table-cell office:value-type="string" table:style-name="ce1">
            <text:p>26 serine protease</text:p>
          </table:table-cell>
          <table:table-cell table:style-name="ce1"/>
          <table:table-cell office:value-type="string" table:style-name="ce1">
            <text:p>http://www.ncbi.nlm.nih.gov/SNP//snp_ref.cgi?locusId=8909</text:p>
          </table:table-cell>
          <table:table-cell office:value-type="string" table:style-name="ce1">
            <text:p>http://au.expasy.org/cgi-bin/niceprot.pl?P21128</text:p>
          </table:table-cell>
          <table:table-cell office:value-type="string" table:style-name="ce1">
            <text:p>http://www.ncbi.nlm.nih.gov/entrez/query.fcgi?db=homologene&amp;cmd=search&amp;term=P11</text:p>
          </table:table-cell>
          <table:table-cell table:number-columns-repeated="2" table:style-name="ce1"/>
          <table:table-cell office:value-type="string" table:style-name="ce1">
            <text:p>http://www.ncbi.nlm.nih.gov/entrez/query.fcgi?cmd=Retrieve&amp;db=pubmed&amp;dopt=Abstract&amp;list_uids=15381369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15</text:p>
          </table:table-cell>
          <table:table-cell office:value-type="string" table:style-name="ce1">
            <text:p>Cyclin-dependent kinase inhibitor 2B</text:p>
          </table:table-cell>
          <table:table-cell office:value-type="string" table:style-name="ce1">
            <text:p>http://uwcmml1s.uwcm.ac.uk/uwcm/mg/search/204022.html</text:p>
          </table:table-cell>
          <table:table-cell office:value-type="string" table:style-name="ce1">
            <text:p>http://www.ncbi.nlm.nih.gov/SNP/snp_ref.cgi?locusId=1030</text:p>
          </table:table-cell>
          <table:table-cell office:value-type="string" table:style-name="ce1">
            <text:p>http://www.expasy.org/cgi-bin/niceprot.pl?P42772</text:p>
          </table:table-cell>
          <table:table-cell office:value-type="string" table:style-name="ce1">
            <text:p>http://www.ncbi.nlm.nih.gov/entrez/query.fcgi?cmd=Retrieve&amp;db=homologene&amp;dopt=HomoloGene&amp;list_uids=31277</text:p>
          </table:table-cell>
          <table:table-cell office:value-type="string" table:style-name="ce1">
            <text:p>http://www.biocarta.com/pathfiles/h_g1Pathway.asp</text:p>
          </table:table-cell>
          <table:table-cell office:value-type="string" table:style-name="ce1">
            <text:p>http://www.proteinatlas.org/tissue_profile.php?antibody_id=445</text:p>
          </table:table-cell>
          <table:table-cell office:value-type="string" table:style-name="ce1">
            <text:p>http://www.ncbi.nlm.nih.gov/entrez/query.fcgi?CMD=Search&amp;DB=PubMed&amp;term=CDKN2B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16</text:p>
          </table:table-cell>
          <table:table-cell office:value-type="string" table:style-name="ce1">
            <text:p>Cyclin-dependent kinase inhibitor 2A</text:p>
          </table:table-cell>
          <table:table-cell office:value-type="string" table:style-name="ce1">
            <text:p>http://uwcmml1s.uwcm.ac.uk/uwcm/mg/search/335362.html</text:p>
          </table:table-cell>
          <table:table-cell office:value-type="string" table:style-name="ce1">
            <text:p>http://www.ncbi.nlm.nih.gov/SNP/snp_ref.cgi?locusId=1029</text:p>
          </table:table-cell>
          <table:table-cell office:value-type="string" table:style-name="ce1">
            <text:p>http://us.expasy.org/cgi-bin/niceprot.pl?P42771</text:p>
          </table:table-cell>
          <table:table-cell office:value-type="string" table:style-name="ce1">
            <text:p>http://www.ncbi.nlm.nih.gov/entrez/query.fcgi?db=homologene&amp;cmd=search&amp;term=CDKN2A</text:p>
          </table:table-cell>
          <table:table-cell office:value-type="string" table:style-name="ce1">
            <text:p>http://www.biocarta.com/pathfiles/h_g1Pathway.asp</text:p>
          </table:table-cell>
          <table:table-cell office:value-type="string" table:style-name="ce1">
            <text:p>http://www.proteinatlas.org/tissue_profile.php?antibody_id=93</text:p>
          </table:table-cell>
          <table:table-cell office:value-type="string" table:style-name="ce1">
            <text:p>http://www.ncbi.nlm.nih.gov/entrez/query.fcgi?CMD=Search&amp;DB=PubMed&amp;term=CDKN2A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21</text:p>
          </table:table-cell>
          <table:table-cell office:value-type="string" table:style-name="ce1">
            <text:p>Cyclin-dependent kinase inhibitor 1A (p21, Cip1)</text:p>
          </table:table-cell>
          <table:table-cell office:value-type="string" table:style-name="ce1">
            <text:p>http://uwcmml1s.uwcm.ac.uk/uwcm/mg/search/266550.html</text:p>
          </table:table-cell>
          <table:table-cell office:value-type="string" table:style-name="ce1">
            <text:p>http://www.ncbi.nlm.nih.gov/SNP/snp_ref.cgi?locusId=1026</text:p>
          </table:table-cell>
          <table:table-cell office:value-type="string" table:style-name="ce1">
            <text:p>http://us.expasy.org/cgi-bin/niceprot.pl?P38936</text:p>
          </table:table-cell>
          <table:table-cell office:value-type="string" table:style-name="ce1">
            <text:p>http://www.ncbi.nlm.nih.gov/entrez/query.fcgi?cmd=Retrieve&amp;db=homologene&amp;dopt=HomoloGene&amp;list_uids=333</text:p>
          </table:table-cell>
          <table:table-cell office:value-type="string" table:style-name="ce1">
            <text:p>http://www.biocarta.com/pathfiles/h_g1Pathway.asp</text:p>
          </table:table-cell>
          <table:table-cell office:value-type="string" table:style-name="ce1">
            <text:p>http://www.proteinatlas.org/tissue_profile.php?antibody_id=64</text:p>
          </table:table-cell>
          <table:table-cell office:value-type="string" table:style-name="ce1">
            <text:p>http://www.ncbi.nlm.nih.gov/entrez/query.fcgi?CMD=Search&amp;DB=PubMed&amp;term=CDKN1A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27</text:p>
          </table:table-cell>
          <table:table-cell office:value-type="string" table:style-name="ce1">
            <text:p>Cyclin-dependent kinase inhibitor 1B (p27, kip1)</text:p>
          </table:table-cell>
          <table:table-cell table:number-columns-repeated="6" table:style-name="ce1"/>
          <table:table-cell office:value-type="string" table:style-name="ce1">
            <text:p>http://www.ncbi.nlm.nih.gov/entrez/query.fcgi?CMD=Search&amp;DB=PubMed&amp;term=CDKN1B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34CDC2</text:p>
          </table:table-cell>
          <table:table-cell office:value-type="string" table:style-name="ce1">
            <text:p>p34 protein kinase, cell division cycle 2</text:p>
          </table:table-cell>
          <table:table-cell table:number-columns-repeated="6" table:style-name="ce1"/>
          <table:table-cell office:value-type="string" table:style-name="ce1">
            <text:p>http://www.ncbi.nlm.nih.gov/entrez/query.fcgi?CMD=Search&amp;DB=PubMed&amp;term=p34CDC2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53</text:p>
          </table:table-cell>
          <table:table-cell office:value-type="string" table:style-name="ce1">
            <text:p>Tumor protein p53 (Li-Fraumeni syndrome)</text:p>
          </table:table-cell>
          <table:table-cell table:number-columns-repeated="6" table:style-name="ce1"/>
          <table:table-cell office:value-type="string" table:style-name="ce1">
            <text:p>http://www.ncbi.nlm.nih.gov/entrez/query.fcgi?CMD=Search&amp;DB=PubMed&amp;term=P53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63</text:p>
          </table:table-cell>
          <table:table-cell office:value-type="string" table:style-name="ce1">
            <text:p>Cytoskeleton-associated protein 4</text:p>
          </table:table-cell>
          <table:table-cell table:number-columns-repeated="6" table:style-name="ce1"/>
          <table:table-cell office:value-type="string" table:style-name="ce1">
            <text:p>http://www.ncbi.nlm.nih.gov/entrez/query.fcgi?CMD=Search&amp;DB=PubMed&amp;term=P63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APSS2</text:p>
          </table:table-cell>
          <table:table-cell office:value-type="string" table:style-name="ce1">
            <text:p>3'-phosphoadenosine 5'-phosphosulfate synthase 2</text:p>
          </table:table-cell>
          <table:table-cell table:number-columns-repeated="6" table:style-name="ce1"/>
          <table:table-cell office:value-type="string" table:style-name="ce1">
            <text:p>http://www.ncbi.nlm.nih.gov/entrez/query.fcgi?CMD=Search&amp;DB=PubMed&amp;term=PAPSS2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AX</text:p>
          </table:table-cell>
          <table:table-cell office:value-type="string" table:style-name="ce1">
            <text:p>Paxillin</text:p>
          </table:table-cell>
          <table:table-cell table:number-columns-repeated="6" table:style-name="ce1"/>
          <table:table-cell office:value-type="string" table:style-name="ce1">
            <text:p>http://www.ncbi.nlm.nih.gov/entrez/query.fcgi?CMD=Search&amp;DB=PubMed&amp;term=Paxillin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CNA</text:p>
          </table:table-cell>
          <table:table-cell office:value-type="string" table:style-name="ce1">
            <text:p>Proliferating cell nuclear antigen</text:p>
          </table:table-cell>
          <table:table-cell table:number-columns-repeated="6" table:style-name="ce1"/>
          <table:table-cell office:value-type="string" table:style-name="ce1">
            <text:p>http://www.ncbi.nlm.nih.gov/entrez/query.fcgi?CMD=Search&amp;DB=PubMed&amp;term=PCNA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DGFA </text:p>
          </table:table-cell>
          <table:table-cell office:value-type="string" table:style-name="ce1">
            <text:p>Platelet-derived growth factor A</text:p>
          </table:table-cell>
          <table:table-cell table:number-columns-repeated="6" table:style-name="ce1"/>
          <table:table-cell office:value-type="string" table:style-name="ce1">
            <text:p>http://www.ncbi.nlm.nih.gov/entrez/query.fcgi?CMD=Search&amp;DB=PubMed&amp;term=PDGFA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DGFB</text:p>
          </table:table-cell>
          <table:table-cell office:value-type="string" table:style-name="ce1">
            <text:p>Platelet-derived growth factor beta polypeptide</text:p>
          </table:table-cell>
          <table:table-cell table:number-columns-repeated="6" table:style-name="ce1"/>
          <table:table-cell office:value-type="string" table:style-name="ce1">
            <text:p>http://www.ncbi.nlm.nih.gov/entrez/query.fcgi?CMD=Search&amp;DB=PubMed&amp;term=PDGFB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EBP1</text:p>
          </table:table-cell>
          <table:table-cell office:value-type="string" table:style-name="ce1">
            <text:p>Phosphatidylethanolamine-binding protein 1</text:p>
          </table:table-cell>
          <table:table-cell table:number-columns-repeated="6" table:style-name="ce1"/>
          <table:table-cell office:value-type="string" table:style-name="ce1">
            <text:p>http://www.ncbi.nlm.nih.gov/pubmed/19691830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ECAM1</text:p>
          </table:table-cell>
          <table:table-cell office:value-type="string" table:style-name="ce1">
            <text:p>Platelet-endothelial cell adhesion molecule 1</text:p>
          </table:table-cell>
          <table:table-cell table:number-columns-repeated="6" table:style-name="ce1"/>
          <table:table-cell office:value-type="string" table:style-name="ce1">
            <text:p>http://www.ncbi.nlm.nih.gov/entrez/query.fcgi?CMD=Search&amp;DB=PubMed&amp;term=PECAM1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EG3</text:p>
          </table:table-cell>
          <table:table-cell office:value-type="string" table:style-name="ce1">
            <text:p>Paternally expressed 3</text:p>
          </table:table-cell>
          <table:table-cell table:number-columns-repeated="6" table:style-name="ce1"/>
          <table:table-cell office:value-type="string" table:style-name="ce1">
            <text:p>http://www.ncbi.nlm.nih.gov/entrez/query.fcgi?cmd=Retrieve&amp;db=pubmed&amp;dopt=Abstract&amp;list_uids=15381369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FN1</text:p>
          </table:table-cell>
          <table:table-cell office:value-type="string" table:style-name="ce1">
            <text:p>Profilin-1</text:p>
          </table:table-cell>
          <table:table-cell table:number-columns-repeated="6" table:style-name="ce1"/>
          <table:table-cell office:value-type="string" table:style-name="ce1">
            <text:p>http://www.ncbi.nlm.nih.gov/pubmed/19691830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GAM1</text:p>
          </table:table-cell>
          <table:table-cell office:value-type="string" table:style-name="ce1">
            <text:p>Phosphoglycerate Mutase 1</text:p>
          </table:table-cell>
          <table:table-cell table:number-columns-repeated="6" table:style-name="ce1"/>
          <table:table-cell office:value-type="string" table:style-name="ce1">
            <text:p>http://www.ncbi.nlm.nih.gov/entrez/query.fcgi?CMD=Search&amp;DB=PubMed&amp;term=Phosphoglycerate%20Mutase%201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HB</text:p>
          </table:table-cell>
          <table:table-cell office:value-type="string" table:style-name="ce1">
            <text:p>Prohibitin</text:p>
          </table:table-cell>
          <table:table-cell table:number-columns-repeated="6" table:style-name="ce1"/>
          <table:table-cell office:value-type="string" table:style-name="ce1">
            <text:p>http://www.ncbi.nlm.nih.gov/entrez/query.fcgi?CMD=Search&amp;DB=PubMed&amp;term=Prohibitin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IK3CA</text:p>
          </table:table-cell>
          <table:table-cell office:value-type="string" table:style-name="ce1">
            <text:p>phosphoinositide-3-kinase, catalytic, alpha polypeptide</text:p>
          </table:table-cell>
          <table:table-cell table:number-columns-repeated="6" table:style-name="ce1"/>
          <table:table-cell office:value-type="string" table:style-name="ce1">
            <text:p>http://www.ncbi.nlm.nih.gov/entrez/query.fcgi?CMD=Search&amp;DB=PubMed&amp;term=phosphoinositide-3-kinase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IM1</text:p>
          </table:table-cell>
          <table:table-cell office:value-type="string" table:style-name="ce1">
            <text:p>Pim1 Oncogene</text:p>
          </table:table-cell>
          <table:table-cell table:number-columns-repeated="6" table:style-name="ce1"/>
          <table:table-cell office:value-type="string" table:style-name="ce1">
            <text:p>http://www.ncbi.nlm.nih.gov/entrez/query.fcgi?CMD=Search&amp;DB=PubMed&amp;term=PIM1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IN1 </text:p>
          </table:table-cell>
          <table:table-cell office:value-type="string" table:style-name="ce1">
            <text:p>Prolyl isomerase 1</text:p>
          </table:table-cell>
          <table:table-cell table:number-columns-repeated="6" table:style-name="ce1"/>
          <table:table-cell office:value-type="string" table:style-name="ce1">
            <text:p>http://www.ncbi.nlm.nih.gov/entrez/query.fcgi?CMD=Search&amp;DB=PubMed&amp;term=PIN1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KM2</text:p>
          </table:table-cell>
          <table:table-cell office:value-type="string" table:style-name="ce1">
            <text:p>Pyruvate kinase, muscle</text:p>
          </table:table-cell>
          <table:table-cell table:number-columns-repeated="6" table:style-name="ce1"/>
          <table:table-cell office:value-type="string" table:style-name="ce1">
            <text:p>http://www.ncbi.nlm.nih.gov/entrez/query.fcgi?CMD=Search&amp;DB=PubMed&amp;term=PKM2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KP3</text:p>
          </table:table-cell>
          <table:table-cell office:value-type="string" table:style-name="ce1">
            <text:p>Plakophilin</text:p>
          </table:table-cell>
          <table:table-cell table:number-columns-repeated="6" table:style-name="ce1"/>
          <table:table-cell office:value-type="string" table:style-name="ce1">
            <text:p>http://www.ncbi.nlm.nih.gov/entrez/query.fcgi?CMD=Search&amp;DB=PubMed&amp;term=Plakophilin%203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LAG</text:p>
          </table:table-cell>
          <table:table-cell office:value-type="string" table:style-name="ce1">
            <text:p>Pleiomorphic adenoma gene 1</text:p>
          </table:table-cell>
          <table:table-cell table:number-columns-repeated="6" table:style-name="ce1"/>
          <table:table-cell office:value-type="string" table:style-name="ce1">
            <text:p>http://www.ncbi.nlm.nih.gov/entrez/query.fcgi?CMD=Search&amp;DB=PubMed&amp;term=PLAG1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LAU</text:p>
          </table:table-cell>
          <table:table-cell office:value-type="string" table:style-name="ce1">
            <text:p>Plasminogen activator, urokinase</text:p>
          </table:table-cell>
          <table:table-cell table:number-columns-repeated="6" table:style-name="ce1"/>
          <table:table-cell office:value-type="string" table:style-name="ce1">
            <text:p>http://www.ncbi.nlm.nih.gov/entrez/query.fcgi?CMD=Search&amp;DB=PubMed&amp;term=Urokinase%20Plasminogen%20activator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LCG1</text:p>
          </table:table-cell>
          <table:table-cell office:value-type="string" table:style-name="ce1">
            <text:p>Phospholipase C gamma 1</text:p>
          </table:table-cell>
          <table:table-cell table:number-columns-repeated="6" table:style-name="ce1"/>
          <table:table-cell office:value-type="string" table:style-name="ce1">
            <text:p>http://www.ncbi.nlm.nih.gov/entrez/query.fcgi?CMD=Search&amp;DB=PubMed&amp;term=Phospholipase%20C%20gamma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LEC1</text:p>
          </table:table-cell>
          <table:table-cell office:value-type="string" table:style-name="ce1">
            <text:p>Plectin 1</text:p>
          </table:table-cell>
          <table:table-cell table:number-columns-repeated="6" table:style-name="ce1"/>
          <table:table-cell office:value-type="string" table:style-name="ce1">
            <text:p>http://www.ncbi.nlm.nih.gov/entrez/query.fcgi?CMD=Search&amp;DB=PubMed&amp;term=Plectin%201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LK</text:p>
          </table:table-cell>
          <table:table-cell office:value-type="string" table:style-name="ce1">
            <text:p>Polo-like Kinase 1</text:p>
          </table:table-cell>
          <table:table-cell table:number-columns-repeated="6" table:style-name="ce1"/>
          <table:table-cell office:value-type="string" table:style-name="ce1">
            <text:p>http://www.ncbi.nlm.nih.gov/entrez/query.fcgi?CMD=Search&amp;DB=PubMed&amp;term=%22Polo-like%20kinase%201%22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LS1</text:p>
          </table:table-cell>
          <table:table-cell office:value-type="string" table:style-name="ce1">
            <text:p>Plastin1</text:p>
          </table:table-cell>
          <table:table-cell table:number-columns-repeated="6" table:style-name="ce1"/>
          <table:table-cell office:value-type="string" table:style-name="ce1">
            <text:p>http://www.ncbi.nlm.nih.gov/pubmed/19691830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OSTN</text:p>
          </table:table-cell>
          <table:table-cell office:value-type="string" table:style-name="ce1">
            <text:p>Periostin, Osteoblast specific factor</text:p>
          </table:table-cell>
          <table:table-cell table:number-columns-repeated="6" table:style-name="ce1"/>
          <table:table-cell office:value-type="string" table:style-name="ce1">
            <text:p>http://www.ncbi.nlm.nih.gov/entrez/query.fcgi?CMD=Search&amp;DB=PubMed&amp;term=periostin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PP1CA </text:p>
          </table:table-cell>
          <table:table-cell office:value-type="string" table:style-name="ce1">
            <text:p>protein phosphatase 1, catalytic subunit, alpha isoform</text:p>
          </table:table-cell>
          <table:table-cell table:number-columns-repeated="6" table:style-name="ce1"/>
          <table:table-cell office:value-type="string" table:style-name="ce1">
            <text:p>http://www.ncbi.nlm.nih.gov/entrez/query.fcgi?CMD=Search&amp;DB=PubMed&amp;term=PPP1CA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PP1R3C</text:p>
          </table:table-cell>
          <table:table-cell office:value-type="string" table:style-name="ce1">
            <text:p>Protein phosphatase 1</text:p>
          </table:table-cell>
          <table:table-cell table:number-columns-repeated="6" table:style-name="ce1"/>
          <table:table-cell office:value-type="string" table:style-name="ce1">
            <text:p>http://www.ncbi.nlm.nih.gov/entrez/query.fcgi?CMD=Search&amp;DB=PubMed&amp;term=Protein%20phosphatase%201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RDX1</text:p>
          </table:table-cell>
          <table:table-cell office:value-type="string" table:style-name="ce1">
            <text:p>Peroxiredoxin 1</text:p>
          </table:table-cell>
          <table:table-cell table:number-columns-repeated="6" table:style-name="ce1"/>
          <table:table-cell office:value-type="string" table:style-name="ce1">
            <text:p>http://www.ncbi.nlm.nih.gov/entrez/query.fcgi?CMD=Search&amp;DB=PubMed&amp;term=%22peroxiredoxin%20I%22%20%20OR%20%22prdx1%22%20OR%20%22prx1%22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RRAS </text:p>
          </table:table-cell>
          <table:table-cell office:value-type="string" table:style-name="ce1">
            <text:p>Related RAS viral (r-ras) oncogene homolog 2</text:p>
          </table:table-cell>
          <table:table-cell table:number-columns-repeated="6" table:style-name="ce1"/>
          <table:table-cell office:value-type="string" table:style-name="ce1">
            <text:p>http://www.ncbi.nlm.nih.gov/entrez/query.fcgi?CMD=Search&amp;DB=PubMed&amp;term=related%20RAS%20viral%20oncogene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RAB1A </text:p>
          </table:table-cell>
          <table:table-cell office:value-type="string" table:style-name="ce1">
            <text:p>Member of RAS oncogene family</text:p>
          </table:table-cell>
          <table:table-cell table:number-columns-repeated="6" table:style-name="ce1"/>
          <table:table-cell office:value-type="string" table:style-name="ce1">
            <text:p>http://www.ncbi.nlm.nih.gov/entrez/query.fcgi?CMD=Search&amp;DB=PubMed&amp;term=RAB1A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RARB</text:p>
          </table:table-cell>
          <table:table-cell office:value-type="string" table:style-name="ce1">
            <text:p>Retinoic acid receptor, beta</text:p>
          </table:table-cell>
          <table:table-cell table:number-columns-repeated="6" table:style-name="ce1"/>
          <table:table-cell office:value-type="string" table:style-name="ce1">
            <text:p>http://www.ncbi.nlm.nih.gov/entrez/query.fcgi?CMD=Search&amp;DB=PubMed&amp;term=RARB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STAT5B</text:p>
          </table:table-cell>
          <table:table-cell office:value-type="string" table:style-name="ce1">
            <text:p>Signal transducer and activator of transcription 5B</text:p>
          </table:table-cell>
          <table:table-cell table:number-columns-repeated="6" table:style-name="ce1"/>
          <table:table-cell office:value-type="string" table:style-name="ce1">
            <text:p>http://www.ncbi.nlm.nih.gov/entrez/query.fcgi?CMD=Search&amp;DB=PubMed&amp;term=STAT5B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S100A2 </text:p>
          </table:table-cell>
          <table:table-cell office:value-type="string" table:style-name="ce1">
            <text:p> S100 Calcium binding protein A2</text:p>
          </table:table-cell>
          <table:table-cell table:number-columns-repeated="6" table:style-name="ce1"/>
          <table:table-cell office:value-type="string" table:style-name="ce1">
            <text:p>http://www.ncbi.nlm.nih.gov/entrez/query.fcgi?CMD=Search&amp;DB=PubMed&amp;term=S100A2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S100A4 </text:p>
          </table:table-cell>
          <table:table-cell office:value-type="string" table:style-name="ce1">
            <text:p> S100 calcium binding protein A4</text:p>
          </table:table-cell>
          <table:table-cell table:number-columns-repeated="6" table:style-name="ce1"/>
          <table:table-cell office:value-type="string" table:style-name="ce1">
            <text:p>http://www.ncbi.nlm.nih.gov/entrez/query.fcgi?CMD=Search&amp;DB=PubMed&amp;term=S100A4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YMP</text:p>
          </table:table-cell>
          <table:table-cell office:value-type="string" table:style-name="ce1">
            <text:p>Thymidine Phosphorylase</text:p>
          </table:table-cell>
          <table:table-cell table:number-columns-repeated="6" table:style-name="ce1"/>
          <table:table-cell office:value-type="string" table:style-name="ce1">
            <text:p>http://www.ncbi.nlm.nih.gov/entrez/query.fcgi?CMD=Search&amp;DB=PubMed&amp;term=%22Thymidine%20phosphorylase%22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ACSTD1</text:p>
          </table:table-cell>
          <table:table-cell office:value-type="string" table:style-name="ce1">
            <text:p>Tumor Associated Calcium Signal TransDucer 1</text:p>
          </table:table-cell>
          <table:table-cell table:number-columns-repeated="6" table:style-name="ce1"/>
          <table:table-cell office:value-type="string" table:style-name="ce1">
            <text:p>http://www.ncbi.nlm.nih.gov/entrez/query.fcgi?CMD=Search&amp;DB=PubMed&amp;term=TACSTD1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Al1</text:p>
          </table:table-cell>
          <table:table-cell office:value-type="string" table:style-name="ce1">
            <text:p>T-cell acute lymphocytic leukemia 1</text:p>
          </table:table-cell>
          <table:table-cell table:number-columns-repeated="6" table:style-name="ce1"/>
          <table:table-cell office:value-type="string" table:style-name="ce1">
            <text:p>http://www.ncbi.nlm.nih.gov/entrez/query.fcgi?cmd=Retrieve&amp;db=pubmed&amp;dopt=Abstract&amp;list_uids=12618198&amp;query_hl=61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UBE2C</text:p>
          </table:table-cell>
          <table:table-cell office:value-type="string" table:style-name="ce1">
            <text:p>Ubiquitin-conjucating enzyme E2C</text:p>
          </table:table-cell>
          <table:table-cell table:number-columns-repeated="6" table:style-name="ce1"/>
          <table:table-cell office:value-type="string" table:style-name="ce1">
            <text:p>http://www.ncbi.nlm.nih.gov/entrez/query.fcgi?CMD=Search&amp;DB=PubMed&amp;term=UBE2C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UBD</text:p>
          </table:table-cell>
          <table:table-cell office:value-type="string" table:style-name="ce1">
            <text:p>Ubiquitin D</text:p>
          </table:table-cell>
          <table:table-cell table:number-columns-repeated="6" table:style-name="ce1"/>
          <table:table-cell office:value-type="string" table:style-name="ce1">
            <text:p>http://www.ncbi.nlm.nih.gov/entrez/query.fcgi?CMD=Search&amp;DB=PubMed&amp;term=Ubiquitin%20D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VCAN </text:p>
          </table:table-cell>
          <table:table-cell office:value-type="string" table:style-name="ce1">
            <text:p>Versican</text:p>
          </table:table-cell>
          <table:table-cell table:number-columns-repeated="6" table:style-name="ce1"/>
          <table:table-cell office:value-type="string" table:style-name="ce1">
            <text:p>http://www.ncbi.nlm.nih.gov/entrez/query.fcgi?CMD=Search&amp;DB=PubMed&amp;term=Versican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VDAC2</text:p>
          </table:table-cell>
          <table:table-cell office:value-type="string" table:style-name="ce1">
            <text:p>Voltage-dependent anion channel 2</text:p>
          </table:table-cell>
          <table:table-cell table:number-columns-repeated="6" table:style-name="ce1"/>
          <table:table-cell office:value-type="string" table:style-name="ce1">
            <text:p>http://www.ncbi.nlm.nih.gov/entrez/query.fcgi?CMD=Search&amp;DB=PubMed&amp;term=Voltage-dependent%20anion%20channel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WIF1</text:p>
          </table:table-cell>
          <table:table-cell office:value-type="string" table:style-name="ce1">
            <text:p>WNT inhibitory factor 1</text:p>
          </table:table-cell>
          <table:table-cell table:number-columns-repeated="6" table:style-name="ce1"/>
          <table:table-cell office:value-type="string" table:style-name="ce1">
            <text:p>http://www.ncbi.nlm.nih.gov/entrez/query.fcgi?CMD=Search&amp;DB=PubMed&amp;term=%22Wnt%20inhibitory%20factor-1%22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WISP2</text:p>
          </table:table-cell>
          <table:table-cell office:value-type="string" table:style-name="ce1">
            <text:p>WNT inducible signaling pathway protein 2</text:p>
          </table:table-cell>
          <table:table-cell table:number-columns-repeated="6" table:style-name="ce1"/>
          <table:table-cell office:value-type="string" table:style-name="ce1">
            <text:p>http://www.ncbi.nlm.nih.gov/entrez/query.fcgi?CMD=Search&amp;DB=PubMed&amp;term=WISP-2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XIAP</text:p>
          </table:table-cell>
          <table:table-cell office:value-type="string" table:style-name="ce1">
            <text:p>X-chromosome linked inhibitor of apoptosis protein</text:p>
          </table:table-cell>
          <table:table-cell table:number-columns-repeated="6" table:style-name="ce1"/>
          <table:table-cell office:value-type="string" table:style-name="ce1">
            <text:p>http://www.ncbi.nlm.nih.gov/entrez/query.fcgi?CMD=Search&amp;DB=PubMed&amp;term=XIAP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XPC </text:p>
          </table:table-cell>
          <table:table-cell office:value-type="string" table:style-name="ce1">
            <text:p> DNA repair gene</text:p>
          </table:table-cell>
          <table:table-cell table:number-columns-repeated="6" table:style-name="ce1"/>
          <table:table-cell office:value-type="string" table:style-name="ce1">
            <text:p>http://www.ncbi.nlm.nih.gov/entrez/query.fcgi?CMD=Search&amp;DB=PubMed&amp;term=XPC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YWHAZ</text:p>
          </table:table-cell>
          <table:table-cell office:value-type="string" table:style-name="ce1">
            <text:p>tyrosine 3-monooxygenase zeta polypeptide)</text:p>
          </table:table-cell>
          <table:table-cell table:number-columns-repeated="6" table:style-name="ce1"/>
          <table:table-cell office:value-type="string" table:style-name="ce1">
            <text:p>http://www.ncbi.nlm.nih.gov/entrez/query.fcgi?CMD=Search&amp;DB=PubMed&amp;term=YWHAZ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ZAP70</text:p>
          </table:table-cell>
          <table:table-cell office:value-type="string" table:style-name="ce1">
            <text:p>Zeta chain (part of the receptor of T-cells</text:p>
          </table:table-cell>
          <table:table-cell table:number-columns-repeated="6" table:style-name="ce1"/>
          <table:table-cell office:value-type="string" table:style-name="ce1">
            <text:p>http://www.ncbi.nlm.nih.gov/entrez/query.fcgi?CMD=Search&amp;DB=PubMed&amp;term=Zeta%20chain+Oral%20cance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ZNF273 </text:p>
          </table:table-cell>
          <table:table-cell office:value-type="string" table:style-name="ce1">
            <text:p>Zinc finger protein 273</text:p>
          </table:table-cell>
          <table:table-cell table:number-columns-repeated="6" table:style-name="ce1"/>
          <table:table-cell office:value-type="string" table:style-name="ce1">
            <text:p>http://www.ncbi.nlm.nih.gov/entrez/query.fcgi?CMD=Search&amp;DB=PubMed&amp;term=%22Zinc%20finger%20protein%22+Oral%20cancer</text:p>
          </table:table-cell>
          <table:table-cell table:number-columns-repeated="16375"/>
        </table:table-row>
        <table:table-row table:number-rows-repeated="10482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  <style:font-face style:name="Arial" svg:font-family="Arial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028</meta:generator>
    <dc:title/>
    <dc:description/>
    <dc:subject/>
    <meta:initial-creator>Hii</meta:initial-creator>
    <dc:creator>Hii</dc:creator>
    <meta:creation-date>2022-04-24T10:57:45Z</meta:creation-date>
    <dc:date>2022-04-27T15:48:36Z</dc:date>
    <meta:user-defined meta:name="ContentTypeId">0x010100A59E0EA094CC8142A17BFF4BDBC5ED92</meta:user-defined>
  </office:meta>
</office:document-meta>
</file>